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7.81pt"/>
    </style:style>
    <style:style style:name="co2" style:family="table-column">
      <style:table-column-properties fo:break-before="auto" style:column-width="131.95pt"/>
    </style:style>
    <style:style style:name="co3" style:family="table-column">
      <style:table-column-properties fo:break-before="auto" style:column-width="89.6pt"/>
    </style:style>
    <style:style style:name="co4" style:family="table-column">
      <style:table-column-properties fo:break-before="auto" style:column-width="27.1pt"/>
    </style:style>
    <style:style style:name="co5" style:family="table-column">
      <style:table-column-properties fo:break-before="auto" style:column-width="57.66pt"/>
    </style:style>
    <style:style style:name="co6" style:family="table-column">
      <style:table-column-properties fo:break-before="auto" style:column-width="50.71pt"/>
    </style:style>
    <style:style style:name="co7" style:family="table-column">
      <style:table-column-properties fo:break-before="auto" style:column-width="47.96pt"/>
    </style:style>
    <style:style style:name="co8" style:family="table-column">
      <style:table-column-properties fo:break-before="auto" style:column-width="100.69pt"/>
    </style:style>
    <style:style style:name="co9" style:family="table-column">
      <style:table-column-properties fo:break-before="auto" style:column-width="74.3pt"/>
    </style:style>
    <style:style style:name="co10" style:family="table-column">
      <style:table-column-properties fo:break-before="auto" style:column-width="43.06pt"/>
    </style:style>
    <style:style style:name="co11" style:family="table-column">
      <style:table-column-properties fo:break-before="auto" style:column-width="61.09pt"/>
    </style:style>
    <style:style style:name="co12" style:family="table-column">
      <style:table-column-properties fo:break-before="auto" style:column-width="53.49pt"/>
    </style:style>
    <style:style style:name="co13" style:family="table-column">
      <style:table-column-properties fo:break-before="auto" style:column-width="55.56pt"/>
    </style:style>
    <style:style style:name="co14" style:family="table-column">
      <style:table-column-properties fo:break-before="auto" style:column-width="70.16pt"/>
    </style:style>
    <style:style style:name="co15" style:family="table-column">
      <style:table-column-properties fo:break-before="auto" style:column-width="77.1pt"/>
    </style:style>
    <style:style style:name="ro1" style:family="table-row">
      <style:table-row-properties style:row-height="7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6.7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The_20_Ultimate_20_List_20_of_20_750_2b__20_Seed_20_Fund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2e75b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2e75b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2e75b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2e75b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2e75b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ackground-color="#2e75b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name="Arial" style:font-style-complex="normal" style:font-style-asian="normal" style:font-size-complex="11pt" style:font-size-asian="11pt" style:font-name-complex="Arial" style:use-window-font-color="true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Arial" style:font-size-asian="11pt" style:font-size-complex="11pt" style:font-weight-asian="normal" style:font-weight-complex="normal" style:font-style-asian="normal" style:font-name="Arial"/>
    </style:style>
    <style:style style:name="T5" style:family="text">
      <style:text-properties fo:text-shadow="none" style:font-style-complex="normal" fo:font-size="11pt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style-asian="normal" style:font-name="Arial" fo:color="#0000ff" fo:font-weight="bold" style:font-weight-asian="bold" style:font-weight-complex="bold"/>
    </style:style>
    <style:style style:name="T6" style:family="text">
      <style:text-properties fo:text-shadow="none" style:font-style-complex="normal" fo:font-size="11pt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style-asian="normal" style:font-name="Arial"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e Ultimate List of 750+ Seed Fu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The Ultimate List of 750+ Seed Funds</text:p>
          </table:table-cell>
          <table:table-cell table:style-name="ce4" table:number-columns-repeated="3"/>
          <table:table-cell table:number-columns-repeated="6"/>
          <table:table-cell table:style-name="ce24" office:value-type="string" calcext:value-type="string" table:number-columns-spanned="6" table:number-rows-spanned="5">
            <text:p><text:span text:style-name="T1">If you would like either:</text:span></text:p>
            <text:p><text:span text:style-name="T1"> </text:span></text:p>
            <text:p><text:span text:style-name="T2">(1) your VC fund added to this list. </text:span><text:span text:style-name="T3">OR</text:span></text:p>
            <text:p><text:span text:style-name="T1">(2) to correct the data in this list </text:span></text:p>
            <text:p><text:span text:style-name="T1"/></text:p>
            <text:p><text:span text:style-name="T4">Please send an email to "</text:span><text:span text:style-name="T5">originations@bluevine.com</text:span><text:span text:style-name="T6">".</text:span></text:p>
          </table:table-cell>
          <table:covered-table-cell table:number-columns-repeated="5"/>
          <table:table-cell table:number-columns-repeated="11"/>
          <table:table-cell table:style-name="ce41" table:number-columns-repeated="2"/>
          <table:table-cell table:number-columns-repeated="994"/>
        </table:table-row>
        <table:table-row table:style-name="ro2">
          <table:table-cell/>
          <table:table-cell table:style-name="ce4" table:number-columns-repeated="4"/>
          <table:table-cell table:number-columns-repeated="6"/>
          <table:covered-table-cell table:number-columns-repeated="6"/>
          <table:table-cell table:number-columns-repeated="11"/>
          <table:table-cell table:style-name="ce41" table:number-columns-repeated="2"/>
          <table:table-cell table:number-columns-repeated="994"/>
        </table:table-row>
        <table:table-row table:style-name="ro2">
          <table:table-cell/>
          <table:table-cell table:style-name="ce5" office:value-type="string" calcext:value-type="string">
            <text:p>Source: VC fund partners, LinkedIn, Crunchbase, &amp; other public sources.</text:p>
          </table:table-cell>
          <table:table-cell table:style-name="ce4" table:number-columns-repeated="3"/>
          <table:table-cell table:number-columns-repeated="6"/>
          <table:covered-table-cell table:number-columns-repeated="6"/>
          <table:table-cell table:number-columns-repeated="11"/>
          <table:table-cell table:style-name="ce41" table:number-columns-repeated="2"/>
          <table:table-cell table:number-columns-repeated="994"/>
        </table:table-row>
        <table:table-row table:style-name="ro2">
          <table:table-cell/>
          <table:table-cell table:style-name="ce5"/>
          <table:table-cell table:style-name="ce4" table:number-columns-repeated="3"/>
          <table:table-cell table:number-columns-repeated="6"/>
          <table:covered-table-cell table:number-columns-repeated="6"/>
          <table:table-cell table:number-columns-repeated="11"/>
          <table:table-cell table:style-name="ce41" table:number-columns-repeated="2"/>
          <table:table-cell table:number-columns-repeated="994"/>
        </table:table-row>
        <table:table-row table:style-name="ro2">
          <table:table-cell/>
          <table:table-cell table:style-name="ce4"/>
          <table:table-cell table:style-name="ce5" table:number-columns-repeated="2"/>
          <table:table-cell table:style-name="ce4"/>
          <table:table-cell table:number-columns-repeated="6"/>
          <table:covered-table-cell table:number-columns-repeated="6"/>
          <table:table-cell table:number-columns-repeated="11"/>
          <table:table-cell table:style-name="ce41" table:number-columns-repeated="2"/>
          <table:table-cell table:number-columns-repeated="994"/>
        </table:table-row>
        <table:table-row table:style-name="ro2">
          <table:table-cell/>
          <table:table-cell table:style-name="ce4" table:number-columns-repeated="4"/>
          <table:table-cell table:number-columns-repeated="6"/>
          <table:table-cell table:style-name="ce25" office:value-type="string" calcext:value-type="string">
            <text:p>Owner:</text:p>
          </table:table-cell>
          <table:table-cell table:number-columns-repeated="2"/>
          <table:table-cell table:style-name="ce4" office:value-type="string" calcext:value-type="string">
            <text:p>Matt Estes</text:p>
          </table:table-cell>
          <table:table-cell table:style-name="ce33" office:value-type="string" calcext:value-type="string">
            <text:p>Head of Originations @ BlueVine</text:p>
          </table:table-cell>
          <table:table-cell table:number-columns-repeated="10"/>
          <table:table-cell table:style-name="ce4" table:number-columns-repeated="4"/>
          <table:table-cell table:number-columns-repeated="994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7"/>
          <table:table-cell table:style-name="ce26" office:value-type="string" calcext:value-type="string">
            <text:p>For more content, follow at:</text:p>
          </table:table-cell>
          <table:table-cell table:number-columns-repeated="2"/>
          <table:table-cell table:style-name="ce4"/>
          <table:table-cell table:style-name="ce34" office:value-type="string" calcext:value-type="string">
            <text:p><text:a xlink:href="https://www.linkedin.com/in/mwestes/" xlink:type="simple">https://www.linkedin.com/in/mwestes/</text:a></text:p>
          </table:table-cell>
          <table:table-cell table:number-columns-repeated="10"/>
          <table:table-cell table:style-name="ce4" table:number-columns-repeated="4"/>
          <table:table-cell table:number-columns-repeated="994"/>
        </table:table-row>
        <table:table-row table:style-name="ro3">
          <table:table-cell table:number-columns-repeated="2"/>
          <table:table-cell table:style-name="ce10" table:number-columns-repeated="2"/>
          <table:table-cell/>
          <table:table-cell table:style-name="ce16"/>
          <table:table-cell table:style-name="ce4" table:number-columns-repeated="23"/>
          <table:table-cell table:number-columns-repeated="995"/>
        </table:table-row>
        <table:table-row table:style-name="ro2">
          <table:table-cell table:style-name="ce1"/>
          <table:table-cell table:style-name="ce6"/>
          <table:table-cell table:style-name="ce11" office:value-type="string" calcext:value-type="string" table:number-columns-spanned="2" table:number-rows-spanned="1">
            <text:p>Headquarters</text:p>
          </table:table-cell>
          <table:covered-table-cell table:style-name="ce12"/>
          <table:table-cell table:style-name="ce13" office:value-type="string" calcext:value-type="string" table:number-columns-spanned="3" table:number-rows-spanned="1">
            <text:p>Investment Stage</text:p>
          </table:table-cell>
          <table:covered-table-cell table:style-name="ce17"/>
          <table:covered-table-cell table:style-name="ce12"/>
          <table:table-cell table:style-name="ce19" table:number-columns-repeated="4"/>
          <table:table-cell table:style-name="ce27" office:value-type="string" calcext:value-type="string" table:number-columns-spanned="10" table:number-rows-spanned="1">
            <text:p>Ranked Categories by Number of Investments</text:p>
          </table:table-cell>
          <table:covered-table-cell table:number-columns-repeated="8" table:style-name="ce17"/>
          <table:covered-table-cell table:style-name="ce12"/>
          <table:table-cell table:style-name="ce19" table:number-columns-repeated="3"/>
          <table:table-cell table:style-name="ce37" table:number-columns-repeated="2"/>
          <table:table-cell table:style-name="ce6"/>
          <table:table-cell table:style-name="ce4" table:number-columns-repeated="2"/>
          <table:table-cell table:number-columns-repeated="995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Firm</text:p>
          </table:table-cell>
          <table:table-cell table:style-name="ce7" office:value-type="string" calcext:value-type="string">
            <text:p>City</text:p>
          </table:table-cell>
          <table:table-cell table:style-name="ce7" office:value-type="string" calcext:value-type="string">
            <text:p>State</text:p>
          </table:table-cell>
          <table:table-cell table:style-name="ce14" office:value-type="string" calcext:value-type="string">
            <text:p>Seed</text:p>
          </table:table-cell>
          <table:table-cell table:style-name="ce14" office:value-type="string" calcext:value-type="string">
            <text:p>Early Vent.</text:p>
          </table:table-cell>
          <table:table-cell table:style-name="ce14" office:value-type="string" calcext:value-type="string">
            <text:p>Late Vent.</text:p>
          </table:table-cell>
          <table:table-cell table:style-name="ce14" office:value-type="string" calcext:value-type="string">
            <text:p># of Funds</text:p>
          </table:table-cell>
          <table:table-cell table:style-name="ce21" office:value-type="string" calcext:value-type="string">
            <text:p>Total Fund Raised ($M)</text:p>
          </table:table-cell>
          <table:table-cell table:style-name="ce21" office:value-type="string" calcext:value-type="string">
            <text:p># of Investments</text:p>
          </table:table-cell>
          <table:table-cell table:style-name="ce21" office:value-type="string" calcext:value-type="string">
            <text:p># of Exits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#</text:p>
          </table:table-cell>
          <table:table-cell table:style-name="ce32" office:value-type="float" office:value="2" calcext:value-type="float">
            <text:p>2</text:p>
          </table:table-cell>
          <table:table-cell table:style-name="ce31" office:value-type="string" calcext:value-type="string">
            <text:p>#</text:p>
          </table:table-cell>
          <table:table-cell table:style-name="ce32" office:value-type="float" office:value="3" calcext:value-type="float">
            <text:p>3</text:p>
          </table:table-cell>
          <table:table-cell table:style-name="ce31" office:value-type="string" calcext:value-type="string">
            <text:p>#</text:p>
          </table:table-cell>
          <table:table-cell table:style-name="ce32" office:value-type="float" office:value="4" calcext:value-type="float">
            <text:p>4</text:p>
          </table:table-cell>
          <table:table-cell table:style-name="ce31" office:value-type="string" calcext:value-type="string">
            <text:p>#</text:p>
          </table:table-cell>
          <table:table-cell table:style-name="ce32" office:value-type="float" office:value="5" calcext:value-type="float">
            <text:p>5</text:p>
          </table:table-cell>
          <table:table-cell table:style-name="ce31" office:value-type="string" calcext:value-type="string">
            <text:p>#</text:p>
          </table:table-cell>
          <table:table-cell table:style-name="ce7" office:value-type="string" calcext:value-type="string">
            <text:p>Website</text:p>
          </table:table-cell>
          <table:table-cell table:style-name="ce7" office:value-type="string" calcext:value-type="string">
            <text:p>Crunchbase URL</text:p>
          </table:table-cell>
          <table:table-cell table:style-name="ce7" office:value-type="string" calcext:value-type="string">
            <text:p>LinkedIn URL</text:p>
          </table:table-cell>
          <table:table-cell table:style-name="ce6"/>
          <table:table-cell table:style-name="ce7" office:value-type="string" calcext:value-type="string">
            <text:p>State</text:p>
          </table:table-cell>
          <table:table-cell table:style-name="ce7" office:value-type="string" calcext:value-type="string">
            <text:p>Count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11.2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30" calcext:value-type="float">
            <text:p>$30.0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112capital.com/" xlink:type="simple">112capital.com</text:a></text:p>
          </table:table-cell>
          <table:table-cell table:style-name="ce35" office:value-type="string" calcext:value-type="string">
            <text:p><text:a xlink:href="https://www.crunchbase.com/organization/eleventwocapital" xlink:type="simple">https://www.crunchbase.com/organization/eleventwocapital</text:a></text:p>
          </table:table-cell>
          <table:table-cell table:style-name="ce35" office:value-type="string" calcext:value-type="string">
            <text:p><text:a xlink:href="https://www.linkedin.com/company/eleven-two-capital?trk=prof-exp-company-name" xlink:type="simple">https://www.linkedin.com/company/eleven-two-capital?trk=prof-exp-company-name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CA</text:p>
          </table:table-cell>
          <table:table-cell table:style-name="ce20" table:formula="of:=COUNTIF([.$D$12:.$D$999];[.$Z12])" office:value-type="float" office:value="363" calcext:value-type="float">
            <text:p>363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1517 Fund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20" calcext:value-type="float">
            <text:p>$20.0</text:p>
          </table:table-cell>
          <table:table-cell table:style-name="ce20" office:value-type="float" office:value="23" calcext:value-type="float">
            <text:p>23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cruit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mputer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obile App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1517fund.com/" xlink:type="simple">1517fund.com</text:a></text:p>
          </table:table-cell>
          <table:table-cell table:style-name="ce35" office:value-type="string" calcext:value-type="string">
            <text:p><text:a xlink:href="https://www.crunchbase.com/organization/1517-fund#section-locked-marketplace" xlink:type="simple">https://www.crunchbase.com/organization/1517-fund#section-locked-marketplace</text:a></text:p>
          </table:table-cell>
          <table:table-cell table:style-name="ce35" office:value-type="string" calcext:value-type="string">
            <text:p><text:a xlink:href="https://www.linkedin.com/company/1517fund" xlink:type="simple">https://www.linkedin.com/company/1517fund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NY</text:p>
          </table:table-cell>
          <table:table-cell table:style-name="ce20" table:formula="of:=COUNTIF([.$D$12:.$D$999];[.$Z13])" office:value-type="float" office:value="111" calcext:value-type="float">
            <text:p>111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1776 Ventures</text:p>
          </table:table-cell>
          <table:table-cell table:style-name="ce8" office:value-type="string" calcext:value-type="string">
            <text:p>Washington D.C.</text:p>
          </table:table-cell>
          <table:table-cell table:style-name="ce8" office:value-type="string" calcext:value-type="string">
            <text:p>DC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2.5" calcext:value-type="float">
            <text:p>$12.5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EdTech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Transportation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obile Payments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1776.vc/" xlink:type="simple">1776.vc</text:a></text:p>
          </table:table-cell>
          <table:table-cell table:style-name="ce35" office:value-type="string" calcext:value-type="string">
            <text:p><text:a xlink:href="https://www.crunchbase.com/organization/1776-ventures" xlink:type="simple">https://www.crunchbase.com/organization/1776-ventures</text:a></text:p>
          </table:table-cell>
          <table:table-cell table:style-name="ce35" office:value-type="string" calcext:value-type="string">
            <text:p><text:a xlink:href="https://www.linkedin.com/company/1776-ventures/" xlink:type="simple">https://www.linkedin.com/company/1776-ventures/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MA</text:p>
          </table:table-cell>
          <table:table-cell table:style-name="ce20" table:formula="of:=COUNTIF([.$D$12:.$D$999];[.$Z14])" office:value-type="float" office:value="52" calcext:value-type="float">
            <text:p>52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1855 Capital</text:p>
          </table:table-cell>
          <table:table-cell table:style-name="ce8" office:value-type="string" calcext:value-type="string">
            <text:p>State College</text:p>
          </table:table-cell>
          <table:table-cell table:style-name="ce8" office:value-type="string" calcext:value-type="string">
            <text:p>P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Impact Inves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antasy Sport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rowdfund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Non Profit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35" office:value-type="string" calcext:value-type="string">
            <text:p><text:a xlink:href="http://1855capital.com" xlink:type="simple">1855capital.com</text:a></text:p>
          </table:table-cell>
          <table:table-cell table:style-name="ce35" office:value-type="string" calcext:value-type="string">
            <text:p><text:a xlink:href="https://www.crunchbase.com/organization/1855-capital-partners" xlink:type="simple">https://www.crunchbase.com/organization/1855-capital-partners</text:a></text:p>
          </table:table-cell>
          <table:table-cell table:style-name="ce35" office:value-type="string" calcext:value-type="string">
            <text:p><text:a xlink:href="http://linkedin.com/company/15199936" xlink:type="simple">linkedin.com/company/15199936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IL</text:p>
          </table:table-cell>
          <table:table-cell table:style-name="ce20" table:formula="of:=COUNTIF([.$D$12:.$D$999];[.$Z15])" office:value-type="float" office:value="31" calcext:value-type="float">
            <text:p>31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1984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mputer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1984.vc" xlink:type="simple">1984.vc</text:a></text:p>
          </table:table-cell>
          <table:table-cell table:style-name="ce35" office:value-type="string" calcext:value-type="string">
            <text:p><text:a xlink:href="https://www.crunchbase.com/organization/1984-ventures" xlink:type="simple">https://www.crunchbase.com/organization/1984-ventures</text:a></text:p>
          </table:table-cell>
          <table:table-cell table:style-name="ce35" office:value-type="string" calcext:value-type="string">
            <text:p><text:a xlink:href="http://linkedin.com/company/18385189" xlink:type="simple">linkedin.com/company/18385189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TX</text:p>
          </table:table-cell>
          <table:table-cell table:style-name="ce20" table:formula="of:=COUNTIF([.$D$12:.$D$999];[.$Z16])" office:value-type="float" office:value="24" calcext:value-type="float">
            <text:p>24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1confirmation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26" calcext:value-type="float">
            <text:p>$26.0</text:p>
          </table:table-cell>
          <table:table-cell table:style-name="ce20" office:value-type="float" office:value="9" calcext:value-type="float">
            <text:p>9</text:p>
          </table:table-cell>
          <table:table-cell table:style-name="ce6"/>
          <table:table-cell table:style-name="ce29" office:value-type="string" calcext:value-type="string">
            <text:p>Blockchain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Cryptocurrency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ecurit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1confirmation.com/" xlink:type="simple">1confirmation.com</text:a></text:p>
          </table:table-cell>
          <table:table-cell table:style-name="ce35" office:value-type="string" calcext:value-type="string">
            <text:p><text:a xlink:href="https://www.crunchbase.com/organization/1confirmation#section-overview" xlink:type="simple">https://www.crunchbase.com/organization/1confirmation</text:a></text:p>
          </table:table-cell>
          <table:table-cell table:style-name="ce35" office:value-type="string" calcext:value-type="string">
            <text:p><text:a xlink:href="https://www.linkedin.com/company/1confirmation" xlink:type="simple">https://www.linkedin.com/company/1confirmation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CO</text:p>
          </table:table-cell>
          <table:table-cell table:style-name="ce20" table:formula="of:=COUNTIF([.$D$12:.$D$999];[.$Z17]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22X Fund</text:p>
          </table:table-cell>
          <table:table-cell table:style-name="ce8" office:value-type="string" calcext:value-type="string">
            <text:p>Cupertin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22xfund.com" xlink:type="simple">22xfund.com</text:a></text:p>
          </table:table-cell>
          <table:table-cell table:style-name="ce35" office:value-type="string" calcext:value-type="string">
            <text:p><text:a xlink:href="https://www.crunchbase.com/organization/22x-fund" xlink:type="simple">https://www.crunchbase.com/organization/22x-fund</text:a></text:p>
          </table:table-cell>
          <table:table-cell table:style-name="ce35" office:value-type="string" calcext:value-type="string">
            <text:p><text:a xlink:href="http://linkedin.com/company/18505015" xlink:type="simple">linkedin.com/company/18505015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PA</text:p>
          </table:table-cell>
          <table:table-cell table:style-name="ce20" table:formula="of:=COUNTIF([.$D$12:.$D$999];[.$Z18])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301 Ventures</text:p>
          </table:table-cell>
          <table:table-cell table:style-name="ce8" office:value-type="string" calcext:value-type="string">
            <text:p>College Park</text:p>
          </table:table-cell>
          <table:table-cell table:style-name="ce8" office:value-type="string" calcext:value-type="string">
            <text:p>MD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29" office:value-type="string" calcext:value-type="string">
            <text:p>Search Engin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itnes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sumer Good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301ventures.com" xlink:type="simple">301ventures.com</text:a></text:p>
          </table:table-cell>
          <table:table-cell table:style-name="ce35" office:value-type="string" calcext:value-type="string">
            <text:p><text:a xlink:href="https://www.crunchbase.com/organization/301-ventures" xlink:type="simple">https://www.crunchbase.com/organization/301-ventures</text:a></text:p>
          </table:table-cell>
          <table:table-cell table:style-name="ce35" office:value-type="string" calcext:value-type="string">
            <text:p><text:a xlink:href="http://linkedin.com/company/10431674" xlink:type="simple">linkedin.com/company/10431674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MI</text:p>
          </table:table-cell>
          <table:table-cell table:style-name="ce20" table:formula="of:=COUNTIF([.$D$12:.$D$999];[.$Z19])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3Rodeo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6" calcext:value-type="float">
            <text:p>6</text:p>
          </table:table-cell>
          <table:table-cell table:style-name="ce6"/>
          <table:table-cell table:style-name="ce29" office:value-type="string" calcext:value-type="string">
            <text:p>Financial Servi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obile Advertis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usiness Development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3rodeo.com/" xlink:type="simple">3rodeo.com</text:a></text:p>
          </table:table-cell>
          <table:table-cell table:style-name="ce35" office:value-type="string" calcext:value-type="string">
            <text:p><text:a xlink:href="https://www.crunchbase.com/organization/3rodeo" xlink:type="simple">https://www.crunchbase.com/organization/3rodeo</text:a></text:p>
          </table:table-cell>
          <table:table-cell table:style-name="ce35" office:value-type="string" calcext:value-type="string">
            <text:p><text:a xlink:href="https://www.linkedin.com/company/3rodeo/" xlink:type="simple">https://www.linkedin.com/company/3rodeo/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VA</text:p>
          </table:table-cell>
          <table:table-cell table:style-name="ce20" table:formula="of:=COUNTIF([.$D$12:.$D$999];[.$Z20])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4490 Ventures</text:p>
          </table:table-cell>
          <table:table-cell table:style-name="ce8" office:value-type="string" calcext:value-type="string">
            <text:p>Madison</text:p>
          </table:table-cell>
          <table:table-cell table:style-name="ce8" office:value-type="string" calcext:value-type="string">
            <text:p>WI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79" calcext:value-type="float">
            <text:p>$79.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earch Engin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4490.ventures</text:p>
          </table:table-cell>
          <table:table-cell table:style-name="ce35" office:value-type="string" calcext:value-type="string">
            <text:p><text:a xlink:href="https://www.crunchbase.com/organization/4490-ventures#section-locked-marketplace" xlink:type="simple">https://www.crunchbase.com/organization/4490-ventures#section-locked-marketplace</text:a></text:p>
          </table:table-cell>
          <table:table-cell table:style-name="ce35" office:value-type="string" calcext:value-type="string">
            <text:p><text:a xlink:href="https://www.linkedin.com/company/4490-ventures" xlink:type="simple">https://www.linkedin.com/company/4490-ventures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OH</text:p>
          </table:table-cell>
          <table:table-cell table:style-name="ce20" table:formula="of:=COUNTIF([.$D$12:.$D$999];[.$Z21])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50 Years VC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26" calcext:value-type="float">
            <text:p>26</text:p>
          </table:table-cell>
          <table:table-cell table:style-name="ce6"/>
          <table:table-cell table:style-name="ce29" office:value-type="string" calcext:value-type="string">
            <text:p>Biotechnology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dvanced Material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fifty.vc/" xlink:type="simple">fifty.vc</text:a></text:p>
          </table:table-cell>
          <table:table-cell table:style-name="ce35" office:value-type="string" calcext:value-type="string">
            <text:p><text:a xlink:href="https://www.crunchbase.com/organization/fifty-years-fund#section-overview" xlink:type="simple">https://www.crunchbase.com/organization/fifty-years-fund</text:a></text:p>
          </table:table-cell>
          <table:table-cell table:style-name="ce35" office:value-type="string" calcext:value-type="string">
            <text:p><text:a xlink:href="https://www.linkedin.com/company/fifty-years" xlink:type="simple">https://www.linkedin.com/company/fifty-years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FL</text:p>
          </table:table-cell>
          <table:table-cell table:style-name="ce20" table:formula="of:=COUNTIF([.$D$12:.$D$999];[.$Z22])" office:value-type="float" office:value="11" calcext:value-type="float">
            <text:p>11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500 Startups</text:p>
          </table:table-cell>
          <table:table-cell table:style-name="ce8" office:value-type="string" calcext:value-type="string">
            <text:p>Mountain View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3" calcext:value-type="float">
            <text:p>23</text:p>
          </table:table-cell>
          <table:table-cell table:style-name="ce22" office:value-type="float" office:value="506.2" calcext:value-type="float">
            <text:p>$506.2</text:p>
          </table:table-cell>
          <table:table-cell table:style-name="ce23" office:value-type="float" office:value="1719" calcext:value-type="float">
            <text:p>1,719</text:p>
          </table:table-cell>
          <table:table-cell table:style-name="ce20" office:value-type="float" office:value="166" calcext:value-type="float">
            <text:p>166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04" calcext:value-type="float">
            <text:p>204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89" calcext:value-type="float">
            <text:p>18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72" calcext:value-type="float">
            <text:p>17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61" calcext:value-type="float">
            <text:p>161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21" calcext:value-type="float">
            <text:p>121</text:p>
          </table:table-cell>
          <table:table-cell table:style-name="ce35" office:value-type="string" calcext:value-type="string">
            <text:p><text:a xlink:href="http://500.co/" xlink:type="simple">500.co</text:a></text:p>
          </table:table-cell>
          <table:table-cell table:style-name="ce35" office:value-type="string" calcext:value-type="string">
            <text:p><text:a xlink:href="https://www.crunchbase.com/organization/500-startups#section-web-traffic-by-similarweb" xlink:type="simple">https://www.crunchbase.com/organization/500-startups#section-web-traffic-by-similarweb</text:a></text:p>
          </table:table-cell>
          <table:table-cell table:style-name="ce35" office:value-type="string" calcext:value-type="string">
            <text:p><text:a xlink:href="https://www.linkedin.com/company/500-startups" xlink:type="simple">https://www.linkedin.com/company/500-startups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WA</text:p>
          </table:table-cell>
          <table:table-cell table:style-name="ce20" table:formula="of:=COUNTIF([.$D$12:.$D$999];[.$Z23])"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645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48" calcext:value-type="float">
            <text:p>$48.0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Fashion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645ventures.com/" xlink:type="simple">645ventures.com</text:a></text:p>
          </table:table-cell>
          <table:table-cell table:style-name="ce35" office:value-type="string" calcext:value-type="string">
            <text:p><text:a xlink:href="https://www.crunchbase.com/organization/645-angels#section-exits" xlink:type="simple">https://www.crunchbase.com/organization/645-angels#section-exits</text:a></text:p>
          </table:table-cell>
          <table:table-cell table:style-name="ce35" office:value-type="string" calcext:value-type="string">
            <text:p><text:a xlink:href="https://www.linkedin.com/company/645-ventures" xlink:type="simple">https://www.linkedin.com/company/645-ventures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UT</text:p>
          </table:table-cell>
          <table:table-cell table:style-name="ce20" table:formula="of:=COUNTIF([.$D$12:.$D$999];[.$Z24])"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7 Gate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7gate.vc/" xlink:type="simple">7gate.vc</text:a></text:p>
          </table:table-cell>
          <table:table-cell table:style-name="ce35" office:value-type="string" calcext:value-type="string">
            <text:p><text:a xlink:href="https://www.crunchbase.com/organization/7-gate-ventures#section-overview" xlink:type="simple">https://www.crunchbase.com/organization/7-gate-ventures</text:a></text:p>
          </table:table-cell>
          <table:table-cell table:style-name="ce35" office:value-type="string" calcext:value-type="string">
            <text:p><text:a xlink:href="https://www.linkedin.com/company/7gate-ventures/" xlink:type="simple">https://www.linkedin.com/company/7gat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NC</text:p>
          </table:table-cell>
          <table:table-cell table:style-name="ce20" table:formula="of:=COUNTIF([.$D$12:.$D$999];[.$Z25])"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9 Mile Labs</text:p>
          </table:table-cell>
          <table:table-cell table:style-name="ce8" office:value-type="string" calcext:value-type="string">
            <text:p>Seattle</text:p>
          </table:table-cell>
          <table:table-cell table:style-name="ce8" office:value-type="string" calcext:value-type="string">
            <text:p>W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0.9" calcext:value-type="float">
            <text:p>$0.9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9milelabs.com/" xlink:type="simple">9milelabs.com</text:a></text:p>
          </table:table-cell>
          <table:table-cell table:style-name="ce35" office:value-type="string" calcext:value-type="string">
            <text:p><text:a xlink:href="https://www.crunchbase.com/organization/9mile-labs#section-overview" xlink:type="simple">https://www.crunchbase.com/organization/9mile-labs</text:a></text:p>
          </table:table-cell>
          <table:table-cell table:style-name="ce35" office:value-type="string" calcext:value-type="string">
            <text:p><text:a xlink:href="https://www.linkedin.com/company/9mile-labs" xlink:type="simple">https://www.linkedin.com/company/9mile-labs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DC</text:p>
          </table:table-cell>
          <table:table-cell table:style-name="ce20" table:formula="of:=COUNTIF([.$D$12:.$D$999];[.$Z26])" office:value-type="float" office:value="9" calcext:value-type="float">
            <text:p>9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-Force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aforceventures.com/" xlink:type="simple">aforceventures.com</text:a></text:p>
          </table:table-cell>
          <table:table-cell table:style-name="ce35" office:value-type="string" calcext:value-type="string">
            <text:p><text:a xlink:href="https://www.crunchbase.com/organization/a-force-ventures" xlink:type="simple">https://www.crunchbase.com/organization/a-force-ventures</text:a></text:p>
          </table:table-cell>
          <table:table-cell table:style-name="ce35" office:value-type="string" calcext:value-type="string">
            <text:p><text:a xlink:href="https://www.linkedin.com/company/a-force-ventures/" xlink:type="simple">https://www.linkedin.com/company/a-forc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GA</text:p>
          </table:table-cell>
          <table:table-cell table:style-name="ce20" table:formula="of:=COUNTIF([.$D$12:.$D$999];[.$Z27])" office:value-type="float" office:value="9" calcext:value-type="float">
            <text:p>9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cceleprise</text:p>
          </table:table-cell>
          <table:table-cell table:style-name="ce8" office:value-type="string" calcext:value-type="string">
            <text:p>Washington D.C.</text:p>
          </table:table-cell>
          <table:table-cell table:style-name="ce8" office:value-type="string" calcext:value-type="string">
            <text:p>DC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10.5" calcext:value-type="float">
            <text:p>$10.5</text:p>
          </table:table-cell>
          <table:table-cell table:style-name="ce20" office:value-type="float" office:value="145" calcext:value-type="float">
            <text:p>145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3" calcext:value-type="float">
            <text:p>23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8" calcext:value-type="float">
            <text:p>18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7" calcext:value-type="float">
            <text:p>17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9" calcext:value-type="float">
            <text:p>9</text:p>
          </table:table-cell>
          <table:table-cell table:style-name="ce35" office:value-type="string" calcext:value-type="string">
            <text:p><text:a xlink:href="http://acceleprise.vc/" xlink:type="simple">acceleprise.vc</text:a></text:p>
          </table:table-cell>
          <table:table-cell table:style-name="ce35" office:value-type="string" calcext:value-type="string">
            <text:p><text:a xlink:href="https://www.crunchbase.com/organization/acceleprise-ventures" xlink:type="simple">https://www.crunchbase.com/organization/acceleprise-ventures</text:a></text:p>
          </table:table-cell>
          <table:table-cell table:style-name="ce35" office:value-type="string" calcext:value-type="string">
            <text:p><text:a xlink:href="https://www.linkedin.com/company/acceleprise-san-francisco/" xlink:type="simple">https://www.linkedin.com/company/acceleprise-san-francisco/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NJ</text:p>
          </table:table-cell>
          <table:table-cell table:style-name="ce20" table:formula="of:=COUNTIF([.$D$12:.$D$999];[.$Z28])" office:value-type="float" office:value="9" calcext:value-type="float">
            <text:p>9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corn Pacific Ventures</text:p>
          </table:table-cell>
          <table:table-cell table:style-name="ce8" office:value-type="string" calcext:value-type="string">
            <text:p>Santa Clara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11" calcext:value-type="float">
            <text:p>11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anufactur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ternet of Thing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nterpris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Therapeutic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acornpacific.ventures</text:p>
          </table:table-cell>
          <table:table-cell table:style-name="ce35" office:value-type="string" calcext:value-type="string">
            <text:p><text:a xlink:href="https://www.crunchbase.com/organization/acornpacific-ventures" xlink:type="simple">https://www.crunchbase.com/organization/acornpacific-ventures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CT</text:p>
          </table:table-cell>
          <table:table-cell table:style-name="ce20" table:formula="of:=COUNTIF([.$D$12:.$D$999];[.$Z29])" office:value-type="float" office:value="9" calcext:value-type="float">
            <text:p>9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ctive Capital</text:p>
          </table:table-cell>
          <table:table-cell table:style-name="ce8" office:value-type="string" calcext:value-type="string">
            <text:p>San Antonio</text:p>
          </table:table-cell>
          <table:table-cell table:style-name="ce8" office:value-type="string" calcext:value-type="string">
            <text:p>TX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13.1" calcext:value-type="float">
            <text:p>$13.1</text:p>
          </table:table-cell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arket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mputer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activecapital.com" xlink:type="simple">activecapital.com</text:a></text:p>
          </table:table-cell>
          <table:table-cell table:style-name="ce35" office:value-type="string" calcext:value-type="string">
            <text:p><text:a xlink:href="https://www.crunchbase.com/organization/active-capital" xlink:type="simple">https://www.crunchbase.com/organization/active-capital</text:a></text:p>
          </table:table-cell>
          <table:table-cell table:style-name="ce35" office:value-type="string" calcext:value-type="string">
            <text:p><text:a xlink:href="http://linkedin.com/company/25040720" xlink:type="simple">linkedin.com/company/25040720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MO</text:p>
          </table:table-cell>
          <table:table-cell table:style-name="ce20" table:formula="of:=COUNTIF([.$D$12:.$D$999];[.$Z30])" office:value-type="float" office:value="8" calcext:value-type="float">
            <text:p>8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ctOne Ventures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11" calcext:value-type="float">
            <text:p>11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Wearable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actoneventures.com/" xlink:type="simple">actoneventures.com</text:a></text:p>
          </table:table-cell>
          <table:table-cell table:style-name="ce35" office:value-type="string" calcext:value-type="string">
            <text:p><text:a xlink:href="https://www.crunchbase.com/organization/act-one-ventures#section-overview" xlink:type="simple">https://www.crunchbase.com/organization/act-one-ventures</text:a></text:p>
          </table:table-cell>
          <table:table-cell table:style-name="ce35" office:value-type="string" calcext:value-type="string">
            <text:p><text:a xlink:href="https://www.linkedin.com/company/act-one-ventures-lp/" xlink:type="simple">https://www.linkedin.com/company/act-one-ventures-lp/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WI</text:p>
          </table:table-cell>
          <table:table-cell table:style-name="ce20" table:formula="of:=COUNTIF([.$D$12:.$D$999];[.$Z31])"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dvancit Capital</text:p>
          </table:table-cell>
          <table:table-cell table:style-name="ce8" office:value-type="string" calcext:value-type="string">
            <text:p>Norwood</text:p>
          </table:table-cell>
          <table:table-cell table:style-name="ce8" office:value-type="string" calcext:value-type="string">
            <text:p>M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65" calcext:value-type="float">
            <text:p>$65.0</text:p>
          </table:table-cell>
          <table:table-cell table:style-name="ce20" office:value-type="float" office:value="103" calcext:value-type="float">
            <text:p>103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Media &amp; Intertaiment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9" calcext:value-type="float">
            <text:p>9</text:p>
          </table:table-cell>
          <table:table-cell table:style-name="ce35" office:value-type="string" calcext:value-type="string">
            <text:p><text:a xlink:href="http://advancitcapital.com/" xlink:type="simple">advancitcapital.com</text:a></text:p>
          </table:table-cell>
          <table:table-cell table:style-name="ce35" office:value-type="string" calcext:value-type="string">
            <text:p><text:a xlink:href="https://www.crunchbase.com/organization/advancit-capital#section-exits" xlink:type="simple">https://www.crunchbase.com/organization/advancit-capital#section-exits</text:a></text:p>
          </table:table-cell>
          <table:table-cell table:style-name="ce35" office:value-type="string" calcext:value-type="string">
            <text:p><text:a xlink:href="https://www.linkedin.com/company/advancit-capital/" xlink:type="simple">https://www.linkedin.com/company/advancit-capital/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IN</text:p>
          </table:table-cell>
          <table:table-cell table:style-name="ce20" table:formula="of:=COUNTIF([.$D$12:.$D$999];[.$Z32])"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dvantage Ventures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advantageventures.com" xlink:type="simple">advantageventures.com</text:a></text:p>
          </table:table-cell>
          <table:table-cell table:style-name="ce35" office:value-type="string" calcext:value-type="string">
            <text:p><text:a xlink:href="https://www.crunchbase.com/organization/advantage-networks" xlink:type="simple">https://www.crunchbase.com/organization/advantage-networks</text:a></text:p>
          </table:table-cell>
          <table:table-cell table:style-name="ce35" office:value-type="string" calcext:value-type="string">
            <text:p><text:a xlink:href="http://linkedin.com/company/18687602" xlink:type="simple">linkedin.com/company/18687602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NV</text:p>
          </table:table-cell>
          <table:table-cell table:style-name="ce20" table:formula="of:=COUNTIF([.$D$12:.$D$999];[.$Z33])"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fore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47" calcext:value-type="float">
            <text:p>$47.0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upply Chain Management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obile App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afore.vc" xlink:type="simple">afore.vc</text:a></text:p>
          </table:table-cell>
          <table:table-cell table:style-name="ce35" office:value-type="string" calcext:value-type="string">
            <text:p><text:a xlink:href="https://www.crunchbase.com/organization/afore-capital" xlink:type="simple">https://www.crunchbase.com/organization/afore-capital</text:a></text:p>
          </table:table-cell>
          <table:table-cell table:style-name="ce35" office:value-type="string" calcext:value-type="string">
            <text:p><text:a xlink:href="http://linkedin.com/company/18165580" xlink:type="simple">linkedin.com/company/18165580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MD</text:p>
          </table:table-cell>
          <table:table-cell table:style-name="ce20" table:formula="of:=COUNTIF([.$D$12:.$D$999];[.$Z34])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I Capital</text:p>
          </table:table-cell>
          <table:table-cell table:style-name="ce8" office:value-type="string" calcext:value-type="string">
            <text:p>Parker</text:p>
          </table:table-cell>
          <table:table-cell table:style-name="ce8" office:value-type="string" calcext:value-type="string">
            <text:p>CO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Travel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formation Servic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ai.vc" xlink:type="simple">ai.vc</text:a></text:p>
          </table:table-cell>
          <table:table-cell table:style-name="ce35" office:value-type="string" calcext:value-type="string">
            <text:p><text:a xlink:href="https://www.crunchbase.com/organization/good-ai-capital" xlink:type="simple">https://www.crunchbase.com/organization/good-ai-capital</text:a></text:p>
          </table:table-cell>
          <table:table-cell table:style-name="ce35" office:value-type="string" calcext:value-type="string">
            <text:p><text:a xlink:href="http://linkedin.com/company/10262192" xlink:type="simple">linkedin.com/company/10262192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TN</text:p>
          </table:table-cell>
          <table:table-cell table:style-name="ce20" table:formula="of:=COUNTIF([.$D$12:.$D$999];[.$Z35])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I8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Collabor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nterprise Appli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Transaction Process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ank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ai8ventures.com/" xlink:type="simple">ai8ventures.com</text:a></text:p>
          </table:table-cell>
          <table:table-cell table:style-name="ce35" office:value-type="string" calcext:value-type="string">
            <text:p><text:a xlink:href="https://www.crunchbase.com/organization/ai8-ventures#section-overview" xlink:type="simple">https://www.crunchbase.com/organization/ai8-ventures</text:a></text:p>
          </table:table-cell>
          <table:table-cell table:style-name="ce35" office:value-type="string" calcext:value-type="string">
            <text:p><text:a xlink:href="https://www.linkedin.com/company/ai8ventures/" xlink:type="simple">https://www.linkedin.com/company/ai8ventures/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OR</text:p>
          </table:table-cell>
          <table:table-cell table:style-name="ce20" table:formula="of:=COUNTIF([.$D$12:.$D$999];[.$Z36])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lder Group</text:p>
          </table:table-cell>
          <table:table-cell table:style-name="ce8" office:value-type="string" calcext:value-type="string">
            <text:p>Marietta</text:p>
          </table:table-cell>
          <table:table-cell table:style-name="ce8" office:value-type="string" calcext:value-type="string">
            <text:p>G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alderasset.com" xlink:type="simple">alderasset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10635597" xlink:type="simple">linkedin.com/company/10635597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AZ</text:p>
          </table:table-cell>
          <table:table-cell table:style-name="ce20" table:formula="of:=COUNTIF([.$D$12:.$D$999];[.$Z37])"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llegisCyber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 office:value-type="float" office:value="270" calcext:value-type="float">
            <text:p>$270.0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24" calcext:value-type="float">
            <text:p>24</text:p>
          </table:table-cell>
          <table:table-cell table:style-name="ce29" office:value-type="string" calcext:value-type="string">
            <text:p>Security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Network Security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Cyber Security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8" calcext:value-type="float">
            <text:p>8</text:p>
          </table:table-cell>
          <table:table-cell table:style-name="ce35" office:value-type="string" calcext:value-type="string">
            <text:p><text:a xlink:href="http://allegiscap.com" xlink:type="simple">allegiscap.com</text:a></text:p>
          </table:table-cell>
          <table:table-cell table:style-name="ce35" office:value-type="string" calcext:value-type="string">
            <text:p><text:a xlink:href="https://www.crunchbase.com/organization/allegis-capital" xlink:type="simple">https://www.crunchbase.com/organization/allegis-capital</text:a></text:p>
          </table:table-cell>
          <table:table-cell table:style-name="ce35" office:value-type="string" calcext:value-type="string">
            <text:p><text:a xlink:href="http://linkedin.com/company/50855" xlink:type="simple">linkedin.com/company/50855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MN</text:p>
          </table:table-cell>
          <table:table-cell table:style-name="ce20" table:formula="of:=COUNTIF([.$D$12:.$D$999];[.$Z38])"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lliance of Angels</text:p>
          </table:table-cell>
          <table:table-cell table:style-name="ce8" office:value-type="string" calcext:value-type="string">
            <text:p>Seattle</text:p>
          </table:table-cell>
          <table:table-cell table:style-name="ce8" office:value-type="string" calcext:value-type="string">
            <text:p>W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5.3" calcext:value-type="float">
            <text:p>$5.3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37" calcext:value-type="float">
            <text:p>37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6" calcext:value-type="float">
            <text:p>26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3" calcext:value-type="float">
            <text:p>13</text:p>
          </table:table-cell>
          <table:table-cell table:style-name="ce35" office:value-type="string" calcext:value-type="string">
            <text:p><text:a xlink:href="http://allianceofangels.com" xlink:type="simple">allianceofangels.com</text:a></text:p>
          </table:table-cell>
          <table:table-cell table:style-name="ce35" office:value-type="string" calcext:value-type="string">
            <text:p><text:a xlink:href="https://www.crunchbase.com/organization/alliance-of-angels" xlink:type="simple">https://www.crunchbase.com/organization/alliance-of-angels</text:a></text:p>
          </table:table-cell>
          <table:table-cell table:style-name="ce35" office:value-type="string" calcext:value-type="string">
            <text:p><text:a xlink:href="http://linkedin.com/company/54035" xlink:type="simple">linkedin.com/company/54035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DE</text:p>
          </table:table-cell>
          <table:table-cell table:style-name="ce20" table:formula="of:=COUNTIF([.$D$12:.$D$999];[.$Z39])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llMobile Fund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Cloud Compu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allmobilefund.com" xlink:type="simple">allmobilefund.com</text:a></text:p>
          </table:table-cell>
          <table:table-cell table:style-name="ce35" office:value-type="string" calcext:value-type="string">
            <text:p><text:a xlink:href="https://www.crunchbase.com/organization/allmobile-fund" xlink:type="simple">https://www.crunchbase.com/organization/allmobile-fund</text:a></text:p>
          </table:table-cell>
          <table:table-cell table:style-name="ce35" office:value-type="string" calcext:value-type="string">
            <text:p><text:a xlink:href="http://linkedin.com/company/6628786" xlink:type="simple">linkedin.com/company/6628786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NE</text:p>
          </table:table-cell>
          <table:table-cell table:style-name="ce20" table:formula="of:=COUNTIF([.$D$12:.$D$999];[.$Z40])"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lpha Venture Partner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28.3" calcext:value-type="float">
            <text:p>$28.3</text:p>
          </table:table-cell>
          <table:table-cell table:style-name="ce20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Real Tim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RM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rke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ublish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alphavp.com" xlink:type="simple">alphavp.com</text:a></text:p>
          </table:table-cell>
          <table:table-cell table:style-name="ce35" office:value-type="string" calcext:value-type="string">
            <text:p><text:a xlink:href="https://www.crunchbase.com/organization/alpha-venture-partners#section-overview" xlink:type="simple">https://www.crunchbase.com/organization/alpha-venture-partners</text:a></text:p>
          </table:table-cell>
          <table:table-cell table:style-name="ce35" office:value-type="string" calcext:value-type="string">
            <text:p><text:a xlink:href="https://www.linkedin.com/company/alpha-venture-partners/" xlink:type="simple">https://www.linkedin.com/company/alpha-ventur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MT</text:p>
          </table:table-cell>
          <table:table-cell table:style-name="ce20" table:formula="of:=COUNTIF([.$D$12:.$D$999];[.$Z41])"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lphaPrime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obile Advertisement</text:p>
          </table:table-cell>
          <table:table-cell table:style-name="ce20" office:value-type="float" office:value="0" calcext:value-type="float">
            <text:p>0</text:p>
          </table:table-cell>
          <table:table-cell table:style-name="ce29" office:value-type="string" calcext:value-type="string">
            <text:p>Data Intragation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alphaprime.com/" xlink:type="simple">alphaprime.com</text:a></text:p>
          </table:table-cell>
          <table:table-cell table:style-name="ce35" office:value-type="string" calcext:value-type="string">
            <text:p><text:a xlink:href="https://www.crunchbase.com/organization/alphaprime-ventures" xlink:type="simple">https://www.crunchbase.com/organization/alphaprime-ventures</text:a></text:p>
          </table:table-cell>
          <table:table-cell table:style-name="ce35" office:value-type="string" calcext:value-type="string">
            <text:p><text:a xlink:href="https://www.linkedin.com/company/alphaprime-ventures/" xlink:type="simple">https://www.linkedin.com/company/alphaprim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RI</text:p>
          </table:table-cell>
          <table:table-cell table:style-name="ce20" table:formula="of:=COUNTIF([.$D$12:.$D$999];[.$Z42])"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lpine Meridien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9.5" calcext:value-type="float">
            <text:p>$9.5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arketing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alpinemeridian.com/" xlink:type="simple">alpinemeridian.com</text:a></text:p>
          </table:table-cell>
          <table:table-cell table:style-name="ce35" office:value-type="string" calcext:value-type="string">
            <text:p><text:a xlink:href="https://www.crunchbase.com/organization/alpine-meridian#section-overview" xlink:type="simple">https://www.crunchbase.com/organization/alpine-meridian</text:a></text:p>
          </table:table-cell>
          <table:table-cell table:style-name="ce35" office:value-type="string" calcext:value-type="string">
            <text:p><text:a xlink:href="https://www.linkedin.com/company/alpine-meridian-inc-/" xlink:type="simple">https://www.linkedin.com/company/alpine-meridian-inc-/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NH</text:p>
          </table:table-cell>
          <table:table-cell table:style-name="ce20" table:formula="of:=COUNTIF([.$D$12:.$D$999];[.$Z43])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lta Global Ventures</text:p>
          </table:table-cell>
          <table:table-cell table:style-name="ce8" office:value-type="string" calcext:value-type="string">
            <text:p>Lehi</text:p>
          </table:table-cell>
          <table:table-cell table:style-name="ce8" office:value-type="string" calcext:value-type="string">
            <text:p>UT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70" calcext:value-type="float">
            <text:p>$70.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3" calcext:value-type="float">
            <text:p>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ecurity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altaglobal.com" xlink:type="simple">altaglobal.com</text:a></text:p>
          </table:table-cell>
          <table:table-cell table:style-name="ce35" office:value-type="string" calcext:value-type="string">
            <text:p><text:a xlink:href="https://www.crunchbase.com/organization/alta-ventures-mexico" xlink:type="simple">https://www.crunchbase.com/organization/alta-ventures-mexico</text:a></text:p>
          </table:table-cell>
          <table:table-cell table:style-name="ce35" office:value-type="string" calcext:value-type="string">
            <text:p><text:a xlink:href="http://linkedin.com/company/18723788" xlink:type="simple">linkedin.com/company/18723788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ND</text:p>
          </table:table-cell>
          <table:table-cell table:style-name="ce20" table:formula="of:=COUNTIF([.$D$12:.$D$999];[.$Z44])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lumni Ventures Group</text:p>
          </table:table-cell>
          <table:table-cell table:style-name="ce8" office:value-type="string" calcext:value-type="string">
            <text:p>Manchester</text:p>
          </table:table-cell>
          <table:table-cell table:style-name="ce8" office:value-type="string" calcext:value-type="string">
            <text:p>NH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0.3" calcext:value-type="float">
            <text:p>$0.3</text:p>
          </table:table-cell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0" calcext:value-type="float">
            <text:p>20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7" calcext:value-type="float">
            <text:p>17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1" calcext:value-type="float">
            <text:p>11</text:p>
          </table:table-cell>
          <table:table-cell table:style-name="ce35" office:value-type="string" calcext:value-type="string">
            <text:p><text:a xlink:href="http://avgfunds.com/" xlink:type="simple">avgfunds.com</text:a></text:p>
          </table:table-cell>
          <table:table-cell table:style-name="ce35" office:value-type="string" calcext:value-type="string">
            <text:p><text:a xlink:href="https://www.crunchbase.com/organization/alumni-ventures-group#section-overview" xlink:type="simple">https://www.crunchbase.com/organization/alumni-ventures-group</text:a></text:p>
          </table:table-cell>
          <table:table-cell table:style-name="ce35" office:value-type="string" calcext:value-type="string">
            <text:p><text:a xlink:href="https://www.linkedin.com/company/avgfunds/" xlink:type="simple">https://www.linkedin.com/company/avgfunds/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HI</text:p>
          </table:table-cell>
          <table:table-cell table:style-name="ce20" table:formula="of:=COUNTIF([.$D$12:.$D$999];[.$Z45])" office:value-type="float" office:value="1" calcext:value-type="float">
            <text:p>1</text:p>
          </table:table-cell>
          <table:table-cell/>
          <table:table-cell table:style-name="ce42"/>
          <table:table-cell table:style-name="ce43"/>
          <table:table-cell table:number-columns-repeated="994"/>
        </table:table-row>
        <table:table-row table:style-name="ro2">
          <table:table-cell table:style-name="ce1"/>
          <table:table-cell table:style-name="ce8" office:value-type="string" calcext:value-type="string">
            <text:p>Amasia</text:p>
          </table:table-cell>
          <table:table-cell table:style-name="ce8" office:value-type="string" calcext:value-type="string">
            <text:p>Burlingame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25.4" calcext:value-type="float">
            <text:p>$25.4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Bitcoin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amasia.vc/" xlink:type="simple">amasia.vc</text:a></text:p>
          </table:table-cell>
          <table:table-cell table:style-name="ce35" office:value-type="string" calcext:value-type="string">
            <text:p><text:a xlink:href="https://www.crunchbase.com/organization/amasia#section-exits" xlink:type="simple">https://www.crunchbase.com/organization/amasia#section-exits</text:a></text:p>
          </table:table-cell>
          <table:table-cell table:style-name="ce35" office:value-type="string" calcext:value-type="string">
            <text:p><text:a xlink:href="https://www.linkedin.com/company/amasia/" xlink:type="simple">https://www.linkedin.com/company/amasia/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LA</text:p>
          </table:table-cell>
          <table:table-cell table:style-name="ce20" table:formula="of:=COUNTIF([.$D$12:.$D$999];[.$Z46])" office:value-type="float" office:value="1" calcext:value-type="float">
            <text:p>1</text:p>
          </table:table-cell>
          <table:table-cell/>
          <table:table-cell table:style-name="ce42"/>
          <table:table-cell table:style-name="ce43"/>
          <table:table-cell table:number-columns-repeated="994"/>
        </table:table-row>
        <table:table-row table:style-name="ro2">
          <table:table-cell table:style-name="ce1"/>
          <table:table-cell table:style-name="ce8" office:value-type="string" calcext:value-type="string">
            <text:p>Ambition</text:p>
          </table:table-cell>
          <table:table-cell table:style-name="ce8" office:value-type="string" calcext:value-type="string">
            <text:p>Chattanooga</text:p>
          </table:table-cell>
          <table:table-cell table:style-name="ce8" office:value-type="string" calcext:value-type="string">
            <text:p>TN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 office:value-type="float" office:value="7.9" calcext:value-type="float">
            <text:p>$7.9</text:p>
          </table:table-cell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tryambition.com/" xlink:type="simple">tryambition.com</text:a></text:p>
          </table:table-cell>
          <table:table-cell table:style-name="ce35" office:value-type="string" calcext:value-type="string">
            <text:p><text:a xlink:href="https://www.crunchbase.com/organization/ambition-inc#section-locked-marketplace" xlink:type="simple">https://www.crunchbase.com/organization/ambition-inc#section-locked-marketplace</text:a></text:p>
          </table:table-cell>
          <table:table-cell table:style-name="ce35" office:value-type="string" calcext:value-type="string">
            <text:p><text:a xlink:href="https://www.linkedin.com/company/ambition-llc/" xlink:type="simple">https://www.linkedin.com/company/ambition-llc/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IA</text:p>
          </table:table-cell>
          <table:table-cell table:style-name="ce20" table:formula="of:=COUNTIF([.$D$12:.$D$999];[.$Z47])" office:value-type="float" office:value="1" calcext:value-type="float">
            <text:p>1</text:p>
          </table:table-cell>
          <table:table-cell/>
          <table:table-cell table:style-name="ce42"/>
          <table:table-cell table:style-name="ce43"/>
          <table:table-cell table:number-columns-repeated="994"/>
        </table:table-row>
        <table:table-row table:style-name="ro2">
          <table:table-cell table:style-name="ce1"/>
          <table:table-cell table:style-name="ce8" office:value-type="string" calcext:value-type="string">
            <text:p>AME Cloud Venture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24" calcext:value-type="float">
            <text:p>2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4" calcext:value-type="float">
            <text:p>24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20" calcext:value-type="float">
            <text:p>20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9" calcext:value-type="float">
            <text:p>19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15" calcext:value-type="float">
            <text:p>15</text:p>
          </table:table-cell>
          <table:table-cell table:style-name="ce35" office:value-type="string" calcext:value-type="string">
            <text:p><text:a xlink:href="http://amecloudventures.com" xlink:type="simple">amecloudventures.com</text:a></text:p>
          </table:table-cell>
          <table:table-cell table:style-name="ce35" office:value-type="string" calcext:value-type="string">
            <text:p><text:a xlink:href="https://www.crunchbase.com/organization/ame-cloud-ventures" xlink:type="simple">https://www.crunchbase.com/organization/ame-cloud-ventures</text:a></text:p>
          </table:table-cell>
          <table:table-cell table:style-name="ce35" office:value-type="string" calcext:value-type="string">
            <text:p><text:a xlink:href="http://linkedin.com/company/3932683" xlink:type="simple">linkedin.com/company/3932683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KY</text:p>
          </table:table-cell>
          <table:table-cell table:style-name="ce20" table:formula="of:=COUNTIF([.$D$12:.$D$999];[.$Z48])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mino Capital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75" calcext:value-type="float">
            <text:p>$75.0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9" calcext:value-type="float">
            <text:p>9</text:p>
          </table:table-cell>
          <table:table-cell table:style-name="ce35" office:value-type="string" calcext:value-type="string">
            <text:p><text:a xlink:href="http://aminocapital.com/" xlink:type="simple">aminocapital.com</text:a></text:p>
          </table:table-cell>
          <table:table-cell table:style-name="ce35" office:value-type="string" calcext:value-type="string">
            <text:p><text:a xlink:href="https://www.crunchbase.com/organization/zpark-venture#section-overview" xlink:type="simple">https://www.crunchbase.com/organization/zpark-venture</text:a></text:p>
          </table:table-cell>
          <table:table-cell table:style-name="ce35" office:value-type="string" calcext:value-type="string">
            <text:p><text:a xlink:href="https://www.linkedin.com/company/aminocapital/" xlink:type="simple">https://www.linkedin.com/company/aminocapital/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KS</text:p>
          </table:table-cell>
          <table:table-cell table:style-name="ce20" table:formula="of:=COUNTIF([.$D$12:.$D$999];[.$Z49])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mity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48.4" calcext:value-type="float">
            <text:p>$48.4</text:p>
          </table:table-cell>
          <table:table-cell table:style-name="ce20" office:value-type="float" office:value="3" calcext:value-type="float">
            <text:p>3</text:p>
          </table:table-cell>
          <table:table-cell table:style-name="ce6"/>
          <table:table-cell table:style-name="ce29" office:value-type="string" calcext:value-type="string">
            <text:p>Computer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Network Securit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yber Security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amityventures.com/" xlink:type="simple">amityventures.com</text:a></text:p>
          </table:table-cell>
          <table:table-cell table:style-name="ce35" office:value-type="string" calcext:value-type="string">
            <text:p><text:a xlink:href="https://www.crunchbase.com/organization/amity-ventures#section-overview" xlink:type="simple">https://www.crunchbase.com/organization/amity-ventures</text:a></text:p>
          </table:table-cell>
          <table:table-cell table:style-name="ce35" office:value-type="string" calcext:value-type="string">
            <text:p><text:a xlink:href="https://www.linkedin.com/company/amity-ventures/" xlink:type="simple">https://www.linkedin.com/company/amity-ventures/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SC</text:p>
          </table:table-cell>
          <table:table-cell table:style-name="ce20" table:formula="of:=COUNTIF([.$D$12:.$D$999];[.$Z50])" office:value-type="float" office:value="1" calcext:value-type="float">
            <text:p>1</text:p>
          </table:table-cell>
          <table:table-cell/>
          <table:table-cell table:style-name="ce42"/>
          <table:table-cell table:style-name="ce43"/>
          <table:table-cell table:number-columns-repeated="994"/>
        </table:table-row>
        <table:table-row table:style-name="ro2">
          <table:table-cell table:style-name="ce1"/>
          <table:table-cell table:style-name="ce8" office:value-type="string" calcext:value-type="string">
            <text:p>Amplify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5" calcext:value-type="float">
            <text:p>5</text:p>
          </table:table-cell>
          <table:table-cell table:style-name="ce22" office:value-type="float" office:value="22.8" calcext:value-type="float">
            <text:p>$22.8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amplify.la/" xlink:type="simple">amplify.la</text:a></text:p>
          </table:table-cell>
          <table:table-cell table:style-name="ce35" office:value-type="string" calcext:value-type="string">
            <text:p><text:a xlink:href="https://www.crunchbase.com/organization/amplify-la#section-exits" xlink:type="simple">https://www.crunchbase.com/organization/amplify-la#section-exits</text:a></text:p>
          </table:table-cell>
          <table:table-cell table:style-name="ce35" office:value-type="string" calcext:value-type="string">
            <text:p><text:a xlink:href="https://www.linkedin.com/company/amplify-la/" xlink:type="simple">https://www.linkedin.com/company/amplify-la/</text:a></text:p>
          </table:table-cell>
          <table:table-cell table:style-name="ce38" office:value-type="string" calcext:value-type="string">
            <text:p>x</text:p>
          </table:table-cell>
          <table:table-cell table:style-name="ce6" office:value-type="string" calcext:value-type="string">
            <text:p>NM</text:p>
          </table:table-cell>
          <table:table-cell table:style-name="ce20" table:formula="of:=COUNTIF([.$D$12:.$D$999];[.$Z51])" office:value-type="float" office:value="1" calcext:value-type="float">
            <text:p>1</text:p>
          </table:table-cell>
          <table:table-cell/>
          <table:table-cell table:style-name="ce42"/>
          <table:table-cell table:style-name="ce43"/>
          <table:table-cell table:number-columns-repeated="994"/>
        </table:table-row>
        <table:table-row table:style-name="ro2">
          <table:table-cell table:style-name="ce1"/>
          <table:table-cell table:style-name="ce8" office:value-type="string" calcext:value-type="string">
            <text:p>Amplify Partners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3" calcext:value-type="float">
            <text:p>3</text:p>
          </table:table-cell>
          <table:table-cell table:style-name="ce22" office:value-type="float" office:value="374.1" calcext:value-type="float">
            <text:p>$374.1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8" calcext:value-type="float">
            <text:p>8</text:p>
          </table:table-cell>
          <table:table-cell table:style-name="ce35" office:value-type="string" calcext:value-type="string">
            <text:p><text:a xlink:href="http://amplifypartners.com" xlink:type="simple">amplifypartners.com</text:a></text:p>
          </table:table-cell>
          <table:table-cell table:style-name="ce35" office:value-type="string" calcext:value-type="string">
            <text:p><text:a xlink:href="https://www.crunchbase.com/organization/amplify-partners" xlink:type="simple">https://www.crunchbase.com/organization/amplify-partners</text:a></text:p>
          </table:table-cell>
          <table:table-cell table:style-name="ce35" office:value-type="string" calcext:value-type="string">
            <text:p><text:a xlink:href="http://linkedin.com/company/2926380" xlink:type="simple">linkedin.com/company/2926380</text:a></text:p>
          </table:table-cell>
          <table:table-cell table:style-name="ce38" office:value-type="string" calcext:value-type="string">
            <text:p>x</text:p>
          </table:table-cell>
          <table:table-cell table:style-name="ce39" office:value-type="string" calcext:value-type="string">
            <text:p>Total</text:p>
          </table:table-cell>
          <table:table-cell table:style-name="ce40" table:formula="of:=SUM([.AA12:.AA51])" office:value-type="float" office:value="786" calcext:value-type="float">
            <text:p>786</text:p>
          </table:table-cell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mplo</text:p>
          </table:table-cell>
          <table:table-cell table:style-name="ce8" office:value-type="string" calcext:value-type="string">
            <text:p>Spring</text:p>
          </table:table-cell>
          <table:table-cell table:style-name="ce8" office:value-type="string" calcext:value-type="string">
            <text:p>TX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00" calcext:value-type="float">
            <text:p>$100.0</text:p>
          </table:table-cell>
          <table:table-cell table:style-name="ce20" office:value-type="float" office:value="6" calcext:value-type="float">
            <text:p>6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GovTech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ecruit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amplovc.com/" xlink:type="simple">amplovc.com</text:a></text:p>
          </table:table-cell>
          <table:table-cell table:style-name="ce35" office:value-type="string" calcext:value-type="string">
            <text:p><text:a xlink:href="https://www.crunchbase.com/organization/amplo" xlink:type="simple">https://www.crunchbase.com/organization/amplo</text:a></text:p>
          </table:table-cell>
          <table:table-cell table:style-name="ce35" office:value-type="string" calcext:value-type="string">
            <text:p><text:a xlink:href="https://www.linkedin.com/company/amplovc/" xlink:type="simple">https://www.linkedin.com/company/amplov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nalytics Ventures</text:p>
          </table:table-cell>
          <table:table-cell table:style-name="ce8" office:value-type="string" calcext:value-type="string">
            <text:p>San Dieg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analytics-ventures.com" xlink:type="simple">analytics-ventures.com</text:a></text:p>
          </table:table-cell>
          <table:table-cell table:style-name="ce35" office:value-type="string" calcext:value-type="string">
            <text:p><text:a xlink:href="https://www.crunchbase.com/organization/analytics-ventures" xlink:type="simple">https://www.crunchbase.com/organization/analytics-ventures</text:a></text:p>
          </table:table-cell>
          <table:table-cell table:style-name="ce35" office:value-type="string" calcext:value-type="string">
            <text:p><text:a xlink:href="http://linkedin.com/company/2620645" xlink:type="simple">linkedin.com/company/262064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ngelPad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35" calcext:value-type="float">
            <text:p>$35.0</text:p>
          </table:table-cell>
          <table:table-cell table:style-name="ce20" office:value-type="float" office:value="165" calcext:value-type="float">
            <text:p>165</text:p>
          </table:table-cell>
          <table:table-cell table:style-name="ce20" office:value-type="float" office:value="22" calcext:value-type="float">
            <text:p>2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0" calcext:value-type="float">
            <text:p>30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13" calcext:value-type="float">
            <text:p>13</text:p>
          </table:table-cell>
          <table:table-cell table:style-name="ce35" office:value-type="string" calcext:value-type="string">
            <text:p><text:a xlink:href="http://angelpad.org/" xlink:type="simple">angelpad.org</text:a></text:p>
          </table:table-cell>
          <table:table-cell table:style-name="ce35" office:value-type="string" calcext:value-type="string">
            <text:p><text:a xlink:href="https://www.crunchbase.com/organization/angelpad#section-overview" xlink:type="simple">https://www.crunchbase.com/organization/angelpad</text:a></text:p>
          </table:table-cell>
          <table:table-cell table:style-name="ce35" office:value-type="string" calcext:value-type="string">
            <text:p><text:a xlink:href="https://www.linkedin.com/company/angelpad-llc/" xlink:type="simple">https://www.linkedin.com/company/angelpad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ntecedent Ventures</text:p>
          </table:table-cell>
          <table:table-cell table:style-name="ce8" office:value-type="string" calcext:value-type="string">
            <text:p>Brooklyn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yber Security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ecurity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loud Security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antecedent.vc/" xlink:type="simple">antecedent.vc</text:a></text:p>
          </table:table-cell>
          <table:table-cell table:style-name="ce35" office:value-type="string" calcext:value-type="string">
            <text:p><text:a xlink:href="https://www.crunchbase.com/organization/antecedent-ventures#section-overview" xlink:type="simple">https://www.crunchbase.com/organization/antecedent-ventures</text:a></text:p>
          </table:table-cell>
          <table:table-cell table:style-name="ce35" office:value-type="string" calcext:value-type="string">
            <text:p><text:a xlink:href="https://www.linkedin.com/company/antecedent-ventures/" xlink:type="simple">https://www.linkedin.com/company/antecedent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OL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15" calcext:value-type="float">
            <text:p>$15.0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" calcext:value-type="float">
            <text:p>12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Publishing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aolventures.com" xlink:type="simple">aolventures.com</text:a></text:p>
          </table:table-cell>
          <table:table-cell table:style-name="ce35" office:value-type="string" calcext:value-type="string">
            <text:p><text:a xlink:href="https://www.crunchbase.com/organization/aol-ventures" xlink:type="simple">https://www.crunchbase.com/organization/aol-ventures</text:a></text:p>
          </table:table-cell>
          <table:table-cell table:style-name="ce35" office:value-type="string" calcext:value-type="string">
            <text:p><text:a xlink:href="http://linkedin.com/company/803523" xlink:type="simple">linkedin.com/company/80352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rafura Venture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7" calcext:value-type="float">
            <text:p>7</text:p>
          </table:table-cell>
          <table:table-cell table:style-name="ce6"/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Developer Tool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rowdsourc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obile Payment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arafuraventures.com/" xlink:type="simple">arafuraventures.com</text:a></text:p>
          </table:table-cell>
          <table:table-cell table:style-name="ce35" office:value-type="string" calcext:value-type="string">
            <text:p><text:a xlink:href="https://www.crunchbase.com/organization/arafura-ventures#section-overview" xlink:type="simple">https://www.crunchbase.com/organization/arafura-ventures</text:a></text:p>
          </table:table-cell>
          <table:table-cell table:style-name="ce35" office:value-type="string" calcext:value-type="string">
            <text:p><text:a xlink:href="https://www.linkedin.com/company/arafura-ventures/" xlink:type="simple">https://www.linkedin.com/company/arafura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rcher VC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80" calcext:value-type="float">
            <text:p>$80.0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Advertis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arke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ublish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dvertising Platform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archervc.com/" xlink:type="simple">archervc.com</text:a></text:p>
          </table:table-cell>
          <table:table-cell table:style-name="ce35" office:value-type="string" calcext:value-type="string">
            <text:p><text:a xlink:href="https://www.crunchbase.com/organization/archer-venture-capital#section-overview" xlink:type="simple">https://www.crunchbase.com/organization/archer-venture-capital</text:a></text:p>
          </table:table-cell>
          <table:table-cell table:style-name="ce35" office:value-type="string" calcext:value-type="string">
            <text:p><text:a xlink:href="https://www.linkedin.com/company/archer-venture-capital/" xlink:type="simple">https://www.linkedin.com/company/archer-venture-capital/</text:a></text:p>
          </table:table-cell>
          <table:table-cell table:style-name="ce38" office:value-type="string" calcext:value-type="string">
            <text:p>x</text:p>
          </table:table-cell>
          <table:table-cell table:number-columns-repeated="999"/>
        </table:table-row>
        <table:table-row table:style-name="ro2">
          <table:table-cell table:style-name="ce1"/>
          <table:table-cell table:style-name="ce8" office:value-type="string" calcext:value-type="string">
            <text:p>Argona Partners, Inc.</text:p>
          </table:table-cell>
          <table:table-cell table:style-name="ce8" office:value-type="string" calcext:value-type="string">
            <text:p>Indianapolis</text:p>
          </table:table-cell>
          <table:table-cell table:style-name="ce8" office:value-type="string" calcext:value-type="string">
            <text:p>IN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argonapartners.com" xlink:type="simple">argonapartners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18687476" xlink:type="simple">linkedin.com/company/18687476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ristos Ventures</text:p>
          </table:table-cell>
          <table:table-cell table:style-name="ce8" office:value-type="string" calcext:value-type="string">
            <text:p>Dallas</text:p>
          </table:table-cell>
          <table:table-cell table:style-name="ce8" office:value-type="string" calcext:value-type="string">
            <text:p>TX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25" calcext:value-type="float">
            <text:p>$25.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loud Comput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maill and Medium Businesse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Data Integr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Web Development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aristosventures.com/" xlink:type="simple">aristosventures.com</text:a></text:p>
          </table:table-cell>
          <table:table-cell table:style-name="ce35" office:value-type="string" calcext:value-type="string">
            <text:p><text:a xlink:href="https://www.crunchbase.com/organization/aristos-ventures#section-overview" xlink:type="simple">https://www.crunchbase.com/organization/aristos-ventures</text:a></text:p>
          </table:table-cell>
          <table:table-cell table:style-name="ce35" office:value-type="string" calcext:value-type="string">
            <text:p><text:a xlink:href="https://www.linkedin.com/company/aristos-ventures/" xlink:type="simple">https://www.linkedin.com/company/aristos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rizona Founders Fund</text:p>
          </table:table-cell>
          <table:table-cell table:style-name="ce8" office:value-type="string" calcext:value-type="string">
            <text:p>Phoenix</text:p>
          </table:table-cell>
          <table:table-cell table:style-name="ce8" office:value-type="string" calcext:value-type="string">
            <text:p>AZ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Transport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eal Estat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azff.co" xlink:type="simple">azff.co</text:a></text:p>
          </table:table-cell>
          <table:table-cell table:style-name="ce35" office:value-type="string" calcext:value-type="string">
            <text:p><text:a xlink:href="https://www.crunchbase.com/organization/arizona-founders-fund" xlink:type="simple">https://www.crunchbase.com/organization/arizona-founders-fund</text:a></text:p>
          </table:table-cell>
          <table:table-cell table:style-name="ce35" office:value-type="string" calcext:value-type="string">
            <text:p><text:a xlink:href="http://linkedin.com/company/11251468" xlink:type="simple">linkedin.com/company/1125146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rka Venture Lab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6" calcext:value-type="float">
            <text:p>$6.0</text:p>
          </table:table-cell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arka.vc" xlink:type="simple">arka.vc</text:a></text:p>
          </table:table-cell>
          <table:table-cell table:style-name="ce35" office:value-type="string" calcext:value-type="string">
            <text:p><text:a xlink:href="https://www.crunchbase.com/organization/arka-ventures-labs" xlink:type="simple">https://www.crunchbase.com/organization/arka-ventures-labs</text:a></text:p>
          </table:table-cell>
          <table:table-cell table:style-name="ce35" office:value-type="string" calcext:value-type="string">
            <text:p><text:a xlink:href="http://linkedin.com/company/33197515" xlink:type="simple">linkedin.com/company/3319751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rkitekt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ealth Diagnos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arkitektventures.com" xlink:type="simple">arkitektventures.com</text:a></text:p>
          </table:table-cell>
          <table:table-cell table:style-name="ce35" office:value-type="string" calcext:value-type="string">
            <text:p><text:a xlink:href="https://www.crunchbase.com/organization/arkitekt-ventures" xlink:type="simple">https://www.crunchbase.com/organization/arkitekt-ventures</text:a></text:p>
          </table:table-cell>
          <table:table-cell table:style-name="ce35" office:value-type="string" calcext:value-type="string">
            <text:p><text:a xlink:href="http://linkedin.com/company/18252356" xlink:type="simple">linkedin.com/company/18252356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rmory Square Ventures</text:p>
          </table:table-cell>
          <table:table-cell table:style-name="ce8" office:value-type="string" calcext:value-type="string">
            <text:p>Syracuse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estaurant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rke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armorysv.com/" xlink:type="simple">armorysv.com</text:a></text:p>
          </table:table-cell>
          <table:table-cell table:style-name="ce35" office:value-type="string" calcext:value-type="string">
            <text:p><text:a xlink:href="https://www.crunchbase.com/organization/armorysquare-ventures#section-overview" xlink:type="simple">https://www.crunchbase.com/organization/armorysquare-ventures</text:a></text:p>
          </table:table-cell>
          <table:table-cell table:style-name="ce35" office:value-type="string" calcext:value-type="string">
            <text:p><text:a xlink:href="https://www.linkedin.com/company/armory-square-ventures/" xlink:type="simple">https://www.linkedin.com/company/armory-squar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rray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12.8" calcext:value-type="float">
            <text:p>$12.8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array.vc/" xlink:type="simple">array.vc</text:a></text:p>
          </table:table-cell>
          <table:table-cell table:style-name="ce35" office:value-type="string" calcext:value-type="string">
            <text:p><text:a xlink:href="https://www.crunchbase.com/organization/array-ventures#section-overview" xlink:type="simple">https://www.crunchbase.com/organization/array-ventures</text:a></text:p>
          </table:table-cell>
          <table:table-cell table:style-name="ce35" office:value-type="string" calcext:value-type="string">
            <text:p><text:a xlink:href="https://www.linkedin.com/company/array-ventures/" xlink:type="simple">https://www.linkedin.com/company/array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rthur Ventures</text:p>
          </table:table-cell>
          <table:table-cell table:style-name="ce8" office:value-type="string" calcext:value-type="string">
            <text:p>Fargo</text:p>
          </table:table-cell>
          <table:table-cell table:style-name="ce8" office:value-type="string" calcext:value-type="string">
            <text:p>ND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116.6" calcext:value-type="float">
            <text:p>$116.6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arthurventures.com/" xlink:type="simple">arthurventures.com</text:a></text:p>
          </table:table-cell>
          <table:table-cell table:style-name="ce35" office:value-type="string" calcext:value-type="string">
            <text:p><text:a xlink:href="https://www.crunchbase.com/organization/arthur-ventures-llc#section-overview" xlink:type="simple">https://www.crunchbase.com/organization/arthur-ventures-llc</text:a></text:p>
          </table:table-cell>
          <table:table-cell table:style-name="ce35" office:value-type="string" calcext:value-type="string">
            <text:p><text:a xlink:href="https://www.linkedin.com/company/arthur-ventures/" xlink:type="simple">https://www.linkedin.com/company/arthur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spect Venture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 office:value-type="float" office:value="331" calcext:value-type="float">
            <text:p>$331.0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6" calcext:value-type="float">
            <text:p>6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35" office:value-type="string" calcext:value-type="string">
            <text:p><text:a xlink:href="http://aspectventures.com" xlink:type="simple">aspectventures.com</text:a></text:p>
          </table:table-cell>
          <table:table-cell table:style-name="ce35" office:value-type="string" calcext:value-type="string">
            <text:p><text:a xlink:href="https://www.crunchbase.com/organization/aspect-ventures" xlink:type="simple">https://www.crunchbase.com/organization/aspect-ventures</text:a></text:p>
          </table:table-cell>
          <table:table-cell table:style-name="ce35" office:value-type="string" calcext:value-type="string">
            <text:p><text:a xlink:href="http://linkedin.com/company/4767288" xlink:type="simple">linkedin.com/company/476728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tlanta Seed Company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G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Paren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Developer API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atlantaseedcompany.com" xlink:type="simple">atlantaseedcompany.com</text:a></text:p>
          </table:table-cell>
          <table:table-cell table:style-name="ce35" office:value-type="string" calcext:value-type="string">
            <text:p><text:a xlink:href="https://www.crunchbase.com/organization/atlanta-seed-company" xlink:type="simple">https://www.crunchbase.com/organization/atlanta-seed-company</text:a></text:p>
          </table:table-cell>
          <table:table-cell table:style-name="ce35" office:value-type="string" calcext:value-type="string">
            <text:p><text:a xlink:href="http://linkedin.com/company/10807898" xlink:type="simple">linkedin.com/company/1080789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tlas Venture</text:p>
          </table:table-cell>
          <table:table-cell table:style-name="ce8" office:value-type="string" calcext:value-type="string">
            <text:p>Cambridge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6" calcext:value-type="float">
            <text:p>6</text:p>
          </table:table-cell>
          <table:table-cell table:style-name="ce22"/>
          <table:table-cell table:style-name="ce6" office:value-type="float" office:value="488" calcext:value-type="float">
            <text:p>488</text:p>
          </table:table-cell>
          <table:table-cell table:style-name="ce6" office:value-type="float" office:value="125" calcext:value-type="float">
            <text:p>125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64" calcext:value-type="float">
            <text:p>64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47" calcext:value-type="float">
            <text:p>47</text:p>
          </table:table-cell>
          <table:table-cell table:style-name="ce29" office:value-type="string" calcext:value-type="string">
            <text:p>Therapeutics</text:p>
          </table:table-cell>
          <table:table-cell table:style-name="ce20" office:value-type="float" office:value="39" calcext:value-type="float">
            <text:p>3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2" calcext:value-type="float">
            <text:p>32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29" calcext:value-type="float">
            <text:p>29</text:p>
          </table:table-cell>
          <table:table-cell table:style-name="ce35" office:value-type="string" calcext:value-type="string">
            <text:p><text:a xlink:href="http://atlasventure.com" xlink:type="simple">atlasventure.com</text:a></text:p>
          </table:table-cell>
          <table:table-cell table:style-name="ce35" office:value-type="string" calcext:value-type="string">
            <text:p><text:a xlink:href="https://www.crunchbase.com/organization/atlas-venture" xlink:type="simple">https://www.crunchbase.com/organization/atlas-venture</text:a></text:p>
          </table:table-cell>
          <table:table-cell table:style-name="ce35" office:value-type="string" calcext:value-type="string">
            <text:p><text:a xlink:href="http://linkedin.com/company/17650" xlink:type="simple">linkedin.com/company/1765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tomic VC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170" calcext:value-type="float">
            <text:p>$170.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Wellnes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acial Recogni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RM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atomic.vc/" xlink:type="simple">atomic.vc</text:a></text:p>
          </table:table-cell>
          <table:table-cell table:style-name="ce35" office:value-type="string" calcext:value-type="string">
            <text:p><text:a xlink:href="https://www.crunchbase.com/organization/atomic-2#section-overview" xlink:type="simple">https://www.crunchbase.com/organization/atomic-2</text:a></text:p>
          </table:table-cell>
          <table:table-cell table:style-name="ce35" office:value-type="string" calcext:value-type="string">
            <text:p><text:a xlink:href="https://www.linkedin.com/company/atomic-labs/" xlink:type="simple">https://www.linkedin.com/company/atomic-lab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TX Seed Ventures</text:p>
          </table:table-cell>
          <table:table-cell table:style-name="ce8" office:value-type="string" calcext:value-type="string">
            <text:p>Austin</text:p>
          </table:table-cell>
          <table:table-cell table:style-name="ce8" office:value-type="string" calcext:value-type="string">
            <text:p>TX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23.3" calcext:value-type="float">
            <text:p>$23.3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Travel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atxseedventures.com/" xlink:type="simple">atxseedventures.com</text:a></text:p>
          </table:table-cell>
          <table:table-cell table:style-name="ce35" office:value-type="string" calcext:value-type="string">
            <text:p><text:a xlink:href="https://www.crunchbase.com/organization/atx-seed-ventures#section-overview" xlink:type="simple">https://www.crunchbase.com/organization/atx-seed-ventures</text:a></text:p>
          </table:table-cell>
          <table:table-cell table:style-name="ce35" office:value-type="string" calcext:value-type="string">
            <text:p><text:a xlink:href="https://www.linkedin.com/company/atx-seed-ventures/" xlink:type="simple">https://www.linkedin.com/company/atx-seed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uthentic Ventures</text:p>
          </table:table-cell>
          <table:table-cell table:style-name="ce8" office:value-type="string" calcext:value-type="string">
            <text:p>Oakland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cial Sopp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sumer Good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authentic-ventures.com/" xlink:type="simple">authentic-ventures.com</text:a></text:p>
          </table:table-cell>
          <table:table-cell table:style-name="ce35" office:value-type="string" calcext:value-type="string">
            <text:p><text:a xlink:href="https://www.crunchbase.com/organization/authentic-ventures-2#section-overview" xlink:type="simple">https://www.crunchbase.com/organization/authentic-ventures-2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utochrome Ventures</text:p>
          </table:table-cell>
          <table:table-cell table:style-name="ce8" office:value-type="string" calcext:value-type="string">
            <text:p>Santa Monica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5" calcext:value-type="float">
            <text:p>5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RM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lockchai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autochrome.vc/" xlink:type="simple">autochrome.vc</text:a></text:p>
          </table:table-cell>
          <table:table-cell table:style-name="ce35" office:value-type="string" calcext:value-type="string">
            <text:p><text:a xlink:href="https://www.crunchbase.com/organization/autochrome-ventures" xlink:type="simple">https://www.crunchbase.com/organization/autochrome-ventures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XN Venture Partners</text:p>
          </table:table-cell>
          <table:table-cell table:style-name="ce8" office:value-type="string" calcext:value-type="string">
            <text:p>Boca Raton</text:p>
          </table:table-cell>
          <table:table-cell table:style-name="ce8" office:value-type="string" calcext:value-type="string">
            <text:p>FL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axnventurepartners.com" xlink:type="simple">axnventurepartners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29025341" xlink:type="simple">linkedin.com/company/2902534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37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Nutri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Venture Capital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bridge37.com/" xlink:type="simple">bridge37.com</text:a></text:p>
          </table:table-cell>
          <table:table-cell table:style-name="ce35" office:value-type="string" calcext:value-type="string">
            <text:p><text:a xlink:href="https://www.crunchbase.com/organization/bridge-37-ventures#section-overview" xlink:type="simple">https://www.crunchbase.com/organization/bridge-37-ventures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ABEL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26" calcext:value-type="float">
            <text:p>$26.0</text:p>
          </table:table-cell>
          <table:table-cell table:style-name="ce20" office:value-type="float" office:value="10" calcext:value-type="float">
            <text:p>10</text:p>
          </table:table-cell>
          <table:table-cell table:style-name="ce6"/>
          <table:table-cell table:style-name="ce29" office:value-type="string" calcext:value-type="string">
            <text:p>Biotechnology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Consumer Good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ood Processing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babel.ventures</text:p>
          </table:table-cell>
          <table:table-cell table:style-name="ce35" office:value-type="string" calcext:value-type="string">
            <text:p><text:a xlink:href="https://www.crunchbase.com/organization/babel-ventures#section-overview" xlink:type="simple">https://www.crunchbase.com/organization/babel-ventures</text:a></text:p>
          </table:table-cell>
          <table:table-cell table:style-name="ce35" office:value-type="string" calcext:value-type="string">
            <text:p><text:a xlink:href="https://www.linkedin.com/company/babel.ventures/" xlink:type="simple">https://www.linkedin.com/company/babel.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ackstage Capital</text:p>
          </table:table-cell>
          <table:table-cell table:style-name="ce8" office:value-type="string" calcext:value-type="string">
            <text:p>West Hollywood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36" calcext:value-type="float">
            <text:p>$36.0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Fashion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Beauty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backstagecapital.com/" xlink:type="simple">backstagecapital.com</text:a></text:p>
          </table:table-cell>
          <table:table-cell table:style-name="ce35" office:value-type="string" calcext:value-type="string">
            <text:p><text:a xlink:href="https://www.crunchbase.com/organization/backstage-capital#section-overview" xlink:type="simple">https://www.crunchbase.com/organization/backstage-capital</text:a></text:p>
          </table:table-cell>
          <table:table-cell table:style-name="ce35" office:value-type="string" calcext:value-type="string">
            <text:p><text:a xlink:href="https://www.linkedin.com/company/backstage-capital/" xlink:type="simple">https://www.linkedin.com/company/backstage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AM Ventures</text:p>
          </table:table-cell>
          <table:table-cell table:style-name="ce8" office:value-type="string" calcext:value-type="string">
            <text:p>Playa Vista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Retail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Fashion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bam.vc/" xlink:type="simple">bam.vc</text:a></text:p>
          </table:table-cell>
          <table:table-cell table:style-name="ce35" office:value-type="string" calcext:value-type="string">
            <text:p><text:a xlink:href="https://www.crunchbase.com/organization/bam-ventures#section-overview" xlink:type="simple">https://www.crunchbase.com/organization/bam-ventures</text:a></text:p>
          </table:table-cell>
          <table:table-cell table:style-name="ce35" office:value-type="string" calcext:value-type="string">
            <text:p><text:a xlink:href="https://www.linkedin.com/company/bam-ventures-llc/" xlink:type="simple">https://www.linkedin.com/company/bam-ventures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and of Angels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 office:value-type="float" office:value="55" calcext:value-type="float">
            <text:p>$55.0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21" calcext:value-type="float">
            <text:p>2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9" calcext:value-type="float">
            <text:p>19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35" office:value-type="string" calcext:value-type="string">
            <text:p><text:a xlink:href="http://bandangels.com" xlink:type="simple">bandangels.com</text:a></text:p>
          </table:table-cell>
          <table:table-cell table:style-name="ce35" office:value-type="string" calcext:value-type="string">
            <text:p><text:a xlink:href="https://www.crunchbase.com/organization/band-of-angels" xlink:type="simple">https://www.crunchbase.com/organization/band-of-angels</text:a></text:p>
          </table:table-cell>
          <table:table-cell table:style-name="ce35" office:value-type="string" calcext:value-type="string">
            <text:p><text:a xlink:href="https://www.linkedin.com/company/band-of-angels/" xlink:type="simple">https://www.linkedin.com/company/band-of-angel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ANKABL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bankabl.com" xlink:type="simple">bankabl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10691851" xlink:type="simple">linkedin.com/company/1069185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ase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8.8" calcext:value-type="float">
            <text:p>$8.8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base.ventures</text:p>
          </table:table-cell>
          <table:table-cell table:style-name="ce35" office:value-type="string" calcext:value-type="string">
            <text:p><text:a xlink:href="https://www.crunchbase.com/organization/base-vc#section-overview" xlink:type="simple">https://www.crunchbase.com/organization/base-vc</text:a></text:p>
          </table:table-cell>
          <table:table-cell table:style-name="ce35" office:value-type="string" calcext:value-type="string">
            <text:p><text:a xlink:href="https://www.linkedin.com/company/base-ventures/" xlink:type="simple">https://www.linkedin.com/company/bas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aseline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0" office:value-type="float" office:value="164" calcext:value-type="float">
            <text:p>164</text:p>
          </table:table-cell>
          <table:table-cell table:style-name="ce20" office:value-type="float" office:value="39" calcext:value-type="float">
            <text:p>39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9" calcext:value-type="float">
            <text:p>1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7" calcext:value-type="float">
            <text:p>17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1" calcext:value-type="float">
            <text:p>11</text:p>
          </table:table-cell>
          <table:table-cell table:style-name="ce35" office:value-type="string" calcext:value-type="string">
            <text:p><text:a xlink:href="http://baselinev.com/" xlink:type="simple">baselinev.com</text:a></text:p>
          </table:table-cell>
          <table:table-cell table:style-name="ce35" office:value-type="string" calcext:value-type="string">
            <text:p><text:a xlink:href="https://www.crunchbase.com/organization/baseline-ventures#section-overview" xlink:type="simple">https://www.crunchbase.com/organization/baseline-ventures</text:a></text:p>
          </table:table-cell>
          <table:table-cell table:style-name="ce35" office:value-type="string" calcext:value-type="string">
            <text:p><text:a xlink:href="https://www.linkedin.com/company/baseline-ventures/" xlink:type="simple">https://www.linkedin.com/company/baselin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assin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rketPla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Transport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Logistic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ame Day delivery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bassinventures.com" xlink:type="simple">bassinventures.com</text:a></text:p>
          </table:table-cell>
          <table:table-cell table:style-name="ce35" office:value-type="string" calcext:value-type="string">
            <text:p><text:a xlink:href="https://www.crunchbase.com/organization/bassin-ventures" xlink:type="simple">https://www.crunchbase.com/organization/bassin-ventures</text:a></text:p>
          </table:table-cell>
          <table:table-cell table:style-name="ce35" office:value-type="string" calcext:value-type="string">
            <text:p><text:a xlink:href="http://linkedin.com/company/4814681" xlink:type="simple">linkedin.com/company/481468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BG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10" calcext:value-type="float">
            <text:p>$10.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3" calcext:value-type="float">
            <text:p>3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Fashion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hopping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Women'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Beauty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bbgventures.com" xlink:type="simple">bbgventures.com</text:a></text:p>
          </table:table-cell>
          <table:table-cell table:style-name="ce35" office:value-type="string" calcext:value-type="string">
            <text:p><text:a xlink:href="https://www.crunchbase.com/organization/bbg-ventures" xlink:type="simple">https://www.crunchbase.com/organization/bbg-ventures</text:a></text:p>
          </table:table-cell>
          <table:table-cell table:style-name="ce35" office:value-type="string" calcext:value-type="string">
            <text:p><text:a xlink:href="http://linkedin.com/company/10676703" xlink:type="simple">linkedin.com/company/1067670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DMI - Bertelsmann Digital Media Investment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63" calcext:value-type="float">
            <text:p>$63.0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16" calcext:value-type="float">
            <text:p>1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11" calcext:value-type="float">
            <text:p>11</text:p>
          </table:table-cell>
          <table:table-cell table:style-name="ce35" office:value-type="string" calcext:value-type="string">
            <text:p><text:a xlink:href="http://bdmifund.com" xlink:type="simple">bdmifund.com</text:a></text:p>
          </table:table-cell>
          <table:table-cell table:style-name="ce35" office:value-type="string" calcext:value-type="string">
            <text:p><text:a xlink:href="https://www.crunchbase.com/organization/bertelsmann-digital-media-investments" xlink:type="simple">https://www.crunchbase.com/organization/bertelsmann-digital-media-investments</text:a></text:p>
          </table:table-cell>
          <table:table-cell table:style-name="ce35" office:value-type="string" calcext:value-type="string">
            <text:p><text:a xlink:href="http://linkedin.com/company/11188648" xlink:type="simple">linkedin.com/company/1118864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e Great Partners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6" calcext:value-type="float">
            <text:p>$6.0</text:p>
          </table:table-cell>
          <table:table-cell table:style-name="ce20" office:value-type="float" office:value="3" calcext:value-type="float">
            <text:p>3</text:p>
          </table:table-cell>
          <table:table-cell table:style-name="ce6"/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Theat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Ticke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cial Network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begreat.co/" xlink:type="simple">begreat.co</text:a></text:p>
          </table:table-cell>
          <table:table-cell table:style-name="ce35" office:value-type="string" calcext:value-type="string">
            <text:p><text:a xlink:href="https://www.crunchbase.com/organization/be-great-partners#section-overview" xlink:type="simple">https://www.crunchbase.com/organization/be-great-partners</text:a></text:p>
          </table:table-cell>
          <table:table-cell table:style-name="ce35" office:value-type="string" calcext:value-type="string">
            <text:p><text:a xlink:href="https://www.linkedin.com/company/be-great-partners/" xlink:type="simple">https://www.linkedin.com/company/be-great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eanstalk Ventures</text:p>
          </table:table-cell>
          <table:table-cell table:style-name="ce8" office:value-type="string" calcext:value-type="string">
            <text:p>Hartsdale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7.1" calcext:value-type="float">
            <text:p>$7.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tail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beanstalk.vc/" xlink:type="simple">beanstalk.vc</text:a></text:p>
          </table:table-cell>
          <table:table-cell table:style-name="ce35" office:value-type="string" calcext:value-type="string">
            <text:p><text:a xlink:href="https://www.crunchbase.com/organization/beanstalk-ventures#section-overview" xlink:type="simple">https://www.crunchbase.com/organization/beanstalk-ventures</text:a></text:p>
          </table:table-cell>
          <table:table-cell table:style-name="ce35" office:value-type="string" calcext:value-type="string">
            <text:p><text:a xlink:href="https://www.linkedin.com/company/beanstalk-ventures/" xlink:type="simple">https://www.linkedin.com/company/beanstalk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ee Partner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37.2" calcext:value-type="float">
            <text:p>$37.2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beepartners.vc/" xlink:type="simple">beepartners.vc</text:a></text:p>
          </table:table-cell>
          <table:table-cell table:style-name="ce35" office:value-type="string" calcext:value-type="string">
            <text:p><text:a xlink:href="https://www.crunchbase.com/organization/bee-partners#section-overview" xlink:type="simple">https://www.crunchbase.com/organization/bee-partners</text:a></text:p>
          </table:table-cell>
          <table:table-cell table:style-name="ce35" office:value-type="string" calcext:value-type="string">
            <text:p><text:a xlink:href="https://www.linkedin.com/company/bee-partners-/" xlink:type="simple">https://www.linkedin.com/company/bee-partners-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en Franklin Technology Partners of Southeastern Pennsylvania</text:p>
          </table:table-cell>
          <table:table-cell table:style-name="ce8" office:value-type="string" calcext:value-type="string">
            <text:p>Philadelphia</text:p>
          </table:table-cell>
          <table:table-cell table:style-name="ce8" office:value-type="string" calcext:value-type="string">
            <text:p>P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/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9" calcext:value-type="float">
            <text:p>19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41" calcext:value-type="float">
            <text:p>4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1" calcext:value-type="float">
            <text:p>21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11" calcext:value-type="float">
            <text:p>11</text:p>
          </table:table-cell>
          <table:table-cell table:style-name="ce35" office:value-type="string" calcext:value-type="string">
            <text:p><text:a xlink:href="http://sep.benfranklin.org" xlink:type="simple">sep.benfranklin.org</text:a></text:p>
          </table:table-cell>
          <table:table-cell table:style-name="ce35" office:value-type="string" calcext:value-type="string">
            <text:p><text:a xlink:href="https://www.crunchbase.com/organization/ben-franklin-technology-partners-of-southeastern-pennsylvania" xlink:type="simple">https://www.crunchbase.com/organization/ben-franklin-technology-partners-of-southeastern-pennsylvania</text:a></text:p>
          </table:table-cell>
          <table:table-cell table:style-name="ce35" office:value-type="string" calcext:value-type="string">
            <text:p><text:a xlink:href="http://linkedin.com/company/534321" xlink:type="simple">linkedin.com/company/53432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en Jen Holdings</text:p>
          </table:table-cell>
          <table:table-cell table:style-name="ce8" office:value-type="string" calcext:value-type="string">
            <text:p>Bedminster</text:p>
          </table:table-cell>
          <table:table-cell table:style-name="ce8" office:value-type="string" calcext:value-type="string">
            <text:p>NJ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29" office:value-type="string" calcext:value-type="string">
            <text:p>Social Shopp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rke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sumer Good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benjenholdings.com" xlink:type="simple">benjenholdings.com</text:a></text:p>
          </table:table-cell>
          <table:table-cell table:style-name="ce35" office:value-type="string" calcext:value-type="string">
            <text:p><text:a xlink:href="https://www.crunchbase.com/organization/ben-jen-holdings-llc" xlink:type="simple">https://www.crunchbase.com/organization/ben-jen-holdings-llc</text:a></text:p>
          </table:table-cell>
          <table:table-cell table:style-name="ce35" office:value-type="string" calcext:value-type="string">
            <text:p><text:a xlink:href="http://linkedin.com/company/6583962" xlink:type="simple">linkedin.com/company/6583962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enhamou Global Venture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192" calcext:value-type="float">
            <text:p>$192.0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Cyber Security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ecurity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benhamouglobalventures.com/" xlink:type="simple">benhamouglobalventures.com</text:a></text:p>
          </table:table-cell>
          <table:table-cell table:style-name="ce35" office:value-type="string" calcext:value-type="string">
            <text:p><text:a xlink:href="https://www.crunchbase.com/organization/benhamou-global-ventures#section-overview" xlink:type="simple">https://www.crunchbase.com/organization/benhamou-global-ventures</text:a></text:p>
          </table:table-cell>
          <table:table-cell table:style-name="ce35" office:value-type="string" calcext:value-type="string">
            <text:p><text:a xlink:href="https://www.linkedin.com/company/benhamou-global-ventures/" xlink:type="simple">https://www.linkedin.com/company/benhamou-global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ennu</text:p>
          </table:table-cell>
          <table:table-cell table:style-name="ce8" office:value-type="string" calcext:value-type="string">
            <text:p>Las Vegas</text:p>
          </table:table-cell>
          <table:table-cell table:style-name="ce8" office:value-type="string" calcext:value-type="string">
            <text:p>NV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bennuvc.com/" xlink:type="simple">bennuvc.com</text:a></text:p>
          </table:table-cell>
          <table:table-cell table:style-name="ce35" office:value-type="string" calcext:value-type="string">
            <text:p><text:a xlink:href="https://www.crunchbase.com/organization/bennu-llc#section-recent-news-activity" xlink:type="simple">https://www.crunchbase.com/organization/bennu-llc#section-recent-news-activity</text:a></text:p>
          </table:table-cell>
          <table:table-cell table:style-name="ce35" office:value-type="string" calcext:value-type="string">
            <text:p><text:a xlink:href="https://www.linkedin.com/company/bennu-llc/" xlink:type="simple">https://www.linkedin.com/company/bennu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erkeley SkyDeck Fund</text:p>
          </table:table-cell>
          <table:table-cell table:style-name="ce8" office:value-type="string" calcext:value-type="string">
            <text:p>Berkeley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 office:value-type="float" office:value="1" calcext:value-type="float">
            <text:p>1</text:p>
          </table:table-cell>
          <table:table-cell table:style-name="ce22" office:value-type="float" office:value="10.3" calcext:value-type="float">
            <text:p>$10.3</text:p>
          </table:table-cell>
          <table:table-cell table:style-name="ce6" office:value-type="float" office:value="32" calcext:value-type="float">
            <text:p>32</text:p>
          </table:table-cell>
          <table:table-cell table:style-name="ce6"/>
          <table:table-cell table:style-name="ce29" office:value-type="string" calcext:value-type="string">
            <text:p>Machine Learning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Therapeutics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skydeck.vc" xlink:type="simple">skydeck.vc</text:a></text:p>
          </table:table-cell>
          <table:table-cell table:style-name="ce35" office:value-type="string" calcext:value-type="string">
            <text:p><text:a xlink:href="https://www.crunchbase.com/organization/berkeley-skydeck-fund" xlink:type="simple">https://www.crunchbase.com/organization/berkeley-skydeck-fund</text:a></text:p>
          </table:table-cell>
          <table:table-cell table:style-name="ce35" office:value-type="string" calcext:value-type="string">
            <text:p><text:a xlink:href="https://www.linkedin.com/company/skydeck-berkeley/" xlink:type="simple">https://www.linkedin.com/company/skydeck-berkeley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eta Boom</text:p>
          </table:table-cell>
          <table:table-cell table:style-name="ce8" office:value-type="string" calcext:value-type="string">
            <text:p>Lehi</text:p>
          </table:table-cell>
          <table:table-cell table:style-name="ce8" office:value-type="string" calcext:value-type="string">
            <text:p>UT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Search Engin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rketpla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vent Managem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betaboom.com" xlink:type="simple">betaboom.com</text:a></text:p>
          </table:table-cell>
          <table:table-cell table:style-name="ce35" office:value-type="string" calcext:value-type="string">
            <text:p><text:a xlink:href="https://www.crunchbase.com/organization/beta-boom" xlink:type="simple">https://www.crunchbase.com/organization/beta-boom</text:a></text:p>
          </table:table-cell>
          <table:table-cell table:style-name="ce35" office:value-type="string" calcext:value-type="string">
            <text:p><text:a xlink:href="http://linkedin.com/company/22342851" xlink:type="simple">linkedin.com/company/2234285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eta Bridge Capital</text:p>
          </table:table-cell>
          <table:table-cell table:style-name="ce8" office:value-type="string" calcext:value-type="string">
            <text:p>Princeton</text:p>
          </table:table-cell>
          <table:table-cell table:style-name="ce8" office:value-type="string" calcext:value-type="string">
            <text:p>NJ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3" calcext:value-type="float">
            <text:p>13</text:p>
          </table:table-cell>
          <table:table-cell table:style-name="ce6"/>
          <table:table-cell table:style-name="ce29" office:value-type="string" calcext:value-type="string">
            <text:p>Machine Learn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Personal Health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b2cap.com" xlink:type="simple">b2cap.com</text:a></text:p>
          </table:table-cell>
          <table:table-cell table:style-name="ce35" office:value-type="string" calcext:value-type="string">
            <text:p><text:a xlink:href="https://www.crunchbase.com/organization/beta-bridge-capital" xlink:type="simple">https://www.crunchbase.com/organization/beta-bridge-capital</text:a></text:p>
          </table:table-cell>
          <table:table-cell table:style-name="ce35" office:value-type="string" calcext:value-type="string">
            <text:p><text:a xlink:href="http://linkedin.com/company/6629539" xlink:type="simple">linkedin.com/company/662953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eta Fund</text:p>
          </table:table-cell>
          <table:table-cell table:style-name="ce8" office:value-type="string" calcext:value-type="string">
            <text:p>Chestnut Hill</text:p>
          </table:table-cell>
          <table:table-cell table:style-name="ce8" office:value-type="string" calcext:value-type="string">
            <text:p>M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betafund.wordpress.com/" xlink:type="simple">betafund.wordpress.com</text:a></text:p>
          </table:table-cell>
          <table:table-cell table:style-name="ce35" office:value-type="string" calcext:value-type="string">
            <text:p><text:a xlink:href="https://www.crunchbase.com/organization/beta-fund#section-overview" xlink:type="simple">https://www.crunchbase.com/organization/beta-fund</text:a></text:p>
          </table:table-cell>
          <table:table-cell table:style-name="ce35" office:value-type="string" calcext:value-type="string">
            <text:p><text:a xlink:href="https://www.linkedin.com/company/beta-fund/" xlink:type="simple">https://www.linkedin.com/company/beta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etaworks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50" calcext:value-type="float">
            <text:p>$50.0</text:p>
          </table:table-cell>
          <table:table-cell table:style-name="ce20" office:value-type="float" office:value="6" calcext:value-type="float">
            <text:p>6</text:p>
          </table:table-cell>
          <table:table-cell table:style-name="ce6"/>
          <table:table-cell table:style-name="ce29" office:value-type="string" calcext:value-type="string">
            <text:p>3D 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ugmented Realit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mputer Vis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al Tim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rket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betaworksventures.com/" xlink:type="simple">betaworksventures.com</text:a></text:p>
          </table:table-cell>
          <table:table-cell table:style-name="ce35" office:value-type="string" calcext:value-type="string">
            <text:p><text:a xlink:href="https://www.crunchbase.com/organization/betaworks-ventures#section-locked-charts" xlink:type="simple">https://www.crunchbase.com/organization/betaworks-ventures#section-locked-charts</text:a></text:p>
          </table:table-cell>
          <table:table-cell table:style-name="ce35" office:value-type="string" calcext:value-type="string">
            <text:p><text:a xlink:href="https://www.linkedin.com/company/betaworks/" xlink:type="simple">https://www.linkedin.com/company/betawork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etter Food Ventures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style-name="ce29" office:value-type="string" calcext:value-type="string">
            <text:p>Agricultu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ard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betterfoodventures.com" xlink:type="simple">betterfoodventures.com</text:a></text:p>
          </table:table-cell>
          <table:table-cell table:style-name="ce35" office:value-type="string" calcext:value-type="string">
            <text:p><text:a xlink:href="https://www.crunchbase.com/organization/better-food-ventures" xlink:type="simple">https://www.crunchbase.com/organization/better-food-ventures</text:a></text:p>
          </table:table-cell>
          <table:table-cell table:style-name="ce35" office:value-type="string" calcext:value-type="string">
            <text:p><text:a xlink:href="http://linkedin.com/company/18452578" xlink:type="simple">linkedin.com/company/1845257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etter Ventures</text:p>
          </table:table-cell>
          <table:table-cell table:style-name="ce8" office:value-type="string" calcext:value-type="string">
            <text:p>Oakland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20.9" calcext:value-type="float">
            <text:p>$20.9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better.vc/" xlink:type="simple">better.vc</text:a></text:p>
          </table:table-cell>
          <table:table-cell table:style-name="ce35" office:value-type="string" calcext:value-type="string">
            <text:p><text:a xlink:href="https://www.crunchbase.com/organization/better-ventures#section-overview" xlink:type="simple">https://www.crunchbase.com/organization/better-ventures</text:a></text:p>
          </table:table-cell>
          <table:table-cell table:style-name="ce35" office:value-type="string" calcext:value-type="string">
            <text:p><text:a xlink:href="https://www.linkedin.com/company/hub-ventures/" xlink:type="simple">https://www.linkedin.com/company/hub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ioStar Ventures</text:p>
          </table:table-cell>
          <table:table-cell table:style-name="ce8" office:value-type="string" calcext:value-type="string">
            <text:p>Petoskey</text:p>
          </table:table-cell>
          <table:table-cell table:style-name="ce8" office:value-type="string" calcext:value-type="string">
            <text:p>MI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3" calcext:value-type="float">
            <text:p>3</text:p>
          </table:table-cell>
          <table:table-cell table:style-name="ce22" office:value-type="float" office:value="133.1" calcext:value-type="float">
            <text:p>$133.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" calcext:value-type="float">
            <text:p>5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17" calcext:value-type="float">
            <text:p>17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Health Diagonstics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biostarventures.com" xlink:type="simple">biostarventures.com</text:a></text:p>
          </table:table-cell>
          <table:table-cell table:style-name="ce35" office:value-type="string" calcext:value-type="string">
            <text:p><text:a xlink:href="https://www.crunchbase.com/organization/biostar-private-equity" xlink:type="simple">https://www.crunchbase.com/organization/biostar-private-equity</text:a></text:p>
          </table:table-cell>
          <table:table-cell table:style-name="ce35" office:value-type="string" calcext:value-type="string">
            <text:p><text:a xlink:href="http://linkedin.com/company/446097" xlink:type="simple">linkedin.com/company/44609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irchmere Ventures</text:p>
          </table:table-cell>
          <table:table-cell table:style-name="ce8" office:value-type="string" calcext:value-type="string">
            <text:p>Pittsburgh</text:p>
          </table:table-cell>
          <table:table-cell table:style-name="ce8" office:value-type="string" calcext:value-type="string">
            <text:p>P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75" calcext:value-type="float">
            <text:p>$75.0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28" calcext:value-type="float">
            <text:p>28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birchmerevc.com/" xlink:type="simple">birchmerevc.com</text:a></text:p>
          </table:table-cell>
          <table:table-cell table:style-name="ce35" office:value-type="string" calcext:value-type="string">
            <text:p><text:a xlink:href="https://www.crunchbase.com/organization/birchmere-ventures#section-overview" xlink:type="simple">https://www.crunchbase.com/organization/birchmere-ventures</text:a></text:p>
          </table:table-cell>
          <table:table-cell table:style-name="ce35" office:value-type="string" calcext:value-type="string">
            <text:p><text:a xlink:href="https://www.linkedin.com/company/birchmere-ventures/" xlink:type="simple">https://www.linkedin.com/company/birchmer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lack Diamond Ventures</text:p>
          </table:table-cell>
          <table:table-cell table:style-name="ce8" office:value-type="string" calcext:value-type="string">
            <text:p>Glendale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Web Host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eal Tim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iopharma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llaborative Consumption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bdventures.com/" xlink:type="simple">bdventures.com</text:a></text:p>
          </table:table-cell>
          <table:table-cell table:style-name="ce35" office:value-type="string" calcext:value-type="string">
            <text:p><text:a xlink:href="https://www.crunchbase.com/organization/black-diamond-ventures" xlink:type="simple">https://www.crunchbase.com/organization/black-diamond-ventures</text:a></text:p>
          </table:table-cell>
          <table:table-cell table:style-name="ce35" office:value-type="string" calcext:value-type="string">
            <text:p><text:a xlink:href="https://www.linkedin.com/company/black-diamond-ventures/" xlink:type="simple">https://www.linkedin.com/company/black-diamond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lackhorn Ventures</text:p>
          </table:table-cell>
          <table:table-cell table:style-name="ce8" office:value-type="string" calcext:value-type="string">
            <text:p>Boulder</text:p>
          </table:table-cell>
          <table:table-cell table:style-name="ce8" office:value-type="string" calcext:value-type="string">
            <text:p>CO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25.1" calcext:value-type="float">
            <text:p>$25.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blackhornvc.com/" xlink:type="simple">blackhornvc.com</text:a></text:p>
          </table:table-cell>
          <table:table-cell table:style-name="ce35" office:value-type="string" calcext:value-type="string">
            <text:p><text:a xlink:href="https://www.crunchbase.com/organization/blackhorn-ventures#section-overview" xlink:type="simple">https://www.crunchbase.com/organization/blackhorn-ventures</text:a></text:p>
          </table:table-cell>
          <table:table-cell table:style-name="ce35" office:value-type="string" calcext:value-type="string">
            <text:p><text:a xlink:href="https://www.linkedin.com/company/blackhorn-ventures/" xlink:type="simple">https://www.linkedin.com/company/blackhorn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lade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20" calcext:value-type="float">
            <text:p>$20.0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Marke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ervice Industr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sumer Electronics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blade.net/" xlink:type="simple">blade.net</text:a></text:p>
          </table:table-cell>
          <table:table-cell table:style-name="ce35" office:value-type="string" calcext:value-type="string">
            <text:p><text:a xlink:href="https://www.crunchbase.com/organization/blade-llc#section-overview" xlink:type="simple">https://www.crunchbase.com/organization/blade-llc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lank Slate Ventures</text:p>
          </table:table-cell>
          <table:table-cell table:style-name="ce8" office:value-type="string" calcext:value-type="string">
            <text:p>Chattanooga</text:p>
          </table:table-cell>
          <table:table-cell table:style-name="ce8" office:value-type="string" calcext:value-type="string">
            <text:p>TN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Lifestyl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blankslateventures.com/" xlink:type="simple">blankslateventures.com</text:a></text:p>
          </table:table-cell>
          <table:table-cell table:style-name="ce35" office:value-type="string" calcext:value-type="string">
            <text:p><text:a xlink:href="https://www.crunchbase.com/organization/blank-slate-ventures#section-overview" xlink:type="simple">https://www.crunchbase.com/organization/blank-slate-ventures</text:a></text:p>
          </table:table-cell>
          <table:table-cell table:style-name="ce35" office:value-type="string" calcext:value-type="string">
            <text:p><text:a xlink:href="https://www.linkedin.com/company/blank-slate-ventures/" xlink:type="simple">https://www.linkedin.com/company/blank-slat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leu Capital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al Tim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bleucap.com/" xlink:type="simple">bleucap.com</text:a></text:p>
          </table:table-cell>
          <table:table-cell table:style-name="ce35" office:value-type="string" calcext:value-type="string">
            <text:p><text:a xlink:href="https://www.crunchbase.com/organization/bleu-capital-llc#section-overview" xlink:type="simple">https://www.crunchbase.com/organization/bleu-capital-llc</text:a></text:p>
          </table:table-cell>
          <table:table-cell table:style-name="ce35" office:value-type="string" calcext:value-type="string">
            <text:p><text:a xlink:href="https://www.linkedin.com/company/bleu-capital-llc/" xlink:type="simple">https://www.linkedin.com/company/bleu-capital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lockchain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163" calcext:value-type="float">
            <text:p>$163.0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Bitcoin</text:p>
          </table:table-cell>
          <table:table-cell table:style-name="ce20" office:value-type="float" office:value="29" calcext:value-type="float">
            <text:p>29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23" calcext:value-type="float">
            <text:p>23</text:p>
          </table:table-cell>
          <table:table-cell table:style-name="ce29" office:value-type="string" calcext:value-type="string">
            <text:p>Blockchain</text:p>
          </table:table-cell>
          <table:table-cell table:style-name="ce20" office:value-type="float" office:value="19" calcext:value-type="float">
            <text:p>19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18" calcext:value-type="float">
            <text:p>18</text:p>
          </table:table-cell>
          <table:table-cell table:style-name="ce29" office:value-type="string" calcext:value-type="string">
            <text:p>Cryptocurrency</text:p>
          </table:table-cell>
          <table:table-cell table:style-name="ce20" office:value-type="float" office:value="17" calcext:value-type="float">
            <text:p>17</text:p>
          </table:table-cell>
          <table:table-cell table:style-name="ce35" office:value-type="string" calcext:value-type="string">
            <text:p>blockchain.capital</text:p>
          </table:table-cell>
          <table:table-cell table:style-name="ce35" office:value-type="string" calcext:value-type="string">
            <text:p><text:a xlink:href="https://www.crunchbase.com/organization/crypto-currency-partners#section-overview" xlink:type="simple">https://www.crunchbase.com/organization/crypto-currency-partners</text:a></text:p>
          </table:table-cell>
          <table:table-cell table:style-name="ce35" office:value-type="string" calcext:value-type="string">
            <text:p><text:a xlink:href="https://www.linkedin.com/company/crypto-currency-partners-lp/" xlink:type="simple">https://www.linkedin.com/company/crypto-currency-partners-lp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lue Bear Ventures</text:p>
          </table:table-cell>
          <table:table-cell table:style-name="ce8" office:value-type="string" calcext:value-type="string">
            <text:p>Saratoga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Genetic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bbv.io/" xlink:type="simple">bbv.io</text:a></text:p>
          </table:table-cell>
          <table:table-cell table:style-name="ce35" office:value-type="string" calcext:value-type="string">
            <text:p><text:a xlink:href="https://www.crunchbase.com/organization/blue-bear-ventures#section-locked-marketplace" xlink:type="simple">https://www.crunchbase.com/organization/blue-bear-ventures#section-locked-marketplace</text:a></text:p>
          </table:table-cell>
          <table:table-cell table:style-name="ce35" office:value-type="string" calcext:value-type="string">
            <text:p><text:a xlink:href="https://www.linkedin.com/company/blue-bear-ventures/" xlink:type="simple">https://www.linkedin.com/company/blue-bear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lue Seed Collective</text:p>
          </table:table-cell>
          <table:table-cell table:style-name="ce8" office:value-type="string" calcext:value-type="string">
            <text:p>Brooklyn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edia and Entertainment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blue.xyz</text:p>
          </table:table-cell>
          <table:table-cell table:style-name="ce35" office:value-type="string" calcext:value-type="string">
            <text:p><text:a xlink:href="https://www.crunchbase.com/organization/blue-seed-capital#section-overview" xlink:type="simple">https://www.crunchbase.com/organization/blue-seed-capital</text:a></text:p>
          </table:table-cell>
          <table:table-cell table:style-name="ce35" office:value-type="string" calcext:value-type="string">
            <text:p><text:a xlink:href="https://www.linkedin.com/company/bluecollective/" xlink:type="simple">https://www.linkedin.com/company/bluecollective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lue Startups</text:p>
          </table:table-cell>
          <table:table-cell table:style-name="ce8" office:value-type="string" calcext:value-type="string">
            <text:p>Honolulu</text:p>
          </table:table-cell>
          <table:table-cell table:style-name="ce8" office:value-type="string" calcext:value-type="string">
            <text:p>HI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 office:value-type="float" office:value="2.5" calcext:value-type="float">
            <text:p>$2.5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Travel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bluestartups.com" xlink:type="simple">bluestartups.com</text:a></text:p>
          </table:table-cell>
          <table:table-cell table:style-name="ce35" office:value-type="string" calcext:value-type="string">
            <text:p><text:a xlink:href="https://www.crunchbase.com/organization/blue-startups" xlink:type="simple">https://www.crunchbase.com/organization/blue-startups</text:a></text:p>
          </table:table-cell>
          <table:table-cell table:style-name="ce35" office:value-type="string" calcext:value-type="string">
            <text:p><text:a xlink:href="http://linkedin.com/company/2757119" xlink:type="simple">linkedin.com/company/275711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lue Titan Ventures</text:p>
          </table:table-cell>
          <table:table-cell table:style-name="ce8" office:value-type="string" calcext:value-type="string">
            <text:p>Batavia</text:p>
          </table:table-cell>
          <table:table-cell table:style-name="ce8" office:value-type="string" calcext:value-type="string">
            <text:p>IL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bluetitanventures.com" xlink:type="simple">bluetitanventures.com</text:a></text:p>
          </table:table-cell>
          <table:table-cell table:style-name="ce35" office:value-type="string" calcext:value-type="string">
            <text:p><text:a xlink:href="https://www.crunchbase.com/organization/blue-titan#section-overview" xlink:type="simple">https://www.crunchbase.com/organization/blue-titan#section-overview</text:a></text:p>
          </table:table-cell>
          <table:table-cell table:style-name="ce35" office:value-type="string" calcext:value-type="string">
            <text:p><text:a xlink:href="http://linkedin.com/company/18747181" xlink:type="simple">linkedin.com/company/1874718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lueRun Ventures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6" calcext:value-type="float">
            <text:p>6</text:p>
          </table:table-cell>
          <table:table-cell table:style-name="ce22" office:value-type="float" office:value="975" calcext:value-type="float">
            <text:p>$975.0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29" calcext:value-type="float">
            <text:p>29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1" calcext:value-type="float">
            <text:p>2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emiconductor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brv.com" xlink:type="simple">brv.com</text:a></text:p>
          </table:table-cell>
          <table:table-cell table:style-name="ce35" office:value-type="string" calcext:value-type="string">
            <text:p><text:a xlink:href="https://www.crunchbase.com/organization/bluerun-ventures" xlink:type="simple">https://www.crunchbase.com/organization/bluerun-ventures</text:a></text:p>
          </table:table-cell>
          <table:table-cell table:style-name="ce35" office:value-type="string" calcext:value-type="string">
            <text:p><text:a xlink:href="http://linkedin.com/company/34558" xlink:type="simple">linkedin.com/company/3455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lueWater Angels</text:p>
          </table:table-cell>
          <table:table-cell table:style-name="ce8" office:value-type="string" calcext:value-type="string">
            <text:p>Saginaw</text:p>
          </table:table-cell>
          <table:table-cell table:style-name="ce8" office:value-type="string" calcext:value-type="string">
            <text:p>MI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Therapeu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nerg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iopharma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bluewaterangels.com" xlink:type="simple">bluewaterangels.com</text:a></text:p>
          </table:table-cell>
          <table:table-cell table:style-name="ce35" office:value-type="string" calcext:value-type="string">
            <text:p><text:a xlink:href="https://www.crunchbase.com/organization/blue-water-angels" xlink:type="simple">https://www.crunchbase.com/organization/blue-water-angels</text:a></text:p>
          </table:table-cell>
          <table:table-cell table:style-name="ce35" office:value-type="string" calcext:value-type="string">
            <text:p><text:a xlink:href="http://linkedin.com/company/280485" xlink:type="simple">linkedin.com/company/28048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lumberg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3" calcext:value-type="float">
            <text:p>3</text:p>
          </table:table-cell>
          <table:table-cell table:style-name="ce22" office:value-type="float" office:value="440" calcext:value-type="float">
            <text:p>$440.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25" calcext:value-type="float">
            <text:p>25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8" calcext:value-type="float">
            <text:p>18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11" calcext:value-type="float">
            <text:p>11</text:p>
          </table:table-cell>
          <table:table-cell table:style-name="ce35" office:value-type="string" calcext:value-type="string">
            <text:p><text:a xlink:href="http://blumbergcapital.com" xlink:type="simple">blumbergcapital.com</text:a></text:p>
          </table:table-cell>
          <table:table-cell table:style-name="ce35" office:value-type="string" calcext:value-type="string">
            <text:p><text:a xlink:href="https://www.crunchbase.com/organization/blumberg-capital" xlink:type="simple">https://www.crunchbase.com/organization/blumberg-capital</text:a></text:p>
          </table:table-cell>
          <table:table-cell table:style-name="ce35" office:value-type="string" calcext:value-type="string">
            <text:p><text:a xlink:href="http://linkedin.com/company/72653" xlink:type="simple">linkedin.com/company/7265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OLDstart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4" calcext:value-type="float">
            <text:p>4</text:p>
          </table:table-cell>
          <table:table-cell table:style-name="ce22" office:value-type="float" office:value="105.6" calcext:value-type="float">
            <text:p>$105.6</text:p>
          </table:table-cell>
          <table:table-cell table:style-name="ce20" office:value-type="float" office:value="82" calcext:value-type="float">
            <text:p>82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1" calcext:value-type="float">
            <text:p>21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Cloud Infrastructure</text:p>
          </table:table-cell>
          <table:table-cell table:style-name="ce20" office:value-type="float" office:value="8" calcext:value-type="float">
            <text:p>8</text:p>
          </table:table-cell>
          <table:table-cell table:style-name="ce35" office:value-type="string" calcext:value-type="string">
            <text:p><text:a xlink:href="http://boldstart.vc/" xlink:type="simple">boldstart.vc</text:a></text:p>
          </table:table-cell>
          <table:table-cell table:style-name="ce35" office:value-type="string" calcext:value-type="string">
            <text:p><text:a xlink:href="https://www.crunchbase.com/organization/boldstart-ventures#section-overview" xlink:type="simple">https://www.crunchbase.com/organization/boldstart-ventures</text:a></text:p>
          </table:table-cell>
          <table:table-cell table:style-name="ce35" office:value-type="string" calcext:value-type="string">
            <text:p><text:a xlink:href="https://www.linkedin.com/company/boldstart-ventures/" xlink:type="simple">https://www.linkedin.com/company/boldstart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olt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112.3" calcext:value-type="float">
            <text:p>$112.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ardwar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Consumer Electronics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bolt.io/" xlink:type="simple">bolt.io</text:a></text:p>
          </table:table-cell>
          <table:table-cell table:style-name="ce35" office:value-type="string" calcext:value-type="string">
            <text:p><text:a xlink:href="https://www.crunchbase.com/organization/bolt-io#section-overview" xlink:type="simple">https://www.crunchbase.com/organization/bolt-io</text:a></text:p>
          </table:table-cell>
          <table:table-cell table:style-name="ce35" office:value-type="string" calcext:value-type="string">
            <text:p><text:a xlink:href="https://www.linkedin.com/company/bolt/" xlink:type="simple">https://www.linkedin.com/company/bolt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onfire Ventures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60" calcext:value-type="float">
            <text:p>$60.0</text:p>
          </table:table-cell>
          <table:table-cell table:style-name="ce20" office:value-type="float" office:value="16" calcext:value-type="float">
            <text:p>16</text:p>
          </table:table-cell>
          <table:table-cell table:style-name="ce6"/>
          <table:table-cell table:style-name="ce29" office:value-type="string" calcext:value-type="string">
            <text:p>Saa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loud Computing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bonfirevc.com/" xlink:type="simple">bonfirevc.com</text:a></text:p>
          </table:table-cell>
          <table:table-cell table:style-name="ce35" office:value-type="string" calcext:value-type="string">
            <text:p><text:a xlink:href="https://www.crunchbase.com/organization/bonfire-ventures#section-overview" xlink:type="simple">https://www.crunchbase.com/organization/bonfire-ventures</text:a></text:p>
          </table:table-cell>
          <table:table-cell table:style-name="ce35" office:value-type="string" calcext:value-type="string">
            <text:p><text:a xlink:href="https://www.linkedin.com/company/bonfire-ventures/" xlink:type="simple">https://www.linkedin.com/company/bonfir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oomtown Accelerators</text:p>
          </table:table-cell>
          <table:table-cell table:style-name="ce8" office:value-type="string" calcext:value-type="string">
            <text:p>Boulder</text:p>
          </table:table-cell>
          <table:table-cell table:style-name="ce8" office:value-type="string" calcext:value-type="string">
            <text:p>CO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/>
          <table:table-cell table:style-name="ce22"/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boomtownaccelerators.com" xlink:type="simple">boomtownaccelerators.com</text:a></text:p>
          </table:table-cell>
          <table:table-cell table:style-name="ce35" office:value-type="string" calcext:value-type="string">
            <text:p><text:a xlink:href="https://www.crunchbase.com/organization/boomtown-accelerator" xlink:type="simple">https://www.crunchbase.com/organization/boomtown-accelerator</text:a></text:p>
          </table:table-cell>
          <table:table-cell table:style-name="ce35" office:value-type="string" calcext:value-type="string">
            <text:p><text:a xlink:href="https://www.linkedin.com/company/boomtownaccelerators/" xlink:type="simple">https://www.linkedin.com/company/boomtownaccelerato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oost VC</text:p>
          </table:table-cell>
          <table:table-cell table:style-name="ce8" office:value-type="string" calcext:value-type="string">
            <text:p>San Mate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45.2" calcext:value-type="float">
            <text:p>$45.2</text:p>
          </table:table-cell>
          <table:table-cell table:style-name="ce20" office:value-type="float" office:value="158" calcext:value-type="float">
            <text:p>158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Bitcoin</text:p>
          </table:table-cell>
          <table:table-cell table:style-name="ce20" office:value-type="float" office:value="30" calcext:value-type="float">
            <text:p>30</text:p>
          </table:table-cell>
          <table:table-cell table:style-name="ce29" office:value-type="string" calcext:value-type="string">
            <text:p>Vertual Reality</text:p>
          </table:table-cell>
          <table:table-cell table:style-name="ce20" office:value-type="float" office:value="28" calcext:value-type="float">
            <text:p>28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19" calcext:value-type="float">
            <text:p>19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5" calcext:value-type="float">
            <text:p>15</text:p>
          </table:table-cell>
          <table:table-cell table:style-name="ce35" office:value-type="string" calcext:value-type="string">
            <text:p><text:a xlink:href="http://boost.vc/" xlink:type="simple">boost.vc</text:a></text:p>
          </table:table-cell>
          <table:table-cell table:style-name="ce35" office:value-type="string" calcext:value-type="string">
            <text:p><text:a xlink:href="https://www.crunchbase.com/organization/boostfunder#section-overview" xlink:type="simple">https://www.crunchbase.com/organization/boostfunder</text:a></text:p>
          </table:table-cell>
          <table:table-cell table:style-name="ce35" office:value-type="string" calcext:value-type="string">
            <text:p><text:a xlink:href="https://www.linkedin.com/company/boost-vc/" xlink:type="simple">https://www.linkedin.com/company/boost-v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ootstrapLab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bootstraplabs.com/" xlink:type="simple">bootstraplabs.com</text:a></text:p>
          </table:table-cell>
          <table:table-cell table:style-name="ce35" office:value-type="string" calcext:value-type="string">
            <text:p><text:a xlink:href="https://www.crunchbase.com/organization/bootstraplabs" xlink:type="simple">https://www.crunchbase.com/organization/bootstraplabs</text:a></text:p>
          </table:table-cell>
          <table:table-cell table:style-name="ce35" office:value-type="string" calcext:value-type="string">
            <text:p><text:a xlink:href="https://www.linkedin.com/company/bootstraplabs/" xlink:type="simple">https://www.linkedin.com/company/bootstraplab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IGR Ventures</text:p>
          </table:table-cell>
          <table:table-cell table:style-name="ce8" office:value-type="string" calcext:value-type="string">
            <text:p>Boulder</text:p>
          </table:table-cell>
          <table:table-cell table:style-name="ce8" office:value-type="string" calcext:value-type="string">
            <text:p>CO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55" calcext:value-type="float">
            <text:p>$55.0</text:p>
          </table:table-cell>
          <table:table-cell table:style-name="ce20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nsumer Good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nack Food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ood Process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ersonal Health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bigrventures.com/" xlink:type="simple">bigrventures.com</text:a></text:p>
          </table:table-cell>
          <table:table-cell table:style-name="ce35" office:value-type="string" calcext:value-type="string">
            <text:p><text:a xlink:href="https://www.crunchbase.com/organization/bigr-ventures#section-investments" xlink:type="simple">https://www.crunchbase.com/organization/bigr-ventures#section-investments</text:a></text:p>
          </table:table-cell>
          <table:table-cell table:style-name="ce35" office:value-type="string" calcext:value-type="string">
            <text:p><text:a xlink:href="https://www.linkedin.com/company/bigr-ventures/" xlink:type="simple">https://www.linkedin.com/company/bigr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owery Capital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93" calcext:value-type="float">
            <text:p>$93.0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bowerycap.com/" xlink:type="simple">bowerycap.com</text:a></text:p>
          </table:table-cell>
          <table:table-cell table:style-name="ce35" office:value-type="string" calcext:value-type="string">
            <text:p><text:a xlink:href="https://www.crunchbase.com/organization/bowery-capital#section-overview" xlink:type="simple">https://www.crunchbase.com/organization/bowery-capital</text:a></text:p>
          </table:table-cell>
          <table:table-cell table:style-name="ce35" office:value-type="string" calcext:value-type="string">
            <text:p><text:a xlink:href="https://www.linkedin.com/company/bowery-capital/" xlink:type="simple">https://www.linkedin.com/company/bowery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oxGroup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299" calcext:value-type="float">
            <text:p>299</text:p>
          </table:table-cell>
          <table:table-cell table:style-name="ce6" office:value-type="float" office:value="67" calcext:value-type="float">
            <text:p>67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3" calcext:value-type="float">
            <text:p>3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1" calcext:value-type="float">
            <text:p>3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9" calcext:value-type="float">
            <text:p>29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7" calcext:value-type="float">
            <text:p>27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0" calcext:value-type="float">
            <text:p>20</text:p>
          </table:table-cell>
          <table:table-cell table:style-name="ce35" office:value-type="string" calcext:value-type="string">
            <text:p><text:a xlink:href="http://boxgroup.com" xlink:type="simple">boxgroup.com</text:a></text:p>
          </table:table-cell>
          <table:table-cell table:style-name="ce35" office:value-type="string" calcext:value-type="string">
            <text:p><text:a xlink:href="https://www.crunchbase.com/organization/boxgroup" xlink:type="simple">https://www.crunchbase.com/organization/boxgroup</text:a></text:p>
          </table:table-cell>
          <table:table-cell table:style-name="ce35" office:value-type="string" calcext:value-type="string">
            <text:p><text:a xlink:href="http://linkedin.com/company/2874509" xlink:type="simple">linkedin.com/company/287450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rain Robotics Capital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9" calcext:value-type="float">
            <text:p>9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Drone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nsumer Electronic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brainrobotcap.com/" xlink:type="simple">brainrobotcap.com</text:a></text:p>
          </table:table-cell>
          <table:table-cell table:style-name="ce35" office:value-type="string" calcext:value-type="string">
            <text:p><text:a xlink:href="https://www.crunchbase.com/organization/brain-robotics-capital#section-overview" xlink:type="simple">https://www.crunchbase.com/organization/brain-robotics-capital</text:a></text:p>
          </table:table-cell>
          <table:table-cell table:style-name="ce35" office:value-type="string" calcext:value-type="string">
            <text:p><text:a xlink:href="https://www.linkedin.com/company/brain-robotics-capital/" xlink:type="simple">https://www.linkedin.com/company/brain-robotics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rand Foundry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50" calcext:value-type="float">
            <text:p>$50.0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Fashion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Consumer Good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Retail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hopping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brandfoundryvc.com/" xlink:type="simple">BrandFoundryVC.com</text:a></text:p>
          </table:table-cell>
          <table:table-cell table:style-name="ce35" office:value-type="string" calcext:value-type="string">
            <text:p><text:a xlink:href="https://www.crunchbase.com/organization/brand-foundry-ventures#section-overview" xlink:type="simple">https://www.crunchbase.com/organization/brand-foundry-ventures</text:a></text:p>
          </table:table-cell>
          <table:table-cell table:style-name="ce35" office:value-type="string" calcext:value-type="string">
            <text:p><text:a xlink:href="https://www.linkedin.com/company/brand-foundry-ventures/" xlink:type="simple">https://www.linkedin.com/company/brand-foundry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rick &amp; Mortar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28" calcext:value-type="float">
            <text:p>28</text:p>
          </table:table-cell>
          <table:table-cell table:style-name="ce6" office:value-type="float" office:value="2" calcext:value-type="float">
            <text:p>2</text:p>
          </table:table-cell>
          <table:table-cell table:style-name="ce29" office:value-type="string" calcext:value-type="string">
            <text:p>Construction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Collaboration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brickmortar.vc/" xlink:type="simple">brickmortar.vc/</text:a></text:p>
          </table:table-cell>
          <table:table-cell table:style-name="ce35" office:value-type="string" calcext:value-type="string">
            <text:p><text:a xlink:href="https://www.crunchbase.com/organization/brick-mortar-vc" xlink:type="simple">https://www.crunchbase.com/organization/brick-mortar-vc</text:a></text:p>
          </table:table-cell>
          <table:table-cell table:style-name="ce35" office:value-type="string" calcext:value-type="string">
            <text:p><text:a xlink:href="https://www.linkedin.com/company/brickmortarvc/" xlink:type="simple">https://www.linkedin.com/company/brickmortarv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ridge Venture Fund / Bridge Investments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earch Engin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Legal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bridgeinvestments.com" xlink:type="simple">bridgeinvestments.com</text:a></text:p>
          </table:table-cell>
          <table:table-cell table:style-name="ce35" office:value-type="string" calcext:value-type="string">
            <text:p><text:a xlink:href="https://www.crunchbase.com/organization/bridge-investments" xlink:type="simple">https://www.crunchbase.com/organization/bridge-investments</text:a></text:p>
          </table:table-cell>
          <table:table-cell table:style-name="ce35" office:value-type="string" calcext:value-type="string">
            <text:p><text:a xlink:href="http://linkedin.com/company/3157300" xlink:type="simple">linkedin.com/company/315730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rilliant Ventures</text:p>
          </table:table-cell>
          <table:table-cell table:style-name="ce8" office:value-type="string" calcext:value-type="string">
            <text:p>Santa Monica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5" calcext:value-type="float">
            <text:p>5</text:p>
          </table:table-cell>
          <table:table-cell table:style-name="ce6"/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rke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sumer Good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brilliant.ventures</text:p>
          </table:table-cell>
          <table:table-cell table:style-name="ce35" office:value-type="string" calcext:value-type="string">
            <text:p><text:a xlink:href="https://www.crunchbase.com/organization/brilliant-ventures" xlink:type="simple">https://www.crunchbase.com/organization/brilliant-ventures</text:a></text:p>
          </table:table-cell>
          <table:table-cell table:style-name="ce35" office:value-type="string" calcext:value-type="string">
            <text:p><text:a xlink:href="https://www.linkedin.com/company/brilliant-ventures/" xlink:type="simple">https://www.linkedin.com/company/brilliant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roadview Ventures Inc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5" calcext:value-type="float">
            <text:p>5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9" calcext:value-type="float">
            <text:p>19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18" calcext:value-type="float">
            <text:p>18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Therapeutics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Pharmaceutican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broadviewventures.org" xlink:type="simple">broadviewventures.org</text:a></text:p>
          </table:table-cell>
          <table:table-cell table:style-name="ce35" office:value-type="string" calcext:value-type="string">
            <text:p><text:a xlink:href="https://www.crunchbase.com/organization/broadview-ventures" xlink:type="simple">https://www.crunchbase.com/organization/broadview-ventures</text:a></text:p>
          </table:table-cell>
          <table:table-cell table:style-name="ce35" office:value-type="string" calcext:value-type="string">
            <text:p><text:a xlink:href="http://linkedin.com/company/2953584" xlink:type="simple">linkedin.com/company/295358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rooklyn Bridge Ventures</text:p>
          </table:table-cell>
          <table:table-cell table:style-name="ce8" office:value-type="string" calcext:value-type="string">
            <text:p>Brooklyn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18.5" calcext:value-type="float">
            <text:p>$18.5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brooklynbridge.vc/" xlink:type="simple">brooklynbridge.vc</text:a></text:p>
          </table:table-cell>
          <table:table-cell table:style-name="ce35" office:value-type="string" calcext:value-type="string">
            <text:p><text:a xlink:href="https://www.crunchbase.com/organization/brooklyn-bridge-ventures#section-overview" xlink:type="simple">https://www.crunchbase.com/organization/brooklyn-bridge-ventures</text:a></text:p>
          </table:table-cell>
          <table:table-cell table:style-name="ce35" office:value-type="string" calcext:value-type="string">
            <text:p><text:a xlink:href="https://www.linkedin.com/company/brooklyn-bridge-ventures/" xlink:type="simple">https://www.linkedin.com/company/brooklyn-bridg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ull City Venture Partners</text:p>
          </table:table-cell>
          <table:table-cell table:style-name="ce8" office:value-type="string" calcext:value-type="string">
            <text:p>Durham</text:p>
          </table:table-cell>
          <table:table-cell table:style-name="ce8" office:value-type="string" calcext:value-type="string">
            <text:p>NC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26" calcext:value-type="float">
            <text:p>$26.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bcvp.com/" xlink:type="simple">bcvp.com</text:a></text:p>
          </table:table-cell>
          <table:table-cell table:style-name="ce35" office:value-type="string" calcext:value-type="string">
            <text:p><text:a xlink:href="https://www.crunchbase.com/organization/bull-city-venture-partners#section-overview" xlink:type="simple">https://www.crunchbase.com/organization/bull-city-venture-partners</text:a></text:p>
          </table:table-cell>
          <table:table-cell table:style-name="ce35" office:value-type="string" calcext:value-type="string">
            <text:p><text:a xlink:href="https://www.linkedin.com/company/bull-city-venture-partners/" xlink:type="simple">https://www.linkedin.com/company/bull-city-ventur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ulldog Innovation Group</text:p>
          </table:table-cell>
          <table:table-cell table:style-name="ce8" office:value-type="string" calcext:value-type="string">
            <text:p>New Haven</text:p>
          </table:table-cell>
          <table:table-cell table:style-name="ce8" office:value-type="string" calcext:value-type="string">
            <text:p>CT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4.1" calcext:value-type="float">
            <text:p>$4.1</text:p>
          </table:table-cell>
          <table:table-cell table:style-name="ce20" office:value-type="float" office:value="14" calcext:value-type="float">
            <text:p>14</text:p>
          </table:table-cell>
          <table:table-cell table:style-name="ce6"/>
          <table:table-cell table:style-name="ce29" office:value-type="string" calcext:value-type="string">
            <text:p>Mobil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ealth Diagons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bulldoginnovationgroup.com/" xlink:type="simple">bulldoginnovationgroup.com</text:a></text:p>
          </table:table-cell>
          <table:table-cell table:style-name="ce35" office:value-type="string" calcext:value-type="string">
            <text:p><text:a xlink:href="https://www.crunchbase.com/organization/bulldog-innovation-group-big#section-overview" xlink:type="simple">https://www.crunchbase.com/organization/bulldog-innovation-group-big</text:a></text:p>
          </table:table-cell>
          <table:table-cell table:style-name="ce35" office:value-type="string" calcext:value-type="string">
            <text:p><text:a xlink:href="https://www.linkedin.com/company/bulldog-innovation-group/" xlink:type="simple">https://www.linkedin.com/company/bulldog-innovation-group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ulldog Innovation Group, LLC</text:p>
          </table:table-cell>
          <table:table-cell table:style-name="ce8" office:value-type="string" calcext:value-type="string">
            <text:p>New Haven</text:p>
          </table:table-cell>
          <table:table-cell table:style-name="ce8" office:value-type="string" calcext:value-type="string">
            <text:p>CT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4.1" calcext:value-type="float">
            <text:p>$4.1</text:p>
          </table:table-cell>
          <table:table-cell table:style-name="ce6" office:value-type="float" office:value="14" calcext:value-type="float">
            <text:p>14</text:p>
          </table:table-cell>
          <table:table-cell table:style-name="ce6"/>
          <table:table-cell table:style-name="ce29" office:value-type="string" calcext:value-type="string">
            <text:p>Mobil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ealth Diagons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bulldog.vc" xlink:type="simple">bulldog.vc</text:a></text:p>
          </table:table-cell>
          <table:table-cell table:style-name="ce35" office:value-type="string" calcext:value-type="string">
            <text:p><text:a xlink:href="https://www.crunchbase.com/organization/bulldog-innovation-group-big" xlink:type="simple">https://www.crunchbase.com/organization/bulldog-innovation-group-big</text:a></text:p>
          </table:table-cell>
          <table:table-cell table:style-name="ce35" office:value-type="string" calcext:value-type="string">
            <text:p><text:a xlink:href="http://linkedin.com/company/10453173" xlink:type="simple">linkedin.com/company/1045317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ullish Partner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0" calcext:value-type="float">
            <text:p>$10.0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Food Process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Retail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Fashion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ubscription Servic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bullish.co/" xlink:type="simple">bullish.co</text:a></text:p>
          </table:table-cell>
          <table:table-cell table:style-name="ce35" office:value-type="string" calcext:value-type="string">
            <text:p><text:a xlink:href="https://www.crunchbase.com/organization/bullish-co" xlink:type="simple">https://www.crunchbase.com/organization/bullish-co</text:a></text:p>
          </table:table-cell>
          <table:table-cell table:style-name="ce35" office:value-type="string" calcext:value-type="string">
            <text:p><text:a xlink:href="https://www.linkedin.com/company/bullish-inc-/" xlink:type="simple">https://www.linkedin.com/company/bullish-inc-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Bullpen Capital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3" calcext:value-type="float">
            <text:p>3</text:p>
          </table:table-cell>
          <table:table-cell table:style-name="ce22" office:value-type="float" office:value="253.6" calcext:value-type="float">
            <text:p>$253.6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2" calcext:value-type="float">
            <text:p>1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bullpencap.com" xlink:type="simple">bullpencap.com</text:a></text:p>
          </table:table-cell>
          <table:table-cell table:style-name="ce35" office:value-type="string" calcext:value-type="string">
            <text:p><text:a xlink:href="https://www.crunchbase.com/organization/bullpen-capital" xlink:type="simple">https://www.crunchbase.com/organization/bullpen-capital</text:a></text:p>
          </table:table-cell>
          <table:table-cell table:style-name="ce35" office:value-type="string" calcext:value-type="string">
            <text:p><text:a xlink:href="http://linkedin.com/company/2577175" xlink:type="simple">linkedin.com/company/257717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aerus Ventures</text:p>
          </table:table-cell>
          <table:table-cell table:style-name="ce8" office:value-type="string" calcext:value-type="string">
            <text:p>West Palm Beach</text:p>
          </table:table-cell>
          <table:table-cell table:style-name="ce8" office:value-type="string" calcext:value-type="string">
            <text:p>F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20" calcext:value-type="float">
            <text:p>$20.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ospitalit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rew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nergy Storag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caerusventures.com/" xlink:type="simple">caerusventures.com</text:a></text:p>
          </table:table-cell>
          <table:table-cell table:style-name="ce35" office:value-type="string" calcext:value-type="string">
            <text:p><text:a xlink:href="https://www.crunchbase.com/organization/caerus-ventures#section-overview" xlink:type="simple">https://www.crunchbase.com/organization/caerus-ventures</text:a></text:p>
          </table:table-cell>
          <table:table-cell table:style-name="ce35" office:value-type="string" calcext:value-type="string">
            <text:p><text:a xlink:href="https://www.linkedin.com/company/caerus-ventures-llc/" xlink:type="simple">https://www.linkedin.com/company/caerus-ventures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alifornia Technology Ventures</text:p>
          </table:table-cell>
          <table:table-cell table:style-name="ce8" office:value-type="string" calcext:value-type="string">
            <text:p>Pasadena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 office:value-type="float" office:value="100" calcext:value-type="float">
            <text:p>$100.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6" calcext:value-type="float">
            <text:p>6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ctventures.com" xlink:type="simple">CTVentures.com</text:a></text:p>
          </table:table-cell>
          <table:table-cell table:style-name="ce35" office:value-type="string" calcext:value-type="string">
            <text:p><text:a xlink:href="https://www.crunchbase.com/organization/california-technology-ventures" xlink:type="simple">https://www.crunchbase.com/organization/california-technology-ventures</text:a></text:p>
          </table:table-cell>
          <table:table-cell table:style-name="ce35" office:value-type="string" calcext:value-type="string">
            <text:p><text:a xlink:href="http://linkedin.com/company/89597" xlink:type="simple">linkedin.com/company/8959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amber Creek</text:p>
          </table:table-cell>
          <table:table-cell table:style-name="ce8" office:value-type="string" calcext:value-type="string">
            <text:p>Washington D.C.</text:p>
          </table:table-cell>
          <table:table-cell table:style-name="ce8" office:value-type="string" calcext:value-type="string">
            <text:p>DC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0" calcext:value-type="float">
            <text:p>$30.0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Comercial Real Estat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Real Estat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cambercreek.com/" xlink:type="simple">cambercreek.com</text:a></text:p>
          </table:table-cell>
          <table:table-cell table:style-name="ce35" office:value-type="string" calcext:value-type="string">
            <text:p><text:a xlink:href="https://www.crunchbase.com/organization/camber-creek#section-overview" xlink:type="simple">https://www.crunchbase.com/organization/camber-creek</text:a></text:p>
          </table:table-cell>
          <table:table-cell table:style-name="ce35" office:value-type="string" calcext:value-type="string">
            <text:p><text:a xlink:href="https://www.linkedin.com/company/camber-creek/" xlink:type="simple">https://www.linkedin.com/company/camber-creek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amco Ventures LLC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camcoventures.com" xlink:type="simple">camcoventures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12901770" xlink:type="simple">linkedin.com/company/1290177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amden Partners</text:p>
          </table:table-cell>
          <table:table-cell table:style-name="ce8" office:value-type="string" calcext:value-type="string">
            <text:p>Baltimore</text:p>
          </table:table-cell>
          <table:table-cell table:style-name="ce8" office:value-type="string" calcext:value-type="string">
            <text:p>MD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" calcext:value-type="float">
            <text:p>10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camdenpartners.com" xlink:type="simple">camdenpartners.com</text:a></text:p>
          </table:table-cell>
          <table:table-cell table:style-name="ce35" office:value-type="string" calcext:value-type="string">
            <text:p><text:a xlink:href="https://www.crunchbase.com/organization/camden-partners" xlink:type="simple">https://www.crunchbase.com/organization/camden-partners</text:a></text:p>
          </table:table-cell>
          <table:table-cell table:style-name="ce35" office:value-type="string" calcext:value-type="string">
            <text:p><text:a xlink:href="http://linkedin.com/company/73750" xlink:type="simple">linkedin.com/company/7375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annon Ventures</text:p>
          </table:table-cell>
          <table:table-cell table:style-name="ce8" office:value-type="string" calcext:value-type="string">
            <text:p>Houston</text:p>
          </table:table-cell>
          <table:table-cell table:style-name="ce8" office:value-type="string" calcext:value-type="string">
            <text:p>TX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cannonventureshouston.com" xlink:type="simple">cannonventureshouston.com</text:a></text:p>
          </table:table-cell>
          <table:table-cell table:style-name="ce35" office:value-type="string" calcext:value-type="string">
            <text:p><text:a xlink:href="https://www.crunchbase.com/organization/the-cannon-houston" xlink:type="simple">https://www.crunchbase.com/organization/the-cannon-houston</text:a></text:p>
          </table:table-cell>
          <table:table-cell table:style-name="ce35" office:value-type="string" calcext:value-type="string">
            <text:p><text:a xlink:href="http://linkedin.com/company/28631063" xlink:type="simple">linkedin.com/company/2863106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anopy San Diego</text:p>
          </table:table-cell>
          <table:table-cell table:style-name="ce8" office:value-type="string" calcext:value-type="string">
            <text:p>San Dieg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oint of Sal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Ticke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mputer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vent Management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canopysd.com" xlink:type="simple">canopysd.com</text:a></text:p>
          </table:table-cell>
          <table:table-cell table:style-name="ce35" office:value-type="string" calcext:value-type="string">
            <text:p><text:a xlink:href="https://www.crunchbase.com/organization/canopy-san-diego" xlink:type="simple">https://www.crunchbase.com/organization/canopy-san-diego</text:a></text:p>
          </table:table-cell>
          <table:table-cell table:style-name="ce35" office:value-type="string" calcext:value-type="string">
            <text:p><text:a xlink:href="http://linkedin.com/company/10695446" xlink:type="simple">linkedin.com/company/10695446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anto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5" calcext:value-type="float">
            <text:p>$5.0</text:p>
          </table:table-cell>
          <table:table-cell table:style-name="ce20" office:value-type="float" office:value="30" calcext:value-type="float">
            <text:p>30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cantos.vc/" xlink:type="simple">cantos.vc</text:a></text:p>
          </table:table-cell>
          <table:table-cell table:style-name="ce35" office:value-type="string" calcext:value-type="string">
            <text:p><text:a xlink:href="https://www.crunchbase.com/organization/cantos-ventures#section-overview" xlink:type="simple">https://www.crunchbase.com/organization/cantos-ventures</text:a></text:p>
          </table:table-cell>
          <table:table-cell table:style-name="ce35" office:value-type="string" calcext:value-type="string">
            <text:p><text:a xlink:href="https://www.linkedin.com/company/cantos-ventures/" xlink:type="simple">https://www.linkedin.com/company/cantos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anyon Creek Capital</text:p>
          </table:table-cell>
          <table:table-cell table:style-name="ce8" office:value-type="string" calcext:value-type="string">
            <text:p>Santa Monica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canyoncreekcapital.com/" xlink:type="simple">canyoncreekcapital.com</text:a></text:p>
          </table:table-cell>
          <table:table-cell table:style-name="ce35" office:value-type="string" calcext:value-type="string">
            <text:p><text:a xlink:href="https://www.crunchbase.com/organization/canyon-creek-capital#section-overview" xlink:type="simple">https://www.crunchbase.com/organization/canyon-creek-capital</text:a></text:p>
          </table:table-cell>
          <table:table-cell table:style-name="ce35" office:value-type="string" calcext:value-type="string">
            <text:p><text:a xlink:href="https://www.linkedin.com/company/canyon-creek-capital/" xlink:type="simple">https://www.linkedin.com/company/canyon-creek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apital Innovators</text:p>
          </table:table-cell>
          <table:table-cell table:style-name="ce8" office:value-type="string" calcext:value-type="string">
            <text:p>St. Louis</text:p>
          </table:table-cell>
          <table:table-cell table:style-name="ce8" office:value-type="string" calcext:value-type="string">
            <text:p>MO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3.1" calcext:value-type="float">
            <text:p>$3.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7" calcext:value-type="float">
            <text:p>7</text:p>
          </table:table-cell>
          <table:table-cell table:style-name="ce35" office:value-type="string" calcext:value-type="string">
            <text:p><text:a xlink:href="http://capitalinnovators.com" xlink:type="simple">capitalinnovators.com</text:a></text:p>
          </table:table-cell>
          <table:table-cell table:style-name="ce35" office:value-type="string" calcext:value-type="string">
            <text:p><text:a xlink:href="https://www.crunchbase.com/organization/capital-innovators" xlink:type="simple">https://www.crunchbase.com/organization/capital-innovators</text:a></text:p>
          </table:table-cell>
          <table:table-cell table:style-name="ce35" office:value-type="string" calcext:value-type="string">
            <text:p><text:a xlink:href="http://linkedin.com/company/2340156" xlink:type="simple">linkedin.com/company/2340156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asa Verde Capital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45" calcext:value-type="float">
            <text:p>$45.0</text:p>
          </table:table-cell>
          <table:table-cell table:style-name="ce20" office:value-type="float" office:value="17" calcext:value-type="float">
            <text:p>17</text:p>
          </table:table-cell>
          <table:table-cell table:style-name="ce6"/>
          <table:table-cell table:style-name="ce29" office:value-type="string" calcext:value-type="string">
            <text:p>Cannabis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Pharmaceutical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nagement Information System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casaverdecapital.com/" xlink:type="simple">casaverdecapital.com</text:a></text:p>
          </table:table-cell>
          <table:table-cell table:style-name="ce35" office:value-type="string" calcext:value-type="string">
            <text:p><text:a xlink:href="https://www.crunchbase.com/organization/casa-verde-capital" xlink:type="simple">https://www.crunchbase.com/organization/casa-verde-capital</text:a></text:p>
          </table:table-cell>
          <table:table-cell table:style-name="ce35" office:value-type="string" calcext:value-type="string">
            <text:p><text:a xlink:href="https://www.linkedin.com/company/casa-verde-capital/" xlink:type="simple">https://www.linkedin.com/company/casa-verde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ayuga Ventures</text:p>
          </table:table-cell>
          <table:table-cell table:style-name="ce8" office:value-type="string" calcext:value-type="string">
            <text:p>Ithaca</text:p>
          </table:table-cell>
          <table:table-cell table:style-name="ce8" office:value-type="string" calcext:value-type="string">
            <text:p>NY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137" calcext:value-type="float">
            <text:p>$137.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anufacruring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Telecommunication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nsumer Electronic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cayugaventures.com/" xlink:type="simple">cayugaventures.com</text:a></text:p>
          </table:table-cell>
          <table:table-cell table:style-name="ce35" office:value-type="string" calcext:value-type="string">
            <text:p><text:a xlink:href="https://www.crunchbase.com/organization/cayuga-venture-fund#section-overview" xlink:type="simple">https://www.crunchbase.com/organization/cayuga-venture-fund</text:a></text:p>
          </table:table-cell>
          <table:table-cell table:style-name="ce35" office:value-type="string" calcext:value-type="string">
            <text:p><text:a xlink:href="https://www.linkedin.com/company/cayuga-venture-fund/" xlink:type="simple">https://www.linkedin.com/company/cayuga-venture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enter Electric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nsumer Electronic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loud Comput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mart Hom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cen.vc/" xlink:type="simple">cen.vc</text:a></text:p>
          </table:table-cell>
          <table:table-cell table:style-name="ce35" office:value-type="string" calcext:value-type="string">
            <text:p><text:a xlink:href="https://www.crunchbase.com/organization/center-electric" xlink:type="simple">https://www.crunchbase.com/organization/center-electric</text:a></text:p>
          </table:table-cell>
          <table:table-cell table:style-name="ce35" office:value-type="string" calcext:value-type="string">
            <text:p><text:a xlink:href="https://www.linkedin.com/company/center-electric-llc/" xlink:type="simple">https://www.linkedin.com/company/center-electric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ervin Ventures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56" calcext:value-type="float">
            <text:p>$56.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cervinventures.com/" xlink:type="simple">cervinventures.com</text:a></text:p>
          </table:table-cell>
          <table:table-cell table:style-name="ce35" office:value-type="string" calcext:value-type="string">
            <text:p><text:a xlink:href="https://www.crunchbase.com/organization/cervin-ventures#section-investments" xlink:type="simple">https://www.crunchbase.com/organization/cervin-ventures#section-investments</text:a></text:p>
          </table:table-cell>
          <table:table-cell table:style-name="ce35" office:value-type="string" calcext:value-type="string">
            <text:p><text:a xlink:href="https://www.linkedin.com/company/cervin-ventures/" xlink:type="simple">https://www.linkedin.com/company/cervin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haac Ventures</text:p>
          </table:table-cell>
          <table:table-cell table:style-name="ce8" office:value-type="string" calcext:value-type="string">
            <text:p>Santa Monica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20" office:value-type="float" office:value="13" calcext:value-type="float">
            <text:p>13</text:p>
          </table:table-cell>
          <table:table-cell table:style-name="ce6"/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mputer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port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Network Security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chaacventures.com/" xlink:type="simple">chaacventures.com</text:a></text:p>
          </table:table-cell>
          <table:table-cell table:style-name="ce35" office:value-type="string" calcext:value-type="string">
            <text:p><text:a xlink:href="https://www.crunchbase.com/organization/chaac-ventures#section-overview" xlink:type="simple">https://www.crunchbase.com/organization/chaac-ventures</text:a></text:p>
          </table:table-cell>
          <table:table-cell table:style-name="ce35" office:value-type="string" calcext:value-type="string">
            <text:p><text:a xlink:href="https://www.linkedin.com/company/lancet-ventures/" xlink:type="simple">https://www.linkedin.com/company/lancet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harlottesville Angel Network</text:p>
          </table:table-cell>
          <table:table-cell table:style-name="ce8" office:value-type="string" calcext:value-type="string">
            <text:p>Charlottesville</text:p>
          </table:table-cell>
          <table:table-cell table:style-name="ce8" office:value-type="string" calcext:value-type="string">
            <text:p>V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29" office:value-type="string" calcext:value-type="string">
            <text:p>Network Securit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0" calcext:value-type="float">
            <text:p>0</text:p>
          </table:table-cell>
          <table:table-cell table:style-name="ce29" office:value-type="string" calcext:value-type="string">
            <text:p>Snack Food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mputer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cvilleangelnetwork.net" xlink:type="simple">cvilleangelnetwork.net</text:a></text:p>
          </table:table-cell>
          <table:table-cell table:style-name="ce35" office:value-type="string" calcext:value-type="string">
            <text:p><text:a xlink:href="https://www.crunchbase.com/organization/charlottesville-angel-network" xlink:type="simple">https://www.crunchbase.com/organization/charlottesville-angel-network</text:a></text:p>
          </table:table-cell>
          <table:table-cell table:style-name="ce35" office:value-type="string" calcext:value-type="string">
            <text:p><text:a xlink:href="http://linkedin.com/company/18279443" xlink:type="simple">linkedin.com/company/1827944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hattanooga Renaissance</text:p>
          </table:table-cell>
          <table:table-cell table:style-name="ce8" office:value-type="string" calcext:value-type="string">
            <text:p>Chattanooga</text:p>
          </table:table-cell>
          <table:table-cell table:style-name="ce8" office:value-type="string" calcext:value-type="string">
            <text:p>TN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11" calcext:value-type="float">
            <text:p>$11.0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chattanoogarenaissancefund.com/" xlink:type="simple">chattanoogarenaissancefund.com</text:a></text:p>
          </table:table-cell>
          <table:table-cell table:style-name="ce35" office:value-type="string" calcext:value-type="string">
            <text:p><text:a xlink:href="https://www.crunchbase.com/organization/chattanooga-renaissance-fund#section-exits" xlink:type="simple">https://www.crunchbase.com/organization/chattanooga-renaissance-fund#section-exits</text:a></text:p>
          </table:table-cell>
          <table:table-cell table:style-name="ce35" office:value-type="string" calcext:value-type="string">
            <text:p><text:a xlink:href="https://www.linkedin.com/company/chattanooga-renaissance-fund/" xlink:type="simple">https://www.linkedin.com/company/chattanooga-renaissance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hicago Ventures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106" calcext:value-type="float">
            <text:p>$106.0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18" calcext:value-type="float">
            <text:p>18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9" calcext:value-type="float">
            <text:p>9</text:p>
          </table:table-cell>
          <table:table-cell table:style-name="ce35" office:value-type="string" calcext:value-type="string">
            <text:p><text:a xlink:href="http://chicagoventures.com/" xlink:type="simple">chicagoventures.com</text:a></text:p>
          </table:table-cell>
          <table:table-cell table:style-name="ce35" office:value-type="string" calcext:value-type="string">
            <text:p><text:a xlink:href="https://www.crunchbase.com/organization/chicago-ventures#section-overview" xlink:type="simple">https://www.crunchbase.com/organization/chicago-ventures</text:a></text:p>
          </table:table-cell>
          <table:table-cell table:style-name="ce35" office:value-type="string" calcext:value-type="string">
            <text:p><text:a xlink:href="https://www.linkedin.com/company/chicago-ventures/" xlink:type="simple">https://www.linkedin.com/company/chicago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hilango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obile Payment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igher 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chilangoventures.com/" xlink:type="simple">chilangoventures.com</text:a></text:p>
          </table:table-cell>
          <table:table-cell table:style-name="ce35" office:value-type="string" calcext:value-type="string">
            <text:p><text:a xlink:href="https://www.crunchbase.com/organization/chilango-ventures#section-overview" xlink:type="simple">https://www.crunchbase.com/organization/chilango-ventures</text:a></text:p>
          </table:table-cell>
          <table:table-cell table:style-name="ce35" office:value-type="string" calcext:value-type="string">
            <text:p><text:a xlink:href="https://www.linkedin.com/company/chilango-ventures/" xlink:type="simple">https://www.linkedin.com/company/chilango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hloe Capital</text:p>
          </table:table-cell>
          <table:table-cell table:style-name="ce8" office:value-type="string" calcext:value-type="string">
            <text:p>Ithaca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chloecapital.com" xlink:type="simple">chloecapital.com</text:a></text:p>
          </table:table-cell>
          <table:table-cell table:style-name="ce35" office:value-type="string" calcext:value-type="string">
            <text:p><text:a xlink:href="https://www.crunchbase.com/organization/chloe-capital" xlink:type="simple">https://www.crunchbase.com/organization/chloe-capital</text:a></text:p>
          </table:table-cell>
          <table:table-cell table:style-name="ce35" office:value-type="string" calcext:value-type="string">
            <text:p><text:a xlink:href="http://linkedin.com/company/11154707" xlink:type="simple">linkedin.com/company/1115470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icada Capital</text:p>
          </table:table-cell>
          <table:table-cell table:style-name="ce8" office:value-type="string" calcext:value-type="string">
            <text:p>Scottsdale</text:p>
          </table:table-cell>
          <table:table-cell table:style-name="ce8" office:value-type="string" calcext:value-type="string">
            <text:p>AZ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cicadacapital.com" xlink:type="simple">cicadacapital.com</text:a></text:p>
          </table:table-cell>
          <table:table-cell table:style-name="ce35" office:value-type="string" calcext:value-type="string">
            <text:p><text:a xlink:href="https://www.crunchbase.com/organization/cicada-capital" xlink:type="simple">https://www.crunchbase.com/organization/cicada-capital</text:a></text:p>
          </table:table-cell>
          <table:table-cell table:style-name="ce35" office:value-type="string" calcext:value-type="string">
            <text:p><text:a xlink:href="http://linkedin.com/company/28996975" xlink:type="simple">linkedin.com/company/2899697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incyTech USA</text:p>
          </table:table-cell>
          <table:table-cell table:style-name="ce8" office:value-type="string" calcext:value-type="string">
            <text:p>Cincinnati</text:p>
          </table:table-cell>
          <table:table-cell table:style-name="ce8" office:value-type="string" calcext:value-type="string">
            <text:p>OH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4" calcext:value-type="float">
            <text:p>4</text:p>
          </table:table-cell>
          <table:table-cell table:style-name="ce22" office:value-type="float" office:value="46.9" calcext:value-type="float">
            <text:p>$46.9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8" calcext:value-type="float">
            <text:p>8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9" calcext:value-type="float">
            <text:p>9</text:p>
          </table:table-cell>
          <table:table-cell table:style-name="ce35" office:value-type="string" calcext:value-type="string">
            <text:p><text:a xlink:href="http://cincytechusa.com" xlink:type="simple">cincytechusa.com</text:a></text:p>
          </table:table-cell>
          <table:table-cell table:style-name="ce35" office:value-type="string" calcext:value-type="string">
            <text:p><text:a xlink:href="https://www.crunchbase.com/organization/cincytech#section-overview" xlink:type="simple">https://www.crunchbase.com/organization/cincytech#section-overview</text:a></text:p>
          </table:table-cell>
          <table:table-cell table:style-name="ce35" office:value-type="string" calcext:value-type="string">
            <text:p><text:a xlink:href="http://linkedin.com/company/472664" xlink:type="simple">linkedin.com/company/47266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ivilization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5" calcext:value-type="float">
            <text:p>5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iopharma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Therapeutic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civilizationventures.com/" xlink:type="simple">civilizationventures.com</text:a></text:p>
          </table:table-cell>
          <table:table-cell table:style-name="ce35" office:value-type="string" calcext:value-type="string">
            <text:p><text:a xlink:href="https://www.crunchbase.com/organization/civilization-ventures" xlink:type="simple">https://www.crunchbase.com/organization/civilization-ventures</text:a></text:p>
          </table:table-cell>
          <table:table-cell table:style-name="ce35" office:value-type="string" calcext:value-type="string">
            <text:p><text:a xlink:href="https://www.linkedin.com/company/civilizationventures/" xlink:type="simple">https://www.linkedin.com/company/civilization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laremont Creek Ventures</text:p>
          </table:table-cell>
          <table:table-cell table:style-name="ce8" office:value-type="string" calcext:value-type="string">
            <text:p>Oakland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 office:value-type="float" office:value="305" calcext:value-type="float">
            <text:p>$305.0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13" calcext:value-type="float">
            <text:p>13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Health Diagonstics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claremontcreek.com" xlink:type="simple">claremontcreek.com</text:a></text:p>
          </table:table-cell>
          <table:table-cell table:style-name="ce35" office:value-type="string" calcext:value-type="string">
            <text:p><text:a xlink:href="https://www.crunchbase.com/organization/claremont-creek-ventures" xlink:type="simple">https://www.crunchbase.com/organization/claremont-creek-ventures</text:a></text:p>
          </table:table-cell>
          <table:table-cell table:style-name="ce35" office:value-type="string" calcext:value-type="string">
            <text:p><text:a xlink:href="http://linkedin.com/company/62711" xlink:type="simple">linkedin.com/company/6271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learVision Equity Partners</text:p>
          </table:table-cell>
          <table:table-cell table:style-name="ce8" office:value-type="string" calcext:value-type="string">
            <text:p>San Dieg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ertilit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clearvisionequity.com" xlink:type="simple">clearvisionequity.com</text:a></text:p>
          </table:table-cell>
          <table:table-cell table:style-name="ce35" office:value-type="string" calcext:value-type="string">
            <text:p><text:a xlink:href="https://www.crunchbase.com/organization/clearvision-equity-partners" xlink:type="simple">https://www.crunchbase.com/organization/clearvision-equity-partners</text:a></text:p>
          </table:table-cell>
          <table:table-cell table:style-name="ce35" office:value-type="string" calcext:value-type="string">
            <text:p><text:a xlink:href="http://linkedin.com/company/17985162" xlink:type="simple">linkedin.com/company/17985162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-Creation Capital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0" calcext:value-type="float">
            <text:p>$10.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echanical Desig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d Targe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cocreationcapital.com/" xlink:type="simple">cocreationcapital.com</text:a></text:p>
          </table:table-cell>
          <table:table-cell table:style-name="ce35" office:value-type="string" calcext:value-type="string">
            <text:p><text:a xlink:href="https://www.crunchbase.com/organization/co-creation-capital#section-overview" xlink:type="simple">https://www.crunchbase.com/organization/co-creation-capital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founders Capital</text:p>
          </table:table-cell>
          <table:table-cell table:style-name="ce8" office:value-type="string" calcext:value-type="string">
            <text:p>Cary</text:p>
          </table:table-cell>
          <table:table-cell table:style-name="ce8" office:value-type="string" calcext:value-type="string">
            <text:p>NC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32.5" calcext:value-type="float">
            <text:p>$32.5</text:p>
          </table:table-cell>
          <table:table-cell table:style-name="ce20" office:value-type="float" office:value="20" calcext:value-type="float">
            <text:p>20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cofounderscapital.com/" xlink:type="simple">cofounderscapital.com</text:a></text:p>
          </table:table-cell>
          <table:table-cell table:style-name="ce35" office:value-type="string" calcext:value-type="string">
            <text:p><text:a xlink:href="https://www.crunchbase.com/organization/cofounders-capital#section-overview" xlink:type="simple">https://www.crunchbase.com/organization/cofounders-capital</text:a></text:p>
          </table:table-cell>
          <table:table-cell table:style-name="ce35" office:value-type="string" calcext:value-type="string">
            <text:p><text:a xlink:href="https://www.linkedin.com/company/cofounders-capital/" xlink:type="simple">https://www.linkedin.com/company/cofounders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llaborative Fund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4" calcext:value-type="float">
            <text:p>4</text:p>
          </table:table-cell>
          <table:table-cell table:style-name="ce22" office:value-type="float" office:value="113" calcext:value-type="float">
            <text:p>$113.0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2" calcext:value-type="float">
            <text:p>12</text:p>
          </table:table-cell>
          <table:table-cell table:style-name="ce35" office:value-type="string" calcext:value-type="string">
            <text:p><text:a xlink:href="http://collaborativefund.com/" xlink:type="simple">collaborativefund.com</text:a></text:p>
          </table:table-cell>
          <table:table-cell table:style-name="ce35" office:value-type="string" calcext:value-type="string">
            <text:p><text:a xlink:href="https://www.crunchbase.com/organization/collaborative-fund#section-exits" xlink:type="simple">https://www.crunchbase.com/organization/collaborative-fund#section-exits</text:a></text:p>
          </table:table-cell>
          <table:table-cell table:style-name="ce35" office:value-type="string" calcext:value-type="string">
            <text:p><text:a xlink:href="https://www.linkedin.com/company/collaborative-fund/" xlink:type="simple">https://www.linkedin.com/company/collaborative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me Up Capital</text:p>
          </table:table-cell>
          <table:table-cell table:style-name="ce8" office:value-type="string" calcext:value-type="string">
            <text:p>Minneapolis</text:p>
          </table:table-cell>
          <table:table-cell table:style-name="ce8" office:value-type="string" calcext:value-type="string">
            <text:p>MN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50" calcext:value-type="float">
            <text:p>$50.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estaurant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mputer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Deliver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loud managem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comeup.capital</text:p>
          </table:table-cell>
          <table:table-cell table:style-name="ce35" office:value-type="string" calcext:value-type="string">
            <text:p><text:a xlink:href="https://www.crunchbase.com/organization/come-up-capital" xlink:type="simple">https://www.crunchbase.com/organization/come-up-capital</text:a></text:p>
          </table:table-cell>
          <table:table-cell table:style-name="ce35" office:value-type="string" calcext:value-type="string">
            <text:p><text:a xlink:href="https://www.linkedin.com/company/come-up-capital/" xlink:type="simple">https://www.linkedin.com/company/come-up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met Lab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Hard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Drones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cometlabs.io/" xlink:type="simple">cometlabs.io</text:a></text:p>
          </table:table-cell>
          <table:table-cell table:style-name="ce35" office:value-type="string" calcext:value-type="string">
            <text:p><text:a xlink:href="https://www.crunchbase.com/organization/comet-labs#section-overview" xlink:type="simple">https://www.crunchbase.com/organization/comet-labs</text:a></text:p>
          </table:table-cell>
          <table:table-cell table:style-name="ce35" office:value-type="string" calcext:value-type="string">
            <text:p><text:a xlink:href="https://www.linkedin.com/company/comet-labs/?originalSubdomain=pk" xlink:type="simple">https://www.linkedin.com/company/comet-lab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mmerce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45.6" calcext:value-type="float">
            <text:p>$45.6</text:p>
          </table:table-cell>
          <table:table-cell table:style-name="ce20" office:value-type="float" office:value="71" calcext:value-type="float">
            <text:p>71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commercevc.com/" xlink:type="simple">commercevc.com</text:a></text:p>
          </table:table-cell>
          <table:table-cell table:style-name="ce35" office:value-type="string" calcext:value-type="string">
            <text:p><text:a xlink:href="https://www.crunchbase.com/organization/commerce-ventures#section-overview" xlink:type="simple">https://www.crunchbase.com/organization/commerce-ventures</text:a></text:p>
          </table:table-cell>
          <table:table-cell table:style-name="ce35" office:value-type="string" calcext:value-type="string">
            <text:p><text:a xlink:href="https://www.linkedin.com/company/commerce-ventures/" xlink:type="simple">https://www.linkedin.com/company/commerc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mmonwealth Capital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250" calcext:value-type="float">
            <text:p>$250.0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32" calcext:value-type="float">
            <text:p>3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Telecommunication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commonwealthcapital.com" xlink:type="simple">commonwealthcapital.com</text:a></text:p>
          </table:table-cell>
          <table:table-cell table:style-name="ce35" office:value-type="string" calcext:value-type="string">
            <text:p><text:a xlink:href="https://www.crunchbase.com/organization/commonwealth-capital-ventures" xlink:type="simple">https://www.crunchbase.com/organization/commonwealth-capital-ventures</text:a></text:p>
          </table:table-cell>
          <table:table-cell table:style-name="ce35" office:value-type="string" calcext:value-type="string">
            <text:p><text:a xlink:href="http://linkedin.com/company/136437" xlink:type="simple">linkedin.com/company/13643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mmunitas Capital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Business Developm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hipp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rketpla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upply Chain Managem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communitascapital.com/" xlink:type="simple">communitascapital.com</text:a></text:p>
          </table:table-cell>
          <table:table-cell table:style-name="ce35" office:value-type="string" calcext:value-type="string">
            <text:p><text:a xlink:href="https://www.crunchbase.com/organization/communitas-asset-management#section-overview" xlink:type="simple">https://www.crunchbase.com/organization/communitas-asset-management</text:a></text:p>
          </table:table-cell>
          <table:table-cell table:style-name="ce35" office:value-type="string" calcext:value-type="string">
            <text:p><text:a xlink:href="https://www.linkedin.com/company/communitas-capital-partners-llc/" xlink:type="simple">https://www.linkedin.com/company/communitas-capital-partners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mpanyon Ventures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29" office:value-type="string" calcext:value-type="string">
            <text:p>Mobil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udio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RM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companyon.vc" xlink:type="simple">companyon.vc</text:a></text:p>
          </table:table-cell>
          <table:table-cell table:style-name="ce35" office:value-type="string" calcext:value-type="string">
            <text:p><text:a xlink:href="https://www.crunchbase.com/organization/companyon-capital" xlink:type="simple">https://www.crunchbase.com/organization/companyon-capital</text:a></text:p>
          </table:table-cell>
          <table:table-cell table:style-name="ce35" office:value-type="string" calcext:value-type="string">
            <text:p><text:a xlink:href="http://linkedin.com/company/11714932" xlink:type="simple">linkedin.com/company/11714932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mpound Lab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compound.finance</text:p>
          </table:table-cell>
          <table:table-cell table:style-name="ce35" office:value-type="string" calcext:value-type="string">
            <text:p><text:a xlink:href="https://www.crunchbase.com/organization/compound-labs#section-overview" xlink:type="simple">https://www.crunchbase.com/organization/compound-labs</text:a></text:p>
          </table:table-cell>
          <table:table-cell table:style-name="ce35" office:value-type="string" calcext:value-type="string">
            <text:p><text:a xlink:href="https://www.linkedin.com/company/compoundfinance/" xlink:type="simple">https://www.linkedin.com/company/compoundfinance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ngruent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92" calcext:value-type="float">
            <text:p>$92.0</text:p>
          </table:table-cell>
          <table:table-cell table:style-name="ce20" office:value-type="float" office:value="7" calcext:value-type="float">
            <text:p>7</text:p>
          </table:table-cell>
          <table:table-cell table:style-name="ce6"/>
          <table:table-cell table:style-name="ce29" office:value-type="string" calcext:value-type="string">
            <text:p>Internet of Thing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lor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nerg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nterpris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congruentvc.com/" xlink:type="simple">congruentvc.com</text:a></text:p>
          </table:table-cell>
          <table:table-cell table:style-name="ce35" office:value-type="string" calcext:value-type="string">
            <text:p><text:a xlink:href="https://www.crunchbase.com/organization/congruent-ventures#section-overview" xlink:type="simple">https://www.crunchbase.com/organization/congruent-ventures</text:a></text:p>
          </table:table-cell>
          <table:table-cell table:style-name="ce35" office:value-type="string" calcext:value-type="string">
            <text:p><text:a xlink:href="https://www.linkedin.com/company/congruent-ventures/?originalSubdomain=pk" xlink:type="simple">https://www.linkedin.com/company/congruent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nsenSys Ventures</text:p>
          </table:table-cell>
          <table:table-cell table:style-name="ce8" office:value-type="string" calcext:value-type="string">
            <text:p>Brooklyn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50" calcext:value-type="float">
            <text:p>$50.0</text:p>
          </table:table-cell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29" office:value-type="string" calcext:value-type="string">
            <text:p>Ethereum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Cryptocurrency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Blockchain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Bitcoi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consensys.vc" xlink:type="simple">consensys.vc</text:a></text:p>
          </table:table-cell>
          <table:table-cell table:style-name="ce35" office:value-type="string" calcext:value-type="string">
            <text:p><text:a xlink:href="https://www.crunchbase.com/organization/consensys-ventures" xlink:type="simple">https://www.crunchbase.com/organization/consensys-ventures</text:a></text:p>
          </table:table-cell>
          <table:table-cell table:style-name="ce35" office:value-type="string" calcext:value-type="string">
            <text:p><text:a xlink:href="http://linkedin.com/company/33188514" xlink:type="simple">linkedin.com/company/3318851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ntour Venture Partner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81" calcext:value-type="float">
            <text:p>$81.0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contourventures.com/" xlink:type="simple">contourventures.com</text:a></text:p>
          </table:table-cell>
          <table:table-cell table:style-name="ce35" office:value-type="string" calcext:value-type="string">
            <text:p><text:a xlink:href="https://www.crunchbase.com/organization/contour-ventures#section-overview" xlink:type="simple">https://www.crunchbase.com/organization/contour-ventures</text:a></text:p>
          </table:table-cell>
          <table:table-cell table:style-name="ce35" office:value-type="string" calcext:value-type="string">
            <text:p><text:a xlink:href="https://www.linkedin.com/company/contour-venture-partners/?originalSubdomain=pk" xlink:type="simple">https://www.linkedin.com/company/contour-ventur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ntrary Capital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2.2" calcext:value-type="float">
            <text:p>$2.2</text:p>
          </table:table-cell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contrarycap.com/" xlink:type="simple">contrarycap.com</text:a></text:p>
          </table:table-cell>
          <table:table-cell table:style-name="ce35" office:value-type="string" calcext:value-type="string">
            <text:p><text:a xlink:href="https://www.crunchbase.com/organization/contrary-capital#section-overview" xlink:type="simple">https://www.crunchbase.com/organization/contrary-capital</text:a></text:p>
          </table:table-cell>
          <table:table-cell table:style-name="ce35" office:value-type="string" calcext:value-type="string">
            <text:p><text:a xlink:href="https://www.linkedin.com/company/contrary-capital/" xlink:type="simple">https://www.linkedin.com/company/contrary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nverge VC</text:p>
          </table:table-cell>
          <table:table-cell table:style-name="ce8" office:value-type="string" calcext:value-type="string">
            <text:p>Cambridge</text:p>
          </table:table-cell>
          <table:table-cell table:style-name="ce8" office:value-type="string" calcext:value-type="string">
            <text:p>M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60" calcext:value-type="float">
            <text:p>$60.0</text:p>
          </table:table-cell>
          <table:table-cell table:style-name="ce20" office:value-type="float" office:value="149" calcext:value-type="float">
            <text:p>149</text:p>
          </table:table-cell>
          <table:table-cell table:style-name="ce20" office:value-type="float" office:value="21" calcext:value-type="float">
            <text:p>21</text:p>
          </table:table-cell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converge.vc" xlink:type="simple">converge.vc</text:a></text:p>
          </table:table-cell>
          <table:table-cell table:style-name="ce35"/>
          <table:table-cell table:style-name="ce35" office:value-type="string" calcext:value-type="string">
            <text:p><text:a xlink:href="https://www.linkedin.com/company/converge-venture-partners/" xlink:type="simple">https://www.linkedin.com/company/converge-ventur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nversion Capital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3" calcext:value-type="float">
            <text:p>3</text:p>
          </table:table-cell>
          <table:table-cell table:style-name="ce22" office:value-type="float" office:value="55" calcext:value-type="float">
            <text:p>$55.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5" calcext:value-type="float">
            <text:p>5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conversioncapital.com" xlink:type="simple">ConversionCapital.com</text:a></text:p>
          </table:table-cell>
          <table:table-cell table:style-name="ce35" office:value-type="string" calcext:value-type="string">
            <text:p><text:a xlink:href="https://www.crunchbase.com/organization/conversion-capital-llc" xlink:type="simple">https://www.crunchbase.com/organization/conversion-capital-llc</text:a></text:p>
          </table:table-cell>
          <table:table-cell table:style-name="ce35" office:value-type="string" calcext:value-type="string">
            <text:p><text:a xlink:href="http://linkedin.com/company/2871805" xlink:type="simple">linkedin.com/company/287180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razon Capital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53" calcext:value-type="float">
            <text:p>$53.0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corazoncap.com/" xlink:type="simple">corazoncap.com</text:a></text:p>
          </table:table-cell>
          <table:table-cell table:style-name="ce35" office:value-type="string" calcext:value-type="string">
            <text:p><text:a xlink:href="https://www.crunchbase.com/organization/corazon-capital#section-overview" xlink:type="simple">https://www.crunchbase.com/organization/corazon-capital</text:a></text:p>
          </table:table-cell>
          <table:table-cell table:style-name="ce35" office:value-type="string" calcext:value-type="string">
            <text:p><text:a xlink:href="https://www.linkedin.com/company/corazon-capital-llc/" xlink:type="simple">https://www.linkedin.com/company/corazon-capital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re Venture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30" calcext:value-type="float">
            <text:p>$30.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nsumer Electronic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coreventuresgroup.com/" xlink:type="simple">coreventuresgroup.com</text:a></text:p>
          </table:table-cell>
          <table:table-cell table:style-name="ce35" office:value-type="string" calcext:value-type="string">
            <text:p><text:a xlink:href="https://www.crunchbase.com/organization/core-ventures-group#section-overview" xlink:type="simple">https://www.crunchbase.com/organization/core-ventures-group</text:a></text:p>
          </table:table-cell>
          <table:table-cell table:style-name="ce35" office:value-type="string" calcext:value-type="string">
            <text:p><text:a xlink:href="https://www.linkedin.com/company/core-ventures-group/" xlink:type="simple">https://www.linkedin.com/company/core-ventures-group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rigin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22.1" calcext:value-type="float">
            <text:p>$22.1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Consumer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Real Estat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coriginventures.com/" xlink:type="simple">coriginventures.com</text:a></text:p>
          </table:table-cell>
          <table:table-cell table:style-name="ce35" office:value-type="string" calcext:value-type="string">
            <text:p><text:a xlink:href="https://www.crunchbase.com/organization/corigin-ventures-2#section-overview" xlink:type="simple">https://www.crunchbase.com/organization/corigin-ventures-2</text:a></text:p>
          </table:table-cell>
          <table:table-cell table:style-name="ce35" office:value-type="string" calcext:value-type="string">
            <text:p><text:a xlink:href="https://www.linkedin.com/company/corigin-ventures/" xlink:type="simple">https://www.linkedin.com/company/corigin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riolis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arket <text:s/>Research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coriolisventures.com" xlink:type="simple">coriolisventures.com</text:a></text:p>
          </table:table-cell>
          <table:table-cell table:style-name="ce35" office:value-type="string" calcext:value-type="string">
            <text:p><text:a xlink:href="https://www.crunchbase.com/organization/coriolis-ventures" xlink:type="simple">https://www.crunchbase.com/organization/coriolis-ventures</text:a></text:p>
          </table:table-cell>
          <table:table-cell table:style-name="ce35" office:value-type="string" calcext:value-type="string">
            <text:p><text:a xlink:href="http://linkedin.com/company/3071619" xlink:type="simple">linkedin.com/company/307161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ta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3" calcext:value-type="float">
            <text:p>3</text:p>
          </table:table-cell>
          <table:table-cell table:style-name="ce22" office:value-type="float" office:value="59.5" calcext:value-type="float">
            <text:p>$59.5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cotacapital.com" xlink:type="simple">cotacapital.com</text:a></text:p>
          </table:table-cell>
          <table:table-cell table:style-name="ce35" office:value-type="string" calcext:value-type="string">
            <text:p><text:a xlink:href="https://www.crunchbase.com/organization/cota-capital" xlink:type="simple">https://www.crunchbase.com/organization/cota-capital</text:a></text:p>
          </table:table-cell>
          <table:table-cell table:style-name="ce35" office:value-type="string" calcext:value-type="string">
            <text:p><text:a xlink:href="http://linkedin.com/company/6391492" xlink:type="simple">linkedin.com/company/6391492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unterview Capital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ecurity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counterview.vc/" xlink:type="simple">counterview.vc</text:a></text:p>
          </table:table-cell>
          <table:table-cell table:style-name="ce35" office:value-type="string" calcext:value-type="string">
            <text:p><text:a xlink:href="https://www.crunchbase.com/organization/bds-venture-fund" xlink:type="simple">https://www.crunchbase.com/organization/bds-venture-fund</text:a></text:p>
          </table:table-cell>
          <table:table-cell table:style-name="ce35" office:value-type="string" calcext:value-type="string">
            <text:p><text:a xlink:href="https://www.linkedin.com/company/counterview-capital/" xlink:type="simple">https://www.linkedin.com/company/counterview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urtside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35" calcext:value-type="float">
            <text:p>$35.0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port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Gaming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arketpla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edia and Entertainment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obile Apps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courtsidevc.com/" xlink:type="simple">courtsidevc.com</text:a></text:p>
          </table:table-cell>
          <table:table-cell table:style-name="ce35" office:value-type="string" calcext:value-type="string">
            <text:p><text:a xlink:href="https://www.crunchbase.com/organization/courtside-ventures#section-overview" xlink:type="simple">https://www.crunchbase.com/organization/courtside-ventures</text:a></text:p>
          </table:table-cell>
          <table:table-cell table:style-name="ce35" office:value-type="string" calcext:value-type="string">
            <text:p><text:a xlink:href="https://www.linkedin.com/company/courtsidevc/?originalSubdomain=pk" xlink:type="simple">https://www.linkedin.com/company/courtsidev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owboy Venture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190" calcext:value-type="float">
            <text:p>$190.0</text:p>
          </table:table-cell>
          <table:table-cell table:style-name="ce20" office:value-type="float" office:value="92" calcext:value-type="float">
            <text:p>92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Retail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cowboy.vc/" xlink:type="simple">cowboy.vc</text:a></text:p>
          </table:table-cell>
          <table:table-cell table:style-name="ce35" office:value-type="string" calcext:value-type="string">
            <text:p><text:a xlink:href="https://www.crunchbase.com/organization/cowboy-ventures#section-overview" xlink:type="simple">https://www.crunchbase.com/organization/cowboy-ventures</text:a></text:p>
          </table:table-cell>
          <table:table-cell table:style-name="ce35" office:value-type="string" calcext:value-type="string">
            <text:p><text:a xlink:href="https://www.linkedin.com/company/cowboy-ventures/" xlink:type="simple">https://www.linkedin.com/company/cowboy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reative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50" calcext:value-type="float">
            <text:p>$50.0</text:p>
          </table:table-cell>
          <table:table-cell table:style-name="ce20" office:value-type="float" office:value="7" calcext:value-type="float">
            <text:p>7</text:p>
          </table:table-cell>
          <table:table-cell table:style-name="ce6"/>
          <table:table-cell table:style-name="ce29" office:value-type="string" calcext:value-type="string">
            <text:p>Computer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ternet of Thing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sumer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ecruit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creativeventures.vc/" xlink:type="simple">creativeventures.vc</text:a></text:p>
          </table:table-cell>
          <table:table-cell table:style-name="ce35" office:value-type="string" calcext:value-type="string">
            <text:p><text:a xlink:href="https://www.crunchbase.com/organization/creative-ventures" xlink:type="simple">https://www.crunchbase.com/organization/creative-ventures</text:a></text:p>
          </table:table-cell>
          <table:table-cell table:style-name="ce35" office:value-type="string" calcext:value-type="string">
            <text:p><text:a xlink:href="https://www.linkedin.com/company/creative-ventures-partner/" xlink:type="simple">https://www.linkedin.com/company/creative-ventures-partner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rescendo Ventures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5" calcext:value-type="float">
            <text:p>5</text:p>
          </table:table-cell>
          <table:table-cell table:style-name="ce22"/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33" calcext:value-type="float">
            <text:p>3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Telecommunication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Manufacturing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8" calcext:value-type="float">
            <text:p>8</text:p>
          </table:table-cell>
          <table:table-cell table:style-name="ce35" office:value-type="string" calcext:value-type="string">
            <text:p><text:a xlink:href="http://crescendoventures.com" xlink:type="simple">crescendoventures.com</text:a></text:p>
          </table:table-cell>
          <table:table-cell table:style-name="ce35" office:value-type="string" calcext:value-type="string">
            <text:p><text:a xlink:href="https://www.crunchbase.com/organization/crescendo-ventures" xlink:type="simple">https://www.crunchbase.com/organization/crescendo-ventures</text:a></text:p>
          </table:table-cell>
          <table:table-cell table:style-name="ce35" office:value-type="string" calcext:value-type="string">
            <text:p><text:a xlink:href="http://linkedin.com/company/44022" xlink:type="simple">linkedin.com/company/44022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restlight</text:p>
          </table:table-cell>
          <table:table-cell table:style-name="ce8" office:value-type="string" calcext:value-type="string">
            <text:p>Santa Clara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.3" calcext:value-type="float">
            <text:p>$1.3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ternet of Thing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crestlight.com/" xlink:type="simple">crestlight.com</text:a></text:p>
          </table:table-cell>
          <table:table-cell table:style-name="ce35" office:value-type="string" calcext:value-type="string">
            <text:p><text:a xlink:href="https://www.crunchbase.com/organization/crestlight-venture-productions#section-overview" xlink:type="simple">https://www.crunchbase.com/organization/crestlight-venture-productions</text:a></text:p>
          </table:table-cell>
          <table:table-cell table:style-name="ce35" office:value-type="string" calcext:value-type="string">
            <text:p><text:a xlink:href="https://www.linkedin.com/company/crestlight-ventures-&amp;-productions/" xlink:type="simple">https://www.linkedin.com/company/crestlight-ventures-&amp;-production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rosscut Ventures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4" calcext:value-type="float">
            <text:p>4</text:p>
          </table:table-cell>
          <table:table-cell table:style-name="ce22" office:value-type="float" office:value="221" calcext:value-type="float">
            <text:p>$221.0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2" calcext:value-type="float">
            <text:p>1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7" calcext:value-type="float">
            <text:p>7</text:p>
          </table:table-cell>
          <table:table-cell table:style-name="ce35" office:value-type="string" calcext:value-type="string">
            <text:p><text:a xlink:href="http://crosscut.vc" xlink:type="simple">crosscut.vc</text:a></text:p>
          </table:table-cell>
          <table:table-cell table:style-name="ce35" office:value-type="string" calcext:value-type="string">
            <text:p><text:a xlink:href="https://www.crunchbase.com/organization/crosscut-ventures" xlink:type="simple">https://www.crunchbase.com/organization/crosscut-ventures</text:a></text:p>
          </table:table-cell>
          <table:table-cell table:style-name="ce35" office:value-type="string" calcext:value-type="string">
            <text:p><text:a xlink:href="http://linkedin.com/company/2677696" xlink:type="simple">linkedin.com/company/2677696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rowdFunder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0" office:value-type="float" office:value="7" calcext:value-type="float">
            <text:p>7</text:p>
          </table:table-cell>
          <table:table-cell table:style-name="ce6"/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Photographi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redi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crowdfunder.com/" xlink:type="simple">crowdfunder.com</text:a></text:p>
          </table:table-cell>
          <table:table-cell table:style-name="ce35" office:value-type="string" calcext:value-type="string">
            <text:p><text:a xlink:href="https://www.crunchbase.com/organization/crowdfunder-2#section-overview" xlink:type="simple">https://www.crunchbase.com/organization/crowdfunder-2</text:a></text:p>
          </table:table-cell>
          <table:table-cell table:style-name="ce35" office:value-type="string" calcext:value-type="string">
            <text:p><text:a xlink:href="https://www.linkedin.com/company/crowdfunder-com/?originalSubdomain=in" xlink:type="simple">https://www.linkedin.com/company/crowdfunder-com/?originalSubdomain=in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runchFund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59" calcext:value-type="float">
            <text:p>$59.0</text:p>
          </table:table-cell>
          <table:table-cell table:style-name="ce20" office:value-type="float" office:value="241" calcext:value-type="float">
            <text:p>241</text:p>
          </table:table-cell>
          <table:table-cell table:style-name="ce20" office:value-type="float" office:value="59" calcext:value-type="float">
            <text:p>59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9" calcext:value-type="float">
            <text:p>3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5" calcext:value-type="float">
            <text:p>35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1" calcext:value-type="float">
            <text:p>3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3" calcext:value-type="float">
            <text:p>23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20" calcext:value-type="float">
            <text:p>20</text:p>
          </table:table-cell>
          <table:table-cell table:style-name="ce35" office:value-type="string" calcext:value-type="string">
            <text:p><text:a xlink:href="http://cf.vc/" xlink:type="simple">cf.vc</text:a></text:p>
          </table:table-cell>
          <table:table-cell table:style-name="ce35" office:value-type="string" calcext:value-type="string">
            <text:p><text:a xlink:href="https://www.crunchbase.com/organization/crunchfund#section-overview" xlink:type="simple">https://www.crunchbase.com/organization/crunchfund</text:a></text:p>
          </table:table-cell>
          <table:table-cell table:style-name="ce35" office:value-type="string" calcext:value-type="string">
            <text:p><text:a xlink:href="https://www.linkedin.com/company/crunchfund/?originalSubdomain=pk" xlink:type="simple">https://www.linkedin.com/company/crunch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RV (Charles River Ventures)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 office:value-type="float" office:value="5" calcext:value-type="float">
            <text:p>5</text:p>
          </table:table-cell>
          <table:table-cell table:style-name="ce22"/>
          <table:table-cell table:style-name="ce6" office:value-type="float" office:value="451" calcext:value-type="float">
            <text:p>451</text:p>
          </table:table-cell>
          <table:table-cell table:style-name="ce6" office:value-type="float" office:value="114" calcext:value-type="float">
            <text:p>11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47" calcext:value-type="float">
            <text:p>47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43" calcext:value-type="float">
            <text:p>43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35" calcext:value-type="float">
            <text:p>35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6" calcext:value-type="float">
            <text:p>26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24" calcext:value-type="float">
            <text:p>24</text:p>
          </table:table-cell>
          <table:table-cell table:style-name="ce35" office:value-type="string" calcext:value-type="string">
            <text:p><text:a xlink:href="http://crv.com" xlink:type="simple">crv.com</text:a></text:p>
          </table:table-cell>
          <table:table-cell table:style-name="ce35" office:value-type="string" calcext:value-type="string">
            <text:p><text:a xlink:href="https://www.crunchbase.com/organization/crvvc" xlink:type="simple">https://www.crunchbase.com/organization/crvvc</text:a></text:p>
          </table:table-cell>
          <table:table-cell table:style-name="ce35" office:value-type="string" calcext:value-type="string">
            <text:p><text:a xlink:href="https://www.linkedin.com/company/crvvc/" xlink:type="simple">https://www.linkedin.com/company/crvv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rystal Tech Fund</text:p>
          </table:table-cell>
          <table:table-cell table:style-name="ce8" office:value-type="string" calcext:value-type="string">
            <text:p>Arlington</text:p>
          </table:table-cell>
          <table:table-cell table:style-name="ce8" office:value-type="string" calcext:value-type="string">
            <text:p>V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50" calcext:value-type="float">
            <text:p>$50.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earch Engin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RM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dentity Managem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EO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crystalcity.org/" xlink:type="simple">crystalcity.org</text:a></text:p>
          </table:table-cell>
          <table:table-cell table:style-name="ce35" office:value-type="string" calcext:value-type="string">
            <text:p><text:a xlink:href="https://www.crunchbase.com/organization/crystal-tech-fund#section-overview" xlink:type="simple">https://www.crunchbase.com/organization/crystal-tech-fund</text:a></text:p>
          </table:table-cell>
          <table:table-cell table:style-name="ce35" office:value-type="string" calcext:value-type="string">
            <text:p><text:a xlink:href="https://www.linkedin.com/company/crystal-city-business-improvement-district/" xlink:type="simple">https://www.linkedin.com/company/crystal-city-business-improvement-district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rystal Towers Capital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27.5" calcext:value-type="float">
            <text:p>$27.5</text:p>
          </table:table-cell>
          <table:table-cell table:style-name="ce20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Network Securit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Debt Collec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mputer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all Center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crystaltowersapartments.com/" xlink:type="simple">crystaltowersapartments.com</text:a></text:p>
          </table:table-cell>
          <table:table-cell table:style-name="ce35" office:value-type="string" calcext:value-type="string">
            <text:p><text:a xlink:href="https://www.crunchbase.com/organization/crystal-towers#section-overview" xlink:type="simple">https://www.crunchbase.com/organization/crystal-towers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SC Upshot Venture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400" calcext:value-type="float">
            <text:p>$400.0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itnes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csc-upshot.vc" xlink:type="simple">csc-upshot.vc</text:a></text:p>
          </table:table-cell>
          <table:table-cell table:style-name="ce35" office:value-type="string" calcext:value-type="string">
            <text:p><text:a xlink:href="https://www.crunchbase.com/organization/csc-upshot" xlink:type="simple">https://www.crunchbase.com/organization/csc-upshot</text:a></text:p>
          </table:table-cell>
          <table:table-cell table:style-name="ce35" office:value-type="string" calcext:value-type="string">
            <text:p><text:a xlink:href="http://linkedin.com/company/12957658" xlink:type="simple">linkedin.com/company/1295765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ultivate Ventures</text:p>
          </table:table-cell>
          <table:table-cell table:style-name="ce8" office:value-type="string" calcext:value-type="string">
            <text:p>Washington</text:p>
          </table:table-cell>
          <table:table-cell table:style-name="ce8" office:value-type="string" calcext:value-type="string">
            <text:p>DC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cultivateventures.co" xlink:type="simple">cultivateventures.co</text:a></text:p>
          </table:table-cell>
          <table:table-cell table:style-name="ce35" office:value-type="string" calcext:value-type="string">
            <text:p><text:a xlink:href="https://www.crunchbase.com/organization/cultivate-ventures" xlink:type="simple">https://www.crunchbase.com/organization/cultivate-ventures</text:a></text:p>
          </table:table-cell>
          <table:table-cell table:style-name="ce35" office:value-type="string" calcext:value-type="string">
            <text:p><text:a xlink:href="http://linkedin.com/company/5177943" xlink:type="simple">linkedin.com/company/517794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ultivation Capital</text:p>
          </table:table-cell>
          <table:table-cell table:style-name="ce8" office:value-type="string" calcext:value-type="string">
            <text:p>St Louis</text:p>
          </table:table-cell>
          <table:table-cell table:style-name="ce8" office:value-type="string" calcext:value-type="string">
            <text:p>MO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6" calcext:value-type="float">
            <text:p>6</text:p>
          </table:table-cell>
          <table:table-cell table:style-name="ce22" office:value-type="float" office:value="160.1" calcext:value-type="float">
            <text:p>$160.1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cultivationcapital.com/" xlink:type="simple">cultivationcapital.com</text:a></text:p>
          </table:table-cell>
          <table:table-cell table:style-name="ce35" office:value-type="string" calcext:value-type="string">
            <text:p><text:a xlink:href="https://www.crunchbase.com/organization/cultivation-capital#section-overview" xlink:type="simple">https://www.crunchbase.com/organization/cultivation-capital</text:a></text:p>
          </table:table-cell>
          <table:table-cell table:style-name="ce35" office:value-type="string" calcext:value-type="string">
            <text:p><text:a xlink:href="https://www.linkedin.com/company/cultivation-capital/" xlink:type="simple">https://www.linkedin.com/company/cultivation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Curran Rosschou VC (CRVC)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crventurecapital.com" xlink:type="simple">crventurecapital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11500734" xlink:type="simple">linkedin.com/company/1150073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arling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al Tim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darlingventures.com/" xlink:type="simple">DarlingVentures.com</text:a></text:p>
          </table:table-cell>
          <table:table-cell table:style-name="ce35" office:value-type="string" calcext:value-type="string">
            <text:p><text:a xlink:href="https://www.crunchbase.com/organization/darling-ventures#section-overview" xlink:type="simple">https://www.crunchbase.com/organization/darling-ventures</text:a></text:p>
          </table:table-cell>
          <table:table-cell table:style-name="ce35" office:value-type="string" calcext:value-type="string">
            <text:p><text:a xlink:href="https://www.linkedin.com/company/darling-ventures-llc/?originalSubdomain=pk" xlink:type="simple">https://www.linkedin.com/company/darling-ventures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ata Collective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637" calcext:value-type="float">
            <text:p>$637.0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45" calcext:value-type="float">
            <text:p>45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7" calcext:value-type="float">
            <text:p>67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50" calcext:value-type="float">
            <text:p>50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46" calcext:value-type="float">
            <text:p>46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39" calcext:value-type="float">
            <text:p>39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27" calcext:value-type="float">
            <text:p>27</text:p>
          </table:table-cell>
          <table:table-cell table:style-name="ce35" office:value-type="string" calcext:value-type="string">
            <text:p><text:a xlink:href="http://dcvc.com/" xlink:type="simple">dcvc.com</text:a></text:p>
          </table:table-cell>
          <table:table-cell table:style-name="ce35" office:value-type="string" calcext:value-type="string">
            <text:p><text:a xlink:href="https://www.crunchbase.com/organization/data-collective#section-overview" xlink:type="simple">https://www.crunchbase.com/organization/data-collective</text:a></text:p>
          </table:table-cell>
          <table:table-cell table:style-name="ce35" office:value-type="string" calcext:value-type="string">
            <text:p><text:a xlink:href="https://www.linkedin.com/company/data-collective/" xlink:type="simple">https://www.linkedin.com/company/data-collective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ata Point Capital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125" calcext:value-type="float">
            <text:p>$125.0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arket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Consumer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datapointcapital.com/" xlink:type="simple">datapointcapital.com</text:a></text:p>
          </table:table-cell>
          <table:table-cell table:style-name="ce35" office:value-type="string" calcext:value-type="string">
            <text:p><text:a xlink:href="https://www.crunchbase.com/organization/data-point-capital" xlink:type="simple">https://www.crunchbase.com/organization/data-point-capital</text:a></text:p>
          </table:table-cell>
          <table:table-cell table:style-name="ce35" office:value-type="string" calcext:value-type="string">
            <text:p><text:a xlink:href="https://www.linkedin.com/company/data-point-capital/" xlink:type="simple">https://www.linkedin.com/company/data-point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eberi Group</text:p>
          </table:table-cell>
          <table:table-cell table:style-name="ce8" office:value-type="string" calcext:value-type="string">
            <text:p>Fort Lauderdale</text:p>
          </table:table-cell>
          <table:table-cell table:style-name="ce8" office:value-type="string" calcext:value-type="string">
            <text:p>FL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deberigroup.com" xlink:type="simple">deberigroup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11352559" xlink:type="simple">linkedin.com/company/1135255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esigner Fund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20" calcext:value-type="float">
            <text:p>$20.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designerfund.com/" xlink:type="simple">designerfund.com</text:a></text:p>
          </table:table-cell>
          <table:table-cell table:style-name="ce35" office:value-type="string" calcext:value-type="string">
            <text:p><text:a xlink:href="https://www.crunchbase.com/organization/designer-fund#section-overview" xlink:type="simple">https://www.crunchbase.com/organization/designer-fund</text:a></text:p>
          </table:table-cell>
          <table:table-cell table:style-name="ce35" office:value-type="string" calcext:value-type="string">
            <text:p><text:a xlink:href="https://www.linkedin.com/company/designer-fund/" xlink:type="simple">https://www.linkedin.com/company/designer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etroit Venture Partners</text:p>
          </table:table-cell>
          <table:table-cell table:style-name="ce8" office:value-type="string" calcext:value-type="string">
            <text:p>Detroit</text:p>
          </table:table-cell>
          <table:table-cell table:style-name="ce8" office:value-type="string" calcext:value-type="string">
            <text:p>MI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55" calcext:value-type="float">
            <text:p>$55.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7" calcext:value-type="float">
            <text:p>7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detroitventurepartners.com" xlink:type="simple">DetroitVenturePartners.com</text:a></text:p>
          </table:table-cell>
          <table:table-cell table:style-name="ce35" office:value-type="string" calcext:value-type="string">
            <text:p><text:a xlink:href="https://www.crunchbase.com/organization/detroit-venture-partners" xlink:type="simple">https://www.crunchbase.com/organization/detroit-venture-partners</text:a></text:p>
          </table:table-cell>
          <table:table-cell table:style-name="ce35" office:value-type="string" calcext:value-type="string">
            <text:p><text:a xlink:href="http://linkedin.com/company/1465018" xlink:type="simple">linkedin.com/company/146501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etroit Ventures</text:p>
          </table:table-cell>
          <table:table-cell table:style-name="ce8" office:value-type="string" calcext:value-type="string">
            <text:p>Detroit</text:p>
          </table:table-cell>
          <table:table-cell table:style-name="ce8" office:value-type="string" calcext:value-type="string">
            <text:p>MI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55" calcext:value-type="float">
            <text:p>$55.0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detroit.vc/" xlink:type="simple">detroit.vc</text:a></text:p>
          </table:table-cell>
          <table:table-cell table:style-name="ce35" office:value-type="string" calcext:value-type="string">
            <text:p><text:a xlink:href="https://www.crunchbase.com/organization/detroit-venture-partners#section-overview" xlink:type="simple">https://www.crunchbase.com/organization/detroit-venture-partners</text:a></text:p>
          </table:table-cell>
          <table:table-cell table:style-name="ce35" office:value-type="string" calcext:value-type="string">
            <text:p><text:a xlink:href="https://www.linkedin.com/company/detroit-venture-partners/" xlink:type="simple">https://www.linkedin.com/company/detroit-ventur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HVC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434.5" calcext:value-type="float">
            <text:p>$434.5</text:p>
          </table:table-cell>
          <table:table-cell table:style-name="ce20" office:value-type="float" office:value="147" calcext:value-type="float">
            <text:p>147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Blockchain</text:p>
          </table:table-cell>
          <table:table-cell table:style-name="ce20" office:value-type="float" office:value="26" calcext:value-type="float">
            <text:p>2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3" calcext:value-type="float">
            <text:p>23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Computer</text:p>
          </table:table-cell>
          <table:table-cell table:style-name="ce20" office:value-type="float" office:value="12" calcext:value-type="float">
            <text:p>12</text:p>
          </table:table-cell>
          <table:table-cell table:style-name="ce35" office:value-type="string" calcext:value-type="string">
            <text:p><text:a xlink:href="http://danhuacap.com/" xlink:type="simple">danhuacap.com</text:a></text:p>
          </table:table-cell>
          <table:table-cell table:style-name="ce35" office:value-type="string" calcext:value-type="string">
            <text:p><text:a xlink:href="https://www.crunchbase.com/organization/danhua-capital#section-overview" xlink:type="simple">https://www.crunchbase.com/organization/danhua-capital</text:a></text:p>
          </table:table-cell>
          <table:table-cell table:style-name="ce35" office:value-type="string" calcext:value-type="string">
            <text:p><text:a xlink:href="https://www.linkedin.com/company/danhua-capital/" xlink:type="simple">https://www.linkedin.com/company/danhua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igital Currency Group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136" calcext:value-type="float">
            <text:p>136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Bitcoin</text:p>
          </table:table-cell>
          <table:table-cell table:style-name="ce20" office:value-type="float" office:value="51" calcext:value-type="float">
            <text:p>51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39" calcext:value-type="float">
            <text:p>39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34" calcext:value-type="float">
            <text:p>34</text:p>
          </table:table-cell>
          <table:table-cell table:style-name="ce29" office:value-type="string" calcext:value-type="string">
            <text:p>Blockchain</text:p>
          </table:table-cell>
          <table:table-cell table:style-name="ce20" office:value-type="float" office:value="28" calcext:value-type="float">
            <text:p>28</text:p>
          </table:table-cell>
          <table:table-cell table:style-name="ce29" office:value-type="string" calcext:value-type="string">
            <text:p>Cryptocurrency</text:p>
          </table:table-cell>
          <table:table-cell table:style-name="ce20" office:value-type="float" office:value="25" calcext:value-type="float">
            <text:p>25</text:p>
          </table:table-cell>
          <table:table-cell table:style-name="ce35" office:value-type="string" calcext:value-type="string">
            <text:p><text:a xlink:href="http://dcg.co/" xlink:type="simple">dcg.co</text:a></text:p>
          </table:table-cell>
          <table:table-cell table:style-name="ce35" office:value-type="string" calcext:value-type="string">
            <text:p><text:a xlink:href="https://www.crunchbase.com/organization/digital-currency-group#section-overview" xlink:type="simple">https://www.crunchbase.com/organization/digital-currency-group</text:a></text:p>
          </table:table-cell>
          <table:table-cell table:style-name="ce35" office:value-type="string" calcext:value-type="string">
            <text:p><text:a xlink:href="https://www.linkedin.com/company/digital-currency-group/?trk=company_logo" xlink:type="simple">https://www.linkedin.com/company/digital-currency-group/?trk=company_logo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igitalis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100" calcext:value-type="float">
            <text:p>$100.0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ealth Diagons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harmaceutical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Wearable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digitalisventures.com" xlink:type="simple">digitalisventures.com</text:a></text:p>
          </table:table-cell>
          <table:table-cell table:style-name="ce35" office:value-type="string" calcext:value-type="string">
            <text:p><text:a xlink:href="https://www.crunchbase.com/organization/digitalis-ventures" xlink:type="simple">https://www.crunchbase.com/organization/digitalis-ventures</text:a></text:p>
          </table:table-cell>
          <table:table-cell table:style-name="ce35" office:value-type="string" calcext:value-type="string">
            <text:p><text:a xlink:href="http://linkedin.com/company/10430492" xlink:type="simple">linkedin.com/company/10430492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ivergent Ventures</text:p>
          </table:table-cell>
          <table:table-cell table:style-name="ce8" office:value-type="string" calcext:value-type="string">
            <text:p>Seattle</text:p>
          </table:table-cell>
          <table:table-cell table:style-name="ce8" office:value-type="string" calcext:value-type="string">
            <text:p>W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63.5" calcext:value-type="float">
            <text:p>$63.5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Cloud Computing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divergentvc.com/" xlink:type="simple">divergentvc.com</text:a></text:p>
          </table:table-cell>
          <table:table-cell table:style-name="ce35" office:value-type="string" calcext:value-type="string">
            <text:p><text:a xlink:href="https://www.crunchbase.com/organization/divergent-ventures#section-overview" xlink:type="simple">https://www.crunchbase.com/organization/divergent-ventures</text:a></text:p>
          </table:table-cell>
          <table:table-cell table:style-name="ce35" office:value-type="string" calcext:value-type="string">
            <text:p><text:a xlink:href="https://www.linkedin.com/company/divergent-ventures/" xlink:type="simple">https://www.linkedin.com/company/divergent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ominate Fund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20" office:value-type="float" office:value="3" calcext:value-type="float">
            <text:p>3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pplication Perfomance Management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angel.codominatefund</text:p>
          </table:table-cell>
          <table:table-cell table:style-name="ce35" office:value-type="string" calcext:value-type="string">
            <text:p><text:a xlink:href="https://www.crunchbase.com/organization/dominatefund" xlink:type="simple">https://www.crunchbase.com/organization/dominatefund</text:a></text:p>
          </table:table-cell>
          <table:table-cell table:style-name="ce35" office:value-type="string" calcext:value-type="string">
            <text:p><text:a xlink:href="https://www.linkedin.com/company/dominatefund/" xlink:type="simple">https://www.linkedin.com/company/dominate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orm Room Fund</text:p>
          </table:table-cell>
          <table:table-cell table:style-name="ce8" office:value-type="string" calcext:value-type="string">
            <text:p>Philadelphia</text:p>
          </table:table-cell>
          <table:table-cell table:style-name="ce8" office:value-type="string" calcext:value-type="string">
            <text:p>P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20" office:value-type="float" office:value="127" calcext:value-type="float">
            <text:p>127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7" calcext:value-type="float">
            <text:p>17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7" calcext:value-type="float">
            <text:p>7</text:p>
          </table:table-cell>
          <table:table-cell table:style-name="ce35" office:value-type="string" calcext:value-type="string">
            <text:p><text:a xlink:href="http://dormroomfund.com/" xlink:type="simple">dormroomfund.com</text:a></text:p>
          </table:table-cell>
          <table:table-cell table:style-name="ce35" office:value-type="string" calcext:value-type="string">
            <text:p><text:a xlink:href="https://www.crunchbase.com/organization/dorm-room-fund#section-overview" xlink:type="simple">https://www.crunchbase.com/organization/dorm-room-fund</text:a></text:p>
          </table:table-cell>
          <table:table-cell table:style-name="ce35" office:value-type="string" calcext:value-type="string">
            <text:p><text:a xlink:href="https://www.linkedin.com/company/dorm-room-fund/" xlink:type="simple">https://www.linkedin.com/company/dorm-room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raft VC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Deliver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Digital Marketing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draftvc.com/" xlink:type="simple">draftvc.com</text:a></text:p>
          </table:table-cell>
          <table:table-cell table:style-name="ce35" office:value-type="string" calcext:value-type="string">
            <text:p><text:a xlink:href="https://www.crunchbase.com/organization/draft-ventures#section-overview" xlink:type="simple">https://www.crunchbase.com/organization/draft-ventures</text:a></text:p>
          </table:table-cell>
          <table:table-cell table:style-name="ce35" office:value-type="string" calcext:value-type="string">
            <text:p><text:a xlink:href="https://www.linkedin.com/company/draft-ventures/?originalSubdomain=pk" xlink:type="simple">https://www.linkedin.com/company/draft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raper Associates</text:p>
          </table:table-cell>
          <table:table-cell table:style-name="ce8" office:value-type="string" calcext:value-type="string">
            <text:p>San Mate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190" calcext:value-type="float">
            <text:p>$190.0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34" calcext:value-type="float">
            <text:p>3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3" calcext:value-type="float">
            <text:p>2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3" calcext:value-type="float">
            <text:p>23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23" calcext:value-type="float">
            <text:p>23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15" calcext:value-type="float">
            <text:p>15</text:p>
          </table:table-cell>
          <table:table-cell table:style-name="ce35" office:value-type="string" calcext:value-type="string">
            <text:p><text:a xlink:href="http://draper.vc" xlink:type="simple">draper.vc</text:a></text:p>
          </table:table-cell>
          <table:table-cell table:style-name="ce35" office:value-type="string" calcext:value-type="string">
            <text:p><text:a xlink:href="https://www.crunchbase.com/organization/draper-associates-2" xlink:type="simple">https://www.crunchbase.com/organization/draper-associates-2</text:a></text:p>
          </table:table-cell>
          <table:table-cell table:style-name="ce35" office:value-type="string" calcext:value-type="string">
            <text:p><text:a xlink:href="http://linkedin.com/company/13465522" xlink:type="simple">linkedin.com/company/13465522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raper Dragon Fund</text:p>
          </table:table-cell>
          <table:table-cell table:style-name="ce8" office:value-type="string" calcext:value-type="string">
            <text:p>San Mate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29" office:value-type="string" calcext:value-type="string">
            <text:p>Blockchain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Cryptocurrency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draperdragon.com" xlink:type="simple">draperdragon.com</text:a></text:p>
          </table:table-cell>
          <table:table-cell table:style-name="ce35" office:value-type="string" calcext:value-type="string">
            <text:p><text:a xlink:href="https://www.crunchbase.com/organization/draper-dragon" xlink:type="simple">https://www.crunchbase.com/organization/draper-dragon</text:a></text:p>
          </table:table-cell>
          <table:table-cell table:style-name="ce35" office:value-type="string" calcext:value-type="string">
            <text:p><text:a xlink:href="http://linkedin.com/company/13216359" xlink:type="simple">linkedin.com/company/1321635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raper Nexus Ventures</text:p>
          </table:table-cell>
          <table:table-cell table:style-name="ce8" office:value-type="string" calcext:value-type="string">
            <text:p>San Mate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255" calcext:value-type="float">
            <text:p>$255.0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7" calcext:value-type="float">
            <text:p>7</text:p>
          </table:table-cell>
          <table:table-cell table:style-name="ce35" office:value-type="string" calcext:value-type="string">
            <text:p><text:a xlink:href="http://drapernexus.com/" xlink:type="simple">drapernexus.com</text:a></text:p>
          </table:table-cell>
          <table:table-cell table:style-name="ce35" office:value-type="string" calcext:value-type="string">
            <text:p><text:a xlink:href="https://www.crunchbase.com/organization/draper-nexus-ventures#section-overview" xlink:type="simple">https://www.crunchbase.com/organization/draper-nexus-ventures</text:a></text:p>
          </table:table-cell>
          <table:table-cell table:style-name="ce35" office:value-type="string" calcext:value-type="string">
            <text:p><text:a xlink:href="https://www.linkedin.com/company/drapernexus/" xlink:type="simple">https://www.linkedin.com/company/drapernexu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raper Venture Network</text:p>
          </table:table-cell>
          <table:table-cell table:style-name="ce8" office:value-type="string" calcext:value-type="string">
            <text:p>San Mate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drapernetwork.com" xlink:type="simple">drapernetwork.com</text:a></text:p>
          </table:table-cell>
          <table:table-cell table:style-name="ce35" office:value-type="string" calcext:value-type="string">
            <text:p><text:a xlink:href="https://www.crunchbase.com/organization/dfj-global-network" xlink:type="simple">https://www.crunchbase.com/organization/dfj-global-network</text:a></text:p>
          </table:table-cell>
          <table:table-cell table:style-name="ce35" office:value-type="string" calcext:value-type="string">
            <text:p><text:a xlink:href="http://linkedin.com/company/3864373" xlink:type="simple">linkedin.com/company/386437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ream Machine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Social Media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obile App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dreammachine.vc/" xlink:type="simple">dreammachine.vc</text:a></text:p>
          </table:table-cell>
          <table:table-cell table:style-name="ce35" office:value-type="string" calcext:value-type="string">
            <text:p><text:a xlink:href="https://www.crunchbase.com/organization/dream-machine-vc#section-overview" xlink:type="simple">https://www.crunchbase.com/organization/dream-machine-vc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S Ventures</text:p>
          </table:table-cell>
          <table:table-cell table:style-name="ce8" office:value-type="string" calcext:value-type="string">
            <text:p>Arlington</text:p>
          </table:table-cell>
          <table:table-cell table:style-name="ce8" office:value-type="string" calcext:value-type="string">
            <text:p>V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ds-ventures.com" xlink:type="simple">ds-ventures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544208" xlink:type="simple">linkedin.com/company/54420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undee Venture Capital</text:p>
          </table:table-cell>
          <table:table-cell table:style-name="ce8" office:value-type="string" calcext:value-type="string">
            <text:p>Omaha</text:p>
          </table:table-cell>
          <table:table-cell table:style-name="ce8" office:value-type="string" calcext:value-type="string">
            <text:p>NE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51.7" calcext:value-type="float">
            <text:p>$51.7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Computer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dundeeventurecapital.com/" xlink:type="simple">dundeeventurecapital.com</text:a></text:p>
          </table:table-cell>
          <table:table-cell table:style-name="ce35" office:value-type="string" calcext:value-type="string">
            <text:p><text:a xlink:href="https://www.crunchbase.com/organization/dundee-venture-capital#section-overview" xlink:type="simple">https://www.crunchbase.com/organization/dundee-venture-capital</text:a></text:p>
          </table:table-cell>
          <table:table-cell table:style-name="ce35" office:value-type="string" calcext:value-type="string">
            <text:p><text:a xlink:href="https://www.linkedin.com/company/dundee-venture-capital/" xlink:type="simple">https://www.linkedin.com/company/dundee-venture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E14 Fund</text:p>
          </table:table-cell>
          <table:table-cell table:style-name="ce8" office:value-type="string" calcext:value-type="string">
            <text:p>Cambridge</text:p>
          </table:table-cell>
          <table:table-cell table:style-name="ce8" office:value-type="string" calcext:value-type="string">
            <text:p>M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5" calcext:value-type="float">
            <text:p>5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lectron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O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ugmented Reality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e14fund.com/" xlink:type="simple">e14fund.com</text:a></text:p>
          </table:table-cell>
          <table:table-cell table:style-name="ce35" office:value-type="string" calcext:value-type="string">
            <text:p><text:a xlink:href="https://www.crunchbase.com/organization/the-e14-fund" xlink:type="simple">https://www.crunchbase.com/organization/the-e14-fund</text:a></text:p>
          </table:table-cell>
          <table:table-cell table:style-name="ce35" office:value-type="string" calcext:value-type="string">
            <text:p><text:a xlink:href="https://www.linkedin.com/company/e14-fund/?originalSubdomain=pk" xlink:type="simple">https://www.linkedin.com/company/e14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Eagles Ketch, LLC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eaglesketch.com" xlink:type="simple">eaglesketch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15224016" xlink:type="simple">linkedin.com/company/15224016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Early Impact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Legal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sul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29"/>
          <table:table-cell table:style-name="ce20"/>
          <table:table-cell table:style-name="ce35"/>
          <table:table-cell table:style-name="ce35" office:value-type="string" calcext:value-type="string">
            <text:p><text:a xlink:href="https://www.crunchbase.com/organization/early-impact-ventures#section-overview" xlink:type="simple">https://www.crunchbase.com/organization/early-impact-ventures</text:a></text:p>
          </table:table-cell>
          <table:table-cell table:style-name="ce35" office:value-type="string" calcext:value-type="string">
            <text:p><text:a xlink:href="https://www.linkedin.com/company/early-impact-ventures/" xlink:type="simple">https://www.linkedin.com/company/early-impact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EES Ventures</text:p>
          </table:table-cell>
          <table:table-cell table:style-name="ce8" office:value-type="string" calcext:value-type="string">
            <text:p>Houston</text:p>
          </table:table-cell>
          <table:table-cell table:style-name="ce8" office:value-type="string" calcext:value-type="string">
            <text:p>TX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4.2" calcext:value-type="float">
            <text:p>$4.2</text:p>
          </table:table-cell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eesventures.com/" xlink:type="simple">eesventures.com</text:a></text:p>
          </table:table-cell>
          <table:table-cell table:style-name="ce35" office:value-type="string" calcext:value-type="string">
            <text:p><text:a xlink:href="https://www.crunchbase.com/organization/ees-ventures#section-overview" xlink:type="simple">https://www.crunchbase.com/organization/ees-ventures</text:a></text:p>
          </table:table-cell>
          <table:table-cell table:style-name="ce35" office:value-type="string" calcext:value-type="string">
            <text:p><text:a xlink:href="https://www.linkedin.com/company/ees-ventures/?originalSubdomain=pk" xlink:type="simple">https://www.linkedin.com/company/ees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Ekistic Ventures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0" calcext:value-type="float">
            <text:p>10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Transporta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GovTech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ternet of Thing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ekistic.com/" xlink:type="simple">ekistic.com</text:a></text:p>
          </table:table-cell>
          <table:table-cell table:style-name="ce35" office:value-type="string" calcext:value-type="string">
            <text:p><text:a xlink:href="https://www.crunchbase.com/organization/ekistic-ventures-3#section-overview" xlink:type="simple">https://www.crunchbase.com/organization/ekistic-ventures-3</text:a></text:p>
          </table:table-cell>
          <table:table-cell table:style-name="ce35" office:value-type="string" calcext:value-type="string">
            <text:p><text:a xlink:href="https://www.linkedin.com/company/ekistic-ventures/?originalSubdomain=pk" xlink:type="simple">https://www.linkedin.com/company/ekistic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Elephant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406" calcext:value-type="float">
            <text:p>$406.0</text:p>
          </table:table-cell>
          <table:table-cell table:style-name="ce20" office:value-type="float" office:value="10" calcext:value-type="float">
            <text:p>10</text:p>
          </table:table-cell>
          <table:table-cell table:style-name="ce6"/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Network Security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elephantvc.com/" xlink:type="simple">elephantvc.com</text:a></text:p>
          </table:table-cell>
          <table:table-cell table:style-name="ce35" office:value-type="string" calcext:value-type="string">
            <text:p><text:a xlink:href="https://www.crunchbase.com/organization/elephant-venture-capital#section-overview" xlink:type="simple">https://www.crunchbase.com/organization/elephant-venture-capital</text:a></text:p>
          </table:table-cell>
          <table:table-cell table:style-name="ce35" office:value-type="string" calcext:value-type="string">
            <text:p><text:a xlink:href="https://www.linkedin.com/company/elephant-partners/" xlink:type="simple">https://www.linkedin.com/company/elephant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Elm Street Ventures</text:p>
          </table:table-cell>
          <table:table-cell table:style-name="ce8" office:value-type="string" calcext:value-type="string">
            <text:p>New Haven</text:p>
          </table:table-cell>
          <table:table-cell table:style-name="ce8" office:value-type="string" calcext:value-type="string">
            <text:p>CT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5" calcext:value-type="float">
            <text:p>5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Pharmaceutical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Biopharma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Therapeu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elmvc.com" xlink:type="simple">elmvc.com</text:a></text:p>
          </table:table-cell>
          <table:table-cell table:style-name="ce35" office:value-type="string" calcext:value-type="string">
            <text:p><text:a xlink:href="https://www.crunchbase.com/organization/elm-street-ventures" xlink:type="simple">https://www.crunchbase.com/organization/elm-street-ventures</text:a></text:p>
          </table:table-cell>
          <table:table-cell table:style-name="ce35" office:value-type="string" calcext:value-type="string">
            <text:p><text:a xlink:href="http://linkedin.com/company/8019516" xlink:type="simple">linkedin.com/company/8019516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Embark Ventures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45" calcext:value-type="float">
            <text:p>$45.0</text:p>
          </table:table-cell>
          <table:table-cell table:style-name="ce20" office:value-type="float" office:value="6" calcext:value-type="float">
            <text:p>6</text:p>
          </table:table-cell>
          <table:table-cell table:style-name="ce6"/>
          <table:table-cell table:style-name="ce29" office:value-type="string" calcext:value-type="string">
            <text:p>Bio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iopharma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emiconductor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hemical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embark.vc/" xlink:type="simple">embark.vc</text:a></text:p>
          </table:table-cell>
          <table:table-cell table:style-name="ce35" office:value-type="string" calcext:value-type="string">
            <text:p><text:a xlink:href="https://www.crunchbase.com/organization/embark-ventures" xlink:type="simple">https://www.crunchbase.com/organization/embark-ventures</text:a></text:p>
          </table:table-cell>
          <table:table-cell table:style-name="ce35" office:value-type="string" calcext:value-type="string">
            <text:p><text:a xlink:href="https://www.linkedin.com/company/embark-ventures/" xlink:type="simple">https://www.linkedin.com/company/embark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Emergent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loud Comput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tail 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emergent.vc/" xlink:type="simple">emergent.vc</text:a></text:p>
          </table:table-cell>
          <table:table-cell table:style-name="ce35" office:value-type="string" calcext:value-type="string">
            <text:p><text:a xlink:href="https://www.crunchbase.com/organization/emergent-ventures#section-overview" xlink:type="simple">https://www.crunchbase.com/organization/emergent-ventures</text:a></text:p>
          </table:table-cell>
          <table:table-cell table:style-name="ce35" office:value-type="string" calcext:value-type="string">
            <text:p><text:a xlink:href="https://www.linkedin.com/company/emergent-ventures./" xlink:type="simple">https://www.linkedin.com/company/emergent-ventures.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Endure Capital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29" calcext:value-type="float">
            <text:p>29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erospa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ir Trasportation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endurecap.com/" xlink:type="simple">endurecap.com</text:a></text:p>
          </table:table-cell>
          <table:table-cell table:style-name="ce35" office:value-type="string" calcext:value-type="string">
            <text:p><text:a xlink:href="https://www.crunchbase.com/organization/endure-capital#section-overview" xlink:type="simple">https://www.crunchbase.com/organization/endure-capital</text:a></text:p>
          </table:table-cell>
          <table:table-cell table:style-name="ce35" office:value-type="string" calcext:value-type="string">
            <text:p><text:a xlink:href="https://www.linkedin.com/company/endure-capital/" xlink:type="simple">https://www.linkedin.com/company/endure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Engineering Capital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79.5" calcext:value-type="float">
            <text:p>$79.5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Network Security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ecurity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engineeringcapital.com/" xlink:type="simple">engineeringcapital.com</text:a></text:p>
          </table:table-cell>
          <table:table-cell table:style-name="ce35" office:value-type="string" calcext:value-type="string">
            <text:p><text:a xlink:href="https://www.crunchbase.com/organization/engineering-capital#section-overview" xlink:type="simple">https://www.crunchbase.com/organization/engineering-capital</text:a></text:p>
          </table:table-cell>
          <table:table-cell table:style-name="ce35" office:value-type="string" calcext:value-type="string">
            <text:p><text:a xlink:href="https://www.linkedin.com/company/engineering-capital/?originalSubdomain=pk" xlink:type="simple">https://www.linkedin.com/company/engineering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Eniac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4" calcext:value-type="float">
            <text:p>4</text:p>
          </table:table-cell>
          <table:table-cell table:style-name="ce22" office:value-type="float" office:value="169.5" calcext:value-type="float">
            <text:p>$169.5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30" calcext:value-type="float">
            <text:p>30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57" calcext:value-type="float">
            <text:p>57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5" calcext:value-type="float">
            <text:p>25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1" calcext:value-type="float">
            <text:p>11</text:p>
          </table:table-cell>
          <table:table-cell table:style-name="ce35" office:value-type="string" calcext:value-type="string">
            <text:p><text:a xlink:href="http://eniac.vc" xlink:type="simple">eniac.vc</text:a></text:p>
          </table:table-cell>
          <table:table-cell table:style-name="ce35" office:value-type="string" calcext:value-type="string">
            <text:p><text:a xlink:href="https://www.crunchbase.com/organization/eniac-ventures" xlink:type="simple">https://www.crunchbase.com/organization/eniac-ventures</text:a></text:p>
          </table:table-cell>
          <table:table-cell table:style-name="ce35" office:value-type="string" calcext:value-type="string">
            <text:p><text:a xlink:href="http://linkedin.com/company/1600730" xlink:type="simple">linkedin.com/company/160073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Enterprise Partners Venture Capital</text:p>
          </table:table-cell>
          <table:table-cell table:style-name="ce8" office:value-type="string" calcext:value-type="string">
            <text:p>La Jolla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 office:value-type="float" office:value="660" calcext:value-type="float">
            <text:p>$660.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30" calcext:value-type="float">
            <text:p>30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Wireless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Web Hosting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35" office:value-type="string" calcext:value-type="string">
            <text:p><text:a xlink:href="http://epvc.com" xlink:type="simple">epvc.com</text:a></text:p>
          </table:table-cell>
          <table:table-cell table:style-name="ce35" office:value-type="string" calcext:value-type="string">
            <text:p><text:a xlink:href="https://www.crunchbase.com/organization/enterprise-partners" xlink:type="simple">https://www.crunchbase.com/organization/enterprise-partners</text:a></text:p>
          </table:table-cell>
          <table:table-cell table:style-name="ce35" office:value-type="string" calcext:value-type="string">
            <text:p><text:a xlink:href="http://linkedin.com/company/46473" xlink:type="simple">linkedin.com/company/4647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Entrada Ventures</text:p>
          </table:table-cell>
          <table:table-cell table:style-name="ce8" office:value-type="string" calcext:value-type="string">
            <text:p>Santa Barbara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Network Security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entradavc.com" xlink:type="simple">entradavc.com</text:a></text:p>
          </table:table-cell>
          <table:table-cell table:style-name="ce35" office:value-type="string" calcext:value-type="string">
            <text:p><text:a xlink:href="https://www.crunchbase.com/organization/investment-group-of-santa-barbara" xlink:type="simple">https://www.crunchbase.com/organization/investment-group-of-santa-barbara</text:a></text:p>
          </table:table-cell>
          <table:table-cell table:style-name="ce35" office:value-type="string" calcext:value-type="string">
            <text:p><text:a xlink:href="http://linkedin.com/company/18766263" xlink:type="simple">linkedin.com/company/1876626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eonBusiness</text:p>
          </table:table-cell>
          <table:table-cell table:style-name="ce8" office:value-type="string" calcext:value-type="string">
            <text:p>Centennial</text:p>
          </table:table-cell>
          <table:table-cell table:style-name="ce8" office:value-type="string" calcext:value-type="string">
            <text:p>CO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4" calcext:value-type="float">
            <text:p>4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eonbusiness.com" xlink:type="simple">eonBusiness.com</text:a></text:p>
          </table:table-cell>
          <table:table-cell table:style-name="ce35" office:value-type="string" calcext:value-type="string">
            <text:p><text:a xlink:href="https://www.crunchbase.com/organization/eonbusiness-venture-capital" xlink:type="simple">https://www.crunchbase.com/organization/eonbusiness-venture-capital</text:a></text:p>
          </table:table-cell>
          <table:table-cell table:style-name="ce35" office:value-type="string" calcext:value-type="string">
            <text:p><text:a xlink:href="http://linkedin.com/company/33371" xlink:type="simple">linkedin.com/company/3337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EPIC Venture Fund</text:p>
          </table:table-cell>
          <table:table-cell table:style-name="ce8" office:value-type="string" calcext:value-type="string">
            <text:p>Salt Lake City</text:p>
          </table:table-cell>
          <table:table-cell table:style-name="ce8" office:value-type="string" calcext:value-type="string">
            <text:p>UT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 office:value-type="float" office:value="120" calcext:value-type="float">
            <text:p>$120.0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9" calcext:value-type="float">
            <text:p>1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0" calcext:value-type="float">
            <text:p>20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Network Security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ecurity</text:p>
          </table:table-cell>
          <table:table-cell table:style-name="ce20" office:value-type="float" office:value="7" calcext:value-type="float">
            <text:p>7</text:p>
          </table:table-cell>
          <table:table-cell table:style-name="ce35" office:value-type="string" calcext:value-type="string">
            <text:p><text:a xlink:href="http://epicvc.com" xlink:type="simple">epicvc.com</text:a></text:p>
          </table:table-cell>
          <table:table-cell table:style-name="ce35" office:value-type="string" calcext:value-type="string">
            <text:p><text:a xlink:href="https://www.crunchbase.com/organization/epic-ventures" xlink:type="simple">https://www.crunchbase.com/organization/epic-ventures</text:a></text:p>
          </table:table-cell>
          <table:table-cell table:style-name="ce35" office:value-type="string" calcext:value-type="string">
            <text:p><text:a xlink:href="http://linkedin.com/company/41516" xlink:type="simple">linkedin.com/company/41516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Essex Woodland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3" calcext:value-type="float">
            <text:p>3</text:p>
          </table:table-cell>
          <table:table-cell table:style-name="ce22" office:value-type="string" calcext:value-type="string">
            <text:p>$1.2B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8" calcext:value-type="float">
            <text:p>28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32" calcext:value-type="float">
            <text:p>32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30" calcext:value-type="float">
            <text:p>30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17" calcext:value-type="float">
            <text:p>17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Pharmaceutical</text:p>
          </table:table-cell>
          <table:table-cell table:style-name="ce20" office:value-type="float" office:value="9" calcext:value-type="float">
            <text:p>9</text:p>
          </table:table-cell>
          <table:table-cell table:style-name="ce35" office:value-type="string" calcext:value-type="string">
            <text:p><text:a xlink:href="http://ewhv.com" xlink:type="simple">ewhv.com</text:a></text:p>
          </table:table-cell>
          <table:table-cell table:style-name="ce35" office:value-type="string" calcext:value-type="string">
            <text:p><text:a xlink:href="https://www.crunchbase.com/organization/essex-woodlands-health-ventures" xlink:type="simple">https://www.crunchbase.com/organization/essex-woodlands-health-ventures</text:a></text:p>
          </table:table-cell>
          <table:table-cell table:style-name="ce35" office:value-type="string" calcext:value-type="string">
            <text:p><text:a xlink:href="http://linkedin.com/company/73860" xlink:type="simple">linkedin.com/company/7386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Eudemian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4" calcext:value-type="float">
            <text:p>4</text:p>
          </table:table-cell>
          <table:table-cell table:style-name="ce22" office:value-type="float" office:value="420" calcext:value-type="float">
            <text:p>$420.0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36" calcext:value-type="float">
            <text:p>36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9" calcext:value-type="float">
            <text:p>29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2" calcext:value-type="float">
            <text:p>2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15" calcext:value-type="float">
            <text:p>15</text:p>
          </table:table-cell>
          <table:table-cell table:style-name="ce35" office:value-type="string" calcext:value-type="string">
            <text:p><text:a xlink:href="http://eudemianventures.com" xlink:type="simple">eudemianventures.com</text:a></text:p>
          </table:table-cell>
          <table:table-cell table:style-name="ce35" office:value-type="string" calcext:value-type="string">
            <text:p><text:a xlink:href="https://www.crunchbase.com/organization/e-ventures" xlink:type="simple">https://www.crunchbase.com/organization/e-ventures</text:a></text:p>
          </table:table-cell>
          <table:table-cell table:style-name="ce35" office:value-type="string" calcext:value-type="string">
            <text:p><text:a xlink:href="http://linkedin.com/company/33196361" xlink:type="simple">linkedin.com/company/3319636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EVO Venture Partner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Network Securit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ervice Industry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evoventurepartners.com" xlink:type="simple">evoventurepartners.com</text:a></text:p>
          </table:table-cell>
          <table:table-cell table:style-name="ce35" office:value-type="string" calcext:value-type="string">
            <text:p><text:a xlink:href="https://www.crunchbase.com/organization/evo-venture-partners" xlink:type="simple">https://www.crunchbase.com/organization/evo-venture-partners</text:a></text:p>
          </table:table-cell>
          <table:table-cell table:style-name="ce35" office:value-type="string" calcext:value-type="string">
            <text:p><text:a xlink:href="http://linkedin.com/company/5387318" xlink:type="simple">linkedin.com/company/538731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Excell Partners, Inc.</text:p>
          </table:table-cell>
          <table:table-cell table:style-name="ce8" office:value-type="string" calcext:value-type="string">
            <text:p>Rochester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Manufacrur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Therapeu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nergy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excellny.com" xlink:type="simple">excellny.com</text:a></text:p>
          </table:table-cell>
          <table:table-cell table:style-name="ce35" office:value-type="string" calcext:value-type="string">
            <text:p><text:a xlink:href="https://www.crunchbase.com/organization/excell-partners" xlink:type="simple">https://www.crunchbase.com/organization/excell-partners</text:a></text:p>
          </table:table-cell>
          <table:table-cell table:style-name="ce35" office:value-type="string" calcext:value-type="string">
            <text:p><text:a xlink:href="http://linkedin.com/company/1757604" xlink:type="simple">linkedin.com/company/175760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AN Fund</text:p>
          </table:table-cell>
          <table:table-cell table:style-name="ce8" office:value-type="string" calcext:value-type="string">
            <text:p>Orlando</text:p>
          </table:table-cell>
          <table:table-cell table:style-name="ce8" office:value-type="string" calcext:value-type="string">
            <text:p>F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7" calcext:value-type="float">
            <text:p>$7.0</text:p>
          </table:table-cell>
          <table:table-cell table:style-name="ce20" office:value-type="float" office:value="21" calcext:value-type="float">
            <text:p>21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formation Servi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cruit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mputer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thefan.fund</text:p>
          </table:table-cell>
          <table:table-cell table:style-name="ce35" office:value-type="string" calcext:value-type="string">
            <text:p><text:a xlink:href="https://www.crunchbase.com/organization/the-fan-fund#section-overview" xlink:type="simple">https://www.crunchbase.com/organization/the-fan-fund</text:a></text:p>
          </table:table-cell>
          <table:table-cell table:style-name="ce35" office:value-type="string" calcext:value-type="string">
            <text:p><text:a xlink:href="https://www.linkedin.com/company/thefanfund/" xlink:type="simple">https://www.linkedin.com/company/thefan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emale Founders Fund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59" calcext:value-type="float">
            <text:p>$59.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hopping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Fashion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femalefoundersfund.com/" xlink:type="simple">femalefoundersfund.com</text:a></text:p>
          </table:table-cell>
          <table:table-cell table:style-name="ce35" office:value-type="string" calcext:value-type="string">
            <text:p><text:a xlink:href="https://www.crunchbase.com/organization/female-founders-fund#section-overview" xlink:type="simple">https://www.crunchbase.com/organization/female-founders-fund</text:a></text:p>
          </table:table-cell>
          <table:table-cell table:style-name="ce35" office:value-type="string" calcext:value-type="string">
            <text:p><text:a xlink:href="https://www.linkedin.com/company/f-cubed-female-founders-fund-/" xlink:type="simple">https://www.linkedin.com/company/f-cubed-female-founders-fund-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f Venture Capital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float" office:value="289.2" calcext:value-type="float">
            <text:p>$289.2</text:p>
          </table:table-cell>
          <table:table-cell table:style-name="ce20" office:value-type="float" office:value="319" calcext:value-type="float">
            <text:p>319</text:p>
          </table:table-cell>
          <table:table-cell table:style-name="ce20" office:value-type="float" office:value="19" calcext:value-type="float">
            <text:p>1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3" calcext:value-type="float">
            <text:p>13</text:p>
          </table:table-cell>
          <table:table-cell table:style-name="ce35" office:value-type="string" calcext:value-type="string">
            <text:p><text:a xlink:href="http://ffvc.com/" xlink:type="simple">ffvc.com</text:a></text:p>
          </table:table-cell>
          <table:table-cell table:style-name="ce35" office:value-type="string" calcext:value-type="string">
            <text:p><text:a xlink:href="https://www.crunchbase.com/organization/ff-venture-capital#section-overview" xlink:type="simple">https://www.crunchbase.com/organization/ff-venture-capital</text:a></text:p>
          </table:table-cell>
          <table:table-cell table:style-name="ce35" office:value-type="string" calcext:value-type="string">
            <text:p><text:a xlink:href="https://www.linkedin.com/company/ff-venture-capital/" xlink:type="simple">https://www.linkedin.com/company/ff-venture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ika Ventures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41" calcext:value-type="float">
            <text:p>$41.0</text:p>
          </table:table-cell>
          <table:table-cell table:style-name="ce20" office:value-type="float" office:value="15" calcext:value-type="float">
            <text:p>15</text:p>
          </table:table-cell>
          <table:table-cell table:style-name="ce6"/>
          <table:table-cell table:style-name="ce29" office:value-type="string" calcext:value-type="string">
            <text:p>Saa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mmercial Real Estat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fika.vc/" xlink:type="simple">fika.vc</text:a></text:p>
          </table:table-cell>
          <table:table-cell table:style-name="ce35" office:value-type="string" calcext:value-type="string">
            <text:p><text:a xlink:href="https://www.crunchbase.com/organization/fika-ventures" xlink:type="simple">https://www.crunchbase.com/organization/fika-ventures</text:a></text:p>
          </table:table-cell>
          <table:table-cell table:style-name="ce35" office:value-type="string" calcext:value-type="string">
            <text:p><text:a xlink:href="https://www.linkedin.com/company/fika-ventures/" xlink:type="simple">https://www.linkedin.com/company/fika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inancial Ventures Group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ifinancialventures.com" xlink:type="simple">ifinancialventures.com</text:a></text:p>
          </table:table-cell>
          <table:table-cell table:style-name="ce35" office:value-type="string" calcext:value-type="string">
            <text:p><text:a xlink:href="https://www.crunchbase.com/organization/financial-ventures-group" xlink:type="simple">https://www.crunchbase.com/organization/financial-ventures-group</text:a></text:p>
          </table:table-cell>
          <table:table-cell table:style-name="ce35" office:value-type="string" calcext:value-type="string">
            <text:p><text:a xlink:href="http://linkedin.com/company/10868286" xlink:type="simple">linkedin.com/company/10868286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irebolt Ventures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4" calcext:value-type="float">
            <text:p>4</text:p>
          </table:table-cell>
          <table:table-cell table:style-name="ce6"/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2B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Data Intragation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fireboltventures.com/" xlink:type="simple">fireboltventures.com</text:a></text:p>
          </table:table-cell>
          <table:table-cell table:style-name="ce35" office:value-type="string" calcext:value-type="string">
            <text:p><text:a xlink:href="https://www.crunchbase.com/organization/firebolt-ventures" xlink:type="simple">https://www.crunchbase.com/organization/firebolt-ventures</text:a></text:p>
          </table:table-cell>
          <table:table-cell table:style-name="ce35" office:value-type="string" calcext:value-type="string">
            <text:p><text:a xlink:href="https://www.linkedin.com/company/firebolt-ventures/" xlink:type="simple">https://www.linkedin.com/company/firebolt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irebrand Ventures</text:p>
          </table:table-cell>
          <table:table-cell table:style-name="ce8" office:value-type="string" calcext:value-type="string">
            <text:p>Kansas City</text:p>
          </table:table-cell>
          <table:table-cell table:style-name="ce8" office:value-type="string" calcext:value-type="string">
            <text:p>MO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7.7" calcext:value-type="float">
            <text:p>$17.7</text:p>
          </table:table-cell>
          <table:table-cell table:style-name="ce20" office:value-type="float" office:value="15" calcext:value-type="float">
            <text:p>15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Network Securit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Pet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firebrandvc.com/" xlink:type="simple">firebrandvc.com</text:a></text:p>
          </table:table-cell>
          <table:table-cell table:style-name="ce35" office:value-type="string" calcext:value-type="string">
            <text:p><text:a xlink:href="https://www.crunchbase.com/organization/firebrand-ventures#section-overview" xlink:type="simple">https://www.crunchbase.com/organization/firebrand-ventures</text:a></text:p>
          </table:table-cell>
          <table:table-cell table:style-name="ce35" office:value-type="string" calcext:value-type="string">
            <text:p><text:a xlink:href="https://www.linkedin.com/company/firebrand-ventures/" xlink:type="simple">https://www.linkedin.com/company/firebrand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ireStarter Fund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5.7" calcext:value-type="float">
            <text:p>$5.7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Recruit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Crowdfund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firestarterfund.com/" xlink:type="simple">firestarterfund.com</text:a></text:p>
          </table:table-cell>
          <table:table-cell table:style-name="ce35" office:value-type="string" calcext:value-type="string">
            <text:p><text:a xlink:href="https://www.crunchbase.com/organization/firestarter-fund#section-overview" xlink:type="simple">https://www.crunchbase.com/organization/firestarter-fund</text:a></text:p>
          </table:table-cell>
          <table:table-cell table:style-name="ce35" office:value-type="string" calcext:value-type="string">
            <text:p><text:a xlink:href="https://www.linkedin.com/company/firestarter-fund/" xlink:type="simple">https://www.linkedin.com/company/firestarter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irst Round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float" office:value="738" calcext:value-type="float">
            <text:p>$738.0</text:p>
          </table:table-cell>
          <table:table-cell table:style-name="ce20" office:value-type="float" office:value="658" calcext:value-type="float">
            <text:p>658</text:p>
          </table:table-cell>
          <table:table-cell table:style-name="ce6" office:value-type="float" office:value="119" calcext:value-type="float">
            <text:p>11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9" calcext:value-type="float">
            <text:p>59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51" calcext:value-type="float">
            <text:p>5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44" calcext:value-type="float">
            <text:p>44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7" calcext:value-type="float">
            <text:p>37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37" calcext:value-type="float">
            <text:p>37</text:p>
          </table:table-cell>
          <table:table-cell table:style-name="ce35" office:value-type="string" calcext:value-type="string">
            <text:p><text:a xlink:href="http://firstround.com" xlink:type="simple">firstround.com</text:a></text:p>
          </table:table-cell>
          <table:table-cell table:style-name="ce35" office:value-type="string" calcext:value-type="string">
            <text:p><text:a xlink:href="https://www.crunchbase.com/organization/first-round-capital" xlink:type="simple">https://www.crunchbase.com/organization/first-round-capital</text:a></text:p>
          </table:table-cell>
          <table:table-cell table:style-name="ce35" office:value-type="string" calcext:value-type="string">
            <text:p><text:a xlink:href="https://www.linkedin.com/company/first-round-capital/" xlink:type="simple">https://www.linkedin.com/company/first-round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irst Star Ventures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0" calcext:value-type="float">
            <text:p>$10.0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Logistic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Predictive Analytic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firststar.vc/" xlink:type="simple">firststar.vc</text:a></text:p>
          </table:table-cell>
          <table:table-cell table:style-name="ce35" office:value-type="string" calcext:value-type="string">
            <text:p><text:a xlink:href="https://www.crunchbase.com/organization/procyon-ventures#section-overview" xlink:type="simple">https://www.crunchbase.com/organization/procyon-ventures</text:a></text:p>
          </table:table-cell>
          <table:table-cell table:style-name="ce35" office:value-type="string" calcext:value-type="string">
            <text:p><text:a xlink:href="https://www.linkedin.com/company/procyon-ventures/" xlink:type="simple">https://www.linkedin.com/company/procyon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irstrock Capital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ternet of Thing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Photograph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firstrock.vc/" xlink:type="simple">firstrock.vc</text:a></text:p>
          </table:table-cell>
          <table:table-cell table:style-name="ce35" office:value-type="string" calcext:value-type="string">
            <text:p><text:a xlink:href="https://www.crunchbase.com/organization/firstrock-capital#section-overview" xlink:type="simple">https://www.crunchbase.com/organization/firstrock-capital</text:a></text:p>
          </table:table-cell>
          <table:table-cell table:style-name="ce35" office:value-type="string" calcext:value-type="string">
            <text:p><text:a xlink:href="https://www.linkedin.com/company/firstrock-capital/" xlink:type="simple">https://www.linkedin.com/company/firstrock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itLab.</text:p>
          </table:table-cell>
          <table:table-cell table:style-name="ce8" office:value-type="string" calcext:value-type="string">
            <text:p>Newport Beach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Fitnes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port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fitlab.vc" xlink:type="simple">fitlab.vc</text:a></text:p>
          </table:table-cell>
          <table:table-cell table:style-name="ce35" office:value-type="string" calcext:value-type="string">
            <text:p><text:a xlink:href="https://www.crunchbase.com/organization/fitlab" xlink:type="simple">https://www.crunchbase.com/organization/fitlab</text:a></text:p>
          </table:table-cell>
          <table:table-cell table:style-name="ce35" office:value-type="string" calcext:value-type="string">
            <text:p><text:a xlink:href="http://linkedin.com/company/10689641" xlink:type="simple">linkedin.com/company/1068964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itz Gate Ventures</text:p>
          </table:table-cell>
          <table:table-cell table:style-name="ce8" office:value-type="string" calcext:value-type="string">
            <text:p>Princeton</text:p>
          </table:table-cell>
          <table:table-cell table:style-name="ce8" office:value-type="string" calcext:value-type="string">
            <text:p>NJ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0" calcext:value-type="float">
            <text:p>$10.0</text:p>
          </table:table-cell>
          <table:table-cell table:style-name="ce20" office:value-type="float" office:value="13" calcext:value-type="float">
            <text:p>13</text:p>
          </table:table-cell>
          <table:table-cell table:style-name="ce6"/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mputer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fitzgate.com/" xlink:type="simple">fitzgate.com</text:a></text:p>
          </table:table-cell>
          <table:table-cell table:style-name="ce35" office:value-type="string" calcext:value-type="string">
            <text:p><text:a xlink:href="https://www.crunchbase.com/organization/fitzrandolph-gateway#section-overview" xlink:type="simple">https://www.crunchbase.com/organization/fitzrandolph-gateway</text:a></text:p>
          </table:table-cell>
          <table:table-cell table:style-name="ce35" office:value-type="string" calcext:value-type="string">
            <text:p><text:a xlink:href="https://www.linkedin.com/company/fitz-gate-ventures/" xlink:type="simple">https://www.linkedin.com/company/fitz-gat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J Lab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5.5" calcext:value-type="float">
            <text:p>$5.5</text:p>
          </table:table-cell>
          <table:table-cell table:style-name="ce20" office:value-type="float" office:value="165" calcext:value-type="float">
            <text:p>165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44" calcext:value-type="float">
            <text:p>44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9" calcext:value-type="float">
            <text:p>29</text:p>
          </table:table-cell>
          <table:table-cell table:style-name="ce29" office:value-type="string" calcext:value-type="string">
            <text:p>Marketplace</text:p>
          </table:table-cell>
          <table:table-cell table:style-name="ce20" office:value-type="float" office:value="27" calcext:value-type="float">
            <text:p>27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20" calcext:value-type="float">
            <text:p>20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19" calcext:value-type="float">
            <text:p>19</text:p>
          </table:table-cell>
          <table:table-cell table:style-name="ce35" office:value-type="string" calcext:value-type="string">
            <text:p><text:a xlink:href="http://fjlabs.com/" xlink:type="simple">fjlabs.com</text:a></text:p>
          </table:table-cell>
          <table:table-cell table:style-name="ce35" office:value-type="string" calcext:value-type="string">
            <text:p><text:a xlink:href="https://www.crunchbase.com/organization/fj-labs#section-overview" xlink:type="simple">https://www.crunchbase.com/organization/fj-labs</text:a></text:p>
          </table:table-cell>
          <table:table-cell table:style-name="ce35" office:value-type="string" calcext:value-type="string">
            <text:p><text:a xlink:href="https://www.linkedin.com/company/fj-labs/" xlink:type="simple">https://www.linkedin.com/company/fj-lab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lare Capital Partners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 office:value-type="float" office:value="400" calcext:value-type="float">
            <text:p>$400.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Hospital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flarecapital.com" xlink:type="simple">flarecapital.com</text:a></text:p>
          </table:table-cell>
          <table:table-cell table:style-name="ce35" office:value-type="string" calcext:value-type="string">
            <text:p><text:a xlink:href="https://www.crunchbase.com/organization/flare-capitalpartners" xlink:type="simple">https://www.crunchbase.com/organization/flare-capitalpartners</text:a></text:p>
          </table:table-cell>
          <table:table-cell table:style-name="ce35" office:value-type="string" calcext:value-type="string">
            <text:p><text:a xlink:href="http://linkedin.com/company/15215856" xlink:type="simple">linkedin.com/company/15215856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lashpoint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G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$1.0</text:p>
          </table:table-cell>
          <table:table-cell table:style-name="ce20" office:value-type="float" office:value="6" calcext:value-type="float">
            <text:p>6</text:p>
          </table:table-cell>
          <table:table-cell table:style-name="ce6"/>
          <table:table-cell table:style-name="ce29" office:value-type="string" calcext:value-type="string">
            <text:p>Mobile Payment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Transporta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Payment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obile Advertis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lockchain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flashpoint.co/" xlink:type="simple">flashpoint.co</text:a></text:p>
          </table:table-cell>
          <table:table-cell table:style-name="ce35" office:value-type="string" calcext:value-type="string">
            <text:p><text:a xlink:href="https://www.crunchbase.com/organization/flashpoint-at-georgia-tech#section-overview" xlink:type="simple">https://www.crunchbase.com/organization/flashpoint-at-georgia-tech</text:a></text:p>
          </table:table-cell>
          <table:table-cell table:style-name="ce35" office:value-type="string" calcext:value-type="string">
            <text:p><text:a xlink:href="https://www.linkedin.com/company/flashpoint-at-georgia-tech/" xlink:type="simple">https://www.linkedin.com/company/flashpoint-at-georgia-tech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light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flight.vc/" xlink:type="simple">flight.vc</text:a></text:p>
          </table:table-cell>
          <table:table-cell table:style-name="ce35" office:value-type="string" calcext:value-type="string">
            <text:p><text:a xlink:href="https://www.crunchbase.com/organization/flight-ventures#section-overview" xlink:type="simple">https://www.crunchbase.com/organization/flight-ventures</text:a></text:p>
          </table:table-cell>
          <table:table-cell table:style-name="ce35" office:value-type="string" calcext:value-type="string">
            <text:p><text:a xlink:href="https://www.linkedin.com/company/flight-venture/" xlink:type="simple">https://www.linkedin.com/company/flight-venture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lybridge Capital Partners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5" calcext:value-type="float">
            <text:p>5</text:p>
          </table:table-cell>
          <table:table-cell table:style-name="ce22" office:value-type="float" office:value="625" calcext:value-type="float">
            <text:p>$625.0</text:p>
          </table:table-cell>
          <table:table-cell table:style-name="ce20" office:value-type="float" office:value="310" calcext:value-type="float">
            <text:p>310</text:p>
          </table:table-cell>
          <table:table-cell table:style-name="ce20" office:value-type="float" office:value="50" calcext:value-type="float">
            <text:p>50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9" calcext:value-type="float">
            <text:p>9</text:p>
          </table:table-cell>
          <table:table-cell table:style-name="ce35" office:value-type="string" calcext:value-type="string">
            <text:p><text:a xlink:href="http://flybridge.com/" xlink:type="simple">flybridge.com</text:a></text:p>
          </table:table-cell>
          <table:table-cell table:style-name="ce35" office:value-type="string" calcext:value-type="string">
            <text:p><text:a xlink:href="https://www.crunchbase.com/organization/flybridge-capital#section-overview" xlink:type="simple">https://www.crunchbase.com/organization/flybridge-capital</text:a></text:p>
          </table:table-cell>
          <table:table-cell table:style-name="ce35" office:value-type="string" calcext:value-type="string">
            <text:p><text:a xlink:href="https://www.linkedin.com/company/flybridge-capital-partners/" xlink:type="simple">https://www.linkedin.com/company/flybridge-capital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orerunner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 office:value-type="float" office:value="658.6" calcext:value-type="float">
            <text:p>$658.6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14" calcext:value-type="float">
            <text:p>14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9" calcext:value-type="float">
            <text:p>39</text:p>
          </table:table-cell>
          <table:table-cell table:style-name="ce29" office:value-type="string" calcext:value-type="string">
            <text:p>Retail</text:p>
          </table:table-cell>
          <table:table-cell table:style-name="ce20" office:value-type="float" office:value="22" calcext:value-type="float">
            <text:p>22</text:p>
          </table:table-cell>
          <table:table-cell table:style-name="ce29" office:value-type="string" calcext:value-type="string">
            <text:p>Fashion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hopping</text:p>
          </table:table-cell>
          <table:table-cell table:style-name="ce20" office:value-type="float" office:value="8" calcext:value-type="float">
            <text:p>8</text:p>
          </table:table-cell>
          <table:table-cell table:style-name="ce35" office:value-type="string" calcext:value-type="string">
            <text:p><text:a xlink:href="http://forerunnerventures.com" xlink:type="simple">forerunnerventures.com</text:a></text:p>
          </table:table-cell>
          <table:table-cell table:style-name="ce35" office:value-type="string" calcext:value-type="string">
            <text:p><text:a xlink:href="https://www.crunchbase.com/organization/forerunner-ventures" xlink:type="simple">https://www.crunchbase.com/organization/forerunner-ventures</text:a></text:p>
          </table:table-cell>
          <table:table-cell table:style-name="ce35" office:value-type="string" calcext:value-type="string">
            <text:p><text:a xlink:href="https://www.linkedin.com/company/forerunner-ventures/" xlink:type="simple">https://www.linkedin.com/company/forerunner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orté Ventures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G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0.3" calcext:value-type="float">
            <text:p>$30.3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Market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forteventures.com/" xlink:type="simple">forteventures.com</text:a></text:p>
          </table:table-cell>
          <table:table-cell table:style-name="ce35" office:value-type="string" calcext:value-type="string">
            <text:p><text:a xlink:href="https://www.crunchbase.com/organization/forte-ventures" xlink:type="simple">https://www.crunchbase.com/organization/forte-ventures</text:a></text:p>
          </table:table-cell>
          <table:table-cell table:style-name="ce35" office:value-type="string" calcext:value-type="string">
            <text:p><text:a xlink:href="https://www.linkedin.com/company/forte-capital-management-forte-ventures-/" xlink:type="simple">https://www.linkedin.com/company/forte-capital-management-forte-ventures-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ounder Collective</text:p>
          </table:table-cell>
          <table:table-cell table:style-name="ce8" office:value-type="string" calcext:value-type="string">
            <text:p>Cambridge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185" calcext:value-type="float">
            <text:p>$185.0</text:p>
          </table:table-cell>
          <table:table-cell table:style-name="ce20" office:value-type="float" office:value="331" calcext:value-type="float">
            <text:p>331</text:p>
          </table:table-cell>
          <table:table-cell table:style-name="ce20" office:value-type="float" office:value="76" calcext:value-type="float">
            <text:p>76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4" calcext:value-type="float">
            <text:p>34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2" calcext:value-type="float">
            <text:p>3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2" calcext:value-type="float">
            <text:p>3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9" calcext:value-type="float">
            <text:p>29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17" calcext:value-type="float">
            <text:p>17</text:p>
          </table:table-cell>
          <table:table-cell table:style-name="ce35" office:value-type="string" calcext:value-type="string">
            <text:p><text:a xlink:href="http://foundercollective.com/" xlink:type="simple">foundercollective.com</text:a></text:p>
          </table:table-cell>
          <table:table-cell table:style-name="ce35" office:value-type="string" calcext:value-type="string">
            <text:p><text:a xlink:href="https://www.crunchbase.com/organization/founder-collective#section-overview" xlink:type="simple">https://www.crunchbase.com/organization/founder-collective</text:a></text:p>
          </table:table-cell>
          <table:table-cell table:style-name="ce35" office:value-type="string" calcext:value-type="string">
            <text:p><text:a xlink:href="https://www.linkedin.com/company/founder-collective/" xlink:type="simple">https://www.linkedin.com/company/founder-collective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ounder Equity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6" calcext:value-type="float">
            <text:p>$6.0</text:p>
          </table:table-cell>
          <table:table-cell table:style-name="ce20" office:value-type="float" office:value="7" calcext:value-type="float">
            <text:p>7</text:p>
          </table:table-cell>
          <table:table-cell table:style-name="ce6"/>
          <table:table-cell table:style-name="ce29" office:value-type="string" calcext:value-type="string">
            <text:p>Online Portal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mbedded System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tent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founderequity.com/" xlink:type="simple">founderequity.com</text:a></text:p>
          </table:table-cell>
          <table:table-cell table:style-name="ce35" office:value-type="string" calcext:value-type="string">
            <text:p><text:a xlink:href="https://www.crunchbase.com/organization/founder-equity-fund" xlink:type="simple">https://www.crunchbase.com/organization/founder-equity-fund</text:a></text:p>
          </table:table-cell>
          <table:table-cell table:style-name="ce35" office:value-type="string" calcext:value-type="string">
            <text:p><text:a xlink:href="https://www.linkedin.com/company/founderequity/" xlink:type="simple">https://www.linkedin.com/company/founderequity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ounders Co-Op</text:p>
          </table:table-cell>
          <table:table-cell table:style-name="ce8" office:value-type="string" calcext:value-type="string">
            <text:p>Seattle</text:p>
          </table:table-cell>
          <table:table-cell table:style-name="ce8" office:value-type="string" calcext:value-type="string">
            <text:p>W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4" calcext:value-type="float">
            <text:p>4</text:p>
          </table:table-cell>
          <table:table-cell table:style-name="ce22" office:value-type="float" office:value="41.2" calcext:value-type="float">
            <text:p>$41.2</text:p>
          </table:table-cell>
          <table:table-cell table:style-name="ce20" office:value-type="float" office:value="109" calcext:value-type="float">
            <text:p>109</text:p>
          </table:table-cell>
          <table:table-cell table:style-name="ce20" office:value-type="float" office:value="26" calcext:value-type="float">
            <text:p>26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9" calcext:value-type="float">
            <text:p>1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7" calcext:value-type="float">
            <text:p>17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1" calcext:value-type="float">
            <text:p>11</text:p>
          </table:table-cell>
          <table:table-cell table:style-name="ce35" office:value-type="string" calcext:value-type="string">
            <text:p><text:a xlink:href="http://founderscoop.com/" xlink:type="simple">founderscoop.com</text:a></text:p>
          </table:table-cell>
          <table:table-cell table:style-name="ce35" office:value-type="string" calcext:value-type="string">
            <text:p><text:a xlink:href="https://www.crunchbase.com/organization/founders-co-op#section-overview" xlink:type="simple">https://www.crunchbase.com/organization/founders-co-op</text:a></text:p>
          </table:table-cell>
          <table:table-cell table:style-name="ce35" office:value-type="string" calcext:value-type="string">
            <text:p><text:a xlink:href="https://www.linkedin.com/company/founders-co-op/" xlink:type="simple">https://www.linkedin.com/company/founders-co-op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oundry Group</text:p>
          </table:table-cell>
          <table:table-cell table:style-name="ce8" office:value-type="string" calcext:value-type="string">
            <text:p>Boulder</text:p>
          </table:table-cell>
          <table:table-cell table:style-name="ce8" office:value-type="string" calcext:value-type="string">
            <text:p>CO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7" calcext:value-type="float">
            <text:p>7</text:p>
          </table:table-cell>
          <table:table-cell table:style-name="ce22" office:value-type="string" calcext:value-type="string">
            <text:p>$2.4B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46" calcext:value-type="float">
            <text:p>4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6" calcext:value-type="float">
            <text:p>26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3" calcext:value-type="float">
            <text:p>23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22" calcext:value-type="float">
            <text:p>22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4" calcext:value-type="float">
            <text:p>14</text:p>
          </table:table-cell>
          <table:table-cell table:style-name="ce35" office:value-type="string" calcext:value-type="string">
            <text:p><text:a xlink:href="http://foundrygroup.com" xlink:type="simple">foundrygroup.com</text:a></text:p>
          </table:table-cell>
          <table:table-cell table:style-name="ce35" office:value-type="string" calcext:value-type="string">
            <text:p><text:a xlink:href="https://www.crunchbase.com/organization/foundry-group" xlink:type="simple">https://www.crunchbase.com/organization/foundry-group</text:a></text:p>
          </table:table-cell>
          <table:table-cell table:style-name="ce35" office:value-type="string" calcext:value-type="string">
            <text:p><text:a xlink:href="http://linkedin.com/company/986612" xlink:type="simple">linkedin.com/company/986612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ree Ventures</text:p>
          </table:table-cell>
          <table:table-cell table:style-name="ce8" office:value-type="string" calcext:value-type="string">
            <text:p>Berkeley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freeventures.org" xlink:type="simple">freeventures.org</text:a></text:p>
          </table:table-cell>
          <table:table-cell table:style-name="ce35" office:value-type="string" calcext:value-type="string">
            <text:p><text:a xlink:href="https://www.crunchbase.com/organization/free-ventures" xlink:type="simple">https://www.crunchbase.com/organization/free-ventures</text:a></text:p>
          </table:table-cell>
          <table:table-cell table:style-name="ce35" office:value-type="string" calcext:value-type="string">
            <text:p><text:a xlink:href="http://linkedin.com/company/6426216" xlink:type="simple">linkedin.com/company/6426216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reestyle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5" calcext:value-type="float">
            <text:p>5</text:p>
          </table:table-cell>
          <table:table-cell table:style-name="ce22" office:value-type="float" office:value="230.2" calcext:value-type="float">
            <text:p>$230.2</text:p>
          </table:table-cell>
          <table:table-cell table:style-name="ce20" office:value-type="float" office:value="101" calcext:value-type="float">
            <text:p>101</text:p>
          </table:table-cell>
          <table:table-cell table:style-name="ce20" office:value-type="float" office:value="27" calcext:value-type="float">
            <text:p>27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freestyle.vc/" xlink:type="simple">freestyle.vc</text:a></text:p>
          </table:table-cell>
          <table:table-cell table:style-name="ce35" office:value-type="string" calcext:value-type="string">
            <text:p><text:a xlink:href="https://www.crunchbase.com/organization/freestyle-capital#section-overview" xlink:type="simple">https://www.crunchbase.com/organization/freestyle-capital</text:a></text:p>
          </table:table-cell>
          <table:table-cell table:style-name="ce35" office:value-type="string" calcext:value-type="string">
            <text:p><text:a xlink:href="https://www.linkedin.com/company/freestyle-capital/" xlink:type="simple">https://www.linkedin.com/company/freestyle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rontier Angels</text:p>
          </table:table-cell>
          <table:table-cell table:style-name="ce8" office:value-type="string" calcext:value-type="string">
            <text:p>Billings</text:p>
          </table:table-cell>
          <table:table-cell table:style-name="ce8" office:value-type="string" calcext:value-type="string">
            <text:p>MT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29" office:value-type="string" calcext:value-type="string">
            <text:p>Finan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Pharmaceutical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rket Research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Water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frontierangels.com" xlink:type="simple">frontierangels.com</text:a></text:p>
          </table:table-cell>
          <table:table-cell table:style-name="ce35" office:value-type="string" calcext:value-type="string">
            <text:p><text:a xlink:href="https://www.crunchbase.com/organization/frontier-angel-fund" xlink:type="simple">https://www.crunchbase.com/organization/frontier-angel-fund</text:a></text:p>
          </table:table-cell>
          <table:table-cell table:style-name="ce35" office:value-type="string" calcext:value-type="string">
            <text:p><text:a xlink:href="http://linkedin.com/company/18149088" xlink:type="simple">linkedin.com/company/1814908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rontier Venture Capital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3" calcext:value-type="float">
            <text:p>3</text:p>
          </table:table-cell>
          <table:table-cell table:style-name="ce22" office:value-type="float" office:value="105" calcext:value-type="float">
            <text:p>$105.0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4" calcext:value-type="float">
            <text:p>14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Music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Video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draperfrontier.com" xlink:type="simple">draperfrontier.com</text:a></text:p>
          </table:table-cell>
          <table:table-cell table:style-name="ce35" office:value-type="string" calcext:value-type="string">
            <text:p><text:a xlink:href="https://www.crunchbase.com/organization/dfj-frontier" xlink:type="simple">https://www.crunchbase.com/organization/dfj-frontier</text:a></text:p>
          </table:table-cell>
          <table:table-cell table:style-name="ce35" office:value-type="string" calcext:value-type="string">
            <text:p><text:a xlink:href="http://linkedin.com/company/1072662" xlink:type="simple">linkedin.com/company/1072662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rontier Ventures</text:p>
          </table:table-cell>
          <table:table-cell table:style-name="ce8" office:value-type="string" calcext:value-type="string">
            <text:p>Cupertin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1" calcext:value-type="float">
            <text:p>11</text:p>
          </table:table-cell>
          <table:table-cell table:style-name="ce6"/>
          <table:table-cell table:style-name="ce29" office:value-type="string" calcext:value-type="string">
            <text:p>Internet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arketPla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Tourism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Travel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Video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frontier.ventures</text:p>
          </table:table-cell>
          <table:table-cell table:style-name="ce35" office:value-type="string" calcext:value-type="string">
            <text:p><text:a xlink:href="https://www.crunchbase.com/organization/frontier-ventures" xlink:type="simple">https://www.crunchbase.com/organization/frontier-ventures</text:a></text:p>
          </table:table-cell>
          <table:table-cell table:style-name="ce35" office:value-type="string" calcext:value-type="string">
            <text:p><text:a xlink:href="https://www.linkedin.com/company/frontier-ventures/" xlink:type="simple">https://www.linkedin.com/company/frontier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rost Data Capital</text:p>
          </table:table-cell>
          <table:table-cell table:style-name="ce8" office:value-type="string" calcext:value-type="string">
            <text:p>San Juan Capistran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46" calcext:value-type="float">
            <text:p>$46.0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frostdatacapital.com/" xlink:type="simple">frostdatacapital.com</text:a></text:p>
          </table:table-cell>
          <table:table-cell table:style-name="ce35" office:value-type="string" calcext:value-type="string">
            <text:p><text:a xlink:href="https://www.crunchbase.com/organization/frost-data-capital#section-overview" xlink:type="simple">https://www.crunchbase.com/organization/frost-data-capital</text:a></text:p>
          </table:table-cell>
          <table:table-cell table:style-name="ce35" office:value-type="string" calcext:value-type="string">
            <text:p><text:a xlink:href="https://www.linkedin.com/company/frost-data-capital/" xlink:type="simple">https://www.linkedin.com/company/frost-data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uel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71.5" calcext:value-type="float">
            <text:p>$71.5</text:p>
          </table:table-cell>
          <table:table-cell table:style-name="ce20" office:value-type="float" office:value="71" calcext:value-type="float">
            <text:p>71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fuelcapital.com/" xlink:type="simple">fuelcapital.com</text:a></text:p>
          </table:table-cell>
          <table:table-cell table:style-name="ce35" office:value-type="string" calcext:value-type="string">
            <text:p><text:a xlink:href="https://www.crunchbase.com/organization/fuel-capital#section-overview" xlink:type="simple">https://www.crunchbase.com/organization/fuel-capital</text:a></text:p>
          </table:table-cell>
          <table:table-cell table:style-name="ce35" office:value-type="string" calcext:value-type="string">
            <text:p><text:a xlink:href="https://www.linkedin.com/company/fuel-capital/" xlink:type="simple">https://www.linkedin.com/company/fuel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und Balance</text:p>
          </table:table-cell>
          <table:table-cell table:style-name="ce8" office:value-type="string" calcext:value-type="string">
            <text:p>Valatie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fund-balance.com" xlink:type="simple">fund-balance.com</text:a></text:p>
          </table:table-cell>
          <table:table-cell table:style-name="ce35" office:value-type="string" calcext:value-type="string">
            <text:p><text:a xlink:href="https://www.crunchbase.com/organization/the-balance" xlink:type="simple">https://www.crunchbase.com/organization/the-balance</text:a></text:p>
          </table:table-cell>
          <table:table-cell table:style-name="ce35" office:value-type="string" calcext:value-type="string">
            <text:p><text:a xlink:href="http://linkedin.com/company/971719" xlink:type="simple">linkedin.com/company/97171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UND Conference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fundconference.com" xlink:type="simple">fundconference.com</text:a></text:p>
          </table:table-cell>
          <table:table-cell table:style-name="ce35" office:value-type="string" calcext:value-type="string">
            <text:p><text:a xlink:href="https://www.crunchbase.com/organization/fund-conference" xlink:type="simple">https://www.crunchbase.com/organization/fund-conference</text:a></text:p>
          </table:table-cell>
          <table:table-cell table:style-name="ce35" office:value-type="string" calcext:value-type="string">
            <text:p><text:a xlink:href="http://linkedin.com/company/6460895" xlink:type="simple">linkedin.com/company/646089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unders Club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/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44" calcext:value-type="float">
            <text:p>44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3" calcext:value-type="float">
            <text:p>3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1" calcext:value-type="float">
            <text:p>31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6" calcext:value-type="float">
            <text:p>26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1" calcext:value-type="float">
            <text:p>21</text:p>
          </table:table-cell>
          <table:table-cell table:style-name="ce35" office:value-type="string" calcext:value-type="string">
            <text:p><text:a xlink:href="http://fundersclub.com" xlink:type="simple">fundersclub.com</text:a></text:p>
          </table:table-cell>
          <table:table-cell table:style-name="ce35" office:value-type="string" calcext:value-type="string">
            <text:p><text:a xlink:href="https://www.crunchbase.com/organization/fundersclub" xlink:type="simple">https://www.crunchbase.com/organization/fundersclub</text:a></text:p>
          </table:table-cell>
          <table:table-cell table:style-name="ce35" office:value-type="string" calcext:value-type="string">
            <text:p><text:a xlink:href="https://www.linkedin.com/company/fundersclub/" xlink:type="simple">https://www.linkedin.com/company/fundersclub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ung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Retail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uppy Chain management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Retail Technology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fungcap.com/" xlink:type="simple">fungcap.com</text:a></text:p>
          </table:table-cell>
          <table:table-cell table:style-name="ce35" office:value-type="string" calcext:value-type="string">
            <text:p><text:a xlink:href="https://www.crunchbase.com/organization/fung-capital-management#section-overview" xlink:type="simple">https://www.crunchbase.com/organization/fung-capital-management</text:a></text:p>
          </table:table-cell>
          <table:table-cell table:style-name="ce35" office:value-type="string" calcext:value-type="string">
            <text:p><text:a xlink:href="https://www.linkedin.com/company/fung-capital-usa/" xlink:type="simple">https://www.linkedin.com/company/fung-capital-usa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usion Fund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85" calcext:value-type="float">
            <text:p>$85.0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fusionfund.com/" xlink:type="simple">fusionfund.com</text:a></text:p>
          </table:table-cell>
          <table:table-cell table:style-name="ce35" office:value-type="string" calcext:value-type="string">
            <text:p><text:a xlink:href="https://www.crunchbase.com/organization/fusion-fund#section-overview" xlink:type="simple">https://www.crunchbase.com/organization/fusion-fund</text:a></text:p>
          </table:table-cell>
          <table:table-cell table:style-name="ce35" office:value-type="string" calcext:value-type="string">
            <text:p><text:a xlink:href="https://www.linkedin.com/company/fusion-fund/" xlink:type="simple">https://www.linkedin.com/company/fusion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Fyrfly VC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9.7" calcext:value-type="float">
            <text:p>$19.7</text:p>
          </table:table-cell>
          <table:table-cell table:style-name="ce20" office:value-type="float" office:value="18" calcext:value-type="float">
            <text:p>18</text:p>
          </table:table-cell>
          <table:table-cell table:style-name="ce6"/>
          <table:table-cell table:style-name="ce29" office:value-type="string" calcext:value-type="string">
            <text:p>Saa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Collabora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essas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al Tim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fyrfly.vc/" xlink:type="simple">fyrfly.vc</text:a></text:p>
          </table:table-cell>
          <table:table-cell table:style-name="ce35" office:value-type="string" calcext:value-type="string">
            <text:p><text:a xlink:href="https://www.crunchbase.com/organization/fyrfly-venture-partners#section-overview" xlink:type="simple">https://www.crunchbase.com/organization/fyrfly-venture-partners</text:a></text:p>
          </table:table-cell>
          <table:table-cell table:style-name="ce35" office:value-type="string" calcext:value-type="string">
            <text:p><text:a xlink:href="https://www.linkedin.com/company/fyrfly-venture-partners/" xlink:type="simple">https://www.linkedin.com/company/fyrfly-ventur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G20 Ventures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63.5" calcext:value-type="float">
            <text:p>$63.5</text:p>
          </table:table-cell>
          <table:table-cell table:style-name="ce20" office:value-type="float" office:value="17" calcext:value-type="float">
            <text:p>17</text:p>
          </table:table-cell>
          <table:table-cell table:style-name="ce6"/>
          <table:table-cell table:style-name="ce29" office:value-type="string" calcext:value-type="string">
            <text:p>Saa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Network Securit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llaboration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g20vc.com/" xlink:type="simple">g20vc.com</text:a></text:p>
          </table:table-cell>
          <table:table-cell table:style-name="ce35" office:value-type="string" calcext:value-type="string">
            <text:p><text:a xlink:href="https://www.crunchbase.com/organization/g20-ventures#section-overview" xlink:type="simple">https://www.crunchbase.com/organization/g20-ventures</text:a></text:p>
          </table:table-cell>
          <table:table-cell table:style-name="ce35" office:value-type="string" calcext:value-type="string">
            <text:p><text:a xlink:href="https://www.linkedin.com/company/g20-ventures/" xlink:type="simple">https://www.linkedin.com/company/g20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Galvanize</text:p>
          </table:table-cell>
          <table:table-cell table:style-name="ce8" office:value-type="string" calcext:value-type="string">
            <text:p>Denver</text:p>
          </table:table-cell>
          <table:table-cell table:style-name="ce8" office:value-type="string" calcext:value-type="string">
            <text:p>CO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6" table:number-columns-repeated="2"/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tail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earch Engin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Lifestyl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galvanize.com" xlink:type="simple">galvanize.com</text:a></text:p>
          </table:table-cell>
          <table:table-cell table:style-name="ce35" office:value-type="string" calcext:value-type="string">
            <text:p><text:a xlink:href="https://www.crunchbase.com/organization/galvanizeu" xlink:type="simple">https://www.crunchbase.com/organization/galvanizeu</text:a></text:p>
          </table:table-cell>
          <table:table-cell table:style-name="ce35" office:value-type="string" calcext:value-type="string">
            <text:p><text:a xlink:href="https://www.linkedin.com/school/galvanize-it/" xlink:type="simple">https://www.linkedin.com/school/galvanize-it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GAN</text:p>
          </table:table-cell>
          <table:table-cell table:style-name="ce8" office:value-type="string" calcext:value-type="string">
            <text:p>Denver</text:p>
          </table:table-cell>
          <table:table-cell table:style-name="ce8" office:value-type="string" calcext:value-type="string">
            <text:p>CO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M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ank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ale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gan.co" xlink:type="simple">gan.co</text:a></text:p>
          </table:table-cell>
          <table:table-cell table:style-name="ce35" office:value-type="string" calcext:value-type="string">
            <text:p><text:a xlink:href="https://www.crunchbase.com/organization/gan-ventures#section-overview" xlink:type="simple">https://www.crunchbase.com/organization/gan-ventures#section-overview</text:a></text:p>
          </table:table-cell>
          <table:table-cell table:style-name="ce35" office:value-type="string" calcext:value-type="string">
            <text:p><text:a xlink:href="http://linkedin.com/company/2734058" xlink:type="simple">linkedin.com/company/273405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Gelt VC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20" office:value-type="float" office:value="3" calcext:value-type="float">
            <text:p>3</text:p>
          </table:table-cell>
          <table:table-cell table:style-name="ce6"/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Drone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igher 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Drone Managem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port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geltvc.com/" xlink:type="simple">geltvc.com</text:a></text:p>
          </table:table-cell>
          <table:table-cell table:style-name="ce35" office:value-type="string" calcext:value-type="string">
            <text:p><text:a xlink:href="https://www.crunchbase.com/organization/gelt-vc" xlink:type="simple">https://www.crunchbase.com/organization/gelt-vc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gener8tor</text:p>
          </table:table-cell>
          <table:table-cell table:style-name="ce8" office:value-type="string" calcext:value-type="string">
            <text:p>Madison</text:p>
          </table:table-cell>
          <table:table-cell table:style-name="ce8" office:value-type="string" calcext:value-type="string">
            <text:p>WI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3.6" calcext:value-type="float">
            <text:p>$3.6</text:p>
          </table:table-cell>
          <table:table-cell table:style-name="ce20" office:value-type="float" office:value="92" calcext:value-type="float">
            <text:p>92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gener8tor.com/" xlink:type="simple">gener8tor.com</text:a></text:p>
          </table:table-cell>
          <table:table-cell table:style-name="ce35" office:value-type="string" calcext:value-type="string">
            <text:p><text:a xlink:href="https://www.crunchbase.com/organization/gener8tor#section-overview" xlink:type="simple">https://www.crunchbase.com/organization/gener8tor</text:a></text:p>
          </table:table-cell>
          <table:table-cell table:style-name="ce35" office:value-type="string" calcext:value-type="string">
            <text:p><text:a xlink:href="https://www.linkedin.com/company/gener8tor/" xlink:type="simple">https://www.linkedin.com/company/gener8tor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Genoa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ealth Diagons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ard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iopharma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genoavc.com" xlink:type="simple">genoavc.com</text:a></text:p>
          </table:table-cell>
          <table:table-cell table:style-name="ce35" office:value-type="string" calcext:value-type="string">
            <text:p><text:a xlink:href="https://www.crunchbase.com/organization/5-prime-ventures" xlink:type="simple">https://www.crunchbase.com/organization/5-prime-ventures</text:a></text:p>
          </table:table-cell>
          <table:table-cell table:style-name="ce35" office:value-type="string" calcext:value-type="string">
            <text:p><text:a xlink:href="http://linkedin.com/company/18415999" xlink:type="simple">linkedin.com/company/1841599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GFR Fund</text:p>
          </table:table-cell>
          <table:table-cell table:style-name="ce8" office:value-type="string" calcext:value-type="string">
            <text:p>Burlingame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Wearable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ugmented Realit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mputer Vis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gfrfund.com" xlink:type="simple">gfrfund.com</text:a></text:p>
          </table:table-cell>
          <table:table-cell table:style-name="ce35" office:value-type="string" calcext:value-type="string">
            <text:p><text:a xlink:href="https://www.crunchbase.com/organization/gfr-fund" xlink:type="simple">https://www.crunchbase.com/organization/gfr-fund</text:a></text:p>
          </table:table-cell>
          <table:table-cell table:style-name="ce35" office:value-type="string" calcext:value-type="string">
            <text:p><text:a xlink:href="http://linkedin.com/company/18467877" xlink:type="simple">linkedin.com/company/1846787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Glasswing Ventures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112" calcext:value-type="float">
            <text:p>$112.0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Computer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Network Securit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yber Securit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glasswing.vc" xlink:type="simple">glasswing.vc</text:a></text:p>
          </table:table-cell>
          <table:table-cell table:style-name="ce35" office:value-type="string" calcext:value-type="string">
            <text:p><text:a xlink:href="https://www.crunchbase.com/organization/glasswing-vc" xlink:type="simple">https://www.crunchbase.com/organization/glasswing-vc</text:a></text:p>
          </table:table-cell>
          <table:table-cell table:style-name="ce35" office:value-type="string" calcext:value-type="string">
            <text:p><text:a xlink:href="http://linkedin.com/company/11736263" xlink:type="simple">linkedin.com/company/1173626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Global Agora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globalagora.com" xlink:type="simple">globalagora.com</text:a></text:p>
          </table:table-cell>
          <table:table-cell table:style-name="ce35" office:value-type="string" calcext:value-type="string">
            <text:p><text:a xlink:href="https://www.crunchbase.com/organization/global-agora" xlink:type="simple">https://www.crunchbase.com/organization/global-agora</text:a></text:p>
          </table:table-cell>
          <table:table-cell table:style-name="ce35" office:value-type="string" calcext:value-type="string">
            <text:p><text:a xlink:href="http://linkedin.com/company/1139880" xlink:type="simple">linkedin.com/company/113988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Global Health Impact Fund</text:p>
          </table:table-cell>
          <table:table-cell table:style-name="ce8" office:value-type="string" calcext:value-type="string">
            <text:p>Walnut Creek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globalhealthimpactfund.com" xlink:type="simple">globalhealthimpactfund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33297498" xlink:type="simple">linkedin.com/company/3329749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Global Space Ventures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globalspaceventures.com" xlink:type="simple">globalspaceventures.com</text:a></text:p>
          </table:table-cell>
          <table:table-cell table:style-name="ce35" office:value-type="string" calcext:value-type="string">
            <text:p><text:a xlink:href="https://www.crunchbase.com/organization/global-space-ventures" xlink:type="simple">https://www.crunchbase.com/organization/global-space-ventures</text:a></text:p>
          </table:table-cell>
          <table:table-cell table:style-name="ce35" office:value-type="string" calcext:value-type="string">
            <text:p><text:a xlink:href="http://linkedin.com/company/18286716" xlink:type="simple">linkedin.com/company/18286716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Go VC</text:p>
          </table:table-cell>
          <table:table-cell table:style-name="ce8" office:value-type="string" calcext:value-type="string">
            <text:p>Irvine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govc.com/" xlink:type="simple">govc.com</text:a></text:p>
          </table:table-cell>
          <table:table-cell table:style-name="ce35" office:value-type="string" calcext:value-type="string">
            <text:p><text:a xlink:href="https://www.crunchbase.com/organization/go-vc#section-overview" xlink:type="simple">https://www.crunchbase.com/organization/go-vc</text:a></text:p>
          </table:table-cell>
          <table:table-cell table:style-name="ce35" office:value-type="string" calcext:value-type="string">
            <text:p><text:a xlink:href="https://www.linkedin.com/company/govc/" xlink:type="simple">https://www.linkedin.com/company/gov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GoAhead Ventures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55" calcext:value-type="float">
            <text:p>$55.0</text:p>
          </table:table-cell>
          <table:table-cell table:style-name="ce20" office:value-type="float" office:value="13" calcext:value-type="float">
            <text:p>13</text:p>
          </table:table-cell>
          <table:table-cell table:style-name="ce6"/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PC Gam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Universitie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goaheadvc.com/" xlink:type="simple">goaheadvc.com</text:a></text:p>
          </table:table-cell>
          <table:table-cell table:style-name="ce35" office:value-type="string" calcext:value-type="string">
            <text:p><text:a xlink:href="https://www.crunchbase.com/organization/goahead-ventures#section-overview" xlink:type="simple">https://www.crunchbase.com/organization/goahead-ventures</text:a></text:p>
          </table:table-cell>
          <table:table-cell table:style-name="ce35" office:value-type="string" calcext:value-type="string">
            <text:p><text:a xlink:href="https://www.linkedin.com/company/goahead-ventures/" xlink:type="simple">https://www.linkedin.com/company/goahead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Govtech Fund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48" calcext:value-type="float">
            <text:p>$48.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GovTech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mmunitie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Government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govtechfund.com/" xlink:type="simple">govtechfund.com</text:a></text:p>
          </table:table-cell>
          <table:table-cell table:style-name="ce35" office:value-type="string" calcext:value-type="string">
            <text:p><text:a xlink:href="https://www.crunchbase.com/organization/govtech-fund#section-overview" xlink:type="simple">https://www.crunchbase.com/organization/govtech-fund</text:a></text:p>
          </table:table-cell>
          <table:table-cell table:style-name="ce35" office:value-type="string" calcext:value-type="string">
            <text:p><text:a xlink:href="https://www.linkedin.com/company/govtech-fund/" xlink:type="simple">https://www.linkedin.com/company/govtech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Gravity Ventures</text:p>
          </table:table-cell>
          <table:table-cell table:style-name="ce8" office:value-type="string" calcext:value-type="string">
            <text:p>Indianapolis</text:p>
          </table:table-cell>
          <table:table-cell table:style-name="ce8" office:value-type="string" calcext:value-type="string">
            <text:p>IN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cial Media Market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arket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gravityventures.com" xlink:type="simple">gravityventures.com</text:a></text:p>
          </table:table-cell>
          <table:table-cell table:style-name="ce35" office:value-type="string" calcext:value-type="string">
            <text:p><text:a xlink:href="https://www.crunchbase.com/organization/gravity-ventures" xlink:type="simple">https://www.crunchbase.com/organization/gravity-ventures</text:a></text:p>
          </table:table-cell>
          <table:table-cell table:style-name="ce35" office:value-type="string" calcext:value-type="string">
            <text:p><text:a xlink:href="http://linkedin.com/company/1303443" xlink:type="simple">linkedin.com/company/130344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Great Oaks VC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 office:value-type="float" office:value="80" calcext:value-type="float">
            <text:p>$80.0</text:p>
          </table:table-cell>
          <table:table-cell table:style-name="ce6" office:value-type="float" office:value="354" calcext:value-type="float">
            <text:p>354</text:p>
          </table:table-cell>
          <table:table-cell table:style-name="ce6" office:value-type="float" office:value="67" calcext:value-type="float">
            <text:p>67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46" calcext:value-type="float">
            <text:p>46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44" calcext:value-type="float">
            <text:p>44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35" calcext:value-type="float">
            <text:p>35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7" calcext:value-type="float">
            <text:p>27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4" calcext:value-type="float">
            <text:p>24</text:p>
          </table:table-cell>
          <table:table-cell table:style-name="ce35" office:value-type="string" calcext:value-type="string">
            <text:p><text:a xlink:href="http://greatoaksvc.com" xlink:type="simple">GreatOaksVC.com</text:a></text:p>
          </table:table-cell>
          <table:table-cell table:style-name="ce35" office:value-type="string" calcext:value-type="string">
            <text:p><text:a xlink:href="https://www.crunchbase.com/organization/great-oaks-venture-capital" xlink:type="simple">https://www.crunchbase.com/organization/great-oaks-venture-capital</text:a></text:p>
          </table:table-cell>
          <table:table-cell table:style-name="ce35" office:value-type="string" calcext:value-type="string">
            <text:p><text:a xlink:href="http://linkedin.com/company/3254468" xlink:type="simple">linkedin.com/company/325446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Green Bay Advisor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30" calcext:value-type="float">
            <text:p>$130.0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obile App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Blockchai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greenbayadvisors.com/" xlink:type="simple">greenbayadvisors.com</text:a></text:p>
          </table:table-cell>
          <table:table-cell table:style-name="ce35" office:value-type="string" calcext:value-type="string">
            <text:p><text:a xlink:href="https://www.crunchbase.com/organization/green-bay-ventures#section-overview" xlink:type="simple">https://www.crunchbase.com/organization/green-bay-ventures</text:a></text:p>
          </table:table-cell>
          <table:table-cell table:style-name="ce35" office:value-type="string" calcext:value-type="string">
            <text:p><text:a xlink:href="https://www.linkedin.com/company/greenbayventures/" xlink:type="simple">https://www.linkedin.com/company/greenbay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Grind Capital</text:p>
          </table:table-cell>
          <table:table-cell table:style-name="ce8" office:value-type="string" calcext:value-type="string">
            <text:p>Ruston</text:p>
          </table:table-cell>
          <table:table-cell table:style-name="ce8" office:value-type="string" calcext:value-type="string">
            <text:p>L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grindcapital.org" xlink:type="simple">grindcapital.org</text:a></text:p>
          </table:table-cell>
          <table:table-cell table:style-name="ce35"/>
          <table:table-cell table:style-name="ce35" office:value-type="string" calcext:value-type="string">
            <text:p><text:a xlink:href="http://linkedin.com/company/11815349" xlink:type="simple">linkedin.com/company/1181534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GritLabs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4" calcext:value-type="float">
            <text:p>4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itnes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gricultu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sumer Electronic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gritlabs.io/" xlink:type="simple">gritlabs.io</text:a></text:p>
          </table:table-cell>
          <table:table-cell table:style-name="ce35" office:value-type="string" calcext:value-type="string">
            <text:p><text:a xlink:href="https://www.crunchbase.com/organization/gritlabs#section-overview" xlink:type="simple">https://www.crunchbase.com/organization/gritlabs</text:a></text:p>
          </table:table-cell>
          <table:table-cell table:style-name="ce35" office:value-type="string" calcext:value-type="string">
            <text:p><text:a xlink:href="https://www.linkedin.com/company/grit-labs/" xlink:type="simple">https://www.linkedin.com/company/grit-lab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Growth Sherpas</text:p>
          </table:table-cell>
          <table:table-cell table:style-name="ce8" office:value-type="string" calcext:value-type="string">
            <text:p>Denver</text:p>
          </table:table-cell>
          <table:table-cell table:style-name="ce8" office:value-type="string" calcext:value-type="string">
            <text:p>CO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growthsherpas.co" xlink:type="simple">growthsherpas.co</text:a></text:p>
          </table:table-cell>
          <table:table-cell table:style-name="ce35" office:value-type="string" calcext:value-type="string">
            <text:p>N/A</text:p>
          </table:table-cell>
          <table:table-cell table:style-name="ce35" office:value-type="string" calcext:value-type="string">
            <text:p><text:a xlink:href="http://linkedin.com/company/11688612" xlink:type="simple">linkedin.com/company/11688612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GrowthX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50" calcext:value-type="float">
            <text:p>$50.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tail 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ash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acial Recognition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growthx.com/" xlink:type="simple">growthx.com</text:a></text:p>
          </table:table-cell>
          <table:table-cell table:style-name="ce35" office:value-type="string" calcext:value-type="string">
            <text:p><text:a xlink:href="https://www.crunchbase.com/organization/growthx#section-overview" xlink:type="simple">https://www.crunchbase.com/organization/growthx</text:a></text:p>
          </table:table-cell>
          <table:table-cell table:style-name="ce35" office:value-type="string" calcext:value-type="string">
            <text:p><text:a xlink:href="https://www.linkedin.com/company/growthx/" xlink:type="simple">https://www.linkedin.com/company/growthx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ackers + Founders</text:p>
          </table:table-cell>
          <table:table-cell table:style-name="ce8" office:value-type="string" calcext:value-type="string">
            <text:p>San Jose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20" calcext:value-type="float">
            <text:p>$20.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earch Engin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loud Comu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hf.cx/" xlink:type="simple">hf.cx</text:a></text:p>
          </table:table-cell>
          <table:table-cell table:style-name="ce35" office:value-type="string" calcext:value-type="string">
            <text:p><text:a xlink:href="https://www.crunchbase.com/organization/hackersfounders#section-overview" xlink:type="simple">https://www.crunchbase.com/organization/hackersfounders</text:a></text:p>
          </table:table-cell>
          <table:table-cell table:style-name="ce35" office:value-type="string" calcext:value-type="string">
            <text:p><text:a xlink:href="https://www.linkedin.com/company/hackers-founders/" xlink:type="simple">https://www.linkedin.com/company/hackers-found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alogen Ventures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0.4" calcext:value-type="float">
            <text:p>$10.4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arketpla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Fashion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Consumer Goods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halogenvc.com/" xlink:type="simple">halogenvc.com</text:a></text:p>
          </table:table-cell>
          <table:table-cell table:style-name="ce35" office:value-type="string" calcext:value-type="string">
            <text:p><text:a xlink:href="https://www.crunchbase.com/organization/halogen-ventures" xlink:type="simple">https://www.crunchbase.com/organization/halogen-ventures</text:a></text:p>
          </table:table-cell>
          <table:table-cell table:style-name="ce35" office:value-type="string" calcext:value-type="string">
            <text:p><text:a xlink:href="https://www.linkedin.com/company/halogen-ventures/" xlink:type="simple">https://www.linkedin.com/company/halogen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anhai Biolabs</text:p>
          </table:table-cell>
          <table:table-cell table:style-name="ce8" office:value-type="string" calcext:value-type="string">
            <text:p>Burlingame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hanhaibiolabs.com" xlink:type="simple">hanhaibiolabs.com</text:a></text:p>
          </table:table-cell>
          <table:table-cell table:style-name="ce35" office:value-type="string" calcext:value-type="string">
            <text:p>N/A</text:p>
          </table:table-cell>
          <table:table-cell table:style-name="ce35" office:value-type="string" calcext:value-type="string">
            <text:p><text:a xlink:href="http://linkedin.com/company/18623574" xlink:type="simple">linkedin.com/company/1862357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appiness Venture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Paren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sumer Electronic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mputer Vision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35" office:value-type="string" calcext:value-type="string">
            <text:p><text:a xlink:href="http://happinessvc.com/" xlink:type="simple">happinessvc.com</text:a></text:p>
          </table:table-cell>
          <table:table-cell table:style-name="ce35" office:value-type="string" calcext:value-type="string">
            <text:p><text:a xlink:href="https://www.crunchbase.com/organization/happinessventures#section-overview" xlink:type="simple">https://www.crunchbase.com/organization/happinessventures</text:a></text:p>
          </table:table-cell>
          <table:table-cell table:style-name="ce35" office:value-type="string" calcext:value-type="string">
            <text:p><text:a xlink:href="https://www.linkedin.com/company/hapven/" xlink:type="simple">https://www.linkedin.com/company/hapven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arbor Pacific Capital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32.8" calcext:value-type="float">
            <text:p>$32.8</text:p>
          </table:table-cell>
          <table:table-cell table:style-name="ce20" office:value-type="float" office:value="9" calcext:value-type="float">
            <text:p>9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O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harborpac.com/" xlink:type="simple">harborpac.com</text:a></text:p>
          </table:table-cell>
          <table:table-cell table:style-name="ce35" office:value-type="string" calcext:value-type="string">
            <text:p><text:a xlink:href="https://www.crunchbase.com/organization/harbor-pacific-capital#section-overview" xlink:type="simple">https://www.crunchbase.com/organization/harbor-pacific-capital</text:a></text:p>
          </table:table-cell>
          <table:table-cell table:style-name="ce35" office:value-type="string" calcext:value-type="string">
            <text:p><text:a xlink:href="https://www.linkedin.com/company/harbor-pacific-capital/" xlink:type="simple">https://www.linkedin.com/company/harbor-pacific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ardware Club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40" calcext:value-type="float">
            <text:p>$40.0</text:p>
          </table:table-cell>
          <table:table-cell table:style-name="ce20" office:value-type="float" office:value="20" calcext:value-type="float">
            <text:p>20</text:p>
          </table:table-cell>
          <table:table-cell table:style-name="ce6"/>
          <table:table-cell table:style-name="ce29" office:value-type="string" calcext:value-type="string">
            <text:p>Hard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Consumer Electronic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ternet of Things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hardwareclub.co/" xlink:type="simple">hardwareclub.co</text:a></text:p>
          </table:table-cell>
          <table:table-cell table:style-name="ce35" office:value-type="string" calcext:value-type="string">
            <text:p><text:a xlink:href="https://www.crunchbase.com/organization/hardwareclub#section-overview" xlink:type="simple">https://www.crunchbase.com/organization/hardwareclub</text:a></text:p>
          </table:table-cell>
          <table:table-cell table:style-name="ce35" office:value-type="string" calcext:value-type="string">
            <text:p><text:a xlink:href="https://www.linkedin.com/company/hardware-club/" xlink:type="simple">https://www.linkedin.com/company/hardware-club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arrison Me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 office:value-type="float" office:value="5" calcext:value-type="float">
            <text:p>5</text:p>
          </table:table-cell>
          <table:table-cell table:style-name="ce22" office:value-type="float" office:value="286" calcext:value-type="float">
            <text:p>$286.0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40" calcext:value-type="float">
            <text:p>40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1" calcext:value-type="float">
            <text:p>11</text:p>
          </table:table-cell>
          <table:table-cell table:style-name="ce35" office:value-type="string" calcext:value-type="string">
            <text:p><text:a xlink:href="http://harrisonmetal.com" xlink:type="simple">harrisonmetal.com</text:a></text:p>
          </table:table-cell>
          <table:table-cell table:style-name="ce35" office:value-type="string" calcext:value-type="string">
            <text:p><text:a xlink:href="https://www.crunchbase.com/organization/harrison-metal-capital" xlink:type="simple">https://www.crunchbase.com/organization/harrison-metal-capital</text:a></text:p>
          </table:table-cell>
          <table:table-cell table:style-name="ce35" office:value-type="string" calcext:value-type="string">
            <text:p><text:a xlink:href="https://www.linkedin.com/company/harrison-metal/" xlink:type="simple">https://www.linkedin.com/company/harrison-me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art Acquisitions</text:p>
          </table:table-cell>
          <table:table-cell table:style-name="ce8" office:value-type="string" calcext:value-type="string">
            <text:p>Durham</text:p>
          </table:table-cell>
          <table:table-cell table:style-name="ce8" office:value-type="string" calcext:value-type="string">
            <text:p>NC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hartfin.com" xlink:type="simple">hartfin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10979924" xlink:type="simple">linkedin.com/company/1097992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arvey Partners</text:p>
          </table:table-cell>
          <table:table-cell table:style-name="ce8" office:value-type="string" calcext:value-type="string">
            <text:p>Kirkland</text:p>
          </table:table-cell>
          <table:table-cell table:style-name="ce8" office:value-type="string" calcext:value-type="string">
            <text:p>W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29" office:value-type="string" calcext:value-type="string">
            <text:p>Retail Technolog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Lifestyl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Legal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etail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harvey-partners.com" xlink:type="simple">harvey-partners.com</text:a></text:p>
          </table:table-cell>
          <table:table-cell table:style-name="ce35" office:value-type="string" calcext:value-type="string">
            <text:p><text:a xlink:href="https://www.crunchbase.com/organization/harvey-partners" xlink:type="simple">https://www.crunchbase.com/organization/harvey-partners</text:a></text:p>
          </table:table-cell>
          <table:table-cell table:style-name="ce35" office:value-type="string" calcext:value-type="string">
            <text:p><text:a xlink:href="http://linkedin.com/company/3580723" xlink:type="simple">linkedin.com/company/358072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ashtagOne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20" calcext:value-type="float">
            <text:p>$20.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Local Busines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rket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hashtagone.com" xlink:type="simple">hashtagone.com</text:a></text:p>
          </table:table-cell>
          <table:table-cell table:style-name="ce35" office:value-type="string" calcext:value-type="string">
            <text:p><text:a xlink:href="https://www.crunchbase.com/organization/hashtag-one-llc" xlink:type="simple">https://www.crunchbase.com/organization/hashtag-one-llc</text:a></text:p>
          </table:table-cell>
          <table:table-cell table:style-name="ce35" office:value-type="string" calcext:value-type="string">
            <text:p><text:a xlink:href="http://linkedin.com/company/17981607" xlink:type="simple">linkedin.com/company/1798160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AX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29" office:value-type="string" calcext:value-type="string">
            <text:p>Consumer Electronic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ternet of Thing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Toy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ard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hax.co" xlink:type="simple">hax.co</text:a></text:p>
          </table:table-cell>
          <table:table-cell table:style-name="ce35" office:value-type="string" calcext:value-type="string">
            <text:p><text:a xlink:href="https://www.crunchbase.com/organization/hax-growth" xlink:type="simple">https://www.crunchbase.com/organization/hax-growth</text:a></text:p>
          </table:table-cell>
          <table:table-cell table:style-name="ce35" office:value-type="string" calcext:value-type="string">
            <text:p><text:a xlink:href="http://linkedin.com/company/2996239" xlink:type="simple">linkedin.com/company/299623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aystack Fund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40" calcext:value-type="float">
            <text:p>$40.0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7" calcext:value-type="float">
            <text:p>7</text:p>
          </table:table-cell>
          <table:table-cell table:style-name="ce35" office:value-type="string" calcext:value-type="string">
            <text:p><text:a xlink:href="http://haystack.vc/" xlink:type="simple">haystack.vc</text:a></text:p>
          </table:table-cell>
          <table:table-cell table:style-name="ce35" office:value-type="string" calcext:value-type="string">
            <text:p><text:a xlink:href="https://www.crunchbase.com/organization/haystack#section-overview" xlink:type="simple">https://www.crunchbase.com/organization/haystack</text:a></text:p>
          </table:table-cell>
          <table:table-cell table:style-name="ce35" office:value-type="string" calcext:value-type="string">
            <text:p><text:a xlink:href="https://www.linkedin.com/company/haystackvc/" xlink:type="simple">https://www.linkedin.com/company/haystackv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ealth Wildcatters</text:p>
          </table:table-cell>
          <table:table-cell table:style-name="ce8" office:value-type="string" calcext:value-type="string">
            <text:p>Dallas</text:p>
          </table:table-cell>
          <table:table-cell table:style-name="ce8" office:value-type="string" calcext:value-type="string">
            <text:p>TX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24" calcext:value-type="float">
            <text:p>24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healthwildcatters.com" xlink:type="simple">healthwildcatters.com</text:a></text:p>
          </table:table-cell>
          <table:table-cell table:style-name="ce35" office:value-type="string" calcext:value-type="string">
            <text:p><text:a xlink:href="https://www.crunchbase.com/organization/health-wildcatters" xlink:type="simple">https://www.crunchbase.com/organization/health-wildcatters</text:a></text:p>
          </table:table-cell>
          <table:table-cell table:style-name="ce35" office:value-type="string" calcext:value-type="string">
            <text:p><text:a xlink:href="http://linkedin.com/company/3113717" xlink:type="simple">linkedin.com/company/311371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ealthInvest Equity Partners</text:p>
          </table:table-cell>
          <table:table-cell table:style-name="ce8" office:value-type="string" calcext:value-type="string">
            <text:p>Stamford</text:p>
          </table:table-cell>
          <table:table-cell table:style-name="ce8" office:value-type="string" calcext:value-type="string">
            <text:p>CT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3" calcext:value-type="float">
            <text:p>3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Life Scien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mmunities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35" office:value-type="string" calcext:value-type="string">
            <text:p><text:a xlink:href="http://healthinvestequity.com/" xlink:type="simple">healthinvestequity.com</text:a></text:p>
          </table:table-cell>
          <table:table-cell table:style-name="ce35" office:value-type="string" calcext:value-type="string">
            <text:p><text:a xlink:href="https://www.crunchbase.com/organization/healthinvest-equity-partners" xlink:type="simple">https://www.crunchbase.com/organization/healthinvest-equity-partners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ealthVenture</text:p>
          </table:table-cell>
          <table:table-cell table:style-name="ce8" office:value-type="string" calcext:value-type="string">
            <text:p>New Haven</text:p>
          </table:table-cell>
          <table:table-cell table:style-name="ce8" office:value-type="string" calcext:value-type="string">
            <text:p>CT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healthventure.com" xlink:type="simple">healthventure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10815874" xlink:type="simple">linkedin.com/company/1081587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ealthX Ventures</text:p>
          </table:table-cell>
          <table:table-cell table:style-name="ce8" office:value-type="string" calcext:value-type="string">
            <text:p>Madison</text:p>
          </table:table-cell>
          <table:table-cell table:style-name="ce8" office:value-type="string" calcext:value-type="string">
            <text:p>WI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20" calcext:value-type="float">
            <text:p>$20.0</text:p>
          </table:table-cell>
          <table:table-cell table:style-name="ce20" office:value-type="float" office:value="15" calcext:value-type="float">
            <text:p>15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lectronic Health Record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healthxventures.com/" xlink:type="simple">healthxventures.com</text:a></text:p>
          </table:table-cell>
          <table:table-cell table:style-name="ce35" office:value-type="string" calcext:value-type="string">
            <text:p><text:a xlink:href="https://www.crunchbase.com/organization/healthxventures#section-overview" xlink:type="simple">https://www.crunchbase.com/organization/healthxventures</text:a></text:p>
          </table:table-cell>
          <table:table-cell table:style-name="ce35" office:value-type="string" calcext:value-type="string">
            <text:p><text:a xlink:href="https://www.linkedin.com/company/healthx-ventures/" xlink:type="simple">https://www.linkedin.com/company/healthx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ealthy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20" calcext:value-type="float">
            <text:p>20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Insura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Pharmaceutical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healthy.vc/" xlink:type="simple">healthy.vc</text:a></text:p>
          </table:table-cell>
          <table:table-cell table:style-name="ce35" office:value-type="string" calcext:value-type="string">
            <text:p><text:a xlink:href="https://www.crunchbase.com/organization/healthy-ventures" xlink:type="simple">https://www.crunchbase.com/organization/healthy-ventures</text:a></text:p>
          </table:table-cell>
          <table:table-cell table:style-name="ce35" office:value-type="string" calcext:value-type="string">
            <text:p><text:a xlink:href="https://www.linkedin.com/company/healthy-ventures/" xlink:type="simple">https://www.linkedin.com/company/healthy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eartland Ventures</text:p>
          </table:table-cell>
          <table:table-cell table:style-name="ce8" office:value-type="string" calcext:value-type="string">
            <text:p>South Bend</text:p>
          </table:table-cell>
          <table:table-cell table:style-name="ce8" office:value-type="string" calcext:value-type="string">
            <text:p>IN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Law Enforcem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GovTech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35" office:value-type="string" calcext:value-type="string">
            <text:p><text:a xlink:href="http://heartlandvc.com/" xlink:type="simple">heartlandvc.com</text:a></text:p>
          </table:table-cell>
          <table:table-cell table:style-name="ce35" office:value-type="string" calcext:value-type="string">
            <text:p><text:a xlink:href="https://www.crunchbase.com/organization/heartland-ventures-17cc" xlink:type="simple">https://www.crunchbase.com/organization/heartland-ventures-17cc</text:a></text:p>
          </table:table-cell>
          <table:table-cell table:style-name="ce35" office:value-type="string" calcext:value-type="string">
            <text:p><text:a xlink:href="https://www.linkedin.com/company/heartlandventures/" xlink:type="simple">https://www.linkedin.com/company/heartland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eavybit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/>
          <table:table-cell table:style-name="ce20" office:value-type="float" office:value="7" calcext:value-type="float">
            <text:p>7</text:p>
          </table:table-cell>
          <table:table-cell table:style-name="ce6"/>
          <table:table-cell table:style-name="ce29" office:value-type="string" calcext:value-type="string">
            <text:p>Developer API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Developer Tool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Network Securit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eal Tim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heavybit.com/" xlink:type="simple">heavybit.com</text:a></text:p>
          </table:table-cell>
          <table:table-cell table:style-name="ce35" office:value-type="string" calcext:value-type="string">
            <text:p><text:a xlink:href="https://www.crunchbase.com/organization/heavybit-industries#section-overview" xlink:type="simple">https://www.crunchbase.com/organization/heavybit-industries</text:a></text:p>
          </table:table-cell>
          <table:table-cell table:style-name="ce35" office:value-type="string" calcext:value-type="string">
            <text:p><text:a xlink:href="https://www.linkedin.com/company/heavybit/" xlink:type="simple">https://www.linkedin.com/company/heavybit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eroic VC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2" calcext:value-type="float">
            <text:p>12</text:p>
          </table:table-cell>
          <table:table-cell table:style-name="ce6"/>
          <table:table-cell table:style-name="ce29" office:value-type="string" calcext:value-type="string">
            <text:p>Robo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mputer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loud Comput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heroicvc.com/" xlink:type="simple">heroicvc.com</text:a></text:p>
          </table:table-cell>
          <table:table-cell table:style-name="ce35" office:value-type="string" calcext:value-type="string">
            <text:p><text:a xlink:href="https://www.crunchbase.com/organization/heroic-ventures" xlink:type="simple">https://www.crunchbase.com/organization/heroic-ventures</text:a></text:p>
          </table:table-cell>
          <table:table-cell table:style-name="ce35" office:value-type="string" calcext:value-type="string">
            <text:p><text:a xlink:href="https://www.linkedin.com/company/heroic-ventures/" xlink:type="simple">https://www.linkedin.com/company/heroic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igh Alpha</text:p>
          </table:table-cell>
          <table:table-cell table:style-name="ce8" office:value-type="string" calcext:value-type="string">
            <text:p>Indianapolis</text:p>
          </table:table-cell>
          <table:table-cell table:style-name="ce8" office:value-type="string" calcext:value-type="string">
            <text:p>IN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136.7" calcext:value-type="float">
            <text:p>$136.7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highalpha.com/" xlink:type="simple">highalpha.com</text:a></text:p>
          </table:table-cell>
          <table:table-cell table:style-name="ce35" office:value-type="string" calcext:value-type="string">
            <text:p><text:a xlink:href="https://www.crunchbase.com/organization/high-alpha-llc#section-overview" xlink:type="simple">https://www.crunchbase.com/organization/high-alpha-llc</text:a></text:p>
          </table:table-cell>
          <table:table-cell table:style-name="ce35" office:value-type="string" calcext:value-type="string">
            <text:p><text:a xlink:href="https://www.linkedin.com/company/high-alpha/" xlink:type="simple">https://www.linkedin.com/company/high-alpha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illcrest Venture Partners</text:p>
          </table:table-cell>
          <table:table-cell table:style-name="ce8" office:value-type="string" calcext:value-type="string">
            <text:p>Glendale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loud Data Servic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hillcrestvp.com" xlink:type="simple">hillcrestvp.com</text:a></text:p>
          </table:table-cell>
          <table:table-cell table:style-name="ce35" office:value-type="string" calcext:value-type="string">
            <text:p><text:a xlink:href="https://www.crunchbase.com/organization/hillcrest-venture-partners" xlink:type="simple">https://www.crunchbase.com/organization/hillcrest-venture-partners</text:a></text:p>
          </table:table-cell>
          <table:table-cell table:style-name="ce35" office:value-type="string" calcext:value-type="string">
            <text:p><text:a xlink:href="http://linkedin.com/company/264204" xlink:type="simple">linkedin.com/company/26420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omebrew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175" calcext:value-type="float">
            <text:p>$175.0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homebrew.co/" xlink:type="simple">homebrew.co</text:a></text:p>
          </table:table-cell>
          <table:table-cell table:style-name="ce35" office:value-type="string" calcext:value-type="string">
            <text:p><text:a xlink:href="https://www.crunchbase.com/organization/homebrew-ventures#section-overview" xlink:type="simple">https://www.crunchbase.com/organization/homebrew-ventures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ouse Fund</text:p>
          </table:table-cell>
          <table:table-cell table:style-name="ce8" office:value-type="string" calcext:value-type="string">
            <text:p>Berkeley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6" calcext:value-type="float">
            <text:p>$6.0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Blockchai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Tech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thehouse.fund</text:p>
          </table:table-cell>
          <table:table-cell table:style-name="ce35" office:value-type="string" calcext:value-type="string">
            <text:p><text:a xlink:href="https://www.crunchbase.com/organization/the-house-fund#section-twitter" xlink:type="simple">https://www.crunchbase.com/organization/the-house-fund#section-twitter</text:a></text:p>
          </table:table-cell>
          <table:table-cell table:style-name="ce35" office:value-type="string" calcext:value-type="string">
            <text:p><text:a xlink:href="https://www.linkedin.com/company/the-house-fund/" xlink:type="simple">https://www.linkedin.com/company/the-house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ult Prize at Rutgers University</text:p>
          </table:table-cell>
          <table:table-cell table:style-name="ce8" office:value-type="string" calcext:value-type="string">
            <text:p>New Brunswick</text:p>
          </table:table-cell>
          <table:table-cell table:style-name="ce8" office:value-type="string" calcext:value-type="string">
            <text:p>NJ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9" calcext:value-type="float">
            <text:p>9</text:p>
          </table:table-cell>
          <table:table-cell table:style-name="ce22" office:value-type="float" office:value="9" calcext:value-type="float">
            <text:p>$9.0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29" office:value-type="string" calcext:value-type="string">
            <text:p>Educa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hildre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serv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ood and Beverag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rket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hultprizeat.com/rutgers" xlink:type="simple">hultprizeat.com/rutgers</text:a></text:p>
          </table:table-cell>
          <table:table-cell table:style-name="ce35" office:value-type="string" calcext:value-type="string">
            <text:p><text:a xlink:href="https://www.crunchbase.com/organization/hult-prize" xlink:type="simple">https://www.crunchbase.com/organization/hult-prize</text:a></text:p>
          </table:table-cell>
          <table:table-cell table:style-name="ce35" office:value-type="string" calcext:value-type="string">
            <text:p><text:a xlink:href="http://linkedin.com/company/18307758" xlink:type="simple">linkedin.com/company/1830775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uman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20" office:value-type="float" office:value="8" calcext:value-type="float">
            <text:p>8</text:p>
          </table:table-cell>
          <table:table-cell table:style-name="ce6"/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Gif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Vertual Assinta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obile Payment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humanventures.co/" xlink:type="simple">humanventures.co</text:a></text:p>
          </table:table-cell>
          <table:table-cell table:style-name="ce35" office:value-type="string" calcext:value-type="string">
            <text:p><text:a xlink:href="https://www.crunchbase.com/organization/human-ventures-capital#section-overview" xlink:type="simple">https://www.crunchbase.com/organization/human-ventures-capital</text:a></text:p>
          </table:table-cell>
          <table:table-cell table:style-name="ce35" office:value-type="string" calcext:value-type="string">
            <text:p><text:a xlink:href="https://www.linkedin.com/company/human-ventures-capital/" xlink:type="simple">https://www.linkedin.com/company/human-ventures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uron River Ventures</text:p>
          </table:table-cell>
          <table:table-cell table:style-name="ce8" office:value-type="string" calcext:value-type="string">
            <text:p>Ann Arbor</text:p>
          </table:table-cell>
          <table:table-cell table:style-name="ce8" office:value-type="string" calcext:value-type="string">
            <text:p>MI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16" calcext:value-type="float">
            <text:p>$16.0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Transportation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huronriverventures.com/" xlink:type="simple">huronriverventures.com</text:a></text:p>
          </table:table-cell>
          <table:table-cell table:style-name="ce35" office:value-type="string" calcext:value-type="string">
            <text:p><text:a xlink:href="https://www.crunchbase.com/organization/huron-river-ventures#section-overview" xlink:type="simple">https://www.crunchbase.com/organization/huron-river-ventures</text:a></text:p>
          </table:table-cell>
          <table:table-cell table:style-name="ce35" office:value-type="string" calcext:value-type="string">
            <text:p><text:a xlink:href="https://www.linkedin.com/company/huron-river-ventures/" xlink:type="simple">https://www.linkedin.com/company/huron-river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ustle Fund</text:p>
          </table:table-cell>
          <table:table-cell table:style-name="ce8" office:value-type="string" calcext:value-type="string">
            <text:p>San Carlos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1.5" calcext:value-type="float">
            <text:p>$11.5</text:p>
          </table:table-cell>
          <table:table-cell table:style-name="ce20" office:value-type="float" office:value="4" calcext:value-type="float">
            <text:p>4</text:p>
          </table:table-cell>
          <table:table-cell table:style-name="ce6"/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formation Servi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habilit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ome Servic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hustlefund.vc/" xlink:type="simple">hustlefund.vc</text:a></text:p>
          </table:table-cell>
          <table:table-cell table:style-name="ce35" office:value-type="string" calcext:value-type="string">
            <text:p><text:a xlink:href="https://www.crunchbase.com/organization/hustle-fund" xlink:type="simple">https://www.crunchbase.com/organization/hustle-fund</text:a></text:p>
          </table:table-cell>
          <table:table-cell table:style-name="ce35" office:value-type="string" calcext:value-type="string">
            <text:p><text:a xlink:href="https://www.linkedin.com/company/hustle-fund/" xlink:type="simple">https://www.linkedin.com/company/hustle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Hyde Park Venture Partners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90" calcext:value-type="float">
            <text:p>$90.0</text:p>
          </table:table-cell>
          <table:table-cell table:style-name="ce20" office:value-type="float" office:value="116" calcext:value-type="float">
            <text:p>116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4" calcext:value-type="float">
            <text:p>2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8" calcext:value-type="float">
            <text:p>18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CRM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hydeparkvp.com/" xlink:type="simple">hydeparkvp.com</text:a></text:p>
          </table:table-cell>
          <table:table-cell table:style-name="ce35" office:value-type="string" calcext:value-type="string">
            <text:p><text:a xlink:href="https://www.crunchbase.com/organization/hyde-park-venture-partners#section-overview" xlink:type="simple">https://www.crunchbase.com/organization/hyde-park-venture-partners</text:a></text:p>
          </table:table-cell>
          <table:table-cell table:style-name="ce35" office:value-type="string" calcext:value-type="string">
            <text:p><text:a xlink:href="https://www.linkedin.com/company/hyde-park-venture-partners/" xlink:type="simple">https://www.linkedin.com/company/hyde-park-ventur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2A Fund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22" calcext:value-type="float">
            <text:p>$22.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CRM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i2afund.com/" xlink:type="simple">i2afund.com</text:a></text:p>
          </table:table-cell>
          <table:table-cell table:style-name="ce35" office:value-type="string" calcext:value-type="string">
            <text:p><text:a xlink:href="https://www.crunchbase.com/organization/i2a-fund" xlink:type="simple">https://www.crunchbase.com/organization/i2a-fund</text:a></text:p>
          </table:table-cell>
          <table:table-cell table:style-name="ce35" office:value-type="string" calcext:value-type="string">
            <text:p><text:a xlink:href="https://www.linkedin.com/company/i2a-fund/" xlink:type="simple">https://www.linkedin.com/company/i2a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BeeHub Incubator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ibeehub.org" xlink:type="simple">ibeehub.org</text:a></text:p>
          </table:table-cell>
          <table:table-cell table:style-name="ce35" office:value-type="string" calcext:value-type="string">
            <text:p><text:a xlink:href="https://www.crunchbase.com/organization/ibeehub-inc" xlink:type="simple">https://www.crunchbase.com/organization/ibeehub-inc</text:a></text:p>
          </table:table-cell>
          <table:table-cell table:style-name="ce35" office:value-type="string" calcext:value-type="string">
            <text:p><text:a xlink:href="http://linkedin.com/company/6444257" xlink:type="simple">linkedin.com/company/644425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DEA Fund Partners</text:p>
          </table:table-cell>
          <table:table-cell table:style-name="ce8" office:value-type="string" calcext:value-type="string">
            <text:p>Durham</text:p>
          </table:table-cell>
          <table:table-cell table:style-name="ce8" office:value-type="string" calcext:value-type="string">
            <text:p>NC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$230K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" calcext:value-type="float">
            <text:p>6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ideafundpartners.com" xlink:type="simple">ideafundpartners.com</text:a></text:p>
          </table:table-cell>
          <table:table-cell table:style-name="ce35" office:value-type="string" calcext:value-type="string">
            <text:p><text:a xlink:href="https://www.crunchbase.com/organization/idea-fund-partners" xlink:type="simple">https://www.crunchbase.com/organization/idea-fund-partners</text:a></text:p>
          </table:table-cell>
          <table:table-cell table:style-name="ce35" office:value-type="string" calcext:value-type="string">
            <text:p><text:a xlink:href="http://linkedin.com/company/2381235" xlink:type="simple">linkedin.com/company/238123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<text:a xlink:href="http://ifly.vc/" xlink:type="simple">iFly.vc</text:a>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hopp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35" office:value-type="string" calcext:value-type="string">
            <text:p><text:a xlink:href="http://ifly.vc/" xlink:type="simple">ifly.vc</text:a></text:p>
          </table:table-cell>
          <table:table-cell table:style-name="ce35" office:value-type="string" calcext:value-type="string">
            <text:p><text:a xlink:href="https://www.crunchbase.com/organization/ifly-vc#section-overview" xlink:type="simple">https://www.crunchbase.com/organization/ifly-vc</text:a></text:p>
          </table:table-cell>
          <table:table-cell table:style-name="ce35" office:value-type="string" calcext:value-type="string">
            <text:p><text:a xlink:href="https://www.linkedin.com/company/ifly-vc/" xlink:type="simple">https://www.linkedin.com/company/ifly-v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gnite Farm</text:p>
          </table:table-cell>
          <table:table-cell table:style-name="ce8" office:value-type="string" calcext:value-type="string">
            <text:p>Walnut Creek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60" calcext:value-type="float">
            <text:p>$60.0</text:p>
          </table:table-cell>
          <table:table-cell table:style-name="ce20" office:value-type="float" office:value="4" calcext:value-type="float">
            <text:p>4</text:p>
          </table:table-cell>
          <table:table-cell table:style-name="ce6"/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Web Developm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antasy Sport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ersonaliz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ignitefarm.com/" xlink:type="simple">ignitefarm.com</text:a></text:p>
          </table:table-cell>
          <table:table-cell table:style-name="ce35" office:value-type="string" calcext:value-type="string">
            <text:p><text:a xlink:href="https://www.crunchbase.com/organization/ignite-farm#section-overview" xlink:type="simple">https://www.crunchbase.com/organization/ignite-farm</text:a></text:p>
          </table:table-cell>
          <table:table-cell table:style-name="ce35" office:value-type="string" calcext:value-type="string">
            <text:p><text:a xlink:href="https://www.linkedin.com/company/ignitefarm/" xlink:type="simple">https://www.linkedin.com/company/ignitefarm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llinois Ventures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5.2" calcext:value-type="float">
            <text:p>$15.2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Health Diagonstic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arketing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Therapeutics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illinoisventures.com/" xlink:type="simple">illinoisventures.com</text:a></text:p>
          </table:table-cell>
          <table:table-cell table:style-name="ce35" office:value-type="string" calcext:value-type="string">
            <text:p><text:a xlink:href="https://www.crunchbase.com/organization/illinois-ventures#section-overview" xlink:type="simple">https://www.crunchbase.com/organization/illinois-ventures</text:a></text:p>
          </table:table-cell>
          <table:table-cell table:style-name="ce35" office:value-type="string" calcext:value-type="string">
            <text:p><text:a xlink:href="https://www.linkedin.com/company/illinois-ventures/" xlink:type="simple">https://www.linkedin.com/company/illinois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lluminate Ventures</text:p>
          </table:table-cell>
          <table:table-cell table:style-name="ce8" office:value-type="string" calcext:value-type="string">
            <text:p>Oakland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50" calcext:value-type="float">
            <text:p>$50.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illuminate.com/" xlink:type="simple">illuminate.com</text:a></text:p>
          </table:table-cell>
          <table:table-cell table:style-name="ce35" office:value-type="string" calcext:value-type="string">
            <text:p><text:a xlink:href="https://www.crunchbase.com/organization/illuminate-ventures#section-overview" xlink:type="simple">https://www.crunchbase.com/organization/illuminate-ventures</text:a></text:p>
          </table:table-cell>
          <table:table-cell table:style-name="ce35" office:value-type="string" calcext:value-type="string">
            <text:p><text:a xlink:href="https://www.linkedin.com/company/illuminate-ventures/" xlink:type="simple">https://www.linkedin.com/company/illuminat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MO Ventures</text:p>
          </table:table-cell>
          <table:table-cell table:style-name="ce8" office:value-type="string" calcext:value-type="string">
            <text:p>San Mate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29" office:value-type="string" calcext:value-type="string">
            <text:p>Transporta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ycl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Last Mile Transporta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lockchai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sumer Good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imo.vc" xlink:type="simple">imo.vc</text:a></text:p>
          </table:table-cell>
          <table:table-cell table:style-name="ce35" office:value-type="string" calcext:value-type="string">
            <text:p><text:a xlink:href="https://www.crunchbase.com/organization/immersion-ventures" xlink:type="simple">https://www.crunchbase.com/organization/immersion-ventures</text:a></text:p>
          </table:table-cell>
          <table:table-cell table:style-name="ce35" office:value-type="string" calcext:value-type="string">
            <text:p><text:a xlink:href="http://linkedin.com/company/10854653" xlink:type="simple">linkedin.com/company/1085465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mpact America Fund</text:p>
          </table:table-cell>
          <table:table-cell table:style-name="ce8" office:value-type="string" calcext:value-type="string">
            <text:p>Oakland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10" calcext:value-type="float">
            <text:p>$10.0</text:p>
          </table:table-cell>
          <table:table-cell table:style-name="ce20" office:value-type="float" office:value="6" calcext:value-type="float">
            <text:p>6</text:p>
          </table:table-cell>
          <table:table-cell table:style-name="ce6"/>
          <table:table-cell table:style-name="ce29" office:value-type="string" calcext:value-type="string">
            <text:p>Small and Medium Businese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redi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rocurem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impactamericafund.com/" xlink:type="simple">impactamericafund.com</text:a></text:p>
          </table:table-cell>
          <table:table-cell table:style-name="ce35" office:value-type="string" calcext:value-type="string">
            <text:p><text:a xlink:href="https://www.crunchbase.com/organization/impact-america-fund" xlink:type="simple">https://www.crunchbase.com/organization/impact-america-fund</text:a></text:p>
          </table:table-cell>
          <table:table-cell table:style-name="ce35" office:value-type="string" calcext:value-type="string">
            <text:p><text:a xlink:href="https://www.linkedin.com/company/impact-america-fund/" xlink:type="simple">https://www.linkedin.com/company/impact-america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mpact VC</text:p>
          </table:table-cell>
          <table:table-cell table:style-name="ce8" office:value-type="string" calcext:value-type="string">
            <text:p>Sacrament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4" calcext:value-type="float">
            <text:p>4</text:p>
          </table:table-cell>
          <table:table-cell table:style-name="ce6"/>
          <table:table-cell table:style-name="ce29" office:value-type="string" calcext:value-type="string">
            <text:p>Information Servi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Network Securit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ecurit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isk Management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impactvc.com/" xlink:type="simple">impactvc.com</text:a></text:p>
          </table:table-cell>
          <table:table-cell table:style-name="ce35" office:value-type="string" calcext:value-type="string">
            <text:p><text:a xlink:href="https://www.crunchbase.com/organization/impact-venture-capital#section-overview" xlink:type="simple">https://www.crunchbase.com/organization/impact-venture-capital</text:a></text:p>
          </table:table-cell>
          <table:table-cell table:style-name="ce35" office:value-type="string" calcext:value-type="string">
            <text:p><text:a xlink:href="https://www.linkedin.com/company/impact-venture-capital/" xlink:type="simple">https://www.linkedin.com/company/impact-venture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ncTANK Ventures</text:p>
          </table:table-cell>
          <table:table-cell table:style-name="ce8" office:value-type="string" calcext:value-type="string">
            <text:p>Cambridge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Wearable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itnes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ensor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inctank.com" xlink:type="simple">incTANK.com</text:a></text:p>
          </table:table-cell>
          <table:table-cell table:style-name="ce35" office:value-type="string" calcext:value-type="string">
            <text:p><text:a xlink:href="https://www.crunchbase.com/organization/inctank-ventures" xlink:type="simple">https://www.crunchbase.com/organization/inctank-ventures</text:a></text:p>
          </table:table-cell>
          <table:table-cell table:style-name="ce35" office:value-type="string" calcext:value-type="string">
            <text:p><text:a xlink:href="http://linkedin.com/company/650417" xlink:type="simple">linkedin.com/company/65041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ncWell</text:p>
          </table:table-cell>
          <table:table-cell table:style-name="ce8" office:value-type="string" calcext:value-type="string">
            <text:p>Birmingham</text:p>
          </table:table-cell>
          <table:table-cell table:style-name="ce8" office:value-type="string" calcext:value-type="string">
            <text:p>MI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nsumer Electron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theincwell.net/" xlink:type="simple">theincwell.net</text:a></text:p>
          </table:table-cell>
          <table:table-cell table:style-name="ce35" office:value-type="string" calcext:value-type="string">
            <text:p><text:a xlink:href="https://www.crunchbase.com/organization/incwell#section-overview" xlink:type="simple">https://www.crunchbase.com/organization/incwell</text:a></text:p>
          </table:table-cell>
          <table:table-cell table:style-name="ce35" office:value-type="string" calcext:value-type="string">
            <text:p><text:a xlink:href="https://www.linkedin.com/company/incwell-llc/" xlink:type="simple">https://www.linkedin.com/company/incwell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ndicator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18" calcext:value-type="float">
            <text:p>$18.0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Collaboration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indicatorventures.com/" xlink:type="simple">indicatorventures.com</text:a></text:p>
          </table:table-cell>
          <table:table-cell table:style-name="ce35" office:value-type="string" calcext:value-type="string">
            <text:p><text:a xlink:href="https://www.crunchbase.com/organization/indicator-ventures#section-overview" xlink:type="simple">https://www.crunchbase.com/organization/indicator-ventures</text:a></text:p>
          </table:table-cell>
          <table:table-cell table:style-name="ce35" office:value-type="string" calcext:value-type="string">
            <text:p><text:a xlink:href="https://www.linkedin.com/company/indicator-ventures/" xlink:type="simple">https://www.linkedin.com/company/indicator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<text:a xlink:href="http://indie.vc/" xlink:type="simple">Indie.vc</text:a>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30" calcext:value-type="float">
            <text:p>$30.0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Restaurant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ood Deliver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ash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Online Portal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Graphic Design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indie.vc/" xlink:type="simple">indie.vc</text:a></text:p>
          </table:table-cell>
          <table:table-cell table:style-name="ce35" office:value-type="string" calcext:value-type="string">
            <text:p><text:a xlink:href="https://www.crunchbase.com/organization/indie-vc" xlink:type="simple">https://www.crunchbase.com/organization/indie-vc</text:a></text:p>
          </table:table-cell>
          <table:table-cell table:style-name="ce35" office:value-type="string" calcext:value-type="string">
            <text:p><text:a xlink:href="https://www.linkedin.com/company/indie-ventures/?originalSubdomain=pk" xlink:type="simple">https://www.linkedin.com/company/indi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ndusAge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9" calcext:value-type="float">
            <text:p>9</text:p>
          </table:table-cell>
          <table:table-cell table:style-name="ce6"/>
          <table:table-cell table:style-name="ce29" office:value-type="string" calcext:value-type="string">
            <text:p>Internet of Thing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al Tim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hotograph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Drone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indusage.com/" xlink:type="simple">indusage.com</text:a></text:p>
          </table:table-cell>
          <table:table-cell table:style-name="ce35" office:value-type="string" calcext:value-type="string">
            <text:p><text:a xlink:href="https://www.crunchbase.com/organization/indusage-partners#section-overview" xlink:type="simple">https://www.crunchbase.com/organization/indusage-partners</text:a></text:p>
          </table:table-cell>
          <table:table-cell table:style-name="ce35" office:value-type="string" calcext:value-type="string">
            <text:p><text:a xlink:href="https://www.linkedin.com/company/indusage-advisors-limited/" xlink:type="simple">https://www.linkedin.com/company/indusage-advisors-limite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nitialized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4" calcext:value-type="float">
            <text:p>4</text:p>
          </table:table-cell>
          <table:table-cell table:style-name="ce22" office:value-type="float" office:value="396.2" calcext:value-type="float">
            <text:p>$396.2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5" calcext:value-type="float">
            <text:p>5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35" office:value-type="string" calcext:value-type="string">
            <text:p><text:a xlink:href="http://initialized.com" xlink:type="simple">initialized.com</text:a></text:p>
          </table:table-cell>
          <table:table-cell table:style-name="ce35" office:value-type="string" calcext:value-type="string">
            <text:p><text:a xlink:href="https://www.crunchbase.com/organization/initialized-capital" xlink:type="simple">https://www.crunchbase.com/organization/initialized-capital</text:a></text:p>
          </table:table-cell>
          <table:table-cell table:style-name="ce35" office:value-type="string" calcext:value-type="string">
            <text:p><text:a xlink:href="http://linkedin.com/company/6355249" xlink:type="simple">linkedin.com/company/635524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nner Loop Capital</text:p>
          </table:table-cell>
          <table:table-cell table:style-name="ce8" office:value-type="string" calcext:value-type="string">
            <text:p>Baltimore</text:p>
          </table:table-cell>
          <table:table-cell table:style-name="ce8" office:value-type="string" calcext:value-type="string">
            <text:p>MD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20" office:value-type="float" office:value="3" calcext:value-type="float">
            <text:p>3</text:p>
          </table:table-cell>
          <table:table-cell table:style-name="ce6"/>
          <table:table-cell table:style-name="ce29" office:value-type="string" calcext:value-type="string">
            <text:p>Cyber Securit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Network Securit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dTech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Developer API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innerloopcap.com/" xlink:type="simple">innerloopcap.com</text:a></text:p>
          </table:table-cell>
          <table:table-cell table:style-name="ce35" office:value-type="string" calcext:value-type="string">
            <text:p><text:a xlink:href="https://www.crunchbase.com/organization/innerloop-capital" xlink:type="simple">https://www.crunchbase.com/organization/innerloop-capital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nnospark Ventures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innosparkventures.com" xlink:type="simple">innosparkventures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33298145" xlink:type="simple">linkedin.com/company/3329814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nnovation Acceleration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iac.vc" xlink:type="simple">iac.vc</text:a></text:p>
          </table:table-cell>
          <table:table-cell table:style-name="ce35" office:value-type="string" calcext:value-type="string">
            <text:p><text:a xlink:href="https://www.crunchbase.com/organization/innovation-accelerator-3" xlink:type="simple">https://www.crunchbase.com/organization/innovation-accelerator-3</text:a></text:p>
          </table:table-cell>
          <table:table-cell table:style-name="ce35" office:value-type="string" calcext:value-type="string">
            <text:p><text:a xlink:href="http://linkedin.com/company/4856846" xlink:type="simple">linkedin.com/company/4856846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nnovation Works</text:p>
          </table:table-cell>
          <table:table-cell table:style-name="ce8" office:value-type="string" calcext:value-type="string">
            <text:p>Pittsburgh</text:p>
          </table:table-cell>
          <table:table-cell table:style-name="ce8" office:value-type="string" calcext:value-type="string">
            <text:p>P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24" calcext:value-type="float">
            <text:p>$24.0</text:p>
          </table:table-cell>
          <table:table-cell table:style-name="ce6" office:value-type="float" office:value="304" calcext:value-type="float">
            <text:p>304</text:p>
          </table:table-cell>
          <table:table-cell table:style-name="ce6" office:value-type="float" office:value="19" calcext:value-type="float">
            <text:p>1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2" calcext:value-type="float">
            <text:p>32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1" calcext:value-type="float">
            <text:p>21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12" calcext:value-type="float">
            <text:p>12</text:p>
          </table:table-cell>
          <table:table-cell table:style-name="ce35" office:value-type="string" calcext:value-type="string">
            <text:p><text:a xlink:href="http://innovationworks.org" xlink:type="simple">innovationworks.org</text:a></text:p>
          </table:table-cell>
          <table:table-cell table:style-name="ce35" office:value-type="string" calcext:value-type="string">
            <text:p><text:a xlink:href="https://www.crunchbase.com/organization/innovation-works" xlink:type="simple">https://www.crunchbase.com/organization/innovation-works</text:a></text:p>
          </table:table-cell>
          <table:table-cell table:style-name="ce35" office:value-type="string" calcext:value-type="string">
            <text:p><text:a xlink:href="http://linkedin.com/company/29550" xlink:type="simple">linkedin.com/company/2955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nnovationFWD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8" calcext:value-type="float">
            <text:p>8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Therapeutic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Pharmaceutical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innovationfwd.com" xlink:type="simple">innovationfwd.com</text:a></text:p>
          </table:table-cell>
          <table:table-cell table:style-name="ce35" office:value-type="string" calcext:value-type="string">
            <text:p><text:a xlink:href="https://www.crunchbase.com/organization/partners-innovation-fund" xlink:type="simple">https://www.crunchbase.com/organization/partners-innovation-fund</text:a></text:p>
          </table:table-cell>
          <table:table-cell table:style-name="ce35" office:value-type="string" calcext:value-type="string">
            <text:p><text:a xlink:href="http://linkedin.com/company/11414229" xlink:type="simple">linkedin.com/company/1141422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novexus</text:p>
          </table:table-cell>
          <table:table-cell table:style-name="ce8" office:value-type="string" calcext:value-type="string">
            <text:p>Beverly Hills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inovexus.com" xlink:type="simple">Inovexus.com</text:a></text:p>
          </table:table-cell>
          <table:table-cell table:style-name="ce35" office:value-type="string" calcext:value-type="string">
            <text:p><text:a xlink:href="https://www.crunchbase.com/organization/inovexus" xlink:type="simple">https://www.crunchbase.com/organization/inovexus</text:a></text:p>
          </table:table-cell>
          <table:table-cell table:style-name="ce35" office:value-type="string" calcext:value-type="string">
            <text:p><text:a xlink:href="http://linkedin.com/company/3171423" xlink:type="simple">linkedin.com/company/317142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nspiration Ventures</text:p>
          </table:table-cell>
          <table:table-cell table:style-name="ce8" office:value-type="string" calcext:value-type="string">
            <text:p>Burlingame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inspirationventures.com/" xlink:type="simple">inspirationventures.com</text:a></text:p>
          </table:table-cell>
          <table:table-cell table:style-name="ce35" office:value-type="string" calcext:value-type="string">
            <text:p><text:a xlink:href="https://www.crunchbase.com/organization/inspiration-ventures#section-overview" xlink:type="simple">https://www.crunchbase.com/organization/inspiration-ventures</text:a></text:p>
          </table:table-cell>
          <table:table-cell table:style-name="ce35" office:value-type="string" calcext:value-type="string">
            <text:p><text:a xlink:href="https://www.linkedin.com/company/inspiration-ventures/" xlink:type="simple">https://www.linkedin.com/company/inspiration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nspovation Ventures</text:p>
          </table:table-cell>
          <table:table-cell table:style-name="ce8" office:value-type="string" calcext:value-type="string">
            <text:p>Los Altos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" calcext:value-type="float">
            <text:p>7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inspovation.com" xlink:type="simple">inspovation.com</text:a></text:p>
          </table:table-cell>
          <table:table-cell table:style-name="ce35" office:value-type="string" calcext:value-type="string">
            <text:p><text:a xlink:href="https://www.crunchbase.com/organization/inspovation-ventures" xlink:type="simple">https://www.crunchbase.com/organization/inspovation-ventures</text:a></text:p>
          </table:table-cell>
          <table:table-cell table:style-name="ce35" office:value-type="string" calcext:value-type="string">
            <text:p><text:a xlink:href="http://linkedin.com/company/2788816" xlink:type="simple">linkedin.com/company/2788816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nternational Accelerator</text:p>
          </table:table-cell>
          <table:table-cell table:style-name="ce8" office:value-type="string" calcext:value-type="string">
            <text:p>Austin</text:p>
          </table:table-cell>
          <table:table-cell table:style-name="ce8" office:value-type="string" calcext:value-type="string">
            <text:p>TX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Broadcas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hotograph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Video Stream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Video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internationalaccelerator.com" xlink:type="simple">InternationalAccelerator.com</text:a></text:p>
          </table:table-cell>
          <table:table-cell table:style-name="ce35" office:value-type="string" calcext:value-type="string">
            <text:p><text:a xlink:href="https://www.crunchbase.com/organization/international-accelerator" xlink:type="simple">https://www.crunchbase.com/organization/international-accelerator</text:a></text:p>
          </table:table-cell>
          <table:table-cell table:style-name="ce35" office:value-type="string" calcext:value-type="string">
            <text:p><text:a xlink:href="http://linkedin.com/company/3613620" xlink:type="simple">linkedin.com/company/361362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ntersouth Partners</text:p>
          </table:table-cell>
          <table:table-cell table:style-name="ce8" office:value-type="string" calcext:value-type="string">
            <text:p>Durham</text:p>
          </table:table-cell>
          <table:table-cell table:style-name="ce8" office:value-type="string" calcext:value-type="string">
            <text:p>NC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57" calcext:value-type="float">
            <text:p>157</text:p>
          </table:table-cell>
          <table:table-cell table:style-name="ce6"/>
          <table:table-cell table:style-name="ce29" office:value-type="string" calcext:value-type="string">
            <text:p>Biotechnology</text:p>
          </table:table-cell>
          <table:table-cell table:style-name="ce20" office:value-type="float" office:value="25" calcext:value-type="float">
            <text:p>25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1" calcext:value-type="float">
            <text:p>21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10" calcext:value-type="float">
            <text:p>10</text:p>
          </table:table-cell>
          <table:table-cell table:style-name="ce35" office:value-type="string" calcext:value-type="string">
            <text:p><text:a xlink:href="http://intersouth.com" xlink:type="simple">intersouth.com</text:a></text:p>
          </table:table-cell>
          <table:table-cell table:style-name="ce35" office:value-type="string" calcext:value-type="string">
            <text:p><text:a xlink:href="https://www.crunchbase.com/organization/intersouth-partners" xlink:type="simple">https://www.crunchbase.com/organization/intersouth-partners</text:a></text:p>
          </table:table-cell>
          <table:table-cell table:style-name="ce35" office:value-type="string" calcext:value-type="string">
            <text:p><text:a xlink:href="http://linkedin.com/company/63984" xlink:type="simple">linkedin.com/company/6398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nventures</text:p>
          </table:table-cell>
          <table:table-cell table:style-name="ce8" office:value-type="string" calcext:value-type="string">
            <text:p>San Ramon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Network Securit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uneral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Q&amp;A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inventures.com/" xlink:type="simple">inventures.com</text:a></text:p>
          </table:table-cell>
          <table:table-cell table:style-name="ce35" office:value-type="string" calcext:value-type="string">
            <text:p><text:a xlink:href="https://www.crunchbase.com/organization/inventures#section-overview" xlink:type="simple">https://www.crunchbase.com/organization/inventures</text:a></text:p>
          </table:table-cell>
          <table:table-cell table:style-name="ce35" office:value-type="string" calcext:value-type="string">
            <text:p><text:a xlink:href="https://www.linkedin.com/company/global-inventures/?originalSubdomain=pk" xlink:type="simple">https://www.linkedin.com/company/global-in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nventus Capital Partners</text:p>
          </table:table-cell>
          <table:table-cell table:style-name="ce8" office:value-type="string" calcext:value-type="string">
            <text:p>San Mate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207.8" calcext:value-type="float">
            <text:p>$207.8</text:p>
          </table:table-cell>
          <table:table-cell table:style-name="ce20" office:value-type="float" office:value="69" calcext:value-type="float">
            <text:p>69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inventuscap.com/" xlink:type="simple">inventuscap.com</text:a></text:p>
          </table:table-cell>
          <table:table-cell table:style-name="ce35" office:value-type="string" calcext:value-type="string">
            <text:p><text:a xlink:href="https://www.crunchbase.com/organization/inventus-capital-partners#section-overview" xlink:type="simple">https://www.crunchbase.com/organization/inventus-capital-partners</text:a></text:p>
          </table:table-cell>
          <table:table-cell table:style-name="ce35" office:value-type="string" calcext:value-type="string">
            <text:p><text:a xlink:href="https://www.linkedin.com/company/inventus-capital-partners/" xlink:type="simple">https://www.linkedin.com/company/inventus-capital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nvest Detroit Ventures</text:p>
          </table:table-cell>
          <table:table-cell table:style-name="ce8" office:value-type="string" calcext:value-type="string">
            <text:p>Detroit</text:p>
          </table:table-cell>
          <table:table-cell table:style-name="ce8" office:value-type="string" calcext:value-type="string">
            <text:p>MI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dTech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hopp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etail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investdetroit.vc" xlink:type="simple">investdetroit.vc</text:a></text:p>
          </table:table-cell>
          <table:table-cell table:style-name="ce35" office:value-type="string" calcext:value-type="string">
            <text:p><text:a xlink:href="https://www.crunchbase.com/organization/invest-detroit-ventures" xlink:type="simple">https://www.crunchbase.com/organization/invest-detroit-ventures</text:a></text:p>
          </table:table-cell>
          <table:table-cell table:style-name="ce35" office:value-type="string" calcext:value-type="string">
            <text:p><text:a xlink:href="http://linkedin.com/company/10597865" xlink:type="simple">linkedin.com/company/1059786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nvested Development</text:p>
          </table:table-cell>
          <table:table-cell table:style-name="ce8" office:value-type="string" calcext:value-type="string">
            <text:p>Cambridge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20" calcext:value-type="float">
            <text:p>$20.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gricultu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lar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Renewable Enargy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cial Enterpreneurship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investeddevelopment.com" xlink:type="simple">investeddevelopment.com</text:a></text:p>
          </table:table-cell>
          <table:table-cell table:style-name="ce35" office:value-type="string" calcext:value-type="string">
            <text:p><text:a xlink:href="https://www.crunchbase.com/organization/invested-development" xlink:type="simple">https://www.crunchbase.com/organization/invested-development</text:a></text:p>
          </table:table-cell>
          <table:table-cell table:style-name="ce35" office:value-type="string" calcext:value-type="string">
            <text:p><text:a xlink:href="http://linkedin.com/company/466357" xlink:type="simple">linkedin.com/company/46635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nvesto.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investovc.com" xlink:type="simple">investovc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1613906" xlink:type="simple">linkedin.com/company/1613906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owa Startup Accelerator, powered by NewBoCo</text:p>
          </table:table-cell>
          <table:table-cell table:style-name="ce8" office:value-type="string" calcext:value-type="string">
            <text:p>Cedar Rapids</text:p>
          </table:table-cell>
          <table:table-cell table:style-name="ce8" office:value-type="string" calcext:value-type="string">
            <text:p>I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8" calcext:value-type="float">
            <text:p>18</text:p>
          </table:table-cell>
          <table:table-cell table:style-name="ce6"/>
          <table:table-cell table:style-name="ce29" office:value-type="string" calcext:value-type="string">
            <text:p>Manufactur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gricultur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iowastartupaccelerator.com" xlink:type="simple">iowastartupaccelerator.com</text:a></text:p>
          </table:table-cell>
          <table:table-cell table:style-name="ce35" office:value-type="string" calcext:value-type="string">
            <text:p><text:a xlink:href="https://www.crunchbase.com/organization/iowa-startup-accelerator" xlink:type="simple">https://www.crunchbase.com/organization/iowa-startup-accelerator</text:a></text:p>
          </table:table-cell>
          <table:table-cell table:style-name="ce35" office:value-type="string" calcext:value-type="string">
            <text:p><text:a xlink:href="http://linkedin.com/company/3739720" xlink:type="simple">linkedin.com/company/373972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Research Capital</text:p>
          </table:table-cell>
          <table:table-cell table:style-name="ce8" office:value-type="string" calcext:value-type="string">
            <text:p>Mountain View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4" calcext:value-type="float">
            <text:p>4</text:p>
          </table:table-cell>
          <table:table-cell table:style-name="ce6"/>
          <table:table-cell table:style-name="ce29" office:value-type="string" calcext:value-type="string">
            <text:p>EdTech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t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Toy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capital.iresearch.com.cn/" xlink:type="simple">capital.iresearch.com.cn</text:a></text:p>
          </table:table-cell>
          <table:table-cell table:style-name="ce35" office:value-type="string" calcext:value-type="string">
            <text:p><text:a xlink:href="https://www.crunchbase.com/organization/iresearch-capital" xlink:type="simple">https://www.crunchbase.com/organization/iresearch-capital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rishAngels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12.5" calcext:value-type="float">
            <text:p>$12.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irishangels.com" xlink:type="simple">irishangels.com</text:a></text:p>
          </table:table-cell>
          <table:table-cell table:style-name="ce35" office:value-type="string" calcext:value-type="string">
            <text:p><text:a xlink:href="https://www.crunchbase.com/organization/irishangels" xlink:type="simple">https://www.crunchbase.com/organization/irishangels</text:a></text:p>
          </table:table-cell>
          <table:table-cell table:style-name="ce35" office:value-type="string" calcext:value-type="string">
            <text:p><text:a xlink:href="http://linkedin.com/company/3611468" xlink:type="simple">linkedin.com/company/361146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Seed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/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Fitnes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Wellnes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4" calcext:value-type="float">
            <text:p>4</text:p>
          </table:table-cell>
          <table:table-cell table:style-name="ce29"/>
          <table:table-cell table:style-name="ce20"/>
          <table:table-cell table:style-name="ce35" office:value-type="string" calcext:value-type="string">
            <text:p><text:a xlink:href="http://iseedvc.com/" xlink:type="simple">iseedvc.com</text:a></text:p>
          </table:table-cell>
          <table:table-cell table:style-name="ce35" office:value-type="string" calcext:value-type="string">
            <text:p><text:a xlink:href="https://www.crunchbase.com/organization/iseed-ventures#section-overview" xlink:type="simple">https://www.crunchbase.com/organization/iseed-ventures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thaka Partners, LLC</text:p>
          </table:table-cell>
          <table:table-cell table:style-name="ce8" office:value-type="string" calcext:value-type="string">
            <text:p>Boca Grande</text:p>
          </table:table-cell>
          <table:table-cell table:style-name="ce8" office:value-type="string" calcext:value-type="string">
            <text:p>FL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ithakapartnersllc.com" xlink:type="simple">ithakapartnersllc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10210814" xlink:type="simple">linkedin.com/company/1021081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ITR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itrventures.com/" xlink:type="simple">itrventures.com</text:a></text:p>
          </table:table-cell>
          <table:table-cell table:style-name="ce35" office:value-type="string" calcext:value-type="string">
            <text:p><text:a xlink:href="https://www.crunchbase.com/organization/itr-ventures-llc#section-overview" xlink:type="simple">https://www.crunchbase.com/organization/itr-ventures-llc</text:a></text:p>
          </table:table-cell>
          <table:table-cell table:style-name="ce35" office:value-type="string" calcext:value-type="string">
            <text:p><text:a xlink:href="https://www.linkedin.com/company/itr-ventures/" xlink:type="simple">https://www.linkedin.com/company/itr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Jane VC</text:p>
          </table:table-cell>
          <table:table-cell table:style-name="ce8" office:value-type="string" calcext:value-type="string">
            <text:p>Cleveland</text:p>
          </table:table-cell>
          <table:table-cell table:style-name="ce8" office:value-type="string" calcext:value-type="string">
            <text:p>OH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2" calcext:value-type="float">
            <text:p>$2.0</text:p>
          </table:table-cell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janevc.com" xlink:type="simple">janevc.com</text:a></text:p>
          </table:table-cell>
          <table:table-cell table:style-name="ce35" office:value-type="string" calcext:value-type="string">
            <text:p><text:a xlink:href="https://www.crunchbase.com/organization/jane-vc" xlink:type="simple">https://www.crunchbase.com/organization/jane-vc</text:a></text:p>
          </table:table-cell>
          <table:table-cell table:style-name="ce35" office:value-type="string" calcext:value-type="string">
            <text:p><text:a xlink:href="http://linkedin.com/company/18700585" xlink:type="simple">linkedin.com/company/1870058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Janvest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15" calcext:value-type="float">
            <text:p>$15.0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Cyber Security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ecurity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janvest.com/" xlink:type="simple">janvest.com</text:a></text:p>
          </table:table-cell>
          <table:table-cell table:style-name="ce35" office:value-type="string" calcext:value-type="string">
            <text:p><text:a xlink:href="https://www.crunchbase.com/organization/janvest-technologies#section-overview" xlink:type="simple">https://www.crunchbase.com/organization/janvest-technologies</text:a></text:p>
          </table:table-cell>
          <table:table-cell table:style-name="ce35" office:value-type="string" calcext:value-type="string">
            <text:p><text:a xlink:href="https://www.linkedin.com/company/janvest-technologies-llc/" xlink:type="simple">https://www.linkedin.com/company/janvest-technologies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JFW Ventures</text:p>
          </table:table-cell>
          <table:table-cell table:style-name="ce8" office:value-type="string" calcext:value-type="string">
            <text:p>Denver</text:p>
          </table:table-cell>
          <table:table-cell table:style-name="ce8" office:value-type="string" calcext:value-type="string">
            <text:p>CO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jfwventures.com" xlink:type="simple">jfwventures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2492990" xlink:type="simple">linkedin.com/company/249299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Just Busines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justbusiness.is" xlink:type="simple">justbusiness.is</text:a></text:p>
          </table:table-cell>
          <table:table-cell table:style-name="ce35" office:value-type="string" calcext:value-type="string">
            <text:p><text:a xlink:href="https://www.crunchbase.com/organization/just-business" xlink:type="simple">https://www.crunchbase.com/organization/just-business</text:a></text:p>
          </table:table-cell>
          <table:table-cell table:style-name="ce35" office:value-type="string" calcext:value-type="string">
            <text:p><text:a xlink:href="http://linkedin.com/company/3362048" xlink:type="simple">linkedin.com/company/336204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K5 Ventures</text:p>
          </table:table-cell>
          <table:table-cell table:style-name="ce8" office:value-type="string" calcext:value-type="string">
            <text:p>Newport Beach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k5ventures.com/" xlink:type="simple">k5ventures.com</text:a></text:p>
          </table:table-cell>
          <table:table-cell table:style-name="ce35" office:value-type="string" calcext:value-type="string">
            <text:p><text:a xlink:href="https://www.crunchbase.com/organization/k5launch#section-overview" xlink:type="simple">https://www.crunchbase.com/organization/k5launch</text:a></text:p>
          </table:table-cell>
          <table:table-cell table:style-name="ce35" office:value-type="string" calcext:value-type="string">
            <text:p><text:a xlink:href="https://www.linkedin.com/company/k5-ventures/" xlink:type="simple">https://www.linkedin.com/company/k5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K9 Venture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88.3" calcext:value-type="float">
            <text:p>$88.3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Cloud Computing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k9ventures.com/" xlink:type="simple">k9ventures.com</text:a></text:p>
          </table:table-cell>
          <table:table-cell table:style-name="ce35" office:value-type="string" calcext:value-type="string">
            <text:p><text:a xlink:href="https://www.crunchbase.com/organization/k9-ventures#section-overview" xlink:type="simple">https://www.crunchbase.com/organization/k9-ventures</text:a></text:p>
          </table:table-cell>
          <table:table-cell table:style-name="ce35" office:value-type="string" calcext:value-type="string">
            <text:p><text:a xlink:href="https://www.linkedin.com/company/k9-ventures/" xlink:type="simple">https://www.linkedin.com/company/k9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Kapor Capital</text:p>
          </table:table-cell>
          <table:table-cell table:style-name="ce8" office:value-type="string" calcext:value-type="string">
            <text:p>Oakland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27" calcext:value-type="float">
            <text:p>27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29" calcext:value-type="float">
            <text:p>29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9" calcext:value-type="float">
            <text:p>1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8" calcext:value-type="float">
            <text:p>18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8" calcext:value-type="float">
            <text:p>18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6" calcext:value-type="float">
            <text:p>16</text:p>
          </table:table-cell>
          <table:table-cell table:style-name="ce35" office:value-type="string" calcext:value-type="string">
            <text:p><text:a xlink:href="http://kaporcapital.com" xlink:type="simple">kaporcapital.com</text:a></text:p>
          </table:table-cell>
          <table:table-cell table:style-name="ce35" office:value-type="string" calcext:value-type="string">
            <text:p><text:a xlink:href="https://www.crunchbase.com/organization/kapor-capital" xlink:type="simple">https://www.crunchbase.com/organization/kapor-capital</text:a></text:p>
          </table:table-cell>
          <table:table-cell table:style-name="ce35" office:value-type="string" calcext:value-type="string">
            <text:p><text:a xlink:href="http://linkedin.com/company/3549522" xlink:type="simple">linkedin.com/company/3549522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KdT VC</text:p>
          </table:table-cell>
          <table:table-cell table:style-name="ce8" office:value-type="string" calcext:value-type="string">
            <text:p>Black Mountain</text:p>
          </table:table-cell>
          <table:table-cell table:style-name="ce8" office:value-type="string" calcext:value-type="string">
            <text:p>NC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9" calcext:value-type="float">
            <text:p>9</text:p>
          </table:table-cell>
          <table:table-cell table:style-name="ce6"/>
          <table:table-cell table:style-name="ce29" office:value-type="string" calcext:value-type="string">
            <text:p>Biotechnology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Pharmaceutical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kdtvc.com/" xlink:type="simple">kdtvc.com</text:a></text:p>
          </table:table-cell>
          <table:table-cell table:style-name="ce35" office:value-type="string" calcext:value-type="string">
            <text:p><text:a xlink:href="https://www.crunchbase.com/organization/kdt-ventures" xlink:type="simple">https://www.crunchbase.com/organization/kdt-ventures</text:a></text:p>
          </table:table-cell>
          <table:table-cell table:style-name="ce35" office:value-type="string" calcext:value-type="string">
            <text:p><text:a xlink:href="https://www.linkedin.com/company/kdt-ventures/" xlink:type="simple">https://www.linkedin.com/company/kdt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KEC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165" calcext:value-type="float">
            <text:p>$165.0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kecventures.com/" xlink:type="simple">kecventures.com</text:a></text:p>
          </table:table-cell>
          <table:table-cell table:style-name="ce35" office:value-type="string" calcext:value-type="string">
            <text:p><text:a xlink:href="https://www.crunchbase.com/organization/kec-ventures#section-overview" xlink:type="simple">https://www.crunchbase.com/organization/kec-ventures</text:a></text:p>
          </table:table-cell>
          <table:table-cell table:style-name="ce35" office:value-type="string" calcext:value-type="string">
            <text:p><text:a xlink:href="https://www.linkedin.com/company/kec-ventures/" xlink:type="simple">https://www.linkedin.com/company/kec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Keiretsu Capital</text:p>
          </table:table-cell>
          <table:table-cell table:style-name="ce8" office:value-type="string" calcext:value-type="string">
            <text:p>Seattle</text:p>
          </table:table-cell>
          <table:table-cell table:style-name="ce8" office:value-type="string" calcext:value-type="string">
            <text:p>W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16.6" calcext:value-type="float">
            <text:p>$16.6</text:p>
          </table:table-cell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keiretsucapital.com/" xlink:type="simple">keiretsucapital.com</text:a></text:p>
          </table:table-cell>
          <table:table-cell table:style-name="ce35" office:value-type="string" calcext:value-type="string">
            <text:p><text:a xlink:href="https://www.crunchbase.com/organization/keiretsu-capital#section-overview" xlink:type="simple">https://www.crunchbase.com/organization/keiretsu-capital</text:a></text:p>
          </table:table-cell>
          <table:table-cell table:style-name="ce35" office:value-type="string" calcext:value-type="string">
            <text:p><text:a xlink:href="https://www.linkedin.com/company/keiretsu-capital/" xlink:type="simple">https://www.linkedin.com/company/keiretsu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Kentucky Science and Technology Corporation</text:p>
          </table:table-cell>
          <table:table-cell table:style-name="ce8" office:value-type="string" calcext:value-type="string">
            <text:p>Lexington</text:p>
          </table:table-cell>
          <table:table-cell table:style-name="ce8" office:value-type="string" calcext:value-type="string">
            <text:p>K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34" calcext:value-type="float">
            <text:p>34</text:p>
          </table:table-cell>
          <table:table-cell table:style-name="ce6" office:value-type="float" office:value="7" calcext:value-type="float">
            <text:p>7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Therapeutics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kstc.com" xlink:type="simple">kstc.com</text:a></text:p>
          </table:table-cell>
          <table:table-cell table:style-name="ce35" office:value-type="string" calcext:value-type="string">
            <text:p><text:a xlink:href="https://www.crunchbase.com/organization/kentucky-science-and-technology-corporation-kstc" xlink:type="simple">https://www.crunchbase.com/organization/kentucky-science-and-technology-corporation-kstc</text:a></text:p>
          </table:table-cell>
          <table:table-cell table:style-name="ce35" office:value-type="string" calcext:value-type="string">
            <text:p><text:a xlink:href="http://linkedin.com/company/116684" xlink:type="simple">linkedin.com/company/11668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Kepha Partners</text:p>
          </table:table-cell>
          <table:table-cell table:style-name="ce8" office:value-type="string" calcext:value-type="string">
            <text:p>Waltham</text:p>
          </table:table-cell>
          <table:table-cell table:style-name="ce8" office:value-type="string" calcext:value-type="string">
            <text:p>M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85" calcext:value-type="float">
            <text:p>$85.0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Brand Market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earch Engin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kephapartners.com/" xlink:type="simple">kephapartners.com</text:a></text:p>
          </table:table-cell>
          <table:table-cell table:style-name="ce35" office:value-type="string" calcext:value-type="string">
            <text:p><text:a xlink:href="https://www.crunchbase.com/organization/kepha-partners#section-overview" xlink:type="simple">https://www.crunchbase.com/organization/kepha-partners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Kern Venture Group</text:p>
          </table:table-cell>
          <table:table-cell table:style-name="ce8" office:value-type="string" calcext:value-type="string">
            <text:p>Bakersfield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kernventuregroup.com" xlink:type="simple">kernventuregroup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18632519" xlink:type="simple">linkedin.com/company/1863251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Kickstart Fund</text:p>
          </table:table-cell>
          <table:table-cell table:style-name="ce8" office:value-type="string" calcext:value-type="string">
            <text:p>Salt Lake City</text:p>
          </table:table-cell>
          <table:table-cell table:style-name="ce8" office:value-type="string" calcext:value-type="string">
            <text:p>UT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139.2" calcext:value-type="float">
            <text:p>$139.2</text:p>
          </table:table-cell>
          <table:table-cell table:style-name="ce20" office:value-type="float" office:value="106" calcext:value-type="float">
            <text:p>106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7" calcext:value-type="float">
            <text:p>7</text:p>
          </table:table-cell>
          <table:table-cell table:style-name="ce35" office:value-type="string" calcext:value-type="string">
            <text:p><text:a xlink:href="http://kickstartfund.com/" xlink:type="simple">kickstartfund.com</text:a></text:p>
          </table:table-cell>
          <table:table-cell table:style-name="ce35" office:value-type="string" calcext:value-type="string">
            <text:p><text:a xlink:href="https://www.crunchbase.com/organization/kickstart-seed-fund#section-overview" xlink:type="simple">https://www.crunchbase.com/organization/kickstart-seed-fund</text:a></text:p>
          </table:table-cell>
          <table:table-cell table:style-name="ce35" office:value-type="string" calcext:value-type="string">
            <text:p><text:a xlink:href="https://www.linkedin.com/company/kickstart-seed-fund/" xlink:type="simple">https://www.linkedin.com/company/kickstart-seed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Kiwi Venture Partner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0" office:value-type="float" office:value="9" calcext:value-type="float">
            <text:p>9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Tech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Video Edit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kiwiventurepartners.com/" xlink:type="simple">kiwiventurepartners.com</text:a></text:p>
          </table:table-cell>
          <table:table-cell table:style-name="ce35" office:value-type="string" calcext:value-type="string">
            <text:p><text:a xlink:href="https://www.crunchbase.com/organization/kiwi-venture-partners" xlink:type="simple">https://www.crunchbase.com/organization/kiwi-venture-partners</text:a></text:p>
          </table:table-cell>
          <table:table-cell table:style-name="ce35" office:value-type="string" calcext:value-type="string">
            <text:p><text:a xlink:href="https://www.linkedin.com/company/kiwiventure/" xlink:type="simple">https://www.linkedin.com/company/kiwiventure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Kokopelli Capital</text:p>
          </table:table-cell>
          <table:table-cell table:style-name="ce8" office:value-type="string" calcext:value-type="string">
            <text:p>Boulder</text:p>
          </table:table-cell>
          <table:table-cell table:style-name="ce8" office:value-type="string" calcext:value-type="string">
            <text:p>CO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table:number-columns-repeated="2"/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Network Securit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lockchai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Trading Platform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thereum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kokopelli.vc/" xlink:type="simple">kokopelli.vc</text:a></text:p>
          </table:table-cell>
          <table:table-cell table:style-name="ce35" office:value-type="string" calcext:value-type="string">
            <text:p><text:a xlink:href="https://www.crunchbase.com/organization/kokopelli" xlink:type="simple">https://www.crunchbase.com/organization/kokopelli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aconia Capital Group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 office:value-type="float" office:value="1.6" calcext:value-type="float">
            <text:p>$1.6</text:p>
          </table:table-cell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Pharmaceutical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laconiacapitalgroup.com" xlink:type="simple">laconiacapitalgroup.com</text:a></text:p>
          </table:table-cell>
          <table:table-cell table:style-name="ce35" office:value-type="string" calcext:value-type="string">
            <text:p><text:a xlink:href="https://www.crunchbase.com/organization/laconia-capitalgroup" xlink:type="simple">https://www.crunchbase.com/organization/laconia-capitalgroup</text:a></text:p>
          </table:table-cell>
          <table:table-cell table:style-name="ce35" office:value-type="string" calcext:value-type="string">
            <text:p><text:a xlink:href="http://linkedin.com/company/2150357" xlink:type="simple">linkedin.com/company/215035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akeland Ventures Development, LLC</text:p>
          </table:table-cell>
          <table:table-cell table:style-name="ce8" office:value-type="string" calcext:value-type="string">
            <text:p>Grosse Pointe</text:p>
          </table:table-cell>
          <table:table-cell table:style-name="ce8" office:value-type="string" calcext:value-type="string">
            <text:p>MI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Insuran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utomotive</text:p>
          </table:table-cell>
          <table:table-cell table:style-name="ce20" office:value-type="float" office:value="30" calcext:value-type="float">
            <text:p>30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lakelandventures.com" xlink:type="simple">lakelandventures.com</text:a></text:p>
          </table:table-cell>
          <table:table-cell table:style-name="ce35" office:value-type="string" calcext:value-type="string">
            <text:p><text:a xlink:href="https://www.crunchbase.com/organization/lakeland-venture" xlink:type="simple">https://www.crunchbase.com/organization/lakeland-venture</text:a></text:p>
          </table:table-cell>
          <table:table-cell table:style-name="ce35" office:value-type="string" calcext:value-type="string">
            <text:p><text:a xlink:href="http://linkedin.com/company/2663380" xlink:type="simple">linkedin.com/company/266338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amp Post Group</text:p>
          </table:table-cell>
          <table:table-cell table:style-name="ce8" office:value-type="string" calcext:value-type="string">
            <text:p>Chattanooga</text:p>
          </table:table-cell>
          <table:table-cell table:style-name="ce8" office:value-type="string" calcext:value-type="string">
            <text:p>TN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New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logging Platf0rm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sumer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lamppostgroup.com/" xlink:type="simple">lamppostgroup.com</text:a></text:p>
          </table:table-cell>
          <table:table-cell table:style-name="ce35" office:value-type="string" calcext:value-type="string">
            <text:p><text:a xlink:href="https://www.crunchbase.com/organization/lamp-post-group#section-overview" xlink:type="simple">https://www.crunchbase.com/organization/lamp-post-group</text:a></text:p>
          </table:table-cell>
          <table:table-cell table:style-name="ce35" office:value-type="string" calcext:value-type="string">
            <text:p><text:a xlink:href="https://www.linkedin.com/company/lamp-post-group/?originalSubdomain=pk" xlink:type="simple">https://www.linkedin.com/company/lamp-post-group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as Olas Venture Capital</text:p>
          </table:table-cell>
          <table:table-cell table:style-name="ce8" office:value-type="string" calcext:value-type="string">
            <text:p>Fort Lauderdale</text:p>
          </table:table-cell>
          <table:table-cell table:style-name="ce8" office:value-type="string" calcext:value-type="string">
            <text:p>F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28.5" calcext:value-type="float">
            <text:p>$28.5</text:p>
          </table:table-cell>
          <table:table-cell table:style-name="ce20" office:value-type="float" office:value="10" calcext:value-type="float">
            <text:p>10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raud Detec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Wearable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lasolasvc.com/" xlink:type="simple">lasolasvc.com</text:a></text:p>
          </table:table-cell>
          <table:table-cell table:style-name="ce35" office:value-type="string" calcext:value-type="string">
            <text:p><text:a xlink:href="https://www.crunchbase.com/organization/las-olas-vc-a-k-a-lovc#section-overview" xlink:type="simple">https://www.crunchbase.com/organization/las-olas-vc-a-k-a-lovc</text:a></text:p>
          </table:table-cell>
          <table:table-cell table:style-name="ce35" office:value-type="string" calcext:value-type="string">
            <text:p><text:a xlink:href="https://www.linkedin.com/company/las-olas-venture-capital/" xlink:type="simple">https://www.linkedin.com/company/las-olas-venture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aunch Capital</text:p>
          </table:table-cell>
          <table:table-cell table:style-name="ce8" office:value-type="string" calcext:value-type="string">
            <text:p>New Haven</text:p>
          </table:table-cell>
          <table:table-cell table:style-name="ce8" office:value-type="string" calcext:value-type="string">
            <text:p>CT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29" calcext:value-type="float">
            <text:p>29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36" calcext:value-type="float">
            <text:p>36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6" calcext:value-type="float">
            <text:p>2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5" calcext:value-type="float">
            <text:p>25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1" calcext:value-type="float">
            <text:p>21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9" calcext:value-type="float">
            <text:p>19</text:p>
          </table:table-cell>
          <table:table-cell table:style-name="ce35" office:value-type="string" calcext:value-type="string">
            <text:p><text:a xlink:href="http://launchcapital.com" xlink:type="simple">launchcapital.com</text:a></text:p>
          </table:table-cell>
          <table:table-cell table:style-name="ce35" office:value-type="string" calcext:value-type="string">
            <text:p><text:a xlink:href="https://www.crunchbase.com/organization/launchcapital" xlink:type="simple">https://www.crunchbase.com/organization/launchcapital</text:a></text:p>
          </table:table-cell>
          <table:table-cell table:style-name="ce35" office:value-type="string" calcext:value-type="string">
            <text:p><text:a xlink:href="http://linkedin.com/company/2254267" xlink:type="simple">linkedin.com/company/225426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aunch House</text:p>
          </table:table-cell>
          <table:table-cell table:style-name="ce8" office:value-type="string" calcext:value-type="string">
            <text:p>Highland Heights</text:p>
          </table:table-cell>
          <table:table-cell table:style-name="ce8" office:value-type="string" calcext:value-type="string">
            <text:p>OH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29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launchhouse.com" xlink:type="simple">launchhouse.com</text:a></text:p>
          </table:table-cell>
          <table:table-cell table:style-name="ce35" office:value-type="string" calcext:value-type="string">
            <text:p><text:a xlink:href="https://www.crunchbase.com/organization/launchhouse" xlink:type="simple">https://www.crunchbase.com/organization/launchhouse</text:a></text:p>
          </table:table-cell>
          <table:table-cell table:style-name="ce35" office:value-type="string" calcext:value-type="string">
            <text:p><text:a xlink:href="http://linkedin.com/company/1288647" xlink:type="simple">linkedin.com/company/128864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aunchpad Digital Health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20" office:value-type="float" office:value="27" calcext:value-type="float">
            <text:p>27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17" calcext:value-type="float">
            <text:p>17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Fitnes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launchpdh.com/" xlink:type="simple">launchpdh.com</text:a></text:p>
          </table:table-cell>
          <table:table-cell table:style-name="ce35" office:value-type="string" calcext:value-type="string">
            <text:p><text:a xlink:href="https://www.crunchbase.com/organization/launchpad-digital-health#section-overview" xlink:type="simple">https://www.crunchbase.com/organization/launchpad-digital-health</text:a></text:p>
          </table:table-cell>
          <table:table-cell table:style-name="ce35" office:value-type="string" calcext:value-type="string">
            <text:p><text:a xlink:href="https://www.linkedin.com/company/launchpad-digital-health-llc/" xlink:type="simple">https://www.linkedin.com/company/launchpad-digital-health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aunchpad LA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launchpad.la/" xlink:type="simple">launchpad.la/</text:a></text:p>
          </table:table-cell>
          <table:table-cell table:style-name="ce35" office:value-type="string" calcext:value-type="string">
            <text:p><text:a xlink:href="https://www.crunchbase.com/organization/launchpadla" xlink:type="simple">https://www.crunchbase.com/organization/launchpadla</text:a></text:p>
          </table:table-cell>
          <table:table-cell table:style-name="ce35" office:value-type="string" calcext:value-type="string">
            <text:p><text:a xlink:href="https://www.linkedin.com/company/launchpad-la/" xlink:type="simple">https://www.linkedin.com/company/launchpad-la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aunchPad Long Island</text:p>
          </table:table-cell>
          <table:table-cell table:style-name="ce8" office:value-type="string" calcext:value-type="string">
            <text:p>Westbury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Hospitalit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staurent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rketpla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Travel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Travel Accommodation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launchpadli.com" xlink:type="simple">LaunchPadLI.com</text:a></text:p>
          </table:table-cell>
          <table:table-cell table:style-name="ce35" office:value-type="string" calcext:value-type="string">
            <text:p><text:a xlink:href="https://www.crunchbase.com/organization/launchpad-ventures" xlink:type="simple">https://www.crunchbase.com/organization/launchpad-ventures</text:a></text:p>
          </table:table-cell>
          <table:table-cell table:style-name="ce35" office:value-type="string" calcext:value-type="string">
            <text:p><text:a xlink:href="http://linkedin.com/company/2932836" xlink:type="simple">linkedin.com/company/2932836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avrock Ventures</text:p>
          </table:table-cell>
          <table:table-cell table:style-name="ce8" office:value-type="string" calcext:value-type="string">
            <text:p>McLean</text:p>
          </table:table-cell>
          <table:table-cell table:style-name="ce8" office:value-type="string" calcext:value-type="string">
            <text:p>V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45" calcext:value-type="float">
            <text:p>$45.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Diagonstic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Health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Telecommunication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lavrockvc.com/" xlink:type="simple">lavrockvc.com</text:a></text:p>
          </table:table-cell>
          <table:table-cell table:style-name="ce35" office:value-type="string" calcext:value-type="string">
            <text:p><text:a xlink:href="https://www.crunchbase.com/organization/lavrock-ventures#section-overview" xlink:type="simple">https://www.crunchbase.com/organization/lavrock-ventures</text:a></text:p>
          </table:table-cell>
          <table:table-cell table:style-name="ce35" office:value-type="string" calcext:value-type="string">
            <text:p><text:a xlink:href="https://www.linkedin.com/company/lavrock-ventures/" xlink:type="simple">https://www.linkedin.com/company/lavrock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DJ Capital VC Division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Blockchai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Trading Platform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ldjcapital.com" xlink:type="simple">LDJCapital.com</text:a></text:p>
          </table:table-cell>
          <table:table-cell table:style-name="ce35" office:value-type="string" calcext:value-type="string">
            <text:p><text:a xlink:href="https://www.crunchbase.com/organization/ldj-capital" xlink:type="simple">https://www.crunchbase.com/organization/ldj-capital</text:a></text:p>
          </table:table-cell>
          <table:table-cell table:style-name="ce35" office:value-type="string" calcext:value-type="string">
            <text:p><text:a xlink:href="http://linkedin.com/company/436265" xlink:type="simple">linkedin.com/company/43626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DR Ventures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29" office:value-type="string" calcext:value-type="string">
            <text:p>E-Commer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hopp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Women'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eauty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ldrventures.com" xlink:type="simple">ldrventures.com</text:a></text:p>
          </table:table-cell>
          <table:table-cell table:style-name="ce35" office:value-type="string" calcext:value-type="string">
            <text:p><text:a xlink:href="https://www.crunchbase.com/organization/ldr-ventures" xlink:type="simple">https://www.crunchbase.com/organization/ldr-ventures</text:a></text:p>
          </table:table-cell>
          <table:table-cell table:style-name="ce35" office:value-type="string" calcext:value-type="string">
            <text:p><text:a xlink:href="http://linkedin.com/company/6419171" xlink:type="simple">linkedin.com/company/641917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DV Capital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0" calcext:value-type="float">
            <text:p>$10.0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Wearable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ldv.co/" xlink:type="simple">ldv.co</text:a></text:p>
          </table:table-cell>
          <table:table-cell table:style-name="ce35" office:value-type="string" calcext:value-type="string">
            <text:p><text:a xlink:href="https://www.crunchbase.com/organization/ldv-capital#section-overview" xlink:type="simple">https://www.crunchbase.com/organization/ldv-capital</text:a></text:p>
          </table:table-cell>
          <table:table-cell table:style-name="ce35" office:value-type="string" calcext:value-type="string">
            <text:p><text:a xlink:href="https://www.linkedin.com/company/ldv-capital/" xlink:type="simple">https://www.linkedin.com/company/ldv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ead Investor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leadinvestor.com" xlink:type="simple">leadinvestor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6382439" xlink:type="simple">linkedin.com/company/638243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eap Global Partner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5" calcext:value-type="float">
            <text:p>$15.0</text:p>
          </table:table-cell>
          <table:table-cell table:style-name="ce20" office:value-type="float" office:value="3" calcext:value-type="float">
            <text:p>3</text:p>
          </table:table-cell>
          <table:table-cell table:style-name="ce6"/>
          <table:table-cell table:style-name="ce29" office:value-type="string" calcext:value-type="string">
            <text:p>B2B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itcoi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sumer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usiness Intelligenc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leapglobalpartners.com/" xlink:type="simple">leapglobalpartners.com</text:a></text:p>
          </table:table-cell>
          <table:table-cell table:style-name="ce35" office:value-type="string" calcext:value-type="string">
            <text:p><text:a xlink:href="https://www.crunchbase.com/organization/leap-global-partners" xlink:type="simple">https://www.crunchbase.com/organization/leap-global-partners</text:a></text:p>
          </table:table-cell>
          <table:table-cell table:style-name="ce35" office:value-type="string" calcext:value-type="string">
            <text:p><text:a xlink:href="https://www.linkedin.com/company/leap-innovation-advisory/" xlink:type="simple">https://www.linkedin.com/company/leap-innovation-advisory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emno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3" calcext:value-type="float">
            <text:p>3</text:p>
          </table:table-cell>
          <table:table-cell table:style-name="ce22" office:value-type="float" office:value="71.9" calcext:value-type="float">
            <text:p>$71.9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" calcext:value-type="float">
            <text:p>3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Hard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Drones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lemnoslabs.com" xlink:type="simple">lemnoslabs.com</text:a></text:p>
          </table:table-cell>
          <table:table-cell table:style-name="ce35" office:value-type="string" calcext:value-type="string">
            <text:p><text:a xlink:href="https://www.crunchbase.com/organization/lemnos-labs" xlink:type="simple">https://www.crunchbase.com/organization/lemnos-labs</text:a></text:p>
          </table:table-cell>
          <table:table-cell table:style-name="ce35" office:value-type="string" calcext:value-type="string">
            <text:p><text:a xlink:href="http://linkedin.com/company/1731127" xlink:type="simple">linkedin.com/company/173112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emnos Lab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71.9" calcext:value-type="float">
            <text:p>$71.9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Hard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Drones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lemnos.vc/" xlink:type="simple">lemnos.vc</text:a></text:p>
          </table:table-cell>
          <table:table-cell table:style-name="ce35" office:value-type="string" calcext:value-type="string">
            <text:p><text:a xlink:href="https://www.crunchbase.com/organization/lemnos-labs#section-overview" xlink:type="simple">https://www.crunchbase.com/organization/lemnos-labs</text:a></text:p>
          </table:table-cell>
          <table:table-cell table:style-name="ce35" office:value-type="string" calcext:value-type="string">
            <text:p><text:a xlink:href="https://www.linkedin.com/company/lemnos-labs-inc/" xlink:type="simple">https://www.linkedin.com/company/lemnos-labs-in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evel Terrain</text:p>
          </table:table-cell>
          <table:table-cell table:style-name="ce8" office:value-type="string" calcext:value-type="string">
            <text:p>Broomfield</text:p>
          </table:table-cell>
          <table:table-cell table:style-name="ce8" office:value-type="string" calcext:value-type="string">
            <text:p>CO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levelterrain.com" xlink:type="simple">levelterrain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27242470" xlink:type="simple">linkedin.com/company/2724247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H Ventures</text:p>
          </table:table-cell>
          <table:table-cell table:style-name="ce8" office:value-type="string" calcext:value-type="string">
            <text:p>San Marin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lhventures.us" xlink:type="simple">LHventures.us</text:a></text:p>
          </table:table-cell>
          <table:table-cell table:style-name="ce35" office:value-type="string" calcext:value-type="string">
            <text:p><text:a xlink:href="https://www.crunchbase.com/organization/lh-group#section-overview" xlink:type="simple">https://www.crunchbase.com/organization/lh-group#section-overview</text:a></text:p>
          </table:table-cell>
          <table:table-cell table:style-name="ce35" office:value-type="string" calcext:value-type="string">
            <text:p><text:a xlink:href="http://linkedin.com/company/6626741" xlink:type="simple">linkedin.com/company/662674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iberation Capital</text:p>
          </table:table-cell>
          <table:table-cell table:style-name="ce8" office:value-type="string" calcext:value-type="string">
            <text:p>Waxhaw</text:p>
          </table:table-cell>
          <table:table-cell table:style-name="ce8" office:value-type="string" calcext:value-type="string">
            <text:p>NC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4" calcext:value-type="float">
            <text:p>4</text:p>
          </table:table-cell>
          <table:table-cell table:style-name="ce6"/>
          <table:table-cell table:style-name="ce29" office:value-type="string" calcext:value-type="string">
            <text:p>Environment Engineer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ardwa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formation Servic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liberationcapital.com/" xlink:type="simple">liberationcapital.com</text:a></text:p>
          </table:table-cell>
          <table:table-cell table:style-name="ce35" office:value-type="string" calcext:value-type="string">
            <text:p><text:a xlink:href="https://www.crunchbase.com/organization/liberation-capital#section-overview" xlink:type="simple">https://www.crunchbase.com/organization/liberation-capital</text:a></text:p>
          </table:table-cell>
          <table:table-cell table:style-name="ce35" office:value-type="string" calcext:value-type="string">
            <text:p><text:a xlink:href="https://www.linkedin.com/company/liberation-capital-llc/" xlink:type="simple">https://www.linkedin.com/company/liberation-capital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iberty City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5" calcext:value-type="float">
            <text:p>$15.0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Bitcoin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libertycityventures.com/" xlink:type="simple">libertycityventures.com</text:a></text:p>
          </table:table-cell>
          <table:table-cell table:style-name="ce35" office:value-type="string" calcext:value-type="string">
            <text:p><text:a xlink:href="https://www.crunchbase.com/organization/liberty-city-ventures#section-overview" xlink:type="simple">https://www.crunchbase.com/organization/liberty-city-ventures</text:a></text:p>
          </table:table-cell>
          <table:table-cell table:style-name="ce35" office:value-type="string" calcext:value-type="string">
            <text:p><text:a xlink:href="https://www.linkedin.com/company/liberty-city-ventures/" xlink:type="simple">https://www.linkedin.com/company/liberty-city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ightbank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200" calcext:value-type="float">
            <text:p>$200.0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1" calcext:value-type="float">
            <text:p>2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9" calcext:value-type="float">
            <text:p>1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8" calcext:value-type="float">
            <text:p>8</text:p>
          </table:table-cell>
          <table:table-cell table:style-name="ce35" office:value-type="string" calcext:value-type="string">
            <text:p><text:a xlink:href="http://lightbank.com" xlink:type="simple">lightbank.com</text:a></text:p>
          </table:table-cell>
          <table:table-cell table:style-name="ce35" office:value-type="string" calcext:value-type="string">
            <text:p><text:a xlink:href="https://www.crunchbase.com/organization/lightbank" xlink:type="simple">https://www.crunchbase.com/organization/lightbank</text:a></text:p>
          </table:table-cell>
          <table:table-cell table:style-name="ce35" office:value-type="string" calcext:value-type="string">
            <text:p><text:a xlink:href="http://linkedin.com/company/869339" xlink:type="simple">linkedin.com/company/86933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ighthouse Labs RVA</text:p>
          </table:table-cell>
          <table:table-cell table:style-name="ce8" office:value-type="string" calcext:value-type="string">
            <text:p>Richmond</text:p>
          </table:table-cell>
          <table:table-cell table:style-name="ce8" office:value-type="string" calcext:value-type="string">
            <text:p>V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29" office:value-type="string" calcext:value-type="string">
            <text:p>Freelan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Nutri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ank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lighthouselabsrva.com" xlink:type="simple">lighthouselabsrva.com</text:a></text:p>
          </table:table-cell>
          <table:table-cell table:style-name="ce35" office:value-type="string" calcext:value-type="string">
            <text:p><text:a xlink:href="https://www.crunchbase.com/organization/lighthouse-labsrva" xlink:type="simple">https://www.crunchbase.com/organization/lighthouse-labsrva</text:a></text:p>
          </table:table-cell>
          <table:table-cell table:style-name="ce35" office:value-type="string" calcext:value-type="string">
            <text:p><text:a xlink:href="http://linkedin.com/company/11012451" xlink:type="simple">linkedin.com/company/1101245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iquid 2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40" calcext:value-type="float">
            <text:p>$40.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Computer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liquid2.vc/" xlink:type="simple">liquid2.vc</text:a></text:p>
          </table:table-cell>
          <table:table-cell table:style-name="ce35" office:value-type="string" calcext:value-type="string">
            <text:p><text:a xlink:href="https://www.crunchbase.com/organization/liquid2-ventures#section-overview" xlink:type="simple">https://www.crunchbase.com/organization/liquid2-ventures</text:a></text:p>
          </table:table-cell>
          <table:table-cell table:style-name="ce35" office:value-type="string" calcext:value-type="string">
            <text:p><text:a xlink:href="https://www.linkedin.com/company/liquid-2-ventures/" xlink:type="simple">https://www.linkedin.com/company/liquid-2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isten Ventures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5.9" calcext:value-type="float">
            <text:p>$15.9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Fashion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Leisu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listen.co/" xlink:type="simple">listen.co</text:a></text:p>
          </table:table-cell>
          <table:table-cell table:style-name="ce35" office:value-type="string" calcext:value-type="string">
            <text:p><text:a xlink:href="https://www.crunchbase.com/organization/listen-llc#section-overview" xlink:type="simple">https://www.crunchbase.com/organization/listen-llc</text:a></text:p>
          </table:table-cell>
          <table:table-cell table:style-name="ce35" office:value-type="string" calcext:value-type="string">
            <text:p><text:a xlink:href="https://www.linkedin.com/company/listen-llc/" xlink:type="simple">https://www.linkedin.com/company/listen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iveOak Venture Partners</text:p>
          </table:table-cell>
          <table:table-cell table:style-name="ce8" office:value-type="string" calcext:value-type="string">
            <text:p>Austin</text:p>
          </table:table-cell>
          <table:table-cell table:style-name="ce8" office:value-type="string" calcext:value-type="string">
            <text:p>TX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109" calcext:value-type="float">
            <text:p>$109.0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Telecommunication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liveoakvp.com/" xlink:type="simple">liveoakvp.com</text:a></text:p>
          </table:table-cell>
          <table:table-cell table:style-name="ce35" office:value-type="string" calcext:value-type="string">
            <text:p><text:a xlink:href="https://www.crunchbase.com/organization/liveoak-venture-partners#section-overview" xlink:type="simple">https://www.crunchbase.com/organization/liveoak-venture-partners</text:a></text:p>
          </table:table-cell>
          <table:table-cell table:style-name="ce35" office:value-type="string" calcext:value-type="string">
            <text:p><text:a xlink:href="https://www.linkedin.com/company/liveoak-venture-partners/" xlink:type="simple">https://www.linkedin.com/company/liveoak-ventur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ocus Ventures</text:p>
          </table:table-cell>
          <table:table-cell table:style-name="ce8" office:value-type="string" calcext:value-type="string">
            <text:p>Redwood City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29" office:value-type="string" calcext:value-type="string">
            <text:p>Mobile App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locus.vc" xlink:type="simple">locus.vc</text:a></text:p>
          </table:table-cell>
          <table:table-cell table:style-name="ce35" office:value-type="string" calcext:value-type="string">
            <text:p><text:a xlink:href="https://www.crunchbase.com/organization/locus-ventures" xlink:type="simple">https://www.crunchbase.com/organization/locus-ventures</text:a></text:p>
          </table:table-cell>
          <table:table-cell table:style-name="ce35" office:value-type="string" calcext:value-type="string">
            <text:p><text:a xlink:href="http://linkedin.com/company/33273725" xlink:type="simple">linkedin.com/company/3327372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odestar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Paren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itnes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lodestarvc.com" xlink:type="simple">lodestarvc.com</text:a></text:p>
          </table:table-cell>
          <table:table-cell table:style-name="ce35" office:value-type="string" calcext:value-type="string">
            <text:p><text:a xlink:href="https://www.crunchbase.com/organization/lodestar-venture" xlink:type="simple">https://www.crunchbase.com/organization/lodestar-venture</text:a></text:p>
          </table:table-cell>
          <table:table-cell table:style-name="ce35" office:value-type="string" calcext:value-type="string">
            <text:p><text:a xlink:href="http://linkedin.com/company/18039080" xlink:type="simple">linkedin.com/company/1803908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9" office:value-type="string" calcext:value-type="string">
            <text:p><text:a xlink:href="http://lombardstreet.io" xlink:type="simple">LombardStreet.io</text:a>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lockchai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Therapeutic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sumer Application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lombardstreet.io" xlink:type="simple">lombardstreet.io</text:a></text:p>
          </table:table-cell>
          <table:table-cell table:style-name="ce35" office:value-type="string" calcext:value-type="string">
            <text:p><text:a xlink:href="https://www.crunchbase.com/organization/lombardstreet-io" xlink:type="simple">https://www.crunchbase.com/organization/lombardstreet-io</text:a></text:p>
          </table:table-cell>
          <table:table-cell table:style-name="ce35" office:value-type="string" calcext:value-type="string">
            <text:p><text:a xlink:href="http://linkedin.com/company/10700436" xlink:type="simple">linkedin.com/company/10700436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onestar Syndicate</text:p>
          </table:table-cell>
          <table:table-cell table:style-name="ce8" office:value-type="string" calcext:value-type="string">
            <text:p>Austin</text:p>
          </table:table-cell>
          <table:table-cell table:style-name="ce8" office:value-type="string" calcext:value-type="string">
            <text:p>TX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 office:value-type="string" calcext:value-type="string">
            <text:p>$11.5B</text:p>
          </table:table-cell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lonestarsyndicate.com" xlink:type="simple">lonestarsyndicate.com</text:a></text:p>
          </table:table-cell>
          <table:table-cell table:style-name="ce35" office:value-type="string" calcext:value-type="string">
            <text:p><text:a xlink:href="https://www.crunchbase.com/organization/lone-star-funds#section-funds-raised" xlink:type="simple">https://www.crunchbase.com/organization/lone-star-funds#section-funds-raised</text:a></text:p>
          </table:table-cell>
          <table:table-cell table:style-name="ce35" office:value-type="string" calcext:value-type="string">
            <text:p><text:a xlink:href="http://linkedin.com/company/2758283" xlink:type="simple">linkedin.com/company/275828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ongwood Fund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4" calcext:value-type="float">
            <text:p>4</text:p>
          </table:table-cell>
          <table:table-cell table:style-name="ce6"/>
          <table:table-cell table:style-name="ce29" office:value-type="string" calcext:value-type="string">
            <text:p>Biotechnology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Life Scien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iopharma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Therapeutic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longwoodfund.com/" xlink:type="simple">longwoodfund.com</text:a></text:p>
          </table:table-cell>
          <table:table-cell table:style-name="ce35" office:value-type="string" calcext:value-type="string">
            <text:p><text:a xlink:href="https://www.crunchbase.com/organization/longwood-fund" xlink:type="simple">https://www.crunchbase.com/organization/longwood-fund</text:a></text:p>
          </table:table-cell>
          <table:table-cell table:style-name="ce35" office:value-type="string" calcext:value-type="string">
            <text:p><text:a xlink:href="https://www.linkedin.com/company/longwoodfund/" xlink:type="simple">https://www.linkedin.com/company/longwood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oup Ventures</text:p>
          </table:table-cell>
          <table:table-cell table:style-name="ce8" office:value-type="string" calcext:value-type="string">
            <text:p>Minneapolis</text:p>
          </table:table-cell>
          <table:table-cell table:style-name="ce8" office:value-type="string" calcext:value-type="string">
            <text:p>MN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25" calcext:value-type="float">
            <text:p>$25.0</text:p>
          </table:table-cell>
          <table:table-cell table:style-name="ce20" office:value-type="float" office:value="6" calcext:value-type="float">
            <text:p>6</text:p>
          </table:table-cell>
          <table:table-cell table:style-name="ce6"/>
          <table:table-cell table:style-name="ce29" office:value-type="string" calcext:value-type="string">
            <text:p>Augmented Realit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Photograph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Task Management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loupventures.com/" xlink:type="simple">loupventures.com</text:a></text:p>
          </table:table-cell>
          <table:table-cell table:style-name="ce35" office:value-type="string" calcext:value-type="string">
            <text:p><text:a xlink:href="https://www.crunchbase.com/organization/loup-ventures#section-overview" xlink:type="simple">https://www.crunchbase.com/organization/loup-ventures</text:a></text:p>
          </table:table-cell>
          <table:table-cell table:style-name="ce35" office:value-type="string" calcext:value-type="string">
            <text:p><text:a xlink:href="https://www.linkedin.com/company/loup-ventures/" xlink:type="simple">https://www.linkedin.com/company/loup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owercase Capital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3.5" calcext:value-type="float">
            <text:p>$33.5</text:p>
          </table:table-cell>
          <table:table-cell table:style-name="ce20" office:value-type="float" office:value="174" calcext:value-type="float">
            <text:p>174</text:p>
          </table:table-cell>
          <table:table-cell table:style-name="ce20" office:value-type="float" office:value="37" calcext:value-type="float">
            <text:p>37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2" calcext:value-type="float">
            <text:p>2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0" calcext:value-type="float">
            <text:p>20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0" calcext:value-type="float">
            <text:p>20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3" calcext:value-type="float">
            <text:p>13</text:p>
          </table:table-cell>
          <table:table-cell table:style-name="ce35" office:value-type="string" calcext:value-type="string">
            <text:p><text:a xlink:href="http://lowercasecapital.com/" xlink:type="simple">lowercasecapital.com</text:a></text:p>
          </table:table-cell>
          <table:table-cell table:style-name="ce35" office:value-type="string" calcext:value-type="string">
            <text:p><text:a xlink:href="https://www.crunchbase.com/organization/lowercase-capital#section-overview" xlink:type="simple">https://www.crunchbase.com/organization/lowercase-capital</text:a></text:p>
          </table:table-cell>
          <table:table-cell table:style-name="ce35" office:value-type="string" calcext:value-type="string">
            <text:p><text:a xlink:href="https://www.linkedin.com/company/lowercase-capital/" xlink:type="simple">https://www.linkedin.com/company/lowercase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SGPA: The Life Sciences Greenhouse of Central PA</text:p>
          </table:table-cell>
          <table:table-cell table:style-name="ce8" office:value-type="string" calcext:value-type="string">
            <text:p>Harrisburg</text:p>
          </table:table-cell>
          <table:table-cell table:style-name="ce8" office:value-type="string" calcext:value-type="string">
            <text:p>P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29" office:value-type="string" calcext:value-type="string">
            <text:p>Biotechnology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Therapeutic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lsgpa.com" xlink:type="simple">lsgpa.com</text:a></text:p>
          </table:table-cell>
          <table:table-cell table:style-name="ce35" office:value-type="string" calcext:value-type="string">
            <text:p><text:a xlink:href="https://www.crunchbase.com/organization/life-sciences-greenhouse-of-pennsylvania" xlink:type="simple">https://www.crunchbase.com/organization/life-sciences-greenhouse-of-pennsylvania</text:a></text:p>
          </table:table-cell>
          <table:table-cell table:style-name="ce35" office:value-type="string" calcext:value-type="string">
            <text:p><text:a xlink:href="http://linkedin.com/company/2464422" xlink:type="simple">linkedin.com/company/2464422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udlow Ventures</text:p>
          </table:table-cell>
          <table:table-cell table:style-name="ce8" office:value-type="string" calcext:value-type="string">
            <text:p>Detroit</text:p>
          </table:table-cell>
          <table:table-cell table:style-name="ce8" office:value-type="string" calcext:value-type="string">
            <text:p>MI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60" calcext:value-type="float">
            <text:p>$60.0</text:p>
          </table:table-cell>
          <table:table-cell table:style-name="ce20" office:value-type="float" office:value="92" calcext:value-type="float">
            <text:p>92</text:p>
          </table:table-cell>
          <table:table-cell table:style-name="ce20" office:value-type="float" office:value="19" calcext:value-type="float">
            <text:p>19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Mobile Apps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ludlowventures.com/" xlink:type="simple">ludlowventures.com</text:a></text:p>
          </table:table-cell>
          <table:table-cell table:style-name="ce35" office:value-type="string" calcext:value-type="string">
            <text:p><text:a xlink:href="https://www.crunchbase.com/organization/ludlow-ventures-llc#section-overview" xlink:type="simple">https://www.crunchbase.com/organization/ludlow-ventures-llc</text:a></text:p>
          </table:table-cell>
          <table:table-cell table:style-name="ce35" office:value-type="string" calcext:value-type="string">
            <text:p><text:a xlink:href="https://www.linkedin.com/company/ludlow-ventures/" xlink:type="simple">https://www.linkedin.com/company/ludlow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umia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lumiacapital.com/" xlink:type="simple">lumiacapital.com</text:a></text:p>
          </table:table-cell>
          <table:table-cell table:style-name="ce35" office:value-type="string" calcext:value-type="string">
            <text:p><text:a xlink:href="https://www.crunchbase.com/organization/lumia-capital#section-overview" xlink:type="simple">https://www.crunchbase.com/organization/lumia-capital</text:a></text:p>
          </table:table-cell>
          <table:table-cell table:style-name="ce35" office:value-type="string" calcext:value-type="string">
            <text:p><text:a xlink:href="https://www.linkedin.com/company/lumia-capital/" xlink:type="simple">https://www.linkedin.com/company/lumia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uminari Capital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30.6" calcext:value-type="float">
            <text:p>$30.6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Video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Digital Entertainment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Photograph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port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luminaricapital.com/" xlink:type="simple">luminaricapital.com</text:a></text:p>
          </table:table-cell>
          <table:table-cell table:style-name="ce35" office:value-type="string" calcext:value-type="string">
            <text:p><text:a xlink:href="https://www.crunchbase.com/organization/luminari-capital" xlink:type="simple">https://www.crunchbase.com/organization/luminari-capital</text:a></text:p>
          </table:table-cell>
          <table:table-cell table:style-name="ce35" office:value-type="string" calcext:value-type="string">
            <text:p><text:a xlink:href="https://www.linkedin.com/company/luminari-capital/" xlink:type="simple">https://www.linkedin.com/company/luminari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umos Innovation</text:p>
          </table:table-cell>
          <table:table-cell table:style-name="ce8" office:value-type="string" calcext:value-type="string">
            <text:p>Columbus</text:p>
          </table:table-cell>
          <table:table-cell table:style-name="ce8" office:value-type="string" calcext:value-type="string">
            <text:p>OH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5" calcext:value-type="float">
            <text:p>15</text:p>
          </table:table-cell>
          <table:table-cell table:style-name="ce6"/>
          <table:table-cell table:style-name="ce29" office:value-type="string" calcext:value-type="string">
            <text:p>Service Industr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arketPla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hotograph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lumosinnovation.com" xlink:type="simple">lumosinnovation.com</text:a></text:p>
          </table:table-cell>
          <table:table-cell table:style-name="ce35" office:value-type="string" calcext:value-type="string">
            <text:p><text:a xlink:href="https://www.crunchbase.com/organization/lumos-accelerator" xlink:type="simple">https://www.crunchbase.com/organization/lumos-accelerator</text:a></text:p>
          </table:table-cell>
          <table:table-cell table:style-name="ce35" office:value-type="string" calcext:value-type="string">
            <text:p><text:a xlink:href="http://linkedin.com/company/5237548" xlink:type="simple">linkedin.com/company/523754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unaCap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lunacapventures.com" xlink:type="simple">lunacapventures.com</text:a></text:p>
          </table:table-cell>
          <table:table-cell table:style-name="ce35" office:value-type="string" calcext:value-type="string">
            <text:p><text:a xlink:href="https://www.crunchbase.com/organization/lunacap-ventures" xlink:type="simple">https://www.crunchbase.com/organization/lunacap-ventures</text:a></text:p>
          </table:table-cell>
          <table:table-cell table:style-name="ce35" office:value-type="string" calcext:value-type="string">
            <text:p><text:a xlink:href="http://linkedin.com/company/9458584" xlink:type="simple">linkedin.com/company/945858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25 Group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12" calcext:value-type="float">
            <text:p>$12.0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m25group.com/" xlink:type="simple">m25group.com</text:a></text:p>
          </table:table-cell>
          <table:table-cell table:style-name="ce35" office:value-type="string" calcext:value-type="string">
            <text:p><text:a xlink:href="https://www.crunchbase.com/organization/m25-group" xlink:type="simple">https://www.crunchbase.com/organization/m25-group</text:a></text:p>
          </table:table-cell>
          <table:table-cell table:style-name="ce35" office:value-type="string" calcext:value-type="string">
            <text:p><text:a xlink:href="https://www.linkedin.com/company/m25-vc/" xlink:type="simple">https://www.linkedin.com/company/m25-v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adrona Venture Group</text:p>
          </table:table-cell>
          <table:table-cell table:style-name="ce8" office:value-type="string" calcext:value-type="string">
            <text:p>Seattle</text:p>
          </table:table-cell>
          <table:table-cell table:style-name="ce8" office:value-type="string" calcext:value-type="string">
            <text:p>W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7" calcext:value-type="float">
            <text:p>7</text:p>
          </table:table-cell>
          <table:table-cell table:style-name="ce22" office:value-type="string" calcext:value-type="string">
            <text:p>$1.6B</text:p>
          </table:table-cell>
          <table:table-cell table:style-name="ce6" office:value-type="float" office:value="295" calcext:value-type="float">
            <text:p>295</text:p>
          </table:table-cell>
          <table:table-cell table:style-name="ce6" office:value-type="float" office:value="60" calcext:value-type="float">
            <text:p>60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1" calcext:value-type="float">
            <text:p>31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25" calcext:value-type="float">
            <text:p>25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2" calcext:value-type="float">
            <text:p>2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7" calcext:value-type="float">
            <text:p>17</text:p>
          </table:table-cell>
          <table:table-cell table:style-name="ce29" office:value-type="string" calcext:value-type="string">
            <text:p>Informatiom Technology</text:p>
          </table:table-cell>
          <table:table-cell table:style-name="ce20" office:value-type="float" office:value="14" calcext:value-type="float">
            <text:p>14</text:p>
          </table:table-cell>
          <table:table-cell table:style-name="ce35" office:value-type="string" calcext:value-type="string">
            <text:p><text:a xlink:href="http://madrona.com" xlink:type="simple">madrona.com</text:a></text:p>
          </table:table-cell>
          <table:table-cell table:style-name="ce35" office:value-type="string" calcext:value-type="string">
            <text:p><text:a xlink:href="https://www.crunchbase.com/organization/madrona-venture-group" xlink:type="simple">https://www.crunchbase.com/organization/madrona-venture-group</text:a></text:p>
          </table:table-cell>
          <table:table-cell table:style-name="ce35" office:value-type="string" calcext:value-type="string">
            <text:p><text:a xlink:href="http://linkedin.com/company/39297" xlink:type="simple">linkedin.com/company/3929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aiden Lane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25" calcext:value-type="float">
            <text:p>$25.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Travel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maidenlane.com/" xlink:type="simple">maidenlane.com</text:a></text:p>
          </table:table-cell>
          <table:table-cell table:style-name="ce35" office:value-type="string" calcext:value-type="string">
            <text:p><text:a xlink:href="https://www.crunchbase.com/organization/maiden-lane-ventures#section-overview" xlink:type="simple">https://www.crunchbase.com/organization/maiden-lane-ventures</text:a></text:p>
          </table:table-cell>
          <table:table-cell table:style-name="ce35" office:value-type="string" calcext:value-type="string">
            <text:p><text:a xlink:href="https://www.linkedin.com/company/maiden-lane/" xlink:type="simple">https://www.linkedin.com/company/maiden-lane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ainLine Investment Partners</text:p>
          </table:table-cell>
          <table:table-cell table:style-name="ce8" office:value-type="string" calcext:value-type="string">
            <text:p>Wynnewood</text:p>
          </table:table-cell>
          <table:table-cell table:style-name="ce8" office:value-type="string" calcext:value-type="string">
            <text:p>P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Bank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mmercial Real Estat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mmercial Land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annabi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mainlineco.com/" xlink:type="simple">mainlineco.com</text:a></text:p>
          </table:table-cell>
          <table:table-cell table:style-name="ce35" office:value-type="string" calcext:value-type="string">
            <text:p><text:a xlink:href="https://www.crunchbase.com/organization/mainline-investment-partners#section-overview" xlink:type="simple">https://www.crunchbase.com/organization/mainline-investment-partners</text:a></text:p>
          </table:table-cell>
          <table:table-cell table:style-name="ce35" office:value-type="string" calcext:value-type="string">
            <text:p><text:a xlink:href="https://www.linkedin.com/company/mainline-investment-partners/" xlink:type="simple">https://www.linkedin.com/company/mainline-investment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aplewood Capital</text:p>
          </table:table-cell>
          <table:table-cell table:style-name="ce8" office:value-type="string" calcext:value-type="string">
            <text:p>Cary</text:p>
          </table:table-cell>
          <table:table-cell table:style-name="ce8" office:value-type="string" calcext:value-type="string">
            <text:p>NC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3" calcext:value-type="float">
            <text:p>$3.0</text:p>
          </table:table-cell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maplewoodcapital.com" xlink:type="simple">maplewoodcapital.com</text:a></text:p>
          </table:table-cell>
          <table:table-cell table:style-name="ce35" office:value-type="string" calcext:value-type="string">
            <text:p><text:a xlink:href="https://www.crunchbase.com/organization/maplewood-capital" xlink:type="simple">https://www.crunchbase.com/organization/maplewood-capital</text:a></text:p>
          </table:table-cell>
          <table:table-cell table:style-name="ce35" office:value-type="string" calcext:value-type="string">
            <text:p><text:a xlink:href="http://linkedin.com/company/22290330" xlink:type="simple">linkedin.com/company/2229033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arcy VP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20" calcext:value-type="float">
            <text:p>$20.0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Informatiom Technology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oakhousepartners.com/" xlink:type="simple">oakhousepartners.com</text:a></text:p>
          </table:table-cell>
          <table:table-cell table:style-name="ce35" office:value-type="string" calcext:value-type="string">
            <text:p><text:a xlink:href="https://www.crunchbase.com/organization/oakhousepartners#section-overview" xlink:type="simple">https://www.crunchbase.com/organization/oakhousepartners</text:a></text:p>
          </table:table-cell>
          <table:table-cell table:style-name="ce35" office:value-type="string" calcext:value-type="string">
            <text:p><text:a xlink:href="https://www.linkedin.com/company/oakhouse-partners/" xlink:type="simple">https://www.linkedin.com/company/oakhous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ark Cuban Companies</text:p>
          </table:table-cell>
          <table:table-cell table:style-name="ce8" office:value-type="string" calcext:value-type="string">
            <text:p>Dallas</text:p>
          </table:table-cell>
          <table:table-cell table:style-name="ce8" office:value-type="string" calcext:value-type="string">
            <text:p>TX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hoto Shar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rimary 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35" office:value-type="string" calcext:value-type="string">
            <text:p><text:a xlink:href="http://markcubancompanies.com" xlink:type="simple">MarkCubanCompanies.com</text:a></text:p>
          </table:table-cell>
          <table:table-cell table:style-name="ce35" office:value-type="string" calcext:value-type="string">
            <text:p><text:a xlink:href="https://www.crunchbase.com/organization/mark-cuban-companies-group" xlink:type="simple">https://www.crunchbase.com/organization/mark-cuban-companies-group</text:a></text:p>
          </table:table-cell>
          <table:table-cell table:style-name="ce35" office:value-type="string" calcext:value-type="string">
            <text:p><text:a xlink:href="http://linkedin.com/company/6314585" xlink:type="simple">linkedin.com/company/631458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arker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305.9" calcext:value-type="float">
            <text:p>$305.9</text:p>
          </table:table-cell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Video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marker-llc.com/" xlink:type="simple">marker-llc.com</text:a></text:p>
          </table:table-cell>
          <table:table-cell table:style-name="ce35" office:value-type="string" calcext:value-type="string">
            <text:p><text:a xlink:href="https://www.crunchbase.com/organization/marker#section-overview" xlink:type="simple">https://www.crunchbase.com/organization/marker</text:a></text:p>
          </table:table-cell>
          <table:table-cell table:style-name="ce35" office:value-type="string" calcext:value-type="string">
            <text:p><text:a xlink:href="https://www.linkedin.com/company/marker-llc/" xlink:type="simple">https://www.linkedin.com/company/marker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aroon Venture Partners Fund</text:p>
          </table:table-cell>
          <table:table-cell table:style-name="ce8" office:value-type="string" calcext:value-type="string">
            <text:p>Amherst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maroonventurepartners.com" xlink:type="simple">maroonventurepartners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18257765" xlink:type="simple">linkedin.com/company/1825776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assVentures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13" calcext:value-type="float">
            <text:p>$13.0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2" calcext:value-type="float">
            <text:p>12</text:p>
          </table:table-cell>
          <table:table-cell table:style-name="ce29" office:value-type="string" calcext:value-type="string">
            <text:p>Informatiom Technology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ecurity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mass-ventures.com" xlink:type="simple">mass-ventures.com</text:a></text:p>
          </table:table-cell>
          <table:table-cell table:style-name="ce35" office:value-type="string" calcext:value-type="string">
            <text:p><text:a xlink:href="https://www.crunchbase.com/organization/massventures" xlink:type="simple">https://www.crunchbase.com/organization/massventures</text:a></text:p>
          </table:table-cell>
          <table:table-cell table:style-name="ce35" office:value-type="string" calcext:value-type="string">
            <text:p><text:a xlink:href="http://linkedin.com/company/2585820" xlink:type="simple">linkedin.com/company/258582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ath Venture Partners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28" calcext:value-type="float">
            <text:p>$28.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Restaurent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obile App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mathventurepartners.com/" xlink:type="simple">mathventurepartners.com</text:a></text:p>
          </table:table-cell>
          <table:table-cell table:style-name="ce35" office:value-type="string" calcext:value-type="string">
            <text:p><text:a xlink:href="https://www.crunchbase.com/organization/math-venture-partners#section-overview" xlink:type="simple">https://www.crunchbase.com/organization/math-venture-partners</text:a></text:p>
          </table:table-cell>
          <table:table-cell table:style-name="ce35" office:value-type="string" calcext:value-type="string">
            <text:p><text:a xlink:href="https://www.linkedin.com/company/math-venture-partners/" xlink:type="simple">https://www.linkedin.com/company/math-ventur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atter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25" calcext:value-type="float">
            <text:p>25</text:p>
          </table:table-cell>
          <table:table-cell table:style-name="ce6"/>
          <table:table-cell table:style-name="ce29" office:value-type="string" calcext:value-type="string">
            <text:p>New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rt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matter.vc/" xlink:type="simple">matter.vc</text:a></text:p>
          </table:table-cell>
          <table:table-cell table:style-name="ce35" office:value-type="string" calcext:value-type="string">
            <text:p><text:a xlink:href="https://www.crunchbase.com/organization/matter-ventures#section-overview" xlink:type="simple">https://www.crunchbase.com/organization/matter-ventures</text:a></text:p>
          </table:table-cell>
          <table:table-cell table:style-name="ce35" office:value-type="string" calcext:value-type="string">
            <text:p><text:a xlink:href="https://www.linkedin.com/company/matter-/" xlink:type="simple">https://www.linkedin.com/company/matter-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aven Venture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5" calcext:value-type="float">
            <text:p>$5.0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Transportation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utomotive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mavenventures.com/" xlink:type="simple">mavenventures.com</text:a></text:p>
          </table:table-cell>
          <table:table-cell table:style-name="ce35" office:value-type="string" calcext:value-type="string">
            <text:p><text:a xlink:href="https://www.crunchbase.com/organization/maven-ventures-vc#section-overview" xlink:type="simple">https://www.crunchbase.com/organization/maven-ventures-vc</text:a></text:p>
          </table:table-cell>
          <table:table-cell table:style-name="ce35" office:value-type="string" calcext:value-type="string">
            <text:p><text:a xlink:href="https://www.linkedin.com/company/maven-ventures-vc./" xlink:type="simple">https://www.linkedin.com/company/maven-ventures-vc.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averon LLC</text:p>
          </table:table-cell>
          <table:table-cell table:style-name="ce8" office:value-type="string" calcext:value-type="string">
            <text:p>Seattle</text:p>
          </table:table-cell>
          <table:table-cell table:style-name="ce8" office:value-type="string" calcext:value-type="string">
            <text:p>W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6" calcext:value-type="float">
            <text:p>6</text:p>
          </table:table-cell>
          <table:table-cell table:style-name="ce22" office:value-type="string" calcext:value-type="string">
            <text:p>$1.1B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35" calcext:value-type="float">
            <text:p>35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8" calcext:value-type="float">
            <text:p>28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0" calcext:value-type="float">
            <text:p>20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Retail</text:p>
          </table:table-cell>
          <table:table-cell table:style-name="ce20" office:value-type="float" office:value="10" calcext:value-type="float">
            <text:p>10</text:p>
          </table:table-cell>
          <table:table-cell table:style-name="ce35" office:value-type="string" calcext:value-type="string">
            <text:p><text:a xlink:href="http://maveron.com" xlink:type="simple">maveron.com</text:a></text:p>
          </table:table-cell>
          <table:table-cell table:style-name="ce35" office:value-type="string" calcext:value-type="string">
            <text:p><text:a xlink:href="https://www.crunchbase.com/organization/maveron" xlink:type="simple">https://www.crunchbase.com/organization/maveron</text:a></text:p>
          </table:table-cell>
          <table:table-cell table:style-name="ce35" office:value-type="string" calcext:value-type="string">
            <text:p><text:a xlink:href="http://linkedin.com/company/60039" xlink:type="simple">linkedin.com/company/6003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ax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34" calcext:value-type="float">
            <text:p>34</text:p>
          </table:table-cell>
          <table:table-cell table:style-name="ce6" office:value-type="float" office:value="5" calcext:value-type="float">
            <text:p>5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Fashion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Retail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utomotiv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maxventures.vc" xlink:type="simple">maxventures.vc</text:a></text:p>
          </table:table-cell>
          <table:table-cell table:style-name="ce35" office:value-type="string" calcext:value-type="string">
            <text:p><text:a xlink:href="https://www.crunchbase.com/organization/basset-investment-group" xlink:type="simple">https://www.crunchbase.com/organization/basset-investment-group</text:a></text:p>
          </table:table-cell>
          <table:table-cell table:style-name="ce35" office:value-type="string" calcext:value-type="string">
            <text:p><text:a xlink:href="http://linkedin.com/company/18364763" xlink:type="simple">linkedin.com/company/1836476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axfield Capital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00" calcext:value-type="float">
            <text:p>$100.0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maxfieldcapital.com/" xlink:type="simple">maxfieldcapital.com</text:a></text:p>
          </table:table-cell>
          <table:table-cell table:style-name="ce35" office:value-type="string" calcext:value-type="string">
            <text:p><text:a xlink:href="https://www.crunchbase.com/organization/maxfield-capital#section-overview" xlink:type="simple">https://www.crunchbase.com/organization/maxfield-capital</text:a></text:p>
          </table:table-cell>
          <table:table-cell table:style-name="ce35" office:value-type="string" calcext:value-type="string">
            <text:p><text:a xlink:href="https://www.linkedin.com/company/maxfield-capital/" xlink:type="simple">https://www.linkedin.com/company/maxfield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cCune Capital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Recycl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Transporta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al Estat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mccune.vc/" xlink:type="simple">mccune.vc</text:a></text:p>
          </table:table-cell>
          <table:table-cell table:style-name="ce35" office:value-type="string" calcext:value-type="string">
            <text:p><text:a xlink:href="https://www.crunchbase.com/organization/mccune-capital" xlink:type="simple">https://www.crunchbase.com/organization/mccune-capital</text:a></text:p>
          </table:table-cell>
          <table:table-cell table:style-name="ce35" office:value-type="string" calcext:value-type="string">
            <text:p><text:a xlink:href="https://www.linkedin.com/company/mccune-capital/" xlink:type="simple">https://www.linkedin.com/company/mccune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ehta Ventures</text:p>
          </table:table-cell>
          <table:table-cell table:style-name="ce8" office:value-type="string" calcext:value-type="string">
            <text:p>La Habra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ftware Engineering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mehtaventures.co" xlink:type="simple">mehtaventures.co</text:a></text:p>
          </table:table-cell>
          <table:table-cell table:style-name="ce35" office:value-type="string" calcext:value-type="string">
            <text:p><text:a xlink:href="https://www.crunchbase.com/organization/mehta-ventures" xlink:type="simple">https://www.crunchbase.com/organization/mehta-ventures</text:a></text:p>
          </table:table-cell>
          <table:table-cell table:style-name="ce35" office:value-type="string" calcext:value-type="string">
            <text:p><text:a xlink:href="http://linkedin.com/company/18833631" xlink:type="simple">linkedin.com/company/1883363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enlo Ventures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6" calcext:value-type="float">
            <text:p>6</text:p>
          </table:table-cell>
          <table:table-cell table:style-name="ce22"/>
          <table:table-cell table:style-name="ce6" office:value-type="float" office:value="548" calcext:value-type="float">
            <text:p>548</text:p>
          </table:table-cell>
          <table:table-cell table:style-name="ce6" office:value-type="float" office:value="120" calcext:value-type="float">
            <text:p>120</text:p>
          </table:table-cell>
          <table:table-cell table:style-name="ce29" office:value-type="string" calcext:value-type="string">
            <text:p>Software Engineering</text:p>
          </table:table-cell>
          <table:table-cell table:style-name="ce20" office:value-type="float" office:value="0" calcext:value-type="float">
            <text:p>0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51" calcext:value-type="float">
            <text:p>51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4" calcext:value-type="float">
            <text:p>34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0" calcext:value-type="float">
            <text:p>30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7" calcext:value-type="float">
            <text:p>17</text:p>
          </table:table-cell>
          <table:table-cell table:style-name="ce35" office:value-type="string" calcext:value-type="string">
            <text:p><text:a xlink:href="http://menlovc.com" xlink:type="simple">menlovc.com</text:a></text:p>
          </table:table-cell>
          <table:table-cell table:style-name="ce35" office:value-type="string" calcext:value-type="string">
            <text:p><text:a xlink:href="https://www.crunchbase.com/organization/menlo-ventures" xlink:type="simple">https://www.crunchbase.com/organization/menlo-ventures</text:a></text:p>
          </table:table-cell>
          <table:table-cell table:style-name="ce35" office:value-type="string" calcext:value-type="string">
            <text:p><text:a xlink:href="http://linkedin.com/company/39208" xlink:type="simple">linkedin.com/company/3920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entors Fund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mentors.fund</text:p>
          </table:table-cell>
          <table:table-cell table:style-name="ce35" office:value-type="string" calcext:value-type="string">
            <text:p><text:a xlink:href="https://www.crunchbase.com/organization/mentors-fund" xlink:type="simple">https://www.crunchbase.com/organization/mentors-fund</text:a></text:p>
          </table:table-cell>
          <table:table-cell table:style-name="ce35" office:value-type="string" calcext:value-type="string">
            <text:p><text:a xlink:href="http://linkedin.com/company/18321131" xlink:type="simple">linkedin.com/company/1832113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entorTech Ventures</text:p>
          </table:table-cell>
          <table:table-cell table:style-name="ce8" office:value-type="string" calcext:value-type="string">
            <text:p>Philadelphia</text:p>
          </table:table-cell>
          <table:table-cell table:style-name="ce8" office:value-type="string" calcext:value-type="string">
            <text:p>P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64.2" calcext:value-type="float">
            <text:p>$64.2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Consumer Electronic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Retail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mentortechventures.com/" xlink:type="simple">mentortechventures.com</text:a></text:p>
          </table:table-cell>
          <table:table-cell table:style-name="ce35" office:value-type="string" calcext:value-type="string">
            <text:p><text:a xlink:href="https://www.crunchbase.com/organization/mentortech-ventures#section-overview" xlink:type="simple">https://www.crunchbase.com/organization/mentortech-ventures</text:a></text:p>
          </table:table-cell>
          <table:table-cell table:style-name="ce35" office:value-type="string" calcext:value-type="string">
            <text:p><text:a xlink:href="https://www.linkedin.com/company/mentortech-ventures/" xlink:type="simple">https://www.linkedin.com/company/mentortech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ercury Fund</text:p>
          </table:table-cell>
          <table:table-cell table:style-name="ce8" office:value-type="string" calcext:value-type="string">
            <text:p>Houston</text:p>
          </table:table-cell>
          <table:table-cell table:style-name="ce8" office:value-type="string" calcext:value-type="string">
            <text:p>TX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4" calcext:value-type="float">
            <text:p>4</text:p>
          </table:table-cell>
          <table:table-cell table:style-name="ce22" office:value-type="float" office:value="195" calcext:value-type="float">
            <text:p>$195.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5" calcext:value-type="float">
            <text:p>15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Software Engineering</text:p>
          </table:table-cell>
          <table:table-cell table:style-name="ce20" office:value-type="float" office:value="9" calcext:value-type="float">
            <text:p>9</text:p>
          </table:table-cell>
          <table:table-cell table:style-name="ce35" office:value-type="string" calcext:value-type="string">
            <text:p><text:a xlink:href="http://mercuryfund.com" xlink:type="simple">mercuryfund.com</text:a></text:p>
          </table:table-cell>
          <table:table-cell table:style-name="ce35" office:value-type="string" calcext:value-type="string">
            <text:p><text:a xlink:href="https://www.crunchbase.com/organization/mercury-fund" xlink:type="simple">https://www.crunchbase.com/organization/mercury-fund</text:a></text:p>
          </table:table-cell>
          <table:table-cell table:style-name="ce35" office:value-type="string" calcext:value-type="string">
            <text:p><text:a xlink:href="http://linkedin.com/company/89092" xlink:type="simple">linkedin.com/company/89092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erian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uman Resource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al Tim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merianventures.com" xlink:type="simple">merianventures.com</text:a></text:p>
          </table:table-cell>
          <table:table-cell table:style-name="ce35" office:value-type="string" calcext:value-type="string">
            <text:p><text:a xlink:href="https://www.crunchbase.com/organization/merian-ventures" xlink:type="simple">https://www.crunchbase.com/organization/merian-ventures</text:a></text:p>
          </table:table-cell>
          <table:table-cell table:style-name="ce35" office:value-type="string" calcext:value-type="string">
            <text:p><text:a xlink:href="http://linkedin.com/company/18466114" xlink:type="simple">linkedin.com/company/1846611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eridian Street Capital</text:p>
          </table:table-cell>
          <table:table-cell table:style-name="ce8" office:value-type="string" calcext:value-type="string">
            <text:p>Carmel</text:p>
          </table:table-cell>
          <table:table-cell table:style-name="ce8" office:value-type="string" calcext:value-type="string">
            <text:p>IN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10" calcext:value-type="float">
            <text:p>$10.0</text:p>
          </table:table-cell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ospital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Welllnes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meridianstreetcapital.com" xlink:type="simple">meridianstreetcapital.com</text:a></text:p>
          </table:table-cell>
          <table:table-cell table:style-name="ce35" office:value-type="string" calcext:value-type="string">
            <text:p><text:a xlink:href="https://www.crunchbase.com/organization/meridian-street-capital" xlink:type="simple">https://www.crunchbase.com/organization/meridian-street-capital</text:a></text:p>
          </table:table-cell>
          <table:table-cell table:style-name="ce35" office:value-type="string" calcext:value-type="string">
            <text:p><text:a xlink:href="http://linkedin.com/company/10594868" xlink:type="simple">linkedin.com/company/1059486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ESA+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0" calcext:value-type="float">
            <text:p>$10.0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mesa.vc/" xlink:type="simple">mesa.vc</text:a></text:p>
          </table:table-cell>
          <table:table-cell table:style-name="ce35" office:value-type="string" calcext:value-type="string">
            <text:p><text:a xlink:href="https://www.crunchbase.com/organization/mesa-ventures#section-overview" xlink:type="simple">https://www.crunchbase.com/organization/mesa-ventures</text:a></text:p>
          </table:table-cell>
          <table:table-cell table:style-name="ce35" office:value-type="string" calcext:value-type="string">
            <text:p><text:a xlink:href="https://www.linkedin.com/company/mesa-ventures/" xlink:type="simple">https://www.linkedin.com/company/mesa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etamorphic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3" calcext:value-type="float">
            <text:p>3</text:p>
          </table:table-cell>
          <table:table-cell table:style-name="ce22" office:value-type="float" office:value="142" calcext:value-type="float">
            <text:p>$142.0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32" calcext:value-type="float">
            <text:p>3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3" calcext:value-type="float">
            <text:p>2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13" calcext:value-type="float">
            <text:p>13</text:p>
          </table:table-cell>
          <table:table-cell table:style-name="ce35" office:value-type="string" calcext:value-type="string">
            <text:p><text:a xlink:href="http://metamorphic.vc" xlink:type="simple">metamorphic.vc</text:a></text:p>
          </table:table-cell>
          <table:table-cell table:style-name="ce35" office:value-type="string" calcext:value-type="string">
            <text:p><text:a xlink:href="https://www.crunchbase.com/organization/metamorphic-ventures-llc" xlink:type="simple">https://www.crunchbase.com/organization/metamorphic-ventures-llc</text:a></text:p>
          </table:table-cell>
          <table:table-cell table:style-name="ce35" office:value-type="string" calcext:value-type="string">
            <text:p><text:a xlink:href="http://linkedin.com/company/274951" xlink:type="simple">linkedin.com/company/27495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HS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75" calcext:value-type="float">
            <text:p>$75.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mhscapital.com/" xlink:type="simple">mhscapital.com</text:a></text:p>
          </table:table-cell>
          <table:table-cell table:style-name="ce35" office:value-type="string" calcext:value-type="string">
            <text:p><text:a xlink:href="https://www.crunchbase.com/organization/mhs-capital#section-overview" xlink:type="simple">https://www.crunchbase.com/organization/mhs-capital</text:a></text:p>
          </table:table-cell>
          <table:table-cell table:style-name="ce35" office:value-type="string" calcext:value-type="string">
            <text:p><text:a xlink:href="https://www.linkedin.com/company/mhs-capital-limited/" xlink:type="simple">https://www.linkedin.com/company/mhs-capital-limite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I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/>
          <table:table-cell table:style-name="ce6" office:value-type="float" office:value="17" calcext:value-type="float">
            <text:p>17</text:p>
          </table:table-cell>
          <table:table-cell table:style-name="ce6" office:value-type="float" office:value="2" calcext:value-type="float">
            <text:p>2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miventuresllc.com" xlink:type="simple">miventuresllc.com</text:a></text:p>
          </table:table-cell>
          <table:table-cell table:style-name="ce35" office:value-type="string" calcext:value-type="string">
            <text:p><text:a xlink:href="https://www.crunchbase.com/organization/mi-ventures" xlink:type="simple">https://www.crunchbase.com/organization/mi-ventures</text:a></text:p>
          </table:table-cell>
          <table:table-cell table:style-name="ce35" office:value-type="string" calcext:value-type="string">
            <text:p><text:a xlink:href="http://linkedin.com/company/3237947" xlink:type="simple">linkedin.com/company/323794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ichigan Angel Fund</text:p>
          </table:table-cell>
          <table:table-cell table:style-name="ce8" office:value-type="string" calcext:value-type="string">
            <text:p>Ann Arbor</text:p>
          </table:table-cell>
          <table:table-cell table:style-name="ce8" office:value-type="string" calcext:value-type="string">
            <text:p>MI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2" calcext:value-type="float">
            <text:p>$2.0</text:p>
          </table:table-cell>
          <table:table-cell table:style-name="ce20" office:value-type="float" office:value="13" calcext:value-type="float">
            <text:p>13</text:p>
          </table:table-cell>
          <table:table-cell table:style-name="ce6"/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anufactur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mbedded System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itnes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rket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miangelfund.com/" xlink:type="simple">miangelfund.com</text:a></text:p>
          </table:table-cell>
          <table:table-cell table:style-name="ce35" office:value-type="string" calcext:value-type="string">
            <text:p><text:a xlink:href="https://www.crunchbase.com/organization/michigan-angel-fund" xlink:type="simple">https://www.crunchbase.com/organization/michigan-angel-fund</text:a></text:p>
          </table:table-cell>
          <table:table-cell table:style-name="ce35" office:value-type="string" calcext:value-type="string">
            <text:p><text:a xlink:href="https://www.linkedin.com/company/michigan-angel-fund/" xlink:type="simple">https://www.linkedin.com/company/michigan-angel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ilitello Capital</text:p>
          </table:table-cell>
          <table:table-cell table:style-name="ce8" office:value-type="string" calcext:value-type="string">
            <text:p>Leesburg</text:p>
          </table:table-cell>
          <table:table-cell table:style-name="ce8" office:value-type="string" calcext:value-type="string">
            <text:p>V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Fitnes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militellocapital.com/" xlink:type="simple">militellocapital.com</text:a></text:p>
          </table:table-cell>
          <table:table-cell table:style-name="ce35" office:value-type="string" calcext:value-type="string">
            <text:p><text:a xlink:href="https://www.crunchbase.com/organization/militello-capital#section-overview" xlink:type="simple">https://www.crunchbase.com/organization/militello-capital</text:a></text:p>
          </table:table-cell>
          <table:table-cell table:style-name="ce35" office:value-type="string" calcext:value-type="string">
            <text:p><text:a xlink:href="https://www.linkedin.com/company/militello-capital/" xlink:type="simple">https://www.linkedin.com/company/militello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indset Ventures</text:p>
          </table:table-cell>
          <table:table-cell table:style-name="ce8" office:value-type="string" calcext:value-type="string">
            <text:p>Mountain View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20" calcext:value-type="float">
            <text:p>$20.0</text:p>
          </table:table-cell>
          <table:table-cell table:style-name="ce20" office:value-type="float" office:value="26" calcext:value-type="float">
            <text:p>26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mindset.ventures</text:p>
          </table:table-cell>
          <table:table-cell table:style-name="ce35" office:value-type="string" calcext:value-type="string">
            <text:p><text:a xlink:href="https://www.crunchbase.com/organization/mindset-ventures#section-overview" xlink:type="simple">https://www.crunchbase.com/organization/mindset-ventures</text:a></text:p>
          </table:table-cell>
          <table:table-cell table:style-name="ce35" office:value-type="string" calcext:value-type="string">
            <text:p><text:a xlink:href="https://www.linkedin.com/company/mindset-ventures/" xlink:type="simple">https://www.linkedin.com/company/mindset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iracle Ventures</text:p>
          </table:table-cell>
          <table:table-cell table:style-name="ce8" office:value-type="string" calcext:value-type="string">
            <text:p>Denver</text:p>
          </table:table-cell>
          <table:table-cell table:style-name="ce8" office:value-type="string" calcext:value-type="string">
            <text:p>CO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miracleventures.com" xlink:type="simple">MiracleVentures.com</text:a></text:p>
          </table:table-cell>
          <table:table-cell table:style-name="ce35" office:value-type="string" calcext:value-type="string">
            <text:p><text:a xlink:href="https://www.crunchbase.com/organization/miracle-ventures" xlink:type="simple">https://www.crunchbase.com/organization/miracle-ventures</text:a></text:p>
          </table:table-cell>
          <table:table-cell table:style-name="ce35" office:value-type="string" calcext:value-type="string">
            <text:p><text:a xlink:href="http://linkedin.com/company/3854133" xlink:type="simple">linkedin.com/company/385413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ission Bay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25" calcext:value-type="float">
            <text:p>$25.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" calcext:value-type="float">
            <text:p>4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Therapeutics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Pharmaceutical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missionbaycapital.com" xlink:type="simple">missionbaycapital.com</text:a></text:p>
          </table:table-cell>
          <table:table-cell table:style-name="ce35" office:value-type="string" calcext:value-type="string">
            <text:p><text:a xlink:href="https://www.crunchbase.com/organization/mission-bay-capital-llc" xlink:type="simple">https://www.crunchbase.com/organization/mission-bay-capital-llc</text:a></text:p>
          </table:table-cell>
          <table:table-cell table:style-name="ce35" office:value-type="string" calcext:value-type="string">
            <text:p><text:a xlink:href="http://linkedin.com/company/1501772" xlink:type="simple">linkedin.com/company/1501772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issionOG</text:p>
          </table:table-cell>
          <table:table-cell table:style-name="ce8" office:value-type="string" calcext:value-type="string">
            <text:p>Philadelphia</text:p>
          </table:table-cell>
          <table:table-cell table:style-name="ce8" office:value-type="string" calcext:value-type="string">
            <text:p>P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108" calcext:value-type="float">
            <text:p>$108.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Payment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missionog.com/" xlink:type="simple">missionog.com</text:a></text:p>
          </table:table-cell>
          <table:table-cell table:style-name="ce35" office:value-type="string" calcext:value-type="string">
            <text:p><text:a xlink:href="https://www.crunchbase.com/organization/missionog#section-overview" xlink:type="simple">https://www.crunchbase.com/organization/missionog</text:a></text:p>
          </table:table-cell>
          <table:table-cell table:style-name="ce35" office:value-type="string" calcext:value-type="string">
            <text:p><text:a xlink:href="https://www.linkedin.com/company/missionog/" xlink:type="simple">https://www.linkedin.com/company/missionog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issouri Technology Corporation</text:p>
          </table:table-cell>
          <table:table-cell table:style-name="ce8" office:value-type="string" calcext:value-type="string">
            <text:p>Jefferson City</text:p>
          </table:table-cell>
          <table:table-cell table:style-name="ce8" office:value-type="string" calcext:value-type="string">
            <text:p>MO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52" calcext:value-type="float">
            <text:p>52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missouritechnology.com" xlink:type="simple">missouritechnology.com</text:a></text:p>
          </table:table-cell>
          <table:table-cell table:style-name="ce35" office:value-type="string" calcext:value-type="string">
            <text:p><text:a xlink:href="https://www.crunchbase.com/organization/missouri-technology-corporation" xlink:type="simple">https://www.crunchbase.com/organization/missouri-technology-corporation</text:a></text:p>
          </table:table-cell>
          <table:table-cell table:style-name="ce35" office:value-type="string" calcext:value-type="string">
            <text:p><text:a xlink:href="http://linkedin.com/company/25080012" xlink:type="simple">linkedin.com/company/25080012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obility Ventures</text:p>
          </table:table-cell>
          <table:table-cell table:style-name="ce8" office:value-type="string" calcext:value-type="string">
            <text:p>Dallas</text:p>
          </table:table-cell>
          <table:table-cell table:style-name="ce8" office:value-type="string" calcext:value-type="string">
            <text:p>TX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door Position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Lifestyl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Wireles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mobilityventures.com" xlink:type="simple">MobilityVentures.com</text:a></text:p>
          </table:table-cell>
          <table:table-cell table:style-name="ce35" office:value-type="string" calcext:value-type="string">
            <text:p><text:a xlink:href="https://www.crunchbase.com/organization/mobility-ventures" xlink:type="simple">https://www.crunchbase.com/organization/mobility-ventures</text:a></text:p>
          </table:table-cell>
          <table:table-cell table:style-name="ce35" office:value-type="string" calcext:value-type="string">
            <text:p><text:a xlink:href="http://linkedin.com/company/1112817" xlink:type="simple">linkedin.com/company/111281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oderne Ventures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42.8" calcext:value-type="float">
            <text:p>$42.8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Real Estat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moderneventures.com/" xlink:type="simple">moderneventures.com</text:a></text:p>
          </table:table-cell>
          <table:table-cell table:style-name="ce35" office:value-type="string" calcext:value-type="string">
            <text:p><text:a xlink:href="https://www.crunchbase.com/organization/moderne-ventures#section-overview" xlink:type="simple">https://www.crunchbase.com/organization/moderne-ventures</text:a></text:p>
          </table:table-cell>
          <table:table-cell table:style-name="ce35" office:value-type="string" calcext:value-type="string">
            <text:p><text:a xlink:href="https://www.linkedin.com/company/moderne-ventures/" xlink:type="simple">https://www.linkedin.com/company/modern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oment Venture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12.5" calcext:value-type="float">
            <text:p>$12.5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momentventures.com/" xlink:type="simple">momentventures.com</text:a></text:p>
          </table:table-cell>
          <table:table-cell table:style-name="ce35" office:value-type="string" calcext:value-type="string">
            <text:p><text:a xlink:href="https://www.crunchbase.com/organization/moment-ventures#section-overview" xlink:type="simple">https://www.crunchbase.com/organization/moment-ventures</text:a></text:p>
          </table:table-cell>
          <table:table-cell table:style-name="ce35" office:value-type="string" calcext:value-type="string">
            <text:p><text:a xlink:href="https://www.linkedin.com/company/moment-ventures/" xlink:type="simple">https://www.linkedin.com/company/moment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oneta Ventures</text:p>
          </table:table-cell>
          <table:table-cell table:style-name="ce8" office:value-type="string" calcext:value-type="string">
            <text:p>Folsom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75" calcext:value-type="float">
            <text:p>$75.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monetaventures.com/" xlink:type="simple">monetaventures.com</text:a></text:p>
          </table:table-cell>
          <table:table-cell table:style-name="ce35" office:value-type="string" calcext:value-type="string">
            <text:p><text:a xlink:href="https://www.crunchbase.com/organization/moneta-ventures#section-overview" xlink:type="simple">https://www.crunchbase.com/organization/moneta-ventures</text:a></text:p>
          </table:table-cell>
          <table:table-cell table:style-name="ce35" office:value-type="string" calcext:value-type="string">
            <text:p><text:a xlink:href="https://www.linkedin.com/company/moneta-ventures-llc/" xlink:type="simple">https://www.linkedin.com/company/moneta-ventures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<text:a xlink:href="http://monstro.vc/" xlink:type="simple">Monstro.VC</text:a></text:p>
          </table:table-cell>
          <table:table-cell table:style-name="ce8" office:value-type="string" calcext:value-type="string">
            <text:p>Oakland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5" calcext:value-type="float">
            <text:p>$5.0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Fitnes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3D Technolog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lectronics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35" office:value-type="string" calcext:value-type="string">
            <text:p><text:a xlink:href="http://monstro.vc/" xlink:type="simple">monstro.vc</text:a></text:p>
          </table:table-cell>
          <table:table-cell table:style-name="ce35" office:value-type="string" calcext:value-type="string">
            <text:p><text:a xlink:href="https://www.crunchbase.com/organization/monstro-ventures#section-overview" xlink:type="simple">https://www.crunchbase.com/organization/monstro-ventures</text:a></text:p>
          </table:table-cell>
          <table:table-cell table:style-name="ce35" office:value-type="string" calcext:value-type="string">
            <text:p><text:a xlink:href="https://www.linkedin.com/company/monstro-ventures/" xlink:type="simple">https://www.linkedin.com/company/monstro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onta Vista Capital</text:p>
          </table:table-cell>
          <table:table-cell table:style-name="ce8" office:value-type="string" calcext:value-type="string">
            <text:p>Sunnyvale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20" calcext:value-type="float">
            <text:p>$20.0</text:p>
          </table:table-cell>
          <table:table-cell table:style-name="ce20" office:value-type="float" office:value="7" calcext:value-type="float">
            <text:p>7</text:p>
          </table:table-cell>
          <table:table-cell table:style-name="ce6"/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Network Securit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raud Detection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montavc.com/" xlink:type="simple">montavc.com</text:a></text:p>
          </table:table-cell>
          <table:table-cell table:style-name="ce35" office:value-type="string" calcext:value-type="string">
            <text:p><text:a xlink:href="https://www.crunchbase.com/organization/monta-vista-capital#section-overview" xlink:type="simple">https://www.crunchbase.com/organization/monta-vista-capital</text:a></text:p>
          </table:table-cell>
          <table:table-cell table:style-name="ce35" office:value-type="string" calcext:value-type="string">
            <text:p><text:a xlink:href="https://www.linkedin.com/company/monta-vista-capital/" xlink:type="simple">https://www.linkedin.com/company/monta-vista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ontage Venture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22.8" calcext:value-type="float">
            <text:p>$22.8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obile App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Travel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montageventures.com/" xlink:type="simple">montageventures.com</text:a></text:p>
          </table:table-cell>
          <table:table-cell table:style-name="ce35" office:value-type="string" calcext:value-type="string">
            <text:p><text:a xlink:href="https://www.crunchbase.com/organization/montage-ventures#section-overview" xlink:type="simple">https://www.crunchbase.com/organization/montage-ventures</text:a></text:p>
          </table:table-cell>
          <table:table-cell table:style-name="ce35" office:value-type="string" calcext:value-type="string">
            <text:p><text:a xlink:href="https://www.linkedin.com/company/montage-ventures/" xlink:type="simple">https://www.linkedin.com/company/montag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oonshots Capital</text:p>
          </table:table-cell>
          <table:table-cell table:style-name="ce8" office:value-type="string" calcext:value-type="string">
            <text:p>Austin</text:p>
          </table:table-cell>
          <table:table-cell table:style-name="ce8" office:value-type="string" calcext:value-type="string">
            <text:p>TX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moonshotscapital.com/" xlink:type="simple">moonshotscapital.com</text:a></text:p>
          </table:table-cell>
          <table:table-cell table:style-name="ce35" office:value-type="string" calcext:value-type="string">
            <text:p><text:a xlink:href="https://www.crunchbase.com/organization/moonshots-capital" xlink:type="simple">https://www.crunchbase.com/organization/moonshots-capital</text:a></text:p>
          </table:table-cell>
          <table:table-cell table:style-name="ce35" office:value-type="string" calcext:value-type="string">
            <text:p><text:a xlink:href="https://www.linkedin.com/company/moonshots-capital/" xlink:type="simple">https://www.linkedin.com/company/moonshots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orado Venture Partner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40" calcext:value-type="float">
            <text:p>$40.0</text:p>
          </table:table-cell>
          <table:table-cell table:style-name="ce20" office:value-type="float" office:value="191" calcext:value-type="float">
            <text:p>191</text:p>
          </table:table-cell>
          <table:table-cell table:style-name="ce20" office:value-type="float" office:value="25" calcext:value-type="float">
            <text:p>25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2" calcext:value-type="float">
            <text:p>12</text:p>
          </table:table-cell>
          <table:table-cell table:style-name="ce35" office:value-type="string" calcext:value-type="string">
            <text:p><text:a xlink:href="http://moradoventures.com/" xlink:type="simple">moradoventures.com</text:a></text:p>
          </table:table-cell>
          <table:table-cell table:style-name="ce35" office:value-type="string" calcext:value-type="string">
            <text:p><text:a xlink:href="https://www.crunchbase.com/organization/morado-ventures-partners#section-overview" xlink:type="simple">https://www.crunchbase.com/organization/morado-ventures-partners</text:a></text:p>
          </table:table-cell>
          <table:table-cell table:style-name="ce35" office:value-type="string" calcext:value-type="string">
            <text:p><text:a xlink:href="https://www.linkedin.com/company/morado-ventures-llc/" xlink:type="simple">https://www.linkedin.com/company/morado-ventures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osley Ventures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G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yber Securit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ecurity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mosleyventures.com/" xlink:type="simple">mosleyventures.com</text:a></text:p>
          </table:table-cell>
          <table:table-cell table:style-name="ce35" office:value-type="string" calcext:value-type="string">
            <text:p><text:a xlink:href="https://www.crunchbase.com/organization/mosley-ventures#section-overview" xlink:type="simple">https://www.crunchbase.com/organization/mosley-ventures</text:a></text:p>
          </table:table-cell>
          <table:table-cell table:style-name="ce35" office:value-type="string" calcext:value-type="string">
            <text:p><text:a xlink:href="https://www.linkedin.com/company/moseley-ventures/" xlink:type="simple">https://www.linkedin.com/company/moseley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otus Ventures</text:p>
          </table:table-cell>
          <table:table-cell table:style-name="ce8" office:value-type="string" calcext:value-type="string">
            <text:p>Redwood City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utomotiv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utonomous Vehicle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motusventures.com/" xlink:type="simple">motusventures.com</text:a></text:p>
          </table:table-cell>
          <table:table-cell table:style-name="ce35" office:value-type="string" calcext:value-type="string">
            <text:p><text:a xlink:href="https://www.crunchbase.com/organization/transportation-technology-ventures#section-overview" xlink:type="simple">https://www.crunchbase.com/organization/transportation-technology-ventures</text:a></text:p>
          </table:table-cell>
          <table:table-cell table:style-name="ce35" office:value-type="string" calcext:value-type="string">
            <text:p><text:a xlink:href="https://www.linkedin.com/company/motus-ventures/" xlink:type="simple">https://www.linkedin.com/company/motus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ucker Capital</text:p>
          </table:table-cell>
          <table:table-cell table:style-name="ce8" office:value-type="string" calcext:value-type="string">
            <text:p>Santa Monica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65" calcext:value-type="float">
            <text:p>$65.0</text:p>
          </table:table-cell>
          <table:table-cell table:style-name="ce20" office:value-type="float" office:value="94" calcext:value-type="float">
            <text:p>94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8" calcext:value-type="float">
            <text:p>8</text:p>
          </table:table-cell>
          <table:table-cell table:style-name="ce35" office:value-type="string" calcext:value-type="string">
            <text:p><text:a xlink:href="http://muckercapital.com/" xlink:type="simple">muckercapital.com</text:a></text:p>
          </table:table-cell>
          <table:table-cell table:style-name="ce35" office:value-type="string" calcext:value-type="string">
            <text:p><text:a xlink:href="https://www.crunchbase.com/organization/muckercapital#section-overview" xlink:type="simple">https://www.crunchbase.com/organization/muckercapital</text:a></text:p>
          </table:table-cell>
          <table:table-cell table:style-name="ce35" office:value-type="string" calcext:value-type="string">
            <text:p><text:a xlink:href="https://www.linkedin.com/company/mucker/" xlink:type="simple">https://www.linkedin.com/company/mucker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use Capital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eauty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musecapitallabs.com/" xlink:type="simple">musecapitallabs.com</text:a></text:p>
          </table:table-cell>
          <table:table-cell table:style-name="ce35" office:value-type="string" calcext:value-type="string">
            <text:p><text:a xlink:href="https://www.crunchbase.com/organization/muse-capital#section-overview" xlink:type="simple">https://www.crunchbase.com/organization/muse-capital</text:a></text:p>
          </table:table-cell>
          <table:table-cell table:style-name="ce35" office:value-type="string" calcext:value-type="string">
            <text:p><text:a xlink:href="https://www.linkedin.com/company/muse-capital/" xlink:type="simple">https://www.linkedin.com/company/muse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9" office:value-type="string" calcext:value-type="string">
            <text:p><text:a xlink:href="http://nav.vc" xlink:type="simple">NAV.VC</text:a></text:p>
          </table:table-cell>
          <table:table-cell table:style-name="ce8" office:value-type="string" calcext:value-type="string">
            <text:p>Reston</text:p>
          </table:table-cell>
          <table:table-cell table:style-name="ce8" office:value-type="string" calcext:value-type="string">
            <text:p>V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dTech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nav.vc" xlink:type="simple">nav.vc</text:a></text:p>
          </table:table-cell>
          <table:table-cell table:style-name="ce35" office:value-type="string" calcext:value-type="string">
            <text:p><text:a xlink:href="https://www.crunchbase.com/organization/nav-vc" xlink:type="simple">https://www.crunchbase.com/organization/nav-vc</text:a></text:p>
          </table:table-cell>
          <table:table-cell table:style-name="ce35" office:value-type="string" calcext:value-type="string">
            <text:p><text:a xlink:href="http://linkedin.com/company/388523" xlink:type="simple">linkedin.com/company/38852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CT Ventures</text:p>
          </table:table-cell>
          <table:table-cell table:style-name="ce8" office:value-type="string" calcext:value-type="string">
            <text:p>Columbus</text:p>
          </table:table-cell>
          <table:table-cell table:style-name="ce8" office:value-type="string" calcext:value-type="string">
            <text:p>OH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 office:value-type="float" office:value="58" calcext:value-type="float">
            <text:p>$58.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" calcext:value-type="float">
            <text:p>5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nctventures.com" xlink:type="simple">nctventures.com</text:a></text:p>
          </table:table-cell>
          <table:table-cell table:style-name="ce35" office:value-type="string" calcext:value-type="string">
            <text:p><text:a xlink:href="https://www.crunchbase.com/organization/nct-ventures-funds-i" xlink:type="simple">https://www.crunchbase.com/organization/nct-ventures-funds-i</text:a></text:p>
          </table:table-cell>
          <table:table-cell table:style-name="ce35" office:value-type="string" calcext:value-type="string">
            <text:p><text:a xlink:href="http://linkedin.com/company/2137054" xlink:type="simple">linkedin.com/company/213705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etwork Ventures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Local Busines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hipp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dTech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networkventures.vc" xlink:type="simple">networkventures.vc</text:a></text:p>
          </table:table-cell>
          <table:table-cell table:style-name="ce35" office:value-type="string" calcext:value-type="string">
            <text:p><text:a xlink:href="https://www.crunchbase.com/organization/network-ventures" xlink:type="simple">https://www.crunchbase.com/organization/network-ventures</text:a></text:p>
          </table:table-cell>
          <table:table-cell table:style-name="ce35" office:value-type="string" calcext:value-type="string">
            <text:p><text:a xlink:href="http://linkedin.com/company/10647687" xlink:type="simple">linkedin.com/company/1064768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ew Crop Capital</text:p>
          </table:table-cell>
          <table:table-cell table:number-columns-repeated="2" table:style-name="ce8" office:value-type="string" calcext:value-type="string">
            <text:p>DC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25" calcext:value-type="float">
            <text:p>$25.0</text:p>
          </table:table-cell>
          <table:table-cell table:style-name="ce20" office:value-type="float" office:value="19" calcext:value-type="float">
            <text:p>19</text:p>
          </table:table-cell>
          <table:table-cell table:style-name="ce6"/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Food Processing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Nutrition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dvanaced Material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newcropcapital.com/" xlink:type="simple">newcropcapital.com</text:a></text:p>
          </table:table-cell>
          <table:table-cell table:style-name="ce35" office:value-type="string" calcext:value-type="string">
            <text:p><text:a xlink:href="https://www.crunchbase.com/organization/new-crop-capital#section-overview" xlink:type="simple">https://www.crunchbase.com/organization/new-crop-capital</text:a></text:p>
          </table:table-cell>
          <table:table-cell table:style-name="ce35" office:value-type="string" calcext:value-type="string">
            <text:p><text:a xlink:href="https://www.linkedin.com/company/new-crop-capital/" xlink:type="simple">https://www.linkedin.com/company/new-crop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ew Dominion Angels</text:p>
          </table:table-cell>
          <table:table-cell table:style-name="ce8" office:value-type="string" calcext:value-type="string">
            <text:p>McLean</text:p>
          </table:table-cell>
          <table:table-cell table:style-name="ce8" office:value-type="string" calcext:value-type="string">
            <text:p>V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29" calcext:value-type="float">
            <text:p>29</text:p>
          </table:table-cell>
          <table:table-cell table:style-name="ce6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Business Intelligen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newdominionangels.com" xlink:type="simple">newdominionangels.com</text:a></text:p>
          </table:table-cell>
          <table:table-cell table:style-name="ce35" office:value-type="string" calcext:value-type="string">
            <text:p><text:a xlink:href="https://www.crunchbase.com/organization/new-dominion-angels" xlink:type="simple">https://www.crunchbase.com/organization/new-dominion-angels</text:a></text:p>
          </table:table-cell>
          <table:table-cell table:style-name="ce35" office:value-type="string" calcext:value-type="string">
            <text:p><text:a xlink:href="http://linkedin.com/company/11840090" xlink:type="simple">linkedin.com/company/1184009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ew Ground Ventures</text:p>
          </table:table-cell>
          <table:table-cell table:style-name="ce8" office:value-type="string" calcext:value-type="string">
            <text:p>Westport</text:p>
          </table:table-cell>
          <table:table-cell table:style-name="ce8" office:value-type="string" calcext:value-type="string">
            <text:p>CT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2" calcext:value-type="float">
            <text:p>$12.0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Fitnes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Welllnes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ngv.us/" xlink:type="simple">ngv.us</text:a></text:p>
          </table:table-cell>
          <table:table-cell table:style-name="ce35" office:value-type="string" calcext:value-type="string">
            <text:p><text:a xlink:href="https://www.crunchbase.com/organization/new-ground-ventures#section-overview" xlink:type="simple">https://www.crunchbase.com/organization/new-ground-ventures</text:a></text:p>
          </table:table-cell>
          <table:table-cell table:style-name="ce35" office:value-type="string" calcext:value-type="string">
            <text:p><text:a xlink:href="https://www.linkedin.com/company/new-ground-ventures/" xlink:type="simple">https://www.linkedin.com/company/new-ground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ew Market Ventures</text:p>
          </table:table-cell>
          <table:table-cell table:style-name="ce8" office:value-type="string" calcext:value-type="string">
            <text:p>Fulton</text:p>
          </table:table-cell>
          <table:table-cell table:style-name="ce8" office:value-type="string" calcext:value-type="string">
            <text:p>MD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125" calcext:value-type="float">
            <text:p>$125.0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EdTech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newmarketsvp.com/" xlink:type="simple">newmarketsvp.com</text:a></text:p>
          </table:table-cell>
          <table:table-cell table:style-name="ce35" office:value-type="string" calcext:value-type="string">
            <text:p><text:a xlink:href="https://www.crunchbase.com/organization/new-markets-venture-partners#section-overview" xlink:type="simple">https://www.crunchbase.com/organization/new-markets-venture-partners</text:a></text:p>
          </table:table-cell>
          <table:table-cell table:style-name="ce35" office:value-type="string" calcext:value-type="string">
            <text:p><text:a xlink:href="https://www.linkedin.com/company/new-markets-venture-partners/" xlink:type="simple">https://www.linkedin.com/company/new-markets-ventur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ew Richmond Ventures</text:p>
          </table:table-cell>
          <table:table-cell table:style-name="ce8" office:value-type="string" calcext:value-type="string">
            <text:p>Richmond</text:p>
          </table:table-cell>
          <table:table-cell table:style-name="ce8" office:value-type="string" calcext:value-type="string">
            <text:p>V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33" calcext:value-type="float">
            <text:p>$33.0</text:p>
          </table:table-cell>
          <table:table-cell table:style-name="ce20" office:value-type="float" office:value="14" calcext:value-type="float">
            <text:p>14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ospital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nrv.vc/" xlink:type="simple">nrv.vc</text:a></text:p>
          </table:table-cell>
          <table:table-cell table:style-name="ce35" office:value-type="string" calcext:value-type="string">
            <text:p><text:a xlink:href="https://www.crunchbase.com/organization/new-richmond-ventures" xlink:type="simple">https://www.crunchbase.com/organization/new-richmond-ventures</text:a></text:p>
          </table:table-cell>
          <table:table-cell table:style-name="ce35" office:value-type="string" calcext:value-type="string">
            <text:p><text:a xlink:href="https://www.linkedin.com/company/new-richmond-ventures/" xlink:type="simple">https://www.linkedin.com/company/new-richmond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ew York Angel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1.2" calcext:value-type="float">
            <text:p>$1.2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20" calcext:value-type="float">
            <text:p>20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2" calcext:value-type="float">
            <text:p>2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newyorkangels.com" xlink:type="simple">newyorkangels.com</text:a></text:p>
          </table:table-cell>
          <table:table-cell table:style-name="ce35" office:value-type="string" calcext:value-type="string">
            <text:p><text:a xlink:href="https://www.crunchbase.com/organization/new-york-angels" xlink:type="simple">https://www.crunchbase.com/organization/new-york-angels</text:a></text:p>
          </table:table-cell>
          <table:table-cell table:style-name="ce35" office:value-type="string" calcext:value-type="string">
            <text:p><text:a xlink:href="https://www.linkedin.com/company/new-york-angels/" xlink:type="simple">https://www.linkedin.com/company/new-york-angel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ewark Venture Partners</text:p>
          </table:table-cell>
          <table:table-cell table:style-name="ce8" office:value-type="string" calcext:value-type="string">
            <text:p>Newark</text:p>
          </table:table-cell>
          <table:table-cell table:style-name="ce8" office:value-type="string" calcext:value-type="string">
            <text:p>NJ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41.6" calcext:value-type="float">
            <text:p>$41.6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newarkventurepartners.com" xlink:type="simple">newarkventurepartners.com</text:a></text:p>
          </table:table-cell>
          <table:table-cell table:style-name="ce35" office:value-type="string" calcext:value-type="string">
            <text:p><text:a xlink:href="https://www.crunchbase.com/organization/newark-venture-partners" xlink:type="simple">https://www.crunchbase.com/organization/newark-venture-partners</text:a></text:p>
          </table:table-cell>
          <table:table-cell table:style-name="ce35" office:value-type="string" calcext:value-type="string">
            <text:p><text:a xlink:href="http://linkedin.com/company/10907977" xlink:type="simple">linkedin.com/company/1090797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ewSchools Venture Fund</text:p>
          </table:table-cell>
          <table:table-cell table:style-name="ce8" office:value-type="string" calcext:value-type="string">
            <text:p>Oakland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2" calcext:value-type="float">
            <text:p>$32.0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45" calcext:value-type="float">
            <text:p>45</text:p>
          </table:table-cell>
          <table:table-cell table:style-name="ce29" office:value-type="string" calcext:value-type="string">
            <text:p>EdTech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E-Learning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newschools.org/" xlink:type="simple">newschools.org</text:a></text:p>
          </table:table-cell>
          <table:table-cell table:style-name="ce35" office:value-type="string" calcext:value-type="string">
            <text:p><text:a xlink:href="https://www.crunchbase.com/organization/new-schools-venture-fund#section-overview" xlink:type="simple">https://www.crunchbase.com/organization/new-schools-venture-fund</text:a></text:p>
          </table:table-cell>
          <table:table-cell table:style-name="ce35" office:value-type="string" calcext:value-type="string">
            <text:p><text:a xlink:href="https://www.linkedin.com/company/newschools-venture-fund/" xlink:type="simple">https://www.linkedin.com/company/newschools-venture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ext 10 Ventures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50" calcext:value-type="float">
            <text:p>$50.0</text:p>
          </table:table-cell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next10ventures.com/" xlink:type="simple">next10ventures.com</text:a></text:p>
          </table:table-cell>
          <table:table-cell table:style-name="ce35" office:value-type="string" calcext:value-type="string">
            <text:p><text:a xlink:href="https://www.crunchbase.com/organization/next-10-ventures" xlink:type="simple">https://www.crunchbase.com/organization/next-10-ventures</text:a></text:p>
          </table:table-cell>
          <table:table-cell table:style-name="ce35" office:value-type="string" calcext:value-type="string">
            <text:p><text:a xlink:href="https://www.linkedin.com/company/next10ventures/" xlink:type="simple">https://www.linkedin.com/company/next10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ext Coast Ventures</text:p>
          </table:table-cell>
          <table:table-cell table:style-name="ce8" office:value-type="string" calcext:value-type="string">
            <text:p>Austin</text:p>
          </table:table-cell>
          <table:table-cell table:style-name="ce8" office:value-type="string" calcext:value-type="string">
            <text:p>TX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85" calcext:value-type="float">
            <text:p>$85.0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nextcoastventures.com/" xlink:type="simple">nextcoastventures.com</text:a></text:p>
          </table:table-cell>
          <table:table-cell table:style-name="ce35" office:value-type="string" calcext:value-type="string">
            <text:p><text:a xlink:href="https://www.crunchbase.com/organization/next-coast-ventures-2#section-overview" xlink:type="simple">https://www.crunchbase.com/organization/next-coast-ventures-2</text:a></text:p>
          </table:table-cell>
          <table:table-cell table:style-name="ce35" office:value-type="string" calcext:value-type="string">
            <text:p><text:a xlink:href="https://www.linkedin.com/company/next-coast-ventures/" xlink:type="simple">https://www.linkedin.com/company/next-coast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ext Frontier Capital</text:p>
          </table:table-cell>
          <table:table-cell table:style-name="ce8" office:value-type="string" calcext:value-type="string">
            <text:p>Bozeman</text:p>
          </table:table-cell>
          <table:table-cell table:style-name="ce8" office:value-type="string" calcext:value-type="string">
            <text:p>MT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59.2" calcext:value-type="float">
            <text:p>$59.2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ecurity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Cyber Securit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mputer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nextfrontiercapital.com/" xlink:type="simple">nextfrontiercapital.com</text:a></text:p>
          </table:table-cell>
          <table:table-cell table:style-name="ce35" office:value-type="string" calcext:value-type="string">
            <text:p><text:a xlink:href="https://www.crunchbase.com/organization/next-frontier-capital#section-overview" xlink:type="simple">https://www.crunchbase.com/organization/next-frontier-capital</text:a></text:p>
          </table:table-cell>
          <table:table-cell table:style-name="ce35" office:value-type="string" calcext:value-type="string">
            <text:p><text:a xlink:href="https://www.linkedin.com/company/next-frontier-caiptal/" xlink:type="simple">https://www.linkedin.com/company/next-frontier-caip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ext Wave Ventures</text:p>
          </table:table-cell>
          <table:table-cell table:style-name="ce8" office:value-type="string" calcext:value-type="string">
            <text:p>Longmont</text:p>
          </table:table-cell>
          <table:table-cell table:style-name="ce8" office:value-type="string" calcext:value-type="string">
            <text:p>CO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$1.0</text:p>
          </table:table-cell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nextwave.ventures</text:p>
          </table:table-cell>
          <table:table-cell table:style-name="ce35" office:value-type="string" calcext:value-type="string">
            <text:p><text:a xlink:href="https://www.crunchbase.com/organization/next-wave-ventures#section-overview" xlink:type="simple">https://www.crunchbase.com/organization/next-wave-ventures</text:a></text:p>
          </table:table-cell>
          <table:table-cell table:style-name="ce35" office:value-type="string" calcext:value-type="string">
            <text:p><text:a xlink:href="https://www.linkedin.com/company/next-wave-ventures/" xlink:type="simple">https://www.linkedin.com/company/next-wav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extGen Venture Partners</text:p>
          </table:table-cell>
          <table:table-cell table:style-name="ce8" office:value-type="string" calcext:value-type="string">
            <text:p>Arlington</text:p>
          </table:table-cell>
          <table:table-cell table:style-name="ce8" office:value-type="string" calcext:value-type="string">
            <text:p>V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22" calcext:value-type="float">
            <text:p>$22.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Transportation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nextgenvp.com/" xlink:type="simple">nextgenvp.com</text:a></text:p>
          </table:table-cell>
          <table:table-cell table:style-name="ce35" office:value-type="string" calcext:value-type="string">
            <text:p><text:a xlink:href="https://www.crunchbase.com/organization/nextgenvp#section-overview" xlink:type="simple">https://www.crunchbase.com/organization/nextgenvp</text:a></text:p>
          </table:table-cell>
          <table:table-cell table:style-name="ce35" office:value-type="string" calcext:value-type="string">
            <text:p><text:a xlink:href="https://www.linkedin.com/company/nextgen-venture-partners/" xlink:type="simple">https://www.linkedin.com/company/nextgen-ventur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extView Ventures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111" calcext:value-type="float">
            <text:p>$111.0</text:p>
          </table:table-cell>
          <table:table-cell table:style-name="ce20" office:value-type="float" office:value="116" calcext:value-type="float">
            <text:p>116</text:p>
          </table:table-cell>
          <table:table-cell table:style-name="ce20" office:value-type="float" office:value="17" calcext:value-type="float">
            <text:p>17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35" office:value-type="string" calcext:value-type="string">
            <text:p><text:a xlink:href="http://nextviewventures.com/" xlink:type="simple">nextviewventures.com</text:a></text:p>
          </table:table-cell>
          <table:table-cell table:style-name="ce35" office:value-type="string" calcext:value-type="string">
            <text:p><text:a xlink:href="https://www.crunchbase.com/organization/nextview-ventures#section-overview" xlink:type="simple">https://www.crunchbase.com/organization/nextview-ventures</text:a></text:p>
          </table:table-cell>
          <table:table-cell table:style-name="ce35" office:value-type="string" calcext:value-type="string">
            <text:p><text:a xlink:href="https://www.linkedin.com/company/nextview-ventures/" xlink:type="simple">https://www.linkedin.com/company/nextview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extWave Ventures</text:p>
          </table:table-cell>
          <table:table-cell table:style-name="ce8" office:value-type="string" calcext:value-type="string">
            <text:p>Carlsbad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Machine Learn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isk Managem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35" office:value-type="string" calcext:value-type="string">
            <text:p><text:a xlink:href="http://nextwave.vc" xlink:type="simple">nextwave.vc</text:a></text:p>
          </table:table-cell>
          <table:table-cell table:style-name="ce35" office:value-type="string" calcext:value-type="string">
            <text:p><text:a xlink:href="https://www.crunchbase.com/organization/nextwave-ventures" xlink:type="simple">https://www.crunchbase.com/organization/nextwave-ventures</text:a></text:p>
          </table:table-cell>
          <table:table-cell table:style-name="ce35" office:value-type="string" calcext:value-type="string">
            <text:p><text:a xlink:href="http://linkedin.com/company/7592901" xlink:type="simple">linkedin.com/company/759290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FX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150" calcext:value-type="float">
            <text:p>$150.0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4" calcext:value-type="float">
            <text:p>4</text:p>
          </table:table-cell>
          <table:table-cell table:style-name="ce29" office:value-type="string" calcext:value-type="string">
            <text:p>marketplace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Travel</text:p>
          </table:table-cell>
          <table:table-cell table:style-name="ce20" office:value-type="float" office:value="7" calcext:value-type="float">
            <text:p>7</text:p>
          </table:table-cell>
          <table:table-cell table:style-name="ce35" office:value-type="string" calcext:value-type="string">
            <text:p><text:a xlink:href="http://nfx.com" xlink:type="simple">nfx.com</text:a></text:p>
          </table:table-cell>
          <table:table-cell table:style-name="ce35" office:value-type="string" calcext:value-type="string">
            <text:p><text:a xlink:href="https://www.crunchbase.com/organization/nfxcapital" xlink:type="simple">https://www.crunchbase.com/organization/nfxcapital</text:a></text:p>
          </table:table-cell>
          <table:table-cell table:style-name="ce35" office:value-type="string" calcext:value-type="string">
            <text:p><text:a xlink:href="http://linkedin.com/company/6455649" xlink:type="simple">linkedin.com/company/645564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ohovation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25" calcext:value-type="float">
            <text:p>$25.0</text:p>
          </table:table-cell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nohovation.com" xlink:type="simple">nohovation.com</text:a></text:p>
          </table:table-cell>
          <table:table-cell table:style-name="ce35" office:value-type="string" calcext:value-type="string">
            <text:p><text:a xlink:href="https://www.crunchbase.com/organization/nohovation#section-overview" xlink:type="simple">https://www.crunchbase.com/organization/nohovation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oName Ventures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7" calcext:value-type="float">
            <text:p>7</text:p>
          </table:table-cell>
          <table:table-cell table:style-name="ce6"/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ugmented Realit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Procurem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rket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noname.ventures</text:p>
          </table:table-cell>
          <table:table-cell table:style-name="ce35" office:value-type="string" calcext:value-type="string">
            <text:p><text:a xlink:href="https://www.crunchbase.com/organization/noname-ventures#section-overview" xlink:type="simple">https://www.crunchbase.com/organization/noname-ventures</text:a></text:p>
          </table:table-cell>
          <table:table-cell table:style-name="ce35" office:value-type="string" calcext:value-type="string">
            <text:p><text:a xlink:href="https://www.linkedin.com/company/noname-ventures/" xlink:type="simple">https://www.linkedin.com/company/nonam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oosphere Ventures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29" office:value-type="string" calcext:value-type="string">
            <text:p>App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udio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Wearable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noosphereventures.com" xlink:type="simple">noosphereventures.com</text:a></text:p>
          </table:table-cell>
          <table:table-cell table:style-name="ce35" office:value-type="string" calcext:value-type="string">
            <text:p><text:a xlink:href="https://www.crunchbase.com/organization/noosphere-ventures" xlink:type="simple">https://www.crunchbase.com/organization/noosphere-ventures</text:a></text:p>
          </table:table-cell>
          <table:table-cell table:style-name="ce35" office:value-type="string" calcext:value-type="string">
            <text:p><text:a xlink:href="http://linkedin.com/company/9469071" xlink:type="simple">linkedin.com/company/946907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oro-Moseley Partners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G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223.9" calcext:value-type="float">
            <text:p>$223.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34" calcext:value-type="float">
            <text:p>34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noromoseley.com/" xlink:type="simple">noromoseley.com</text:a></text:p>
          </table:table-cell>
          <table:table-cell table:style-name="ce35" office:value-type="string" calcext:value-type="string">
            <text:p><text:a xlink:href="https://www.crunchbase.com/organization/noro-moseley-partners#section-overview" xlink:type="simple">https://www.crunchbase.com/organization/noro-moseley-partners</text:a></text:p>
          </table:table-cell>
          <table:table-cell table:style-name="ce35" office:value-type="string" calcext:value-type="string">
            <text:p><text:a xlink:href="https://www.linkedin.com/company/noro-moseley-partners/" xlink:type="simple">https://www.linkedin.com/company/noro-moseley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orth Base Media</text:p>
          </table:table-cell>
          <table:table-cell table:style-name="ce8" office:value-type="string" calcext:value-type="string">
            <text:p>Washington D.C.</text:p>
          </table:table-cell>
          <table:table-cell table:style-name="ce8" office:value-type="string" calcext:value-type="string">
            <text:p>DC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29" calcext:value-type="float">
            <text:p>29</text:p>
          </table:table-cell>
          <table:table-cell table:style-name="ce6"/>
          <table:table-cell table:style-name="ce29" office:value-type="string" calcext:value-type="string">
            <text:p>Digital Media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New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Content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Publish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northbasemedia.com/" xlink:type="simple">northbasemedia.com</text:a></text:p>
          </table:table-cell>
          <table:table-cell table:style-name="ce35" office:value-type="string" calcext:value-type="string">
            <text:p><text:a xlink:href="https://www.crunchbase.com/organization/north-base-media#section-overview" xlink:type="simple">https://www.crunchbase.com/organization/north-base-media</text:a></text:p>
          </table:table-cell>
          <table:table-cell table:style-name="ce35" office:value-type="string" calcext:value-type="string">
            <text:p><text:a xlink:href="https://www.linkedin.com/company/north-base-media/" xlink:type="simple">https://www.linkedin.com/company/north-base-media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orth Bridge Venture Partners</text:p>
          </table:table-cell>
          <table:table-cell table:style-name="ce8" office:value-type="string" calcext:value-type="string">
            <text:p>Wellesley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580" calcext:value-type="float">
            <text:p>$580.0</text:p>
          </table:table-cell>
          <table:table-cell table:style-name="ce6" office:value-type="float" office:value="406" calcext:value-type="float">
            <text:p>406</text:p>
          </table:table-cell>
          <table:table-cell table:style-name="ce6" office:value-type="float" office:value="91" calcext:value-type="float">
            <text:p>91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39" calcext:value-type="float">
            <text:p>3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5" calcext:value-type="float">
            <text:p>35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1" calcext:value-type="float">
            <text:p>21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3" calcext:value-type="float">
            <text:p>13</text:p>
          </table:table-cell>
          <table:table-cell table:style-name="ce35" office:value-type="string" calcext:value-type="string">
            <text:p><text:a xlink:href="http://northbridge.com" xlink:type="simple">northbridge.com</text:a></text:p>
          </table:table-cell>
          <table:table-cell table:style-name="ce35" office:value-type="string" calcext:value-type="string">
            <text:p><text:a xlink:href="https://www.crunchbase.com/organization/north-bridge-venture-partners" xlink:type="simple">https://www.crunchbase.com/organization/north-bridge-venture-partners</text:a></text:p>
          </table:table-cell>
          <table:table-cell table:style-name="ce35" office:value-type="string" calcext:value-type="string">
            <text:p><text:a xlink:href="http://linkedin.com/company/52734" xlink:type="simple">linkedin.com/company/5273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orth Coast Angel Fund</text:p>
          </table:table-cell>
          <table:table-cell table:style-name="ce8" office:value-type="string" calcext:value-type="string">
            <text:p>Cleveland</text:p>
          </table:table-cell>
          <table:table-cell table:style-name="ce8" office:value-type="string" calcext:value-type="string">
            <text:p>OH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3" calcext:value-type="float">
            <text:p>3</text:p>
          </table:table-cell>
          <table:table-cell table:style-name="ce22" office:value-type="float" office:value="14.1" calcext:value-type="float">
            <text:p>$14.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" calcext:value-type="float">
            <text:p>4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35" office:value-type="string" calcext:value-type="string">
            <text:p><text:a xlink:href="http://northcoastangelfund.com" xlink:type="simple">northcoastangelfund.com</text:a></text:p>
          </table:table-cell>
          <table:table-cell table:style-name="ce35" office:value-type="string" calcext:value-type="string">
            <text:p><text:a xlink:href="https://www.crunchbase.com/organization/north-coast-angel-fund" xlink:type="simple">https://www.crunchbase.com/organization/north-coast-angel-fund</text:a></text:p>
          </table:table-cell>
          <table:table-cell table:style-name="ce35" office:value-type="string" calcext:value-type="string">
            <text:p><text:a xlink:href="https://www.linkedin.com/company/north-coast-angel-fund/" xlink:type="simple">https://www.linkedin.com/company/north-coast-angel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otation Capital</text:p>
          </table:table-cell>
          <table:table-cell table:style-name="ce8" office:value-type="string" calcext:value-type="string">
            <text:p>Brooklyn</text:p>
          </table:table-cell>
          <table:table-cell table:style-name="ce8" office:value-type="string" calcext:value-type="string">
            <text:p>NY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27" calcext:value-type="float">
            <text:p>$27.0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Blockchain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notationcapital.com/" xlink:type="simple">notationcapital.com</text:a></text:p>
          </table:table-cell>
          <table:table-cell table:style-name="ce35" office:value-type="string" calcext:value-type="string">
            <text:p><text:a xlink:href="https://www.crunchbase.com/organization/notation-capital-2#section-overview" xlink:type="simple">https://www.crunchbase.com/organization/notation-capital-2</text:a></text:p>
          </table:table-cell>
          <table:table-cell table:style-name="ce35" office:value-type="string" calcext:value-type="string">
            <text:p><text:a xlink:href="https://www.linkedin.com/company/notation-capital/" xlink:type="simple">https://www.linkedin.com/company/notation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OVA8 Ventures</text:p>
          </table:table-cell>
          <table:table-cell table:style-name="ce8" office:value-type="string" calcext:value-type="string">
            <text:p>Olathe</text:p>
          </table:table-cell>
          <table:table-cell table:style-name="ce8" office:value-type="string" calcext:value-type="string">
            <text:p>KS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nova8.com" xlink:type="simple">nova8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24787495" xlink:type="simple">linkedin.com/company/2478749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NYCA Partner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284" calcext:value-type="float">
            <text:p>$284.0</text:p>
          </table:table-cell>
          <table:table-cell table:style-name="ce20" office:value-type="float" office:value="39" calcext:value-type="float">
            <text:p>39</text:p>
          </table:table-cell>
          <table:table-cell table:style-name="ce6"/>
          <table:table-cell table:style-name="ce29" office:value-type="string" calcext:value-type="string">
            <text:p>FinTech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Payment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nyca.com/" xlink:type="simple">nyca.com</text:a></text:p>
          </table:table-cell>
          <table:table-cell table:style-name="ce35" office:value-type="string" calcext:value-type="string">
            <text:p><text:a xlink:href="https://www.crunchbase.com/organization/nycapartners#section-overview" xlink:type="simple">https://www.crunchbase.com/organization/nycapartners</text:a></text:p>
          </table:table-cell>
          <table:table-cell table:style-name="ce35" office:value-type="string" calcext:value-type="string">
            <text:p><text:a xlink:href="https://www.linkedin.com/company/nyca-partners/" xlink:type="simple">https://www.linkedin.com/company/nyca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O'Reilly AlphaTech (OATV)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135.5" calcext:value-type="float">
            <text:p>$135.5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oatv.com/" xlink:type="simple">oatv.com</text:a></text:p>
          </table:table-cell>
          <table:table-cell table:style-name="ce35" office:value-type="string" calcext:value-type="string">
            <text:p><text:a xlink:href="https://www.crunchbase.com/organization/oreilly-alphatech-ventures#section-overview" xlink:type="simple">https://www.crunchbase.com/organization/oreilly-alphatech-ventures</text:a></text:p>
          </table:table-cell>
          <table:table-cell table:style-name="ce35" office:value-type="string" calcext:value-type="string">
            <text:p><text:a xlink:href="https://www.linkedin.com/company/o'reilly-alphatech-ventures/" xlink:type="simple">https://www.linkedin.com/company/o'reilly-alphatech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Oakhouse Partner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20" calcext:value-type="float">
            <text:p>$20.0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oakhousepartners.com/" xlink:type="simple">oakhousepartners.com</text:a></text:p>
          </table:table-cell>
          <table:table-cell table:style-name="ce35" office:value-type="string" calcext:value-type="string">
            <text:p><text:a xlink:href="https://www.crunchbase.com/organization/oakhousepartners#section-overview" xlink:type="simple">https://www.crunchbase.com/organization/oakhousepartners</text:a></text:p>
          </table:table-cell>
          <table:table-cell table:style-name="ce35" office:value-type="string" calcext:value-type="string">
            <text:p><text:a xlink:href="https://www.linkedin.com/company/oakhouse-partners/" xlink:type="simple">https://www.linkedin.com/company/oakhous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OCA Ventures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100" calcext:value-type="float">
            <text:p>$100.0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13" calcext:value-type="float">
            <text:p>1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ocaventures.com" xlink:type="simple">ocaventures.com</text:a></text:p>
          </table:table-cell>
          <table:table-cell table:style-name="ce35" office:value-type="string" calcext:value-type="string">
            <text:p><text:a xlink:href="https://www.crunchbase.com/organization/oca-ventures" xlink:type="simple">https://www.crunchbase.com/organization/oca-ventures</text:a></text:p>
          </table:table-cell>
          <table:table-cell table:style-name="ce35" office:value-type="string" calcext:value-type="string">
            <text:p><text:a xlink:href="http://linkedin.com/company/84516" xlink:type="simple">linkedin.com/company/84516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Ocean Azul Partners</text:p>
          </table:table-cell>
          <table:table-cell table:style-name="ce8" office:value-type="string" calcext:value-type="string">
            <text:p>Miami</text:p>
          </table:table-cell>
          <table:table-cell table:style-name="ce8" office:value-type="string" calcext:value-type="string">
            <text:p>FL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29" office:value-type="string" calcext:value-type="string">
            <text:p>Bio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gricultu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anufactur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RM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oceanazulpartners.com" xlink:type="simple">oceanazulpartners.com</text:a></text:p>
          </table:table-cell>
          <table:table-cell table:style-name="ce35" office:value-type="string" calcext:value-type="string">
            <text:p><text:a xlink:href="https://www.crunchbase.com/organization/ocean-azul-partners" xlink:type="simple">https://www.crunchbase.com/organization/ocean-azul-partners</text:a></text:p>
          </table:table-cell>
          <table:table-cell table:style-name="ce35" office:value-type="string" calcext:value-type="string">
            <text:p><text:a xlink:href="http://linkedin.com/company/23351226" xlink:type="simple">linkedin.com/company/23351226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Off The Grid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20" office:value-type="float" office:value="16" calcext:value-type="float">
            <text:p>16</text:p>
          </table:table-cell>
          <table:table-cell table:style-name="ce6"/>
          <table:table-cell table:style-name="ce29" office:value-type="string" calcext:value-type="string">
            <text:p>Machine Learn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otgventures.com/" xlink:type="simple">otgventures.com</text:a></text:p>
          </table:table-cell>
          <table:table-cell table:style-name="ce35" office:value-type="string" calcext:value-type="string">
            <text:p><text:a xlink:href="https://www.crunchbase.com/organization/off-the-grid-ventures#section-overview" xlink:type="simple">https://www.crunchbase.com/organization/off-the-grid-ventures</text:a></text:p>
          </table:table-cell>
          <table:table-cell table:style-name="ce35" office:value-type="string" calcext:value-type="string">
            <text:p><text:a xlink:href="https://www.linkedin.com/company/off-the-grid-ventures/" xlink:type="simple">https://www.linkedin.com/company/off-the-grid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Okapi Ventures</text:p>
          </table:table-cell>
          <table:table-cell table:style-name="ce8" office:value-type="string" calcext:value-type="string">
            <text:p>Laguna Beach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47.2" calcext:value-type="float">
            <text:p>$47.2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okapivc.com/" xlink:type="simple">okapivc.com</text:a></text:p>
          </table:table-cell>
          <table:table-cell table:style-name="ce35" office:value-type="string" calcext:value-type="string">
            <text:p><text:a xlink:href="https://www.crunchbase.com/organization/okapi-venture-capital#section-overview" xlink:type="simple">https://www.crunchbase.com/organization/okapi-venture-capital</text:a></text:p>
          </table:table-cell>
          <table:table-cell table:style-name="ce35" office:value-type="string" calcext:value-type="string">
            <text:p><text:a xlink:href="https://www.linkedin.com/company/okapi-venture-capital/?originalSubdomain=pk" xlink:type="simple">https://www.linkedin.com/company/okapi-venture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One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3" calcext:value-type="float">
            <text:p>3</text:p>
          </table:table-cell>
          <table:table-cell table:style-name="ce6"/>
          <table:table-cell table:style-name="ce29" office:value-type="string" calcext:value-type="string">
            <text:p>Task Managem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estaurent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ood Deliver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rketplac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oneventures.vc/" xlink:type="simple">oneventures.vc</text:a></text:p>
          </table:table-cell>
          <table:table-cell table:style-name="ce35" office:value-type="string" calcext:value-type="string">
            <text:p><text:a xlink:href="https://www.crunchbase.com/organization/onevc#section-overview" xlink:type="simple">https://www.crunchbase.com/organization/onevc</text:a></text:p>
          </table:table-cell>
          <table:table-cell table:style-name="ce35" office:value-type="string" calcext:value-type="string">
            <text:p><text:a xlink:href="https://www.linkedin.com/company/onevc/?originalSubdomain=pk" xlink:type="simple">https://www.linkedin.com/company/onev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One Way Ventures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16.3" calcext:value-type="float">
            <text:p>$16.3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29" office:value-type="string" calcext:value-type="string">
            <text:p>Machine Learn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hipp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dTech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onewayvc.com" xlink:type="simple">onewayvc.com</text:a></text:p>
          </table:table-cell>
          <table:table-cell table:style-name="ce35" office:value-type="string" calcext:value-type="string">
            <text:p><text:a xlink:href="https://www.crunchbase.com/organization/one-way-ventures" xlink:type="simple">https://www.crunchbase.com/organization/one-way-ventures</text:a></text:p>
          </table:table-cell>
          <table:table-cell table:style-name="ce35" office:value-type="string" calcext:value-type="string">
            <text:p><text:a xlink:href="http://linkedin.com/company/11194590" xlink:type="simple">linkedin.com/company/1119459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OneTen Capital</text:p>
          </table:table-cell>
          <table:table-cell table:style-name="ce8" office:value-type="string" calcext:value-type="string">
            <text:p>Buffalo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Industrial Manufactur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3D Technolog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3D Pain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nufacturing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35" office:value-type="string" calcext:value-type="string">
            <text:p><text:a xlink:href="http://onetencapital.com/" xlink:type="simple">onetencapital.com</text:a></text:p>
          </table:table-cell>
          <table:table-cell table:style-name="ce35" office:value-type="string" calcext:value-type="string">
            <text:p><text:a xlink:href="https://www.crunchbase.com/organization/oneten-capital#section-overview" xlink:type="simple">https://www.crunchbase.com/organization/oneten-capital</text:a></text:p>
          </table:table-cell>
          <table:table-cell table:style-name="ce35" office:value-type="string" calcext:value-type="string">
            <text:p><text:a xlink:href="https://www.linkedin.com/company/oneten-capital/" xlink:type="simple">https://www.linkedin.com/company/oneten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Origin Ventures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119" calcext:value-type="float">
            <text:p>$119.0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arketing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originventures.com/" xlink:type="simple">originventures.com</text:a></text:p>
          </table:table-cell>
          <table:table-cell table:style-name="ce35" office:value-type="string" calcext:value-type="string">
            <text:p><text:a xlink:href="https://www.crunchbase.com/organization/origin-ventures#section-overview" xlink:type="simple">https://www.crunchbase.com/organization/origin-ventures</text:a></text:p>
          </table:table-cell>
          <table:table-cell table:style-name="ce35" office:value-type="string" calcext:value-type="string">
            <text:p><text:a xlink:href="https://www.linkedin.com/company/origin-ventures/" xlink:type="simple">https://www.linkedin.com/company/origin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Outbound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Fashion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Wearable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Women'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outboundventures.com" xlink:type="simple">outboundventures.com</text:a></text:p>
          </table:table-cell>
          <table:table-cell table:style-name="ce35" office:value-type="string" calcext:value-type="string">
            <text:p><text:a xlink:href="https://www.crunchbase.com/organization/outbound-ventures" xlink:type="simple">https://www.crunchbase.com/organization/outbound-ventures</text:a></text:p>
          </table:table-cell>
          <table:table-cell table:style-name="ce35" office:value-type="string" calcext:value-type="string">
            <text:p><text:a xlink:href="http://linkedin.com/company/7601455" xlink:type="simple">linkedin.com/company/760145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OVO Fund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 office:value-type="float" office:value="52.2" calcext:value-type="float">
            <text:p>$52.2</text:p>
          </table:table-cell>
          <table:table-cell table:style-name="ce6" office:value-type="float" office:value="16" calcext:value-type="float">
            <text:p>16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ovofund.com" xlink:type="simple">ovofund.com</text:a></text:p>
          </table:table-cell>
          <table:table-cell table:style-name="ce35" office:value-type="string" calcext:value-type="string">
            <text:p><text:a xlink:href="https://www.crunchbase.com/organization/ovo-fund" xlink:type="simple">https://www.crunchbase.com/organization/ovo-fund</text:a></text:p>
          </table:table-cell>
          <table:table-cell table:style-name="ce35" office:value-type="string" calcext:value-type="string">
            <text:p><text:a xlink:href="http://linkedin.com/company/11035210" xlink:type="simple">linkedin.com/company/1103521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Ozmen Ventures</text:p>
          </table:table-cell>
          <table:table-cell table:style-name="ce8" office:value-type="string" calcext:value-type="string">
            <text:p>Reno</text:p>
          </table:table-cell>
          <table:table-cell table:style-name="ce8" office:value-type="string" calcext:value-type="string">
            <text:p>NV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itcoi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lockchai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ersonal Financ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ozmenventures.com" xlink:type="simple">ozmenventures.com</text:a></text:p>
          </table:table-cell>
          <table:table-cell table:style-name="ce35" office:value-type="string" calcext:value-type="string">
            <text:p><text:a xlink:href="https://www.crunchbase.com/organization/ozmen-ventures-4bfc" xlink:type="simple">https://www.crunchbase.com/organization/ozmen-ventures-4bfc</text:a></text:p>
          </table:table-cell>
          <table:table-cell table:style-name="ce35" office:value-type="string" calcext:value-type="string">
            <text:p><text:a xlink:href="http://linkedin.com/company/28148424" xlink:type="simple">linkedin.com/company/2814842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ALgenesi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9" calcext:value-type="float">
            <text:p>9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palgenesis.com/" xlink:type="simple">palgenesis.com</text:a></text:p>
          </table:table-cell>
          <table:table-cell table:style-name="ce35" office:value-type="string" calcext:value-type="string">
            <text:p><text:a xlink:href="https://www.crunchbase.com/organization/palgenesis#section-overview" xlink:type="simple">https://www.crunchbase.com/organization/palgenesis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arade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parade.vc/" xlink:type="simple">parade.vc</text:a></text:p>
          </table:table-cell>
          <table:table-cell table:style-name="ce35" office:value-type="string" calcext:value-type="string">
            <text:p><text:a xlink:href="https://www.crunchbase.com/organization/parade-ventures#section-overview" xlink:type="simple">https://www.crunchbase.com/organization/parade-ventures</text:a></text:p>
          </table:table-cell>
          <table:table-cell table:style-name="ce35" office:value-type="string" calcext:value-type="string">
            <text:p><text:a xlink:href="https://www.linkedin.com/company/paradeventures/?originalSubdomain=pk" xlink:type="simple">https://www.linkedin.com/company/parade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athbreaker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2.9" calcext:value-type="float">
            <text:p>$12.9</text:p>
          </table:table-cell>
          <table:table-cell table:style-name="ce20" office:value-type="float" office:value="16" calcext:value-type="float">
            <text:p>16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Digital Entertainment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pathbreakervc.com/" xlink:type="simple">pathbreakervc.com</text:a></text:p>
          </table:table-cell>
          <table:table-cell table:style-name="ce35" office:value-type="string" calcext:value-type="string">
            <text:p><text:a xlink:href="https://www.crunchbase.com/organization/pathbreaker-ventures#section-overview" xlink:type="simple">https://www.crunchbase.com/organization/pathbreaker-ventures</text:a></text:p>
          </table:table-cell>
          <table:table-cell table:style-name="ce35" office:value-type="string" calcext:value-type="string">
            <text:p><text:a xlink:href="https://www.linkedin.com/company/pathbreaker-ventures/" xlink:type="simple">https://www.linkedin.com/company/pathbreaker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eak Ventures</text:p>
          </table:table-cell>
          <table:table-cell table:style-name="ce8" office:value-type="string" calcext:value-type="string">
            <text:p>Lehi</text:p>
          </table:table-cell>
          <table:table-cell table:style-name="ce8" office:value-type="string" calcext:value-type="string">
            <text:p>UT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73" calcext:value-type="float">
            <text:p>$73.0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peakventures.vc/" xlink:type="simple">peakventures.vc</text:a></text:p>
          </table:table-cell>
          <table:table-cell table:style-name="ce35" office:value-type="string" calcext:value-type="string">
            <text:p><text:a xlink:href="https://www.crunchbase.com/organization/peak-ventures#section-overview" xlink:type="simple">https://www.crunchbase.com/organization/peak-ventures</text:a></text:p>
          </table:table-cell>
          <table:table-cell table:style-name="ce35" office:value-type="string" calcext:value-type="string">
            <text:p><text:a xlink:href="https://www.linkedin.com/company/peak-venture-capital-peak-ventures-/" xlink:type="simple">https://www.linkedin.com/company/peak-venture-capital-peak-ventures-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eakSpan Capital</text:p>
          </table:table-cell>
          <table:table-cell table:style-name="ce8" office:value-type="string" calcext:value-type="string">
            <text:p>Burlingame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50" calcext:value-type="float">
            <text:p>$150.0</text:p>
          </table:table-cell>
          <table:table-cell table:style-name="ce20" office:value-type="float" office:value="8" calcext:value-type="float">
            <text:p>8</text:p>
          </table:table-cell>
          <table:table-cell table:style-name="ce6"/>
          <table:table-cell table:style-name="ce29" office:value-type="string" calcext:value-type="string">
            <text:p>Saa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Customer Servi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peakspancapital.com/" xlink:type="simple">peakspancapital.com</text:a></text:p>
          </table:table-cell>
          <table:table-cell table:style-name="ce35" office:value-type="string" calcext:value-type="string">
            <text:p><text:a xlink:href="https://www.crunchbase.com/organization/peakspan-capital#section-overview" xlink:type="simple">https://www.crunchbase.com/organization/peakspan-capital</text:a></text:p>
          </table:table-cell>
          <table:table-cell table:style-name="ce35" office:value-type="string" calcext:value-type="string">
            <text:p><text:a xlink:href="https://www.linkedin.com/company/peakspan-capital/" xlink:type="simple">https://www.linkedin.com/company/peakspan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ear VC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4" calcext:value-type="float">
            <text:p>4</text:p>
          </table:table-cell>
          <table:table-cell table:style-name="ce22" office:value-type="float" office:value="169.2" calcext:value-type="float">
            <text:p>$169.2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pear.vc/" xlink:type="simple">pear.vc</text:a></text:p>
          </table:table-cell>
          <table:table-cell table:style-name="ce35" office:value-type="string" calcext:value-type="string">
            <text:p><text:a xlink:href="https://www.crunchbase.com/organization/pejman-mar-ventures#section-overview" xlink:type="simple">https://www.crunchbase.com/organization/pejman-mar-ventures</text:a></text:p>
          </table:table-cell>
          <table:table-cell table:style-name="ce35" office:value-type="string" calcext:value-type="string">
            <text:p><text:a xlink:href="https://www.linkedin.com/company/pejman-mar-ventures/" xlink:type="simple">https://www.linkedin.com/company/pejman-mar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ear Venture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4" calcext:value-type="float">
            <text:p>4</text:p>
          </table:table-cell>
          <table:table-cell table:style-name="ce22" office:value-type="float" office:value="169.2" calcext:value-type="float">
            <text:p>$169.2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pear.vc/" xlink:type="simple">pear.vc</text:a></text:p>
          </table:table-cell>
          <table:table-cell table:style-name="ce35" office:value-type="string" calcext:value-type="string">
            <text:p><text:a xlink:href="https://www.crunchbase.com/organization/pejman-mar-ventures#section-overview" xlink:type="simple">https://www.crunchbase.com/organization/pejman-mar-ventures</text:a></text:p>
          </table:table-cell>
          <table:table-cell table:style-name="ce35" office:value-type="string" calcext:value-type="string">
            <text:p><text:a xlink:href="https://www.linkedin.com/company/pejman-mar-ventures/" xlink:type="simple">https://www.linkedin.com/company/pejman-mar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ereg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peregventures.com/" xlink:type="simple">peregventures.com</text:a></text:p>
          </table:table-cell>
          <table:table-cell table:style-name="ce35" office:value-type="string" calcext:value-type="string">
            <text:p><text:a xlink:href="https://www.crunchbase.com/organization/pereg-ventures#section-overview" xlink:type="simple">https://www.crunchbase.com/organization/pereg-ventures</text:a></text:p>
          </table:table-cell>
          <table:table-cell table:style-name="ce35" office:value-type="string" calcext:value-type="string">
            <text:p><text:a xlink:href="https://www.linkedin.com/company/pereg-ventures/" xlink:type="simple">https://www.linkedin.com/company/pereg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ersephone Venture Partners</text:p>
          </table:table-cell>
          <table:table-cell table:style-name="ce8" office:value-type="string" calcext:value-type="string">
            <text:p>Lincoln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6" calcext:value-type="float">
            <text:p>6</text:p>
          </table:table-cell>
          <table:table-cell table:style-name="ce22" office:value-type="float" office:value="512" calcext:value-type="float">
            <text:p>$512.0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22" calcext:value-type="float">
            <text:p>22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persephoneventurepartners.com" xlink:type="simple">persephoneventurepartners.com</text:a></text:p>
          </table:table-cell>
          <table:table-cell table:style-name="ce35" office:value-type="string" calcext:value-type="string">
            <text:p><text:a xlink:href="https://www.crunchbase.com/organization/apex-venture-partners" xlink:type="simple">https://www.crunchbase.com/organization/apex-venture-partners</text:a></text:p>
          </table:table-cell>
          <table:table-cell table:style-name="ce35" office:value-type="string" calcext:value-type="string">
            <text:p><text:a xlink:href="http://linkedin.com/company/10373828" xlink:type="simple">linkedin.com/company/1037382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eterson Partners</text:p>
          </table:table-cell>
          <table:table-cell table:style-name="ce8" office:value-type="string" calcext:value-type="string">
            <text:p>Salt Lake City</text:p>
          </table:table-cell>
          <table:table-cell table:style-name="ce8" office:value-type="string" calcext:value-type="string">
            <text:p>UT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3" calcext:value-type="float">
            <text:p>3</text:p>
          </table:table-cell>
          <table:table-cell table:style-name="ce22" office:value-type="float" office:value="190" calcext:value-type="float">
            <text:p>$190.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9" office:value-type="string" calcext:value-type="string">
            <text:p>Securit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Oil and Ga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ile Shar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Network Hardwar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petersonpartners.com" xlink:type="simple">petersonpartners.com</text:a></text:p>
          </table:table-cell>
          <table:table-cell table:style-name="ce35" office:value-type="string" calcext:value-type="string">
            <text:p><text:a xlink:href="https://www.crunchbase.com/organization/peterson-partners" xlink:type="simple">https://www.crunchbase.com/organization/peterson-partners</text:a></text:p>
          </table:table-cell>
          <table:table-cell table:style-name="ce35" office:value-type="string" calcext:value-type="string">
            <text:p><text:a xlink:href="http://linkedin.com/company/69977" xlink:type="simple">linkedin.com/company/6997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eterson Ventures</text:p>
          </table:table-cell>
          <table:table-cell table:style-name="ce8" office:value-type="string" calcext:value-type="string">
            <text:p>Salt Lake City</text:p>
          </table:table-cell>
          <table:table-cell table:style-name="ce8" office:value-type="string" calcext:value-type="string">
            <text:p>UT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petersonpartners.comventures</text:p>
          </table:table-cell>
          <table:table-cell table:style-name="ce35" office:value-type="string" calcext:value-type="string">
            <text:p><text:a xlink:href="https://www.crunchbase.com/organization/peterson-ventures#section-overview" xlink:type="simple">https://www.crunchbase.com/organization/peterson-ventures</text:a></text:p>
          </table:table-cell>
          <table:table-cell table:style-name="ce35" office:value-type="string" calcext:value-type="string">
            <text:p><text:a xlink:href="https://www.linkedin.com/company/peterson-partners/" xlink:type="simple">https://www.linkedin.com/company/peterson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eterson Ventures</text:p>
          </table:table-cell>
          <table:table-cell table:style-name="ce8" office:value-type="string" calcext:value-type="string">
            <text:p>Salt Lake City</text:p>
          </table:table-cell>
          <table:table-cell table:style-name="ce8" office:value-type="string" calcext:value-type="string">
            <text:p>UT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83" calcext:value-type="float">
            <text:p>83</text:p>
          </table:table-cell>
          <table:table-cell table:style-name="ce6" office:value-type="float" office:value="5" calcext:value-type="float">
            <text:p>5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petersonventures.com" xlink:type="simple">petersonventures.com</text:a></text:p>
          </table:table-cell>
          <table:table-cell table:style-name="ce35" office:value-type="string" calcext:value-type="string">
            <text:p><text:a xlink:href="https://www.crunchbase.com/organization/peterson-ventures" xlink:type="simple">https://www.crunchbase.com/organization/peterson-ventures</text:a></text:p>
          </table:table-cell>
          <table:table-cell table:style-name="ce35" office:value-type="string" calcext:value-type="string">
            <text:p><text:a xlink:href="http://linkedin.com/company/3102277" xlink:type="simple">linkedin.com/company/310227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hyto Partners</text:p>
          </table:table-cell>
          <table:table-cell table:style-name="ce8" office:value-type="string" calcext:value-type="string">
            <text:p>Boca Raton</text:p>
          </table:table-cell>
          <table:table-cell table:style-name="ce8" office:value-type="string" calcext:value-type="string">
            <text:p>FL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4" calcext:value-type="float">
            <text:p>$14.0</text:p>
          </table:table-cell>
          <table:table-cell table:style-name="ce6"/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Cannabi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mall and Medium Businesse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phytopartners.com/" xlink:type="simple">phytopartners.com</text:a></text:p>
          </table:table-cell>
          <table:table-cell table:style-name="ce35" office:value-type="string" calcext:value-type="string">
            <text:p><text:a xlink:href="https://www.crunchbase.com/organization/phyto-partners#section-overview" xlink:type="simple">https://www.crunchbase.com/organization/phyto-partners</text:a></text:p>
          </table:table-cell>
          <table:table-cell table:style-name="ce35" office:value-type="string" calcext:value-type="string">
            <text:p><text:a xlink:href="https://www.linkedin.com/company/phyto-partners/?originalSubdomain=pk" xlink:type="simple">https://www.linkedin.com/company/phyto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ilot Group</text:p>
          </table:table-cell>
          <table:table-cell table:style-name="ce8" office:value-type="string" calcext:value-type="string">
            <text:p>Sarasota</text:p>
          </table:table-cell>
          <table:table-cell table:style-name="ce8" office:value-type="string" calcext:value-type="string">
            <text:p>F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roductivity Tool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dustrial Anim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pipeline.vc/" xlink:type="simple">pipeline.vc</text:a></text:p>
          </table:table-cell>
          <table:table-cell table:style-name="ce35" office:value-type="string" calcext:value-type="string">
            <text:p><text:a xlink:href="https://www.crunchbase.com/organization/pipeline-capital#section-overview" xlink:type="simple">https://www.crunchbase.com/organization/pipeline-capital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ioneer Square Labs</text:p>
          </table:table-cell>
          <table:table-cell table:style-name="ce8" office:value-type="string" calcext:value-type="string">
            <text:p>Seattle</text:p>
          </table:table-cell>
          <table:table-cell table:style-name="ce8" office:value-type="string" calcext:value-type="string">
            <text:p>W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80" calcext:value-type="float">
            <text:p>$80.0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Business Intelligen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taffing Agenc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ublish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psl.com/" xlink:type="simple">psl.com</text:a></text:p>
          </table:table-cell>
          <table:table-cell table:style-name="ce35" office:value-type="string" calcext:value-type="string">
            <text:p><text:a xlink:href="https://www.crunchbase.com/organization/pioneer-square-labs#section-overview" xlink:type="simple">https://www.crunchbase.com/organization/pioneer-square-labs</text:a></text:p>
          </table:table-cell>
          <table:table-cell table:style-name="ce35" office:value-type="string" calcext:value-type="string">
            <text:p><text:a xlink:href="https://www.linkedin.com/company/pioneer-square-labs/" xlink:type="simple">https://www.linkedin.com/company/pioneer-square-lab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ipeline Capital Partners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roductivity Tool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dustrial Anim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pipeline.vc/" xlink:type="simple">pipeline.vc</text:a></text:p>
          </table:table-cell>
          <table:table-cell table:style-name="ce35" office:value-type="string" calcext:value-type="string">
            <text:p><text:a xlink:href="https://www.crunchbase.com/organization/pipeline-capital#section-overview" xlink:type="simple">https://www.crunchbase.com/organization/pipeline-capital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ivotNorth Capital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105" calcext:value-type="float">
            <text:p>$105.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Collaboration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pivotnorth.com/" xlink:type="simple">pivotnorth.com</text:a></text:p>
          </table:table-cell>
          <table:table-cell table:style-name="ce35" office:value-type="string" calcext:value-type="string">
            <text:p><text:a xlink:href="https://www.crunchbase.com/organization/pivotnorth-capital#section-overview" xlink:type="simple">https://www.crunchbase.com/organization/pivotnorth-capital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lus Capital</text:p>
          </table:table-cell>
          <table:table-cell table:style-name="ce8" office:value-type="string" calcext:value-type="string">
            <text:p>Culver City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5" calcext:value-type="float">
            <text:p>$5.0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edia and Entertainment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usic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pluscapital.com/" xlink:type="simple">pluscapital.com</text:a></text:p>
          </table:table-cell>
          <table:table-cell table:style-name="ce35" office:value-type="string" calcext:value-type="string">
            <text:p><text:a xlink:href="https://www.crunchbase.com/organization/plus-capital#section-overview" xlink:type="simple">https://www.crunchbase.com/organization/plus-capital</text:a></text:p>
          </table:table-cell>
          <table:table-cell table:style-name="ce35" office:value-type="string" calcext:value-type="string">
            <text:p><text:a xlink:href="https://www.linkedin.com/company/plus-capital/" xlink:type="simple">https://www.linkedin.com/company/plus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oint Judith Capital (PJC)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61" calcext:value-type="float">
            <text:p>$61.0</text:p>
          </table:table-cell>
          <table:table-cell table:style-name="ce20" office:value-type="float" office:value="69" calcext:value-type="float">
            <text:p>69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pjc.vc/" xlink:type="simple">pjc.vc</text:a></text:p>
          </table:table-cell>
          <table:table-cell table:style-name="ce35" office:value-type="string" calcext:value-type="string">
            <text:p><text:a xlink:href="https://www.crunchbase.com/organization/point-judith-capital#section-overview" xlink:type="simple">https://www.crunchbase.com/organization/point-judith-capital</text:a></text:p>
          </table:table-cell>
          <table:table-cell table:style-name="ce35" office:value-type="string" calcext:value-type="string">
            <text:p><text:a xlink:href="https://www.linkedin.com/company/pjcvc/" xlink:type="simple">https://www.linkedin.com/company/pjcv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ointGuard Ventures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50" calcext:value-type="float">
            <text:p>$50.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loud Infrastructu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ome Reservation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pointguardventures.com/" xlink:type="simple">pointguardventures.com</text:a></text:p>
          </table:table-cell>
          <table:table-cell table:style-name="ce35" office:value-type="string" calcext:value-type="string">
            <text:p><text:a xlink:href="https://www.crunchbase.com/organization/pointguard-ventures#section-overview" xlink:type="simple">https://www.crunchbase.com/organization/pointguard-ventures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olychain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 office:value-type="float" office:value="1" calcext:value-type="float">
            <text:p>1</text:p>
          </table:table-cell>
          <table:table-cell table:style-name="ce22" office:value-type="float" office:value="200" calcext:value-type="float">
            <text:p>$200.0</text:p>
          </table:table-cell>
          <table:table-cell table:style-name="ce20" office:value-type="float" office:value="27" calcext:value-type="float">
            <text:p>27</text:p>
          </table:table-cell>
          <table:table-cell table:style-name="ce6"/>
          <table:table-cell table:style-name="ce29" office:value-type="string" calcext:value-type="string">
            <text:p>Blockchain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Cryptocurrency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thereum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polychain.capital</text:p>
          </table:table-cell>
          <table:table-cell table:style-name="ce35" office:value-type="string" calcext:value-type="string">
            <text:p><text:a xlink:href="https://www.crunchbase.com/organization/polychain-capital" xlink:type="simple">https://www.crunchbase.com/organization/polychain-capital</text:a></text:p>
          </table:table-cell>
          <table:table-cell table:style-name="ce35" office:value-type="string" calcext:value-type="string">
            <text:p><text:a xlink:href="https://www.linkedin.com/company/polychain-capital/" xlink:type="simple">https://www.linkedin.com/company/polychain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ortfoLion</text:p>
          </table:table-cell>
          <table:table-cell table:style-name="ce8" office:value-type="string" calcext:value-type="string">
            <text:p>Portland</text:p>
          </table:table-cell>
          <table:table-cell table:style-name="ce8" office:value-type="string" calcext:value-type="string">
            <text:p>O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4" calcext:value-type="float">
            <text:p>4</text:p>
          </table:table-cell>
          <table:table-cell table:style-name="ce22" office:value-type="float" office:value="85.8" calcext:value-type="float">
            <text:p>$85.8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anufacturing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ecurity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portfolion.hu/" xlink:type="simple">portfolion.hu</text:a></text:p>
          </table:table-cell>
          <table:table-cell table:style-name="ce35" office:value-type="string" calcext:value-type="string">
            <text:p><text:a xlink:href="https://www.crunchbase.com/organization/portfolion#section-overview" xlink:type="simple">https://www.crunchbase.com/organization/portfolion</text:a></text:p>
          </table:table-cell>
          <table:table-cell table:style-name="ce35" office:value-type="string" calcext:value-type="string">
            <text:p><text:a xlink:href="https://www.linkedin.com/company/portfolion-venture-capital-fund-management-plc-/?originalSubdomain=pk" xlink:type="simple">https://www.linkedin.com/company/portfolion-venture-capital-fund-management-plc-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ortland Seed Fund</text:p>
          </table:table-cell>
          <table:table-cell table:style-name="ce8" office:value-type="string" calcext:value-type="string">
            <text:p>Portland</text:p>
          </table:table-cell>
          <table:table-cell table:style-name="ce8" office:value-type="string" calcext:value-type="string">
            <text:p>O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10.7" calcext:value-type="float">
            <text:p>$10.7</text:p>
          </table:table-cell>
          <table:table-cell table:style-name="ce20" office:value-type="float" office:value="152" calcext:value-type="float">
            <text:p>152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1" calcext:value-type="float">
            <text:p>21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9" calcext:value-type="float">
            <text:p>9</text:p>
          </table:table-cell>
          <table:table-cell table:style-name="ce35" office:value-type="string" calcext:value-type="string">
            <text:p><text:a xlink:href="http://portlandseedfund.com/" xlink:type="simple">portlandseedfund.com</text:a></text:p>
          </table:table-cell>
          <table:table-cell table:style-name="ce35" office:value-type="string" calcext:value-type="string">
            <text:p><text:a xlink:href="https://www.crunchbase.com/organization/portland-seed-fund#section-overview" xlink:type="simple">https://www.crunchbase.com/organization/portland-seed-fund</text:a></text:p>
          </table:table-cell>
          <table:table-cell table:style-name="ce35" office:value-type="string" calcext:value-type="string">
            <text:p><text:a xlink:href="https://www.linkedin.com/company/portland-seed-fund/" xlink:type="simple">https://www.linkedin.com/company/portland-seed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recursor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15.2" calcext:value-type="float">
            <text:p>$15.2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arketplac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precursorvc.com/" xlink:type="simple">precursorvc.com</text:a></text:p>
          </table:table-cell>
          <table:table-cell table:style-name="ce35" office:value-type="string" calcext:value-type="string">
            <text:p><text:a xlink:href="https://www.crunchbase.com/organization/precursor-ventures#section-overview" xlink:type="simple">https://www.crunchbase.com/organization/precursor-ventures</text:a></text:p>
          </table:table-cell>
          <table:table-cell table:style-name="ce35" office:value-type="string" calcext:value-type="string">
            <text:p><text:a xlink:href="https://www.linkedin.com/company/precursor-ventures/" xlink:type="simple">https://www.linkedin.com/company/precursor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resence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0" calcext:value-type="float">
            <text:p>$10.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Virtual Reality</text:p>
          </table:table-cell>
          <table:table-cell table:style-name="ce20" office:value-type="float" office:value="21" calcext:value-type="float">
            <text:p>21</text:p>
          </table:table-cell>
          <table:table-cell table:style-name="ce29" office:value-type="string" calcext:value-type="string">
            <text:p>Augmented Reality</text:p>
          </table:table-cell>
          <table:table-cell table:style-name="ce20" office:value-type="float" office:value="19" calcext:value-type="float">
            <text:p>1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Digital Entertainment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3D Technology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presencecap.com/" xlink:type="simple">presencecap.com</text:a></text:p>
          </table:table-cell>
          <table:table-cell table:style-name="ce35" office:value-type="string" calcext:value-type="string">
            <text:p><text:a xlink:href="https://www.crunchbase.com/organization/presence-capital#section-overview" xlink:type="simple">https://www.crunchbase.com/organization/presence-capital</text:a></text:p>
          </table:table-cell>
          <table:table-cell table:style-name="ce35" office:value-type="string" calcext:value-type="string">
            <text:p><text:a xlink:href="https://www.linkedin.com/company/presence-capital/" xlink:type="simple">https://www.linkedin.com/company/presence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riceline.come</text:p>
          </table:table-cell>
          <table:table-cell table:style-name="ce8" office:value-type="string" calcext:value-type="string">
            <text:p>Norwalk</text:p>
          </table:table-cell>
          <table:table-cell table:style-name="ce8" office:value-type="string" calcext:value-type="string">
            <text:p>CT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priceline.com/" xlink:type="simple">priceline.com</text:a></text:p>
          </table:table-cell>
          <table:table-cell table:style-name="ce35" office:value-type="string" calcext:value-type="string">
            <text:p><text:a xlink:href="https://www.crunchbase.com/organization/priceline#section-overview" xlink:type="simple">https://www.crunchbase.com/organization/priceline</text:a></text:p>
          </table:table-cell>
          <table:table-cell table:style-name="ce35" office:value-type="string" calcext:value-type="string">
            <text:p><text:a xlink:href="https://www.linkedin.com/company/priceline-com/" xlink:type="simple">https://www.linkedin.com/company/priceline-com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rimary Venture Partner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171.2" calcext:value-type="float">
            <text:p>$171.2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17" calcext:value-type="float">
            <text:p>17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35" office:value-type="string" calcext:value-type="string">
            <text:p><text:a xlink:href="http://primary.vc/" xlink:type="simple">primary.vc</text:a></text:p>
          </table:table-cell>
          <table:table-cell table:style-name="ce35" office:value-type="string" calcext:value-type="string">
            <text:p><text:a xlink:href="https://www.crunchbase.com/organization/primary-venture-partners#section-overview" xlink:type="simple">https://www.crunchbase.com/organization/primary-venture-partners</text:a></text:p>
          </table:table-cell>
          <table:table-cell table:style-name="ce35" office:value-type="string" calcext:value-type="string">
            <text:p><text:a xlink:href="https://www.linkedin.com/company/primary-venture-partners/" xlink:type="simple">https://www.linkedin.com/company/primary-ventur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rogress Ventures</text:p>
          </table:table-cell>
          <table:table-cell table:style-name="ce8" office:value-type="string" calcext:value-type="string">
            <text:p>Cambridge</text:p>
          </table:table-cell>
          <table:table-cell table:style-name="ce8" office:value-type="string" calcext:value-type="string">
            <text:p>M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24" calcext:value-type="float">
            <text:p>$24.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Content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progressventures.com/" xlink:type="simple">progressventures.com</text:a></text:p>
          </table:table-cell>
          <table:table-cell table:style-name="ce35" office:value-type="string" calcext:value-type="string">
            <text:p><text:a xlink:href="https://www.crunchbase.com/organization/progress-ventures#section-overview" xlink:type="simple">https://www.crunchbase.com/organization/progress-ventures</text:a></text:p>
          </table:table-cell>
          <table:table-cell table:style-name="ce35" office:value-type="string" calcext:value-type="string">
            <text:p><text:a xlink:href="https://www.linkedin.com/company/progress-ventures/" xlink:type="simple">https://www.linkedin.com/company/progress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roject 11 Ventures</text:p>
          </table:table-cell>
          <table:table-cell table:style-name="ce8" office:value-type="string" calcext:value-type="string">
            <text:p>Lexington</text:p>
          </table:table-cell>
          <table:table-cell table:style-name="ce8" office:value-type="string" calcext:value-type="string">
            <text:p>M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30" calcext:value-type="float">
            <text:p>$30.0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project11.com/" xlink:type="simple">project11.com</text:a></text:p>
          </table:table-cell>
          <table:table-cell table:style-name="ce35" office:value-type="string" calcext:value-type="string">
            <text:p><text:a xlink:href="https://www.crunchbase.com/organization/project-11-ventures#section-overview" xlink:type="simple">https://www.crunchbase.com/organization/project-11-ventures</text:a></text:p>
          </table:table-cell>
          <table:table-cell table:style-name="ce35" office:value-type="string" calcext:value-type="string">
            <text:p><text:a xlink:href="https://www.linkedin.com/company/project-11/" xlink:type="simple">https://www.linkedin.com/company/project-11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roject Skyway</text:p>
          </table:table-cell>
          <table:table-cell table:style-name="ce8" office:value-type="string" calcext:value-type="string">
            <text:p>Minneapolis</text:p>
          </table:table-cell>
          <table:table-cell table:style-name="ce8" office:value-type="string" calcext:value-type="string">
            <text:p>MN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29" office:value-type="string" calcext:value-type="string">
            <text:p>Business Intelligen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eal Tim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usiness Development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in.projectskyway.com" xlink:type="simple">in.ProjectSkyway.com</text:a></text:p>
          </table:table-cell>
          <table:table-cell table:style-name="ce35" office:value-type="string" calcext:value-type="string">
            <text:p><text:a xlink:href="https://www.crunchbase.com/organization/project-skyway" xlink:type="simple">https://www.crunchbase.com/organization/project-skyway</text:a></text:p>
          </table:table-cell>
          <table:table-cell table:style-name="ce35" office:value-type="string" calcext:value-type="string">
            <text:p><text:a xlink:href="http://linkedin.com/company/1960552" xlink:type="simple">linkedin.com/company/1960552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romus Ventures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49.7" calcext:value-type="float">
            <text:p>$49.7</text:p>
          </table:table-cell>
          <table:table-cell table:style-name="ce20" office:value-type="float" office:value="96" calcext:value-type="float">
            <text:p>96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promusventures.com/" xlink:type="simple">promusventures.com</text:a></text:p>
          </table:table-cell>
          <table:table-cell table:style-name="ce35" office:value-type="string" calcext:value-type="string">
            <text:p><text:a xlink:href="https://www.crunchbase.com/organization/promus-ventures#section-overview" xlink:type="simple">https://www.crunchbase.com/organization/promus-ventures</text:a></text:p>
          </table:table-cell>
          <table:table-cell table:style-name="ce35" office:value-type="string" calcext:value-type="string">
            <text:p><text:a xlink:href="https://www.linkedin.com/company/promus-ventures/" xlink:type="simple">https://www.linkedin.com/company/promus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roQuest Investments</text:p>
          </table:table-cell>
          <table:table-cell table:style-name="ce8" office:value-type="string" calcext:value-type="string">
            <text:p>Princeton</text:p>
          </table:table-cell>
          <table:table-cell table:style-name="ce8" office:value-type="string" calcext:value-type="string">
            <text:p>NJ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 office:value-type="float" office:value="425" calcext:value-type="float">
            <text:p>$425.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20" calcext:value-type="float">
            <text:p>20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25" calcext:value-type="float">
            <text:p>25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7" calcext:value-type="float">
            <text:p>17</text:p>
          </table:table-cell>
          <table:table-cell table:style-name="ce29" office:value-type="string" calcext:value-type="string">
            <text:p>Pharmaceutical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Therapeutics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10" calcext:value-type="float">
            <text:p>10</text:p>
          </table:table-cell>
          <table:table-cell table:style-name="ce35" office:value-type="string" calcext:value-type="string">
            <text:p><text:a xlink:href="http://proquestvc.com" xlink:type="simple">proquestvc.com</text:a></text:p>
          </table:table-cell>
          <table:table-cell table:style-name="ce35" office:value-type="string" calcext:value-type="string">
            <text:p><text:a xlink:href="https://www.crunchbase.com/organization/proquest-investments" xlink:type="simple">https://www.crunchbase.com/organization/proquest-investments</text:a></text:p>
          </table:table-cell>
          <table:table-cell table:style-name="ce35" office:value-type="string" calcext:value-type="string">
            <text:p><text:a xlink:href="http://linkedin.com/company/70660" xlink:type="simple">linkedin.com/company/7066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rosper Capital</text:p>
          </table:table-cell>
          <table:table-cell table:style-name="ce8" office:value-type="string" calcext:value-type="string">
            <text:p>St. Louis</text:p>
          </table:table-cell>
          <table:table-cell table:style-name="ce8" office:value-type="string" calcext:value-type="string">
            <text:p>MO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3" calcext:value-type="float">
            <text:p>$3.0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Hospital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Fitnes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prosperstl.com/" xlink:type="simple">prosperstl.com</text:a></text:p>
          </table:table-cell>
          <table:table-cell table:style-name="ce35" office:value-type="string" calcext:value-type="string">
            <text:p><text:a xlink:href="https://www.crunchbase.com/organization/prosper-capital#section-overview" xlink:type="simple">https://www.crunchbase.com/organization/prosper-capital</text:a></text:p>
          </table:table-cell>
          <table:table-cell table:style-name="ce35" office:value-type="string" calcext:value-type="string">
            <text:p><text:a xlink:href="https://www.linkedin.com/company/prosper-women-entrepreneurs/" xlink:type="simple">https://www.linkedin.com/company/prosper-women-entrepreneu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rototype Capital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29" office:value-type="string" calcext:value-type="string">
            <text:p>Mobil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obile Advertis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sumer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rket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prototype.capital</text:p>
          </table:table-cell>
          <table:table-cell table:style-name="ce35" office:value-type="string" calcext:value-type="string">
            <text:p><text:a xlink:href="https://www.crunchbase.com/organization/prototype-capital" xlink:type="simple">https://www.crunchbase.com/organization/prototype-capital</text:a></text:p>
          </table:table-cell>
          <table:table-cell table:style-name="ce35" office:value-type="string" calcext:value-type="string">
            <text:p><text:a xlink:href="http://linkedin.com/company/7595769" xlink:type="simple">linkedin.com/company/759576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PV Ventures</text:p>
          </table:table-cell>
          <table:table-cell table:style-name="ce8" office:value-type="string" calcext:value-type="string">
            <text:p>Colorado Springs</text:p>
          </table:table-cell>
          <table:table-cell table:style-name="ce8" office:value-type="string" calcext:value-type="string">
            <text:p>CO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6.1" calcext:value-type="float">
            <text:p>$6.1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Computer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Network Security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pvventuresllc.com/" xlink:type="simple">pvventuresllc.com</text:a></text:p>
          </table:table-cell>
          <table:table-cell table:style-name="ce35" office:value-type="string" calcext:value-type="string">
            <text:p><text:a xlink:href="https://www.crunchbase.com/organization/pv-ventures#section-overview" xlink:type="simple">https://www.crunchbase.com/organization/pv-ventures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Quake Capital Partner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/>
          <table:table-cell table:style-name="ce6" office:value-type="float" office:value="78" calcext:value-type="float">
            <text:p>78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8" calcext:value-type="float">
            <text:p>8</text:p>
          </table:table-cell>
          <table:table-cell table:style-name="ce35" office:value-type="string" calcext:value-type="string">
            <text:p><text:a xlink:href="http://quakecapital.com" xlink:type="simple">quakecapital.com</text:a></text:p>
          </table:table-cell>
          <table:table-cell table:style-name="ce35" office:value-type="string" calcext:value-type="string">
            <text:p><text:a xlink:href="https://www.crunchbase.com/organization/quake-capital-partners" xlink:type="simple">https://www.crunchbase.com/organization/quake-capital-partners</text:a></text:p>
          </table:table-cell>
          <table:table-cell table:style-name="ce35" office:value-type="string" calcext:value-type="string">
            <text:p><text:a xlink:href="http://linkedin.com/company/10512733" xlink:type="simple">linkedin.com/company/1051273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Quantum Growth Ventures</text:p>
          </table:table-cell>
          <table:table-cell table:style-name="ce8" office:value-type="string" calcext:value-type="string">
            <text:p>Fremont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qgv.vc" xlink:type="simple">qgv.vc</text:a></text:p>
          </table:table-cell>
          <table:table-cell table:style-name="ce35" office:value-type="string" calcext:value-type="string">
            <text:p><text:a xlink:href="https://www.crunchbase.com/organization/quantum-growth-ventures" xlink:type="simple">https://www.crunchbase.com/organization/quantum-growth-ventures</text:a></text:p>
          </table:table-cell>
          <table:table-cell table:style-name="ce35" office:value-type="string" calcext:value-type="string">
            <text:p><text:a xlink:href="http://linkedin.com/company/13603667" xlink:type="simple">linkedin.com/company/1360366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Queen City Fintech</text:p>
          </table:table-cell>
          <table:table-cell table:style-name="ce8" office:value-type="string" calcext:value-type="string">
            <text:p>Charlotte</text:p>
          </table:table-cell>
          <table:table-cell table:style-name="ce8" office:value-type="string" calcext:value-type="string">
            <text:p>NC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30" calcext:value-type="float">
            <text:p>30</text:p>
          </table:table-cell>
          <table:table-cell table:style-name="ce6"/>
          <table:table-cell table:style-name="ce29" office:value-type="string" calcext:value-type="string">
            <text:p>FinTech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Financial Services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Payment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obile App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qcfintech.co" xlink:type="simple">qcfintech.co</text:a></text:p>
          </table:table-cell>
          <table:table-cell table:style-name="ce35" office:value-type="string" calcext:value-type="string">
            <text:p><text:a xlink:href="https://www.crunchbase.com/organization/qc-fintech" xlink:type="simple">https://www.crunchbase.com/organization/qc-fintech</text:a></text:p>
          </table:table-cell>
          <table:table-cell table:style-name="ce35" office:value-type="string" calcext:value-type="string">
            <text:p><text:a xlink:href="https://www.linkedin.com/company/queen-city-fintech/" xlink:type="simple">https://www.linkedin.com/company/queen-city-fintech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Queen City Angels</text:p>
          </table:table-cell>
          <table:table-cell table:style-name="ce8" office:value-type="string" calcext:value-type="string">
            <text:p>Cincinnati</text:p>
          </table:table-cell>
          <table:table-cell table:style-name="ce8" office:value-type="string" calcext:value-type="string">
            <text:p>OH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5" calcext:value-type="float">
            <text:p>5</text:p>
          </table:table-cell>
          <table:table-cell table:style-name="ce22" office:value-type="float" office:value="19.4" calcext:value-type="float">
            <text:p>$19.4</text:p>
          </table:table-cell>
          <table:table-cell table:style-name="ce20" office:value-type="float" office:value="40" calcext:value-type="float">
            <text:p>40</text:p>
          </table:table-cell>
          <table:table-cell table:style-name="ce20"/>
          <table:table-cell table:style-name="ce29" office:value-type="string" calcext:value-type="string">
            <text:p>Health C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qca.com" xlink:type="simple">qca.com</text:a></text:p>
          </table:table-cell>
          <table:table-cell table:style-name="ce35" office:value-type="string" calcext:value-type="string">
            <text:p><text:a xlink:href="https://www.crunchbase.com/organization/queen-city-angels" xlink:type="simple">https://www.crunchbase.com/organization/queen-city-angels</text:a></text:p>
          </table:table-cell>
          <table:table-cell table:style-name="ce35" office:value-type="string" calcext:value-type="string">
            <text:p><text:a xlink:href="https://www.linkedin.com/company/queen-city-angels" xlink:type="simple">https://www.linkedin.com/company/queen-city-angels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Quest Venture Partners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45" calcext:value-type="float">
            <text:p>$45.0</text:p>
          </table:table-cell>
          <table:table-cell table:style-name="ce20" office:value-type="float" office:value="71" calcext:value-type="float">
            <text:p>71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questvp.com/" xlink:type="simple">questvp.com</text:a></text:p>
          </table:table-cell>
          <table:table-cell table:style-name="ce35" office:value-type="string" calcext:value-type="string">
            <text:p><text:a xlink:href="https://www.crunchbase.com/organization/quest-venture-partners#section-overview" xlink:type="simple">https://www.crunchbase.com/organization/quest-venture-partners</text:a></text:p>
          </table:table-cell>
          <table:table-cell table:style-name="ce35" office:value-type="string" calcext:value-type="string">
            <text:p><text:a xlink:href="https://www.linkedin.com/company/quest-venture-partners/" xlink:type="simple">https://www.linkedin.com/company/quest-ventur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7 Partners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8" calcext:value-type="float">
            <text:p>8</text:p>
          </table:table-cell>
          <table:table-cell table:style-name="ce6"/>
          <table:table-cell table:style-name="ce29" office:value-type="string" calcext:value-type="string">
            <text:p>Autonomous Vehicle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Wellnes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lectron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r7partners.com/" xlink:type="simple">r7partners.com</text:a></text:p>
          </table:table-cell>
          <table:table-cell table:style-name="ce35" office:value-type="string" calcext:value-type="string">
            <text:p><text:a xlink:href="https://www.crunchbase.com/organization/r7-partners#section-overview" xlink:type="simple">https://www.crunchbase.com/organization/r7-partners</text:a></text:p>
          </table:table-cell>
          <table:table-cell table:style-name="ce35" office:value-type="string" calcext:value-type="string">
            <text:p><text:a xlink:href="https://www.linkedin.com/company/r7-partners/" xlink:type="simple">https://www.linkedin.com/company/r7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adicle</text:p>
          </table:table-cell>
          <table:table-cell table:style-name="ce8" office:value-type="string" calcext:value-type="string">
            <text:p>San Dieg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6" calcext:value-type="float">
            <text:p>6</text:p>
          </table:table-cell>
          <table:table-cell table:style-name="ce6"/>
          <table:table-cell table:style-name="ce29" office:value-type="string" calcext:value-type="string">
            <text:p>Farm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gricultu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ternet of Thing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iopharma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radicle.vc/" xlink:type="simple">radicle.vc</text:a></text:p>
          </table:table-cell>
          <table:table-cell table:style-name="ce35" office:value-type="string" calcext:value-type="string">
            <text:p><text:a xlink:href="https://www.crunchbase.com/organization/radicle#section-overview" xlink:type="simple">https://www.crunchbase.com/organization/radicle</text:a></text:p>
          </table:table-cell>
          <table:table-cell table:style-name="ce35" office:value-type="string" calcext:value-type="string">
            <text:p><text:a xlink:href="https://www.linkedin.com/company/radicle-seed/" xlink:type="simple">https://www.linkedin.com/company/radicle-see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adicle Impact Partners</text:p>
          </table:table-cell>
          <table:table-cell table:style-name="ce8" office:value-type="string" calcext:value-type="string">
            <text:p>Oakland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Lend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radicleimpact.com/" xlink:type="simple">radicleimpact.com</text:a></text:p>
          </table:table-cell>
          <table:table-cell table:style-name="ce35" office:value-type="string" calcext:value-type="string">
            <text:p><text:a xlink:href="https://www.crunchbase.com/organization/radicle-impact#section-overview" xlink:type="simple">https://www.crunchbase.com/organization/radicle-impact</text:a></text:p>
          </table:table-cell>
          <table:table-cell table:style-name="ce35" office:value-type="string" calcext:value-type="string">
            <text:p><text:a xlink:href="https://www.linkedin.com/company/radicle-impact/" xlink:type="simple">https://www.linkedin.com/company/radicle-impact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aptor Ventures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32.2" calcext:value-type="float">
            <text:p>$32.2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raptorventures.com/" xlink:type="simple">raptorventures.com</text:a></text:p>
          </table:table-cell>
          <table:table-cell table:style-name="ce35" office:value-type="string" calcext:value-type="string">
            <text:p><text:a xlink:href="https://www.crunchbase.com/organization/raptor-ventures#section-overview" xlink:type="simple">https://www.crunchbase.com/organization/raptor-ventures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each Capital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135" calcext:value-type="float">
            <text:p>$135.0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27" calcext:value-type="float">
            <text:p>27</text:p>
          </table:table-cell>
          <table:table-cell table:style-name="ce29" office:value-type="string" calcext:value-type="string">
            <text:p>EdTech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obile Apps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reachcap.com/" xlink:type="simple">reachcap.com</text:a></text:p>
          </table:table-cell>
          <table:table-cell table:style-name="ce35" office:value-type="string" calcext:value-type="string">
            <text:p><text:a xlink:href="https://www.crunchbase.com/organization/reach-capital#section-overview" xlink:type="simple">https://www.crunchbase.com/organization/reach-capital</text:a></text:p>
          </table:table-cell>
          <table:table-cell table:style-name="ce35" office:value-type="string" calcext:value-type="string">
            <text:p><text:a xlink:href="https://www.linkedin.com/company/reach-capital/" xlink:type="simple">https://www.linkedin.com/company/reach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ed &amp; Blue Ventures</text:p>
          </table:table-cell>
          <table:table-cell table:style-name="ce8" office:value-type="string" calcext:value-type="string">
            <text:p>Philadelphia</text:p>
          </table:table-cell>
          <table:table-cell table:style-name="ce8" office:value-type="string" calcext:value-type="string">
            <text:p>P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3.9" calcext:value-type="float">
            <text:p>$13.9</text:p>
          </table:table-cell>
          <table:table-cell table:style-name="ce20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Furnitu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Direct Sale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ome Decor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redandblue.vc/" xlink:type="simple">redandblue.vc</text:a></text:p>
          </table:table-cell>
          <table:table-cell table:style-name="ce35" office:value-type="string" calcext:value-type="string">
            <text:p><text:a xlink:href="https://www.crunchbase.com/organization/red-blue-ventures#section-overview" xlink:type="simple">https://www.crunchbase.com/organization/red-blue-ventures</text:a></text:p>
          </table:table-cell>
          <table:table-cell table:style-name="ce35" office:value-type="string" calcext:value-type="string">
            <text:p><text:a xlink:href="https://www.linkedin.com/company/red-&amp;-blue-ventures/" xlink:type="simple">https://www.linkedin.com/company/red-&amp;-blu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ed Dog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ecurit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reddogcap.com/" xlink:type="simple">reddogcap.com</text:a></text:p>
          </table:table-cell>
          <table:table-cell table:style-name="ce35" office:value-type="string" calcext:value-type="string">
            <text:p><text:a xlink:href="https://www.crunchbase.com/organization/red-dog-capital#section-overview" xlink:type="simple">https://www.crunchbase.com/organization/red-dog-capital</text:a></text:p>
          </table:table-cell>
          <table:table-cell table:style-name="ce35" office:value-type="string" calcext:value-type="string">
            <text:p><text:a xlink:href="https://www.linkedin.com/company/red-dog-capital-llc/" xlink:type="simple">https://www.linkedin.com/company/red-dog-capital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ed Sea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Fashion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Lifestyl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redseaventures.com/" xlink:type="simple">redseaventures.com</text:a></text:p>
          </table:table-cell>
          <table:table-cell table:style-name="ce35" office:value-type="string" calcext:value-type="string">
            <text:p><text:a xlink:href="https://www.crunchbase.com/organization/red-sea-venture-partners#section-overview" xlink:type="simple">https://www.crunchbase.com/organization/red-sea-venture-partners</text:a></text:p>
          </table:table-cell>
          <table:table-cell table:style-name="ce35" office:value-type="string" calcext:value-type="string">
            <text:p><text:a xlink:href="https://www.linkedin.com/company/red-sea-ventures/" xlink:type="simple">https://www.linkedin.com/company/red-sea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ed Swan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3" calcext:value-type="float">
            <text:p>3</text:p>
          </table:table-cell>
          <table:table-cell table:style-name="ce22"/>
          <table:table-cell table:style-name="ce20" office:value-type="float" office:value="76" calcext:value-type="float">
            <text:p>76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7" calcext:value-type="float">
            <text:p>7</text:p>
          </table:table-cell>
          <table:table-cell table:style-name="ce35" office:value-type="string" calcext:value-type="string">
            <text:p><text:a xlink:href="http://redswan.vc/" xlink:type="simple">redswan.vc</text:a></text:p>
          </table:table-cell>
          <table:table-cell table:style-name="ce35" office:value-type="string" calcext:value-type="string">
            <text:p><text:a xlink:href="https://www.crunchbase.com/organization/red-swan#section-overview" xlink:type="simple">https://www.crunchbase.com/organization/red-swan</text:a></text:p>
          </table:table-cell>
          <table:table-cell table:style-name="ce35" office:value-type="string" calcext:value-type="string">
            <text:p><text:a xlink:href="https://www.linkedin.com/company/red-swan-ventures/" xlink:type="simple">https://www.linkedin.com/company/red-swan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edstar Ventures</text:p>
          </table:table-cell>
          <table:table-cell table:style-name="ce8" office:value-type="string" calcext:value-type="string">
            <text:p>Cambridge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Shopp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etail Technolog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etail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redstar.com" xlink:type="simple">redstar.com</text:a></text:p>
          </table:table-cell>
          <table:table-cell table:style-name="ce35" office:value-type="string" calcext:value-type="string">
            <text:p><text:a xlink:href="https://www.crunchbase.com/organization/redstar-ventures" xlink:type="simple">https://www.crunchbase.com/organization/redstar-ventures</text:a></text:p>
          </table:table-cell>
          <table:table-cell table:style-name="ce35" office:value-type="string" calcext:value-type="string">
            <text:p><text:a xlink:href="http://linkedin.com/company/1448092" xlink:type="simple">linkedin.com/company/1448092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efactor Capital</text:p>
          </table:table-cell>
          <table:table-cell table:style-name="ce8" office:value-type="string" calcext:value-type="string">
            <text:p>Burlingame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50" calcext:value-type="float">
            <text:p>$50.0</text:p>
          </table:table-cell>
          <table:table-cell table:style-name="ce20" office:value-type="float" office:value="28" calcext:value-type="float">
            <text:p>28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Genetic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Health Diagonstics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refactor.com/" xlink:type="simple">refactor.com</text:a></text:p>
          </table:table-cell>
          <table:table-cell table:style-name="ce35" office:value-type="string" calcext:value-type="string">
            <text:p><text:a xlink:href="https://www.crunchbase.com/organization/refactor-capital#section-overview" xlink:type="simple">https://www.crunchbase.com/organization/refactor-capital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efinery</text:p>
          </table:table-cell>
          <table:table-cell table:style-name="ce8" office:value-type="string" calcext:value-type="string">
            <text:p>Cincinnati</text:p>
          </table:table-cell>
          <table:table-cell table:style-name="ce8" office:value-type="string" calcext:value-type="string">
            <text:p>OH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4" calcext:value-type="float">
            <text:p>4</text:p>
          </table:table-cell>
          <table:table-cell table:style-name="ce6"/>
          <table:table-cell table:style-name="ce29" office:value-type="string" calcext:value-type="string">
            <text:p>Mobil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cial Media Marke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ecruit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refinery.com/" xlink:type="simple">refinery.com</text:a></text:p>
          </table:table-cell>
          <table:table-cell table:style-name="ce35" office:value-type="string" calcext:value-type="string">
            <text:p><text:a xlink:href="https://www.crunchbase.com/organization/refinery-ventures#section-overview" xlink:type="simple">https://www.crunchbase.com/organization/refinery-ventures</text:a></text:p>
          </table:table-cell>
          <table:table-cell table:style-name="ce35" office:value-type="string" calcext:value-type="string">
            <text:p><text:a xlink:href="https://www.linkedin.com/company/refinery-ventures/" xlink:type="simple">https://www.linkedin.com/company/refinery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embrandt Venture Partner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325.5" calcext:value-type="float">
            <text:p>$325.5</text:p>
          </table:table-cell>
          <table:table-cell table:style-name="ce20" office:value-type="float" office:value="137" calcext:value-type="float">
            <text:p>137</text:p>
          </table:table-cell>
          <table:table-cell table:style-name="ce20" office:value-type="float" office:value="28" calcext:value-type="float">
            <text:p>28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7" calcext:value-type="float">
            <text:p>17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8" calcext:value-type="float">
            <text:p>8</text:p>
          </table:table-cell>
          <table:table-cell table:style-name="ce35" office:value-type="string" calcext:value-type="string">
            <text:p><text:a xlink:href="http://rembrandtvc.com/" xlink:type="simple">rembrandtvc.com</text:a></text:p>
          </table:table-cell>
          <table:table-cell table:style-name="ce35" office:value-type="string" calcext:value-type="string">
            <text:p><text:a xlink:href="https://www.crunchbase.com/organization/rembrant-venture-partners#section-overview" xlink:type="simple">https://www.crunchbase.com/organization/rembrant-venture-partners</text:a></text:p>
          </table:table-cell>
          <table:table-cell table:style-name="ce35" office:value-type="string" calcext:value-type="string">
            <text:p><text:a xlink:href="https://www.linkedin.com/company/rembrandt-venture-partners/" xlink:type="simple">https://www.linkedin.com/company/rembrandt-ventur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emiges Ventures</text:p>
          </table:table-cell>
          <table:table-cell table:style-name="ce8" office:value-type="string" calcext:value-type="string">
            <text:p>Cambridge</text:p>
          </table:table-cell>
          <table:table-cell table:style-name="ce8" office:value-type="string" calcext:value-type="string">
            <text:p>M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4" calcext:value-type="float">
            <text:p>4</text:p>
          </table:table-cell>
          <table:table-cell table:style-name="ce6"/>
          <table:table-cell table:style-name="ce29" office:value-type="string" calcext:value-type="string">
            <text:p>Medical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Pharmaceutical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iopharma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remigesventures.com/" xlink:type="simple">remigesventures.com</text:a></text:p>
          </table:table-cell>
          <table:table-cell table:style-name="ce35" office:value-type="string" calcext:value-type="string">
            <text:p><text:a xlink:href="https://www.crunchbase.com/organization/remiges-ventures#section-overview" xlink:type="simple">https://www.crunchbase.com/organization/remiges-ventures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enaissance Venture Capital Fund</text:p>
          </table:table-cell>
          <table:table-cell table:style-name="ce8" office:value-type="string" calcext:value-type="string">
            <text:p>Ann Arbor</text:p>
          </table:table-cell>
          <table:table-cell table:style-name="ce8" office:value-type="string" calcext:value-type="string">
            <text:p>MI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204.6" calcext:value-type="float">
            <text:p>$204.6</text:p>
          </table:table-cell>
          <table:table-cell table:style-name="ce20" office:value-type="float" office:value="7" calcext:value-type="float">
            <text:p>7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ealth Diagons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Pharmaceutical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renvcf.com/" xlink:type="simple">renvcf.com</text:a></text:p>
          </table:table-cell>
          <table:table-cell table:style-name="ce35" office:value-type="string" calcext:value-type="string">
            <text:p><text:a xlink:href="https://www.crunchbase.com/organization/renaissance-venture-capital-fund#section-overview" xlink:type="simple">https://www.crunchbase.com/organization/renaissance-venture-capital-fund</text:a></text:p>
          </table:table-cell>
          <table:table-cell table:style-name="ce35" office:value-type="string" calcext:value-type="string">
            <text:p><text:a xlink:href="https://www.linkedin.com/company/renaissance-venture-capital-fund/" xlink:type="simple">https://www.linkedin.com/company/renaissance-venture-capital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esolute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150" calcext:value-type="float">
            <text:p>$150.0</text:p>
          </table:table-cell>
          <table:table-cell table:style-name="ce20" office:value-type="float" office:value="84" calcext:value-type="float">
            <text:p>84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resolute.vc/" xlink:type="simple">resolute.vc</text:a></text:p>
          </table:table-cell>
          <table:table-cell table:style-name="ce35" office:value-type="string" calcext:value-type="string">
            <text:p><text:a xlink:href="https://www.crunchbase.com/organization/resolute-vc#section-overview" xlink:type="simple">https://www.crunchbase.com/organization/resolute-vc</text:a></text:p>
          </table:table-cell>
          <table:table-cell table:style-name="ce35" office:value-type="string" calcext:value-type="string">
            <text:p><text:a xlink:href="https://www.linkedin.com/company/resolute-ventures/" xlink:type="simple">https://www.linkedin.com/company/resolut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esonant Venture Partners</text:p>
          </table:table-cell>
          <table:table-cell table:style-name="ce8" office:value-type="string" calcext:value-type="string">
            <text:p>Ann Arbor</text:p>
          </table:table-cell>
          <table:table-cell table:style-name="ce8" office:value-type="string" calcext:value-type="string">
            <text:p>MI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0.5" calcext:value-type="float">
            <text:p>$0.5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Developer API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yber Securit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loud Comput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resonantvc.com/" xlink:type="simple">resonantvc.com</text:a></text:p>
          </table:table-cell>
          <table:table-cell table:style-name="ce35" office:value-type="string" calcext:value-type="string">
            <text:p><text:a xlink:href="https://www.crunchbase.com/organization/resonant-venture-partners#section-overview" xlink:type="simple">https://www.crunchbase.com/organization/resonant-venture-partners</text:a></text:p>
          </table:table-cell>
          <table:table-cell table:style-name="ce35" office:value-type="string" calcext:value-type="string">
            <text:p><text:a xlink:href="https://www.linkedin.com/company/resonant-venture-partners/" xlink:type="simple">https://www.linkedin.com/company/resonant-ventur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ethink VC</text:p>
          </table:table-cell>
          <table:table-cell table:style-name="ce8" office:value-type="string" calcext:value-type="string">
            <text:p>White Plains</text:p>
          </table:table-cell>
          <table:table-cell table:style-name="ce8" office:value-type="string" calcext:value-type="string">
            <text:p>NY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10" calcext:value-type="float">
            <text:p>$110.0</text:p>
          </table:table-cell>
          <table:table-cell table:style-name="ce20" office:value-type="float" office:value="13" calcext:value-type="float">
            <text:p>13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Crowdfund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ospital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Women'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rethink.vc/" xlink:type="simple">rethink.vc</text:a></text:p>
          </table:table-cell>
          <table:table-cell table:style-name="ce35" office:value-type="string" calcext:value-type="string">
            <text:p><text:a xlink:href="https://www.crunchbase.com/organization/rethink-impact#section-overview" xlink:type="simple">https://www.crunchbase.com/organization/rethink-impact</text:a></text:p>
          </table:table-cell>
          <table:table-cell table:style-name="ce35" office:value-type="string" calcext:value-type="string">
            <text:p><text:a xlink:href="https://www.linkedin.com/company/rethink-education-fund/" xlink:type="simple">https://www.linkedin.com/company/rethink-education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evel Partner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50" calcext:value-type="float">
            <text:p>$50.0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revelpartners.com/" xlink:type="simple">revelpartners.com</text:a></text:p>
          </table:table-cell>
          <table:table-cell table:style-name="ce35" office:value-type="string" calcext:value-type="string">
            <text:p><text:a xlink:href="https://www.crunchbase.com/organization/revel-partners#section-overview" xlink:type="simple">https://www.crunchbase.com/organization/revel-partners</text:a></text:p>
          </table:table-cell>
          <table:table-cell table:style-name="ce35" office:value-type="string" calcext:value-type="string">
            <text:p><text:a xlink:href="https://www.linkedin.com/company/revel-partners/" xlink:type="simple">https://www.linkedin.com/company/revel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evTech Ventures</text:p>
          </table:table-cell>
          <table:table-cell table:style-name="ce8" office:value-type="string" calcext:value-type="string">
            <text:p>Dallas</text:p>
          </table:table-cell>
          <table:table-cell table:style-name="ce8" office:value-type="string" calcext:value-type="string">
            <text:p>TX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10" calcext:value-type="float">
            <text:p>$10.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Retail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Retail Technology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arket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revtechaccelerator.com" xlink:type="simple">revtechaccelerator.com</text:a></text:p>
          </table:table-cell>
          <table:table-cell table:style-name="ce35" office:value-type="string" calcext:value-type="string">
            <text:p><text:a xlink:href="https://www.crunchbase.com/organization/revtech-accelerator" xlink:type="simple">https://www.crunchbase.com/organization/revtech-accelerator</text:a></text:p>
          </table:table-cell>
          <table:table-cell table:style-name="ce35" office:value-type="string" calcext:value-type="string">
            <text:p><text:a xlink:href="http://linkedin.com/company/2394101" xlink:type="simple">linkedin.com/company/239410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hapsody Venture Partners</text:p>
          </table:table-cell>
          <table:table-cell table:style-name="ce8" office:value-type="string" calcext:value-type="string">
            <text:p>Cambridge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29" office:value-type="string" calcext:value-type="string">
            <text:p>Bio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gricultur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rhapsodyvp.com" xlink:type="simple">rhapsodyvp.com</text:a></text:p>
          </table:table-cell>
          <table:table-cell table:style-name="ce35" office:value-type="string" calcext:value-type="string">
            <text:p><text:a xlink:href="https://www.crunchbase.com/organization/rhapsody-venture-partners-llc" xlink:type="simple">https://www.crunchbase.com/organization/rhapsody-venture-partners-llc</text:a></text:p>
          </table:table-cell>
          <table:table-cell table:style-name="ce35" office:value-type="string" calcext:value-type="string">
            <text:p><text:a xlink:href="http://linkedin.com/company/10829162" xlink:type="simple">linkedin.com/company/10829162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ichmond Global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90" calcext:value-type="float">
            <text:p>$90.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Credi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staurant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rglobalventures.com/" xlink:type="simple">rglobalventures.com</text:a></text:p>
          </table:table-cell>
          <table:table-cell table:style-name="ce35" office:value-type="string" calcext:value-type="string">
            <text:p><text:a xlink:href="https://www.crunchbase.com/organization/richmond-global#section-related-hubs" xlink:type="simple">https://www.crunchbase.com/organization/richmond-global#section-related-hubs</text:a></text:p>
          </table:table-cell>
          <table:table-cell table:style-name="ce35" office:value-type="string" calcext:value-type="string">
            <text:p><text:a xlink:href="https://www.linkedin.com/company/richmond-global-ltd/" xlink:type="simple">https://www.linkedin.com/company/richmond-global-lt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ight Side Capital Management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0" office:value-type="float" office:value="842" calcext:value-type="float">
            <text:p>842</text:p>
          </table:table-cell>
          <table:table-cell table:style-name="ce20" office:value-type="float" office:value="81" calcext:value-type="float">
            <text:p>8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40" calcext:value-type="float">
            <text:p>140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17" calcext:value-type="float">
            <text:p>117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03" calcext:value-type="float">
            <text:p>103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78" calcext:value-type="float">
            <text:p>78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73" calcext:value-type="float">
            <text:p>73</text:p>
          </table:table-cell>
          <table:table-cell table:style-name="ce35" office:value-type="string" calcext:value-type="string">
            <text:p><text:a xlink:href="http://rightsidecapital.com/" xlink:type="simple">rightsidecapital.com</text:a></text:p>
          </table:table-cell>
          <table:table-cell table:style-name="ce35" office:value-type="string" calcext:value-type="string">
            <text:p><text:a xlink:href="https://www.crunchbase.com/organization/right-side-capital-management#section-overview" xlink:type="simple">https://www.crunchbase.com/organization/right-side-capital-management</text:a></text:p>
          </table:table-cell>
          <table:table-cell table:style-name="ce35" office:value-type="string" calcext:value-type="string">
            <text:p><text:a xlink:href="https://www.linkedin.com/company/right-side-capital-management/" xlink:type="simple">https://www.linkedin.com/company/right-side-capital-management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incon Venture Partners</text:p>
          </table:table-cell>
          <table:table-cell table:style-name="ce8" office:value-type="string" calcext:value-type="string">
            <text:p>Santa Barbara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80" calcext:value-type="float">
            <text:p>$80.0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35" office:value-type="string" calcext:value-type="string">
            <text:p><text:a xlink:href="http://rinconvp.com/" xlink:type="simple">rinconvp.com</text:a></text:p>
          </table:table-cell>
          <table:table-cell table:style-name="ce35" office:value-type="string" calcext:value-type="string">
            <text:p><text:a xlink:href="https://www.crunchbase.com/organization/rincon-venture-partners#section-overview" xlink:type="simple">https://www.crunchbase.com/organization/rincon-venture-partners</text:a></text:p>
          </table:table-cell>
          <table:table-cell table:style-name="ce35" office:value-type="string" calcext:value-type="string">
            <text:p><text:a xlink:href="https://www.linkedin.com/company/rincon-venture-partners/" xlink:type="simple">https://www.linkedin.com/company/rincon-ventur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ise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00" calcext:value-type="float">
            <text:p>$100.0</text:p>
          </table:table-cell>
          <table:table-cell table:style-name="ce20" office:value-type="float" office:value="10" calcext:value-type="float">
            <text:p>10</text:p>
          </table:table-cell>
          <table:table-cell table:style-name="ce6"/>
          <table:table-cell table:style-name="ce29" office:value-type="string" calcext:value-type="string">
            <text:p>E-Commer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Retail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redit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risecapital.com/" xlink:type="simple">risecapital.com</text:a></text:p>
          </table:table-cell>
          <table:table-cell table:style-name="ce35" office:value-type="string" calcext:value-type="string">
            <text:p><text:a xlink:href="https://www.crunchbase.com/organization/rise-capital#section-overview" xlink:type="simple">https://www.crunchbase.com/organization/rise-capital</text:a></text:p>
          </table:table-cell>
          <table:table-cell table:style-name="ce35" office:value-type="string" calcext:value-type="string">
            <text:p><text:a xlink:href="https://www.linkedin.com/company/rise-capital/" xlink:type="simple">https://www.linkedin.com/company/rise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iverwalk Capital</text:p>
          </table:table-cell>
          <table:table-cell table:style-name="ce8" office:value-type="string" calcext:value-type="string">
            <text:p>San Antonio</text:p>
          </table:table-cell>
          <table:table-cell table:style-name="ce8" office:value-type="string" calcext:value-type="string">
            <text:p>TX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23.4" calcext:value-type="float">
            <text:p>$23.4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geekdomfund.com/" xlink:type="simple">geekdomfund.com</text:a></text:p>
          </table:table-cell>
          <table:table-cell table:style-name="ce35" office:value-type="string" calcext:value-type="string">
            <text:p><text:a xlink:href="https://www.crunchbase.com/organization/geekdom-fund-l-p#section-overview" xlink:type="simple">https://www.crunchbase.com/organization/geekdom-fund-l-p</text:a></text:p>
          </table:table-cell>
          <table:table-cell table:style-name="ce35" office:value-type="string" calcext:value-type="string">
            <text:p><text:a xlink:href="https://www.linkedin.com/company/geekdomfund/" xlink:type="simple">https://www.linkedin.com/company/geekdom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ivet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50" calcext:value-type="float">
            <text:p>$50.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udio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ubscription Servi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lockchain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rivetventures.com/" xlink:type="simple">rivetventures.com</text:a></text:p>
          </table:table-cell>
          <table:table-cell table:style-name="ce35" office:value-type="string" calcext:value-type="string">
            <text:p><text:a xlink:href="https://www.crunchbase.com/organization/rivet-ventures#section-overview" xlink:type="simple">https://www.crunchbase.com/organization/rivet-ventures</text:a></text:p>
          </table:table-cell>
          <table:table-cell table:style-name="ce35" office:value-type="string" calcext:value-type="string">
            <text:p><text:a xlink:href="https://www.linkedin.com/company/rivet-ventures-management-llc/" xlink:type="simple">https://www.linkedin.com/company/rivet-ventures-management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ock Health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96" calcext:value-type="float">
            <text:p>96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68" calcext:value-type="float">
            <text:p>68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19" calcext:value-type="float">
            <text:p>19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2" calcext:value-type="float">
            <text:p>12</text:p>
          </table:table-cell>
          <table:table-cell table:style-name="ce35" office:value-type="string" calcext:value-type="string">
            <text:p><text:a xlink:href="http://rockhealth.com/" xlink:type="simple">rockhealth.com</text:a></text:p>
          </table:table-cell>
          <table:table-cell table:style-name="ce35" office:value-type="string" calcext:value-type="string">
            <text:p><text:a xlink:href="https://www.crunchbase.com/organization/rock-health#section-overview" xlink:type="simple">https://www.crunchbase.com/organization/rock-health</text:a></text:p>
          </table:table-cell>
          <table:table-cell table:style-name="ce35" office:value-type="string" calcext:value-type="string">
            <text:p><text:a xlink:href="https://www.linkedin.com/company/rock-health/" xlink:type="simple">https://www.linkedin.com/company/rock-health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ocket Ventures</text:p>
          </table:table-cell>
          <table:table-cell table:style-name="ce8" office:value-type="string" calcext:value-type="string">
            <text:p>Toledo</text:p>
          </table:table-cell>
          <table:table-cell table:style-name="ce8" office:value-type="string" calcext:value-type="string">
            <text:p>OH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 office:value-type="float" office:value="19.4" calcext:value-type="float">
            <text:p>$19.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5" calcext:value-type="float">
            <text:p>5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Computer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rocketventures.org" xlink:type="simple">rocketventures.org</text:a></text:p>
          </table:table-cell>
          <table:table-cell table:style-name="ce35" office:value-type="string" calcext:value-type="string">
            <text:p><text:a xlink:href="https://www.crunchbase.com/organization/rocket-ventures" xlink:type="simple">https://www.crunchbase.com/organization/rocket-ventures</text:a></text:p>
          </table:table-cell>
          <table:table-cell table:style-name="ce35" office:value-type="string" calcext:value-type="string">
            <text:p><text:a xlink:href="http://linkedin.com/company/2702539" xlink:type="simple">linkedin.com/company/270253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omulus Capital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5" calcext:value-type="float">
            <text:p>5</text:p>
          </table:table-cell>
          <table:table-cell table:style-name="ce22" office:value-type="float" office:value="258.2" calcext:value-type="float">
            <text:p>$258.2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romuluscap.com/" xlink:type="simple">romuluscap.com</text:a></text:p>
          </table:table-cell>
          <table:table-cell table:style-name="ce35" office:value-type="string" calcext:value-type="string">
            <text:p><text:a xlink:href="https://www.crunchbase.com/organization/romulus-capital#section-overview" xlink:type="simple">https://www.crunchbase.com/organization/romulus-capital</text:a></text:p>
          </table:table-cell>
          <table:table-cell table:style-name="ce35" office:value-type="string" calcext:value-type="string">
            <text:p><text:a xlink:href="https://www.linkedin.com/company/romulus-capital/" xlink:type="simple">https://www.linkedin.com/company/romulus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oot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108.1" calcext:value-type="float">
            <text:p>$108.1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Consumer Electronic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anufacturing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root.vc/" xlink:type="simple">root.vc</text:a></text:p>
          </table:table-cell>
          <table:table-cell table:style-name="ce35" office:value-type="string" calcext:value-type="string">
            <text:p><text:a xlink:href="https://www.crunchbase.com/organization/rootvc#section-overview" xlink:type="simple">https://www.crunchbase.com/organization/rootvc</text:a></text:p>
          </table:table-cell>
          <table:table-cell table:style-name="ce35" office:value-type="string" calcext:value-type="string">
            <text:p><text:a xlink:href="https://www.linkedin.com/company/root-ventures/" xlink:type="simple">https://www.linkedin.com/company/root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othenberg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50" calcext:value-type="float">
            <text:p>$50.0</text:p>
          </table:table-cell>
          <table:table-cell table:style-name="ce20" office:value-type="float" office:value="106" calcext:value-type="float">
            <text:p>106</text:p>
          </table:table-cell>
          <table:table-cell table:style-name="ce20" office:value-type="float" office:value="18" calcext:value-type="float">
            <text:p>18</text:p>
          </table:table-cell>
          <table:table-cell table:style-name="ce29" office:value-type="string" calcext:value-type="string">
            <text:p>Virtual Reality</text:p>
          </table:table-cell>
          <table:table-cell table:style-name="ce20" office:value-type="float" office:value="19" calcext:value-type="float">
            <text:p>1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7" calcext:value-type="float">
            <text:p>17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9" calcext:value-type="float">
            <text:p>9</text:p>
          </table:table-cell>
          <table:table-cell table:style-name="ce35" office:value-type="string" calcext:value-type="string">
            <text:p><text:a xlink:href="http://rothenbergventures.com/" xlink:type="simple">rothenbergventures.com</text:a></text:p>
          </table:table-cell>
          <table:table-cell table:style-name="ce35" office:value-type="string" calcext:value-type="string">
            <text:p><text:a xlink:href="https://www.crunchbase.com/organization/rothenberg-ventures#section-overview" xlink:type="simple">https://www.crunchbase.com/organization/rothenberg-ventures</text:a></text:p>
          </table:table-cell>
          <table:table-cell table:style-name="ce35" office:value-type="string" calcext:value-type="string">
            <text:p><text:a xlink:href="https://www.linkedin.com/company/rothenberg-ventures/" xlink:type="simple">https://www.linkedin.com/company/rothenberg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outer Ventures</text:p>
          </table:table-cell>
          <table:table-cell table:style-name="ce8" office:value-type="string" calcext:value-type="string">
            <text:p>Omaha</text:p>
          </table:table-cell>
          <table:table-cell table:style-name="ce8" office:value-type="string" calcext:value-type="string">
            <text:p>NE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$1.0</text:p>
          </table:table-cell>
          <table:table-cell table:style-name="ce20" office:value-type="float" office:value="6" calcext:value-type="float">
            <text:p>6</text:p>
          </table:table-cell>
          <table:table-cell table:style-name="ce6"/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Data Integr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Drone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routerventures.com/" xlink:type="simple">routerventures.com</text:a></text:p>
          </table:table-cell>
          <table:table-cell table:style-name="ce35" office:value-type="string" calcext:value-type="string">
            <text:p><text:a xlink:href="https://www.crunchbase.com/organization/router-ventures#section-overview" xlink:type="simple">https://www.crunchbase.com/organization/router-ventures</text:a></text:p>
          </table:table-cell>
          <table:table-cell table:style-name="ce35" office:value-type="string" calcext:value-type="string">
            <text:p><text:a xlink:href="https://www.linkedin.com/company/router-ventures/" xlink:type="simple">https://www.linkedin.com/company/router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Rubicon VC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25" calcext:value-type="float">
            <text:p>$25.0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edia and Entertainment</text:p>
          </table:table-cell>
          <table:table-cell table:style-name="ce20" office:value-type="float" office:value="3" calcext:value-type="float">
            <text:p>3</text:p>
          </table:table-cell>
          <table:table-cell table:style-name="ce29"/>
          <table:table-cell table:style-name="ce20"/>
          <table:table-cell table:style-name="ce35" office:value-type="string" calcext:value-type="string">
            <text:p><text:a xlink:href="http://rubicon.vc/" xlink:type="simple">rubicon.vc</text:a></text:p>
          </table:table-cell>
          <table:table-cell table:style-name="ce35" office:value-type="string" calcext:value-type="string">
            <text:p><text:a xlink:href="https://www.crunchbase.com/organization/rubicon-venture-capital#section-overview" xlink:type="simple">https://www.crunchbase.com/organization/rubicon-venture-capital</text:a></text:p>
          </table:table-cell>
          <table:table-cell table:style-name="ce35" office:value-type="string" calcext:value-type="string">
            <text:p><text:a xlink:href="https://www.linkedin.com/company/rubicon-venture-capital/" xlink:type="simple">https://www.linkedin.com/company/rubicon-venture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28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170" calcext:value-type="float">
            <text:p>$170.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Cloud Computing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s28capital.com" xlink:type="simple">s28capital.com</text:a></text:p>
          </table:table-cell>
          <table:table-cell table:style-name="ce35" office:value-type="string" calcext:value-type="string">
            <text:p><text:a xlink:href="https://www.crunchbase.com/organization/spectrum-28" xlink:type="simple">https://www.crunchbase.com/organization/spectrum-28</text:a></text:p>
          </table:table-cell>
          <table:table-cell table:style-name="ce35" office:value-type="string" calcext:value-type="string">
            <text:p><text:a xlink:href="http://linkedin.com/company/7799208" xlink:type="simple">linkedin.com/company/779920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2G Ventures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 office:value-type="float" office:value="305" calcext:value-type="float">
            <text:p>$305.0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Agricultu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Food Preocessing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s2gventures.com" xlink:type="simple">s2gventures.com</text:a></text:p>
          </table:table-cell>
          <table:table-cell table:style-name="ce35" office:value-type="string" calcext:value-type="string">
            <text:p><text:a xlink:href="https://www.crunchbase.com/organization/s2g-ventures" xlink:type="simple">https://www.crunchbase.com/organization/s2g-ventures</text:a></text:p>
          </table:table-cell>
          <table:table-cell table:style-name="ce35" office:value-type="string" calcext:value-type="string">
            <text:p><text:a xlink:href="http://linkedin.com/company/6600658" xlink:type="simple">linkedin.com/company/660065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3 Ventures</text:p>
          </table:table-cell>
          <table:table-cell table:style-name="ce8" office:value-type="string" calcext:value-type="string">
            <text:p>Austin</text:p>
          </table:table-cell>
          <table:table-cell table:style-name="ce8" office:value-type="string" calcext:value-type="string">
            <text:p>TX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6" calcext:value-type="float">
            <text:p>6</text:p>
          </table:table-cell>
          <table:table-cell table:style-name="ce22" office:value-type="float" office:value="310" calcext:value-type="float">
            <text:p>$310.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3" calcext:value-type="float">
            <text:p>1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s3vc.com" xlink:type="simple">s3vc.com</text:a></text:p>
          </table:table-cell>
          <table:table-cell table:style-name="ce35" office:value-type="string" calcext:value-type="string">
            <text:p><text:a xlink:href="https://www.crunchbase.com/organization/s3-ventures" xlink:type="simple">https://www.crunchbase.com/organization/s3-ventures</text:a></text:p>
          </table:table-cell>
          <table:table-cell table:style-name="ce35" office:value-type="string" calcext:value-type="string">
            <text:p><text:a xlink:href="http://linkedin.com/company/2173399" xlink:type="simple">linkedin.com/company/217339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aaStr Fund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70" calcext:value-type="float">
            <text:p>$70.0</text:p>
          </table:table-cell>
          <table:table-cell table:style-name="ce20" office:value-type="float" office:value="6" calcext:value-type="float">
            <text:p>6</text:p>
          </table:table-cell>
          <table:table-cell table:style-name="ce6"/>
          <table:table-cell table:style-name="ce29" office:value-type="string" calcext:value-type="string">
            <text:p>Saa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earch Engin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nvironmental Consult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saastrfund.com/" xlink:type="simple">saastrfund.com</text:a></text:p>
          </table:table-cell>
          <table:table-cell table:style-name="ce35" office:value-type="string" calcext:value-type="string">
            <text:p><text:a xlink:href="https://www.crunchbase.com/organization/saastr-fund#section-overview" xlink:type="simple">https://www.crunchbase.com/organization/saastr-fund</text:a></text:p>
          </table:table-cell>
          <table:table-cell table:style-name="ce35" office:value-type="string" calcext:value-type="string">
            <text:p><text:a xlink:href="https://www.linkedin.com/company/saastr/" xlink:type="simple">https://www.linkedin.com/company/saastr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afeguard Scientifics</text:p>
          </table:table-cell>
          <table:table-cell table:style-name="ce8" office:value-type="string" calcext:value-type="string">
            <text:p>Radnor</text:p>
          </table:table-cell>
          <table:table-cell table:style-name="ce8" office:value-type="string" calcext:value-type="string">
            <text:p>P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28" calcext:value-type="float">
            <text:p>28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9" calcext:value-type="float">
            <text:p>29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10" calcext:value-type="float">
            <text:p>10</text:p>
          </table:table-cell>
          <table:table-cell table:style-name="ce35" office:value-type="string" calcext:value-type="string">
            <text:p><text:a xlink:href="http://safeguard.com" xlink:type="simple">safeguard.com</text:a></text:p>
          </table:table-cell>
          <table:table-cell table:style-name="ce35" office:value-type="string" calcext:value-type="string">
            <text:p><text:a xlink:href="https://www.crunchbase.com/organization/safeguard-scientifics" xlink:type="simple">https://www.crunchbase.com/organization/safeguard-scientifics</text:a></text:p>
          </table:table-cell>
          <table:table-cell table:style-name="ce35" office:value-type="string" calcext:value-type="string">
            <text:p><text:a xlink:href="http://linkedin.com/company/30123" xlink:type="simple">linkedin.com/company/3012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andalphon Capital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7" calcext:value-type="float">
            <text:p>17</text:p>
          </table:table-cell>
          <table:table-cell table:style-name="ce6"/>
          <table:table-cell table:style-name="ce29" office:value-type="string" calcext:value-type="string">
            <text:p>Real Estat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Restaurant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nsumer 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sandalphoncapital.com/" xlink:type="simple">sandalphoncapital.com</text:a></text:p>
          </table:table-cell>
          <table:table-cell table:style-name="ce35" office:value-type="string" calcext:value-type="string">
            <text:p><text:a xlink:href="https://www.crunchbase.com/organization/sandalphon-capital#section-overview" xlink:type="simple">https://www.crunchbase.com/organization/sandalphon-capital</text:a></text:p>
          </table:table-cell>
          <table:table-cell table:style-name="ce35" office:value-type="string" calcext:value-type="string">
            <text:p><text:a xlink:href="https://www.linkedin.com/company/sandalphon-capital/" xlink:type="simple">https://www.linkedin.com/company/sandalphon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anderling Ventures</text:p>
          </table:table-cell>
          <table:table-cell table:style-name="ce8" office:value-type="string" calcext:value-type="string">
            <text:p>San Mate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 office:value-type="float" office:value="30" calcext:value-type="float">
            <text:p>$30.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2" calcext:value-type="float">
            <text:p>12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5" calcext:value-type="float">
            <text:p>25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23" calcext:value-type="float">
            <text:p>23</text:p>
          </table:table-cell>
          <table:table-cell table:style-name="ce29" office:value-type="string" calcext:value-type="string">
            <text:p>Pharmaceutical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Therapeutics</text:p>
          </table:table-cell>
          <table:table-cell table:style-name="ce20" office:value-type="float" office:value="9" calcext:value-type="float">
            <text:p>9</text:p>
          </table:table-cell>
          <table:table-cell table:style-name="ce35" office:value-type="string" calcext:value-type="string">
            <text:p><text:a xlink:href="http://sanderling.com" xlink:type="simple">sanderling.com</text:a></text:p>
          </table:table-cell>
          <table:table-cell table:style-name="ce35" office:value-type="string" calcext:value-type="string">
            <text:p><text:a xlink:href="https://www.crunchbase.com/organization/sanderling-ventures" xlink:type="simple">https://www.crunchbase.com/organization/sanderling-ventures</text:a></text:p>
          </table:table-cell>
          <table:table-cell table:style-name="ce35" office:value-type="string" calcext:value-type="string">
            <text:p><text:a xlink:href="http://linkedin.com/company/56490" xlink:type="simple">linkedin.com/company/5649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ands Capital Ventures</text:p>
          </table:table-cell>
          <table:table-cell table:style-name="ce8" office:value-type="string" calcext:value-type="string">
            <text:p>Arlington</text:p>
          </table:table-cell>
          <table:table-cell table:style-name="ce8" office:value-type="string" calcext:value-type="string">
            <text:p>V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197.2" calcext:value-type="float">
            <text:p>$197.2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sandscapitalventures.com/" xlink:type="simple">sandscapitalventures.com</text:a></text:p>
          </table:table-cell>
          <table:table-cell table:style-name="ce35" office:value-type="string" calcext:value-type="string">
            <text:p><text:a xlink:href="https://www.crunchbase.com/organization/sands-capital-ventures#section-overview" xlink:type="simple">https://www.crunchbase.com/organization/sands-capital-ventures</text:a></text:p>
          </table:table-cell>
          <table:table-cell table:style-name="ce35" office:value-type="string" calcext:value-type="string">
            <text:p><text:a xlink:href="https://www.linkedin.com/company/sands-capital-venture/" xlink:type="simple">https://www.linkedin.com/company/sands-capital-venture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anta Barbara Angel Alliance</text:p>
          </table:table-cell>
          <table:table-cell table:style-name="ce8" office:value-type="string" calcext:value-type="string">
            <text:p>Santa Barbara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Impact Inves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ersonaliz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rketpla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ental Property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sbangelalliance.com" xlink:type="simple">sbangelalliance.com</text:a></text:p>
          </table:table-cell>
          <table:table-cell table:style-name="ce35" office:value-type="string" calcext:value-type="string">
            <text:p><text:a xlink:href="https://www.crunchbase.com/organization/santa-barbara-angel-alliance" xlink:type="simple">https://www.crunchbase.com/organization/santa-barbara-angel-alliance</text:a></text:p>
          </table:table-cell>
          <table:table-cell table:style-name="ce35" office:value-type="string" calcext:value-type="string">
            <text:p><text:a xlink:href="http://linkedin.com/company/17921268" xlink:type="simple">linkedin.com/company/1792126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aturn Partners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Network Security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saturnpartnersvc.com" xlink:type="simple">saturnpartnersvc.com</text:a></text:p>
          </table:table-cell>
          <table:table-cell table:style-name="ce35" office:value-type="string" calcext:value-type="string">
            <text:p><text:a xlink:href="https://www.crunchbase.com/organization/saturn-venture-partners" xlink:type="simple">https://www.crunchbase.com/organization/saturn-venture-partners</text:a></text:p>
          </table:table-cell>
          <table:table-cell table:style-name="ce35" office:value-type="string" calcext:value-type="string">
            <text:p><text:a xlink:href="http://linkedin.com/company/147527" xlink:type="simple">linkedin.com/company/14752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chematic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3" calcext:value-type="float">
            <text:p>3</text:p>
          </table:table-cell>
          <table:table-cell table:style-name="ce6"/>
          <table:table-cell table:style-name="ce29" office:value-type="string" calcext:value-type="string">
            <text:p>Robo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Logis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upply Chain Managem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Warehous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schematicventures.com/" xlink:type="simple">schematicventures.com</text:a></text:p>
          </table:table-cell>
          <table:table-cell table:style-name="ce35" office:value-type="string" calcext:value-type="string">
            <text:p><text:a xlink:href="https://www.crunchbase.com/organization/schematic-ventures#section-overview" xlink:type="simple">https://www.crunchbase.com/organization/schematic-ventures</text:a></text:p>
          </table:table-cell>
          <table:table-cell table:style-name="ce35" office:value-type="string" calcext:value-type="string">
            <text:p><text:a xlink:href="https://www.linkedin.com/company/schematic-ventures/" xlink:type="simple">https://www.linkedin.com/company/schematic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cience</text:p>
          </table:table-cell>
          <table:table-cell table:style-name="ce8" office:value-type="string" calcext:value-type="string">
            <text:p>Santa Monica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93.2" calcext:value-type="float">
            <text:p>$93.2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Financial Service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O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science-inc.com/" xlink:type="simple">science-inc.com</text:a></text:p>
          </table:table-cell>
          <table:table-cell table:style-name="ce35" office:value-type="string" calcext:value-type="string">
            <text:p><text:a xlink:href="https://www.crunchbase.com/organization/science#section-overview" xlink:type="simple">https://www.crunchbase.com/organization/science</text:a></text:p>
          </table:table-cell>
          <table:table-cell table:style-name="ce35" office:value-type="string" calcext:value-type="string">
            <text:p><text:a xlink:href="https://www.linkedin.com/company/science-media/" xlink:type="simple">https://www.linkedin.com/company/science-media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cottie Ventures</text:p>
          </table:table-cell>
          <table:table-cell table:style-name="ce8" office:value-type="string" calcext:value-type="string">
            <text:p>Pittsburgh</text:p>
          </table:table-cell>
          <table:table-cell table:style-name="ce8" office:value-type="string" calcext:value-type="string">
            <text:p>P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scottieventures.com" xlink:type="simple">scottieventures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10830817" xlink:type="simple">linkedin.com/company/1083081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cout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4" calcext:value-type="float">
            <text:p>4</text:p>
          </table:table-cell>
          <table:table-cell table:style-name="ce22" office:value-type="float" office:value="1.1" calcext:value-type="float">
            <text:p>$1.1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scoutventures.com/" xlink:type="simple">scoutventures.com</text:a></text:p>
          </table:table-cell>
          <table:table-cell table:style-name="ce35" office:value-type="string" calcext:value-type="string">
            <text:p><text:a xlink:href="https://www.crunchbase.com/organization/scout-ventures#section-overview" xlink:type="simple">https://www.crunchbase.com/organization/scout-ventures</text:a></text:p>
          </table:table-cell>
          <table:table-cell table:style-name="ce35" office:value-type="string" calcext:value-type="string">
            <text:p><text:a xlink:href="https://www.linkedin.com/company/scout-ventures/" xlink:type="simple">https://www.linkedin.com/company/scout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crum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24" calcext:value-type="float">
            <text:p>$24.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scrum.vc/" xlink:type="simple">scrum.vc</text:a></text:p>
          </table:table-cell>
          <table:table-cell table:style-name="ce35" office:value-type="string" calcext:value-type="string">
            <text:p><text:a xlink:href="https://www.crunchbase.com/organization/scrum-ventures#section-overview" xlink:type="simple">https://www.crunchbase.com/organization/scrum-ventures</text:a></text:p>
          </table:table-cell>
          <table:table-cell table:style-name="ce35" office:value-type="string" calcext:value-type="string">
            <text:p><text:a xlink:href="https://www.linkedin.com/company/scrum-ventures/" xlink:type="simple">https://www.linkedin.com/company/scrum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eattle Angel Fund</text:p>
          </table:table-cell>
          <table:table-cell table:style-name="ce8" office:value-type="string" calcext:value-type="string">
            <text:p>Seattle</text:p>
          </table:table-cell>
          <table:table-cell table:style-name="ce8" office:value-type="string" calcext:value-type="string">
            <text:p>W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7.7" calcext:value-type="float">
            <text:p>$7.7</text:p>
          </table:table-cell>
          <table:table-cell table:style-name="ce20" office:value-type="float" office:value="5" calcext:value-type="float">
            <text:p>5</text:p>
          </table:table-cell>
          <table:table-cell table:style-name="ce6"/>
          <table:table-cell table:style-name="ce29" office:value-type="string" calcext:value-type="string">
            <text:p>Computer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usiness Intelligen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seattleangelfund.net/" xlink:type="simple">seattleangelfund.net</text:a></text:p>
          </table:table-cell>
          <table:table-cell table:style-name="ce35" office:value-type="string" calcext:value-type="string">
            <text:p><text:a xlink:href="https://www.crunchbase.com/organization/seattle-angel-fund#section-overview" xlink:type="simple">https://www.crunchbase.com/organization/seattle-angel-fund</text:a></text:p>
          </table:table-cell>
          <table:table-cell table:style-name="ce35" office:value-type="string" calcext:value-type="string">
            <text:p><text:a xlink:href="https://www.linkedin.com/company/seachangefund/" xlink:type="simple">https://www.linkedin.com/company/seachange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eraph Group</text:p>
          </table:table-cell>
          <table:table-cell table:style-name="ce8" office:value-type="string" calcext:value-type="string">
            <text:p>San Mate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3.6" calcext:value-type="float">
            <text:p>$3.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0" calcext:value-type="float">
            <text:p>10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seraphgroup.net" xlink:type="simple">seraphgroup.net</text:a></text:p>
          </table:table-cell>
          <table:table-cell table:style-name="ce35" office:value-type="string" calcext:value-type="string">
            <text:p><text:a xlink:href="https://www.crunchbase.com/organization/seraph-group" xlink:type="simple">https://www.crunchbase.com/organization/seraph-group</text:a></text:p>
          </table:table-cell>
          <table:table-cell table:style-name="ce35" office:value-type="string" calcext:value-type="string">
            <text:p><text:a xlink:href="http://linkedin.com/company/121220" xlink:type="simple">linkedin.com/company/12122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erra Ventures</text:p>
          </table:table-cell>
          <table:table-cell table:style-name="ce8" office:value-type="string" calcext:value-type="string">
            <text:p>Champaign/Chicago</text:p>
          </table:table-cell>
          <table:table-cell table:style-name="ce8" office:value-type="string" calcext:value-type="string">
            <text:p>IL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39.8" calcext:value-type="float">
            <text:p>$39.8</text:p>
          </table:table-cell>
          <table:table-cell table:style-name="ce20" office:value-type="float" office:value="176" calcext:value-type="float">
            <text:p>176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serraventures.com/" xlink:type="simple">serraventures.com</text:a></text:p>
          </table:table-cell>
          <table:table-cell table:style-name="ce35" office:value-type="string" calcext:value-type="string">
            <text:p><text:a xlink:href="https://www.crunchbase.com/organization/serra-ventures#section-overview" xlink:type="simple">https://www.crunchbase.com/organization/serra-ventures</text:a></text:p>
          </table:table-cell>
          <table:table-cell table:style-name="ce35" office:value-type="string" calcext:value-type="string">
            <text:p><text:a xlink:href="https://www.linkedin.com/company/serra-ventures/" xlink:type="simple">https://www.linkedin.com/company/serra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even Peaks Ventures</text:p>
          </table:table-cell>
          <table:table-cell table:style-name="ce8" office:value-type="string" calcext:value-type="string">
            <text:p>Bend</text:p>
          </table:table-cell>
          <table:table-cell table:style-name="ce8" office:value-type="string" calcext:value-type="string">
            <text:p>O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35.4" calcext:value-type="float">
            <text:p>$35.4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sevenpeaksventures.com/" xlink:type="simple">sevenpeaksventures.com</text:a></text:p>
          </table:table-cell>
          <table:table-cell table:style-name="ce35" office:value-type="string" calcext:value-type="string">
            <text:p><text:a xlink:href="https://www.crunchbase.com/organization/seven-peaks-ventures#section-overview" xlink:type="simple">https://www.crunchbase.com/organization/seven-peaks-ventures</text:a></text:p>
          </table:table-cell>
          <table:table-cell table:style-name="ce35" office:value-type="string" calcext:value-type="string">
            <text:p><text:a xlink:href="https://www.linkedin.com/company/seven-peaks-ventures/" xlink:type="simple">https://www.linkedin.com/company/seven-peaks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G VC</text:p>
          </table:table-cell>
          <table:table-cell table:style-name="ce8" office:value-type="string" calcext:value-type="string">
            <text:p>Beverly Hills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101.1" calcext:value-type="float">
            <text:p>$101.1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arketplace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sg-vc.com/" xlink:type="simple">sg-vc.com</text:a></text:p>
          </table:table-cell>
          <table:table-cell table:style-name="ce35" office:value-type="string" calcext:value-type="string">
            <text:p><text:a xlink:href="https://www.crunchbase.com/organization/sgvc#section-overview" xlink:type="simple">https://www.crunchbase.com/organization/sgvc</text:a></text:p>
          </table:table-cell>
          <table:table-cell table:style-name="ce35" office:value-type="string" calcext:value-type="string">
            <text:p><text:a xlink:href="https://www.linkedin.com/company/sg-vc/" xlink:type="simple">https://www.linkedin.com/company/sg-v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hangBay Capital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Biopharma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Therapeutic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shangbaycapital.com" xlink:type="simple">shangbaycapital.com</text:a></text:p>
          </table:table-cell>
          <table:table-cell table:style-name="ce35" office:value-type="string" calcext:value-type="string">
            <text:p><text:a xlink:href="https://www.crunchbase.com/organization/shangbay-capital" xlink:type="simple">https://www.crunchbase.com/organization/shangbay-capital</text:a></text:p>
          </table:table-cell>
          <table:table-cell table:style-name="ce35" office:value-type="string" calcext:value-type="string">
            <text:p><text:a xlink:href="http://linkedin.com/company/18538707" xlink:type="simple">linkedin.com/company/1853870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hrug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/>
          <table:table-cell table:style-name="ce22"/>
          <table:table-cell table:style-name="ce20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shrug.vc/" xlink:type="simple">shrug.vc</text:a></text:p>
          </table:table-cell>
          <table:table-cell table:style-name="ce35"/>
          <table:table-cell table:style-name="ce35" office:value-type="string" calcext:value-type="string">
            <text:p><text:a xlink:href="https://www.linkedin.com/company/shrug-capital/" xlink:type="simple">https://www.linkedin.com/company/shrug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idar Global Ventures</text:p>
          </table:table-cell>
          <table:table-cell table:style-name="ce8" office:value-type="string" calcext:value-type="string">
            <text:p>Washington</text:p>
          </table:table-cell>
          <table:table-cell table:style-name="ce8" office:value-type="string" calcext:value-type="string">
            <text:p>DC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sidarglobal.com" xlink:type="simple">sidarglobal.com</text:a></text:p>
          </table:table-cell>
          <table:table-cell table:style-name="ce35" office:value-type="string" calcext:value-type="string">
            <text:p><text:a xlink:href="https://www.crunchbase.com/organization/sidar-global-advisors" xlink:type="simple">https://www.crunchbase.com/organization/sidar-global-advisors</text:a></text:p>
          </table:table-cell>
          <table:table-cell table:style-name="ce35" office:value-type="string" calcext:value-type="string">
            <text:p><text:a xlink:href="http://linkedin.com/company/1130407" xlink:type="simple">linkedin.com/company/113040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ierra Wasatch Capital</text:p>
          </table:table-cell>
          <table:table-cell table:style-name="ce8" office:value-type="string" calcext:value-type="string">
            <text:p>Truckee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4" calcext:value-type="float">
            <text:p>4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al Tim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ndroid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O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sierrawasatch.com/" xlink:type="simple">sierrawasatch.com</text:a></text:p>
          </table:table-cell>
          <table:table-cell table:style-name="ce35" office:value-type="string" calcext:value-type="string">
            <text:p><text:a xlink:href="https://www.crunchbase.com/organization/sierra-wasatch-capital#section-overview" xlink:type="simple">https://www.crunchbase.com/organization/sierra-wasatch-capital</text:a></text:p>
          </table:table-cell>
          <table:table-cell table:style-name="ce35" office:value-type="string" calcext:value-type="string">
            <text:p><text:a xlink:href="https://www.linkedin.com/company/sierra-wasatch-capital/" xlink:type="simple">https://www.linkedin.com/company/sierra-wasatch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ierraMaya360 VC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46" calcext:value-type="float">
            <text:p>46</text:p>
          </table:table-cell>
          <table:table-cell table:style-name="ce6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sierramaya360.vc" xlink:type="simple">sierramaya360.vc</text:a></text:p>
          </table:table-cell>
          <table:table-cell table:style-name="ce35" office:value-type="string" calcext:value-type="string">
            <text:p><text:a xlink:href="https://www.crunchbase.com/organization/sierramaya360-2#section-overview" xlink:type="simple">https://www.crunchbase.com/organization/sierramaya360-2#section-overview</text:a></text:p>
          </table:table-cell>
          <table:table-cell table:style-name="ce35" office:value-type="string" calcext:value-type="string">
            <text:p><text:a xlink:href="http://linkedin.com/company/3178499" xlink:type="simple">linkedin.com/company/317849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ignia Venture Partners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250" calcext:value-type="float">
            <text:p>$250.0</text:p>
          </table:table-cell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Gaming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Online Games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signiaventurepartners.com/" xlink:type="simple">signiaventurepartners.com</text:a></text:p>
          </table:table-cell>
          <table:table-cell table:style-name="ce35" office:value-type="string" calcext:value-type="string">
            <text:p><text:a xlink:href="https://www.crunchbase.com/organization/signia-venture-partners#section-overview" xlink:type="simple">https://www.crunchbase.com/organization/signia-venture-partners</text:a></text:p>
          </table:table-cell>
          <table:table-cell table:style-name="ce35" office:value-type="string" calcext:value-type="string">
            <text:p><text:a xlink:href="https://www.linkedin.com/company/signia-venture-partners/" xlink:type="simple">https://www.linkedin.com/company/signia-ventur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ilicom Ventures</text:p>
          </table:table-cell>
          <table:table-cell table:style-name="ce8" office:value-type="string" calcext:value-type="string">
            <text:p>Los Altos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Hardwa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silicomventures.com" xlink:type="simple">silicomventures.com</text:a></text:p>
          </table:table-cell>
          <table:table-cell table:style-name="ce35" office:value-type="string" calcext:value-type="string">
            <text:p><text:a xlink:href="https://www.crunchbase.com/organization/silicom-ventures" xlink:type="simple">https://www.crunchbase.com/organization/silicom-ventures</text:a></text:p>
          </table:table-cell>
          <table:table-cell table:style-name="ce35" office:value-type="string" calcext:value-type="string">
            <text:p><text:a xlink:href="http://linkedin.com/company/3614939" xlink:type="simple">linkedin.com/company/361493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ilicon Badia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siliconbadia.com/" xlink:type="simple">siliconbadia.com</text:a></text:p>
          </table:table-cell>
          <table:table-cell table:style-name="ce35" office:value-type="string" calcext:value-type="string">
            <text:p><text:a xlink:href="https://www.crunchbase.com/organization/silicon-badia#section-overview" xlink:type="simple">https://www.crunchbase.com/organization/silicon-badia</text:a></text:p>
          </table:table-cell>
          <table:table-cell table:style-name="ce35" office:value-type="string" calcext:value-type="string">
            <text:p><text:a xlink:href="https://www.linkedin.com/company/silicon-badia/" xlink:type="simple">https://www.linkedin.com/company/silicon-badia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inewave Ventures</text:p>
          </table:table-cell>
          <table:table-cell table:style-name="ce8" office:value-type="string" calcext:value-type="string">
            <text:p>Washington D.C.</text:p>
          </table:table-cell>
          <table:table-cell table:style-name="ce8" office:value-type="string" calcext:value-type="string">
            <text:p>DC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60.3" calcext:value-type="float">
            <text:p>$60.3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Network Securit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yber Securit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sinewave.vc/" xlink:type="simple">sinewave.vc</text:a></text:p>
          </table:table-cell>
          <table:table-cell table:style-name="ce35" office:value-type="string" calcext:value-type="string">
            <text:p><text:a xlink:href="https://www.crunchbase.com/organization/sinewave-ventures#section-overview" xlink:type="simple">https://www.crunchbase.com/organization/sinewave-ventures</text:a></text:p>
          </table:table-cell>
          <table:table-cell table:style-name="ce35" office:value-type="string" calcext:value-type="string">
            <text:p><text:a xlink:href="https://www.linkedin.com/company/sinewave-ventures/" xlink:type="simple">https://www.linkedin.com/company/sinewav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ixThirty CYBER</text:p>
          </table:table-cell>
          <table:table-cell table:style-name="ce8" office:value-type="string" calcext:value-type="string">
            <text:p>Saint Louis</text:p>
          </table:table-cell>
          <table:table-cell table:style-name="ce8" office:value-type="string" calcext:value-type="string">
            <text:p>MO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29" office:value-type="string" calcext:value-type="string">
            <text:p>Identity Manageman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raud Detec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yber Securit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ecurity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sixthirtycyber.com" xlink:type="simple">sixthirtycyber.com</text:a></text:p>
          </table:table-cell>
          <table:table-cell table:style-name="ce35" office:value-type="string" calcext:value-type="string">
            <text:p><text:a xlink:href="https://www.crunchbase.com/organization/sixthirty-cyber" xlink:type="simple">https://www.crunchbase.com/organization/sixthirty-cyber</text:a></text:p>
          </table:table-cell>
          <table:table-cell table:style-name="ce35" office:value-type="string" calcext:value-type="string">
            <text:p><text:a xlink:href="http://linkedin.com/company/10784919" xlink:type="simple">linkedin.com/company/1078491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ixThirty Global FinTech Fund</text:p>
          </table:table-cell>
          <table:table-cell table:style-name="ce8" office:value-type="string" calcext:value-type="string">
            <text:p>Saint Louis</text:p>
          </table:table-cell>
          <table:table-cell table:style-name="ce8" office:value-type="string" calcext:value-type="string">
            <text:p>MO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7.2" calcext:value-type="float">
            <text:p>$7.2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18" calcext:value-type="float">
            <text:p>18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Banking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Payments</text:p>
          </table:table-cell>
          <table:table-cell table:style-name="ce20" office:value-type="float" office:value="7" calcext:value-type="float">
            <text:p>7</text:p>
          </table:table-cell>
          <table:table-cell table:style-name="ce35" office:value-type="string" calcext:value-type="string">
            <text:p><text:a xlink:href="http://sixthirty.co" xlink:type="simple">sixthirty.co</text:a></text:p>
          </table:table-cell>
          <table:table-cell table:style-name="ce35" office:value-type="string" calcext:value-type="string">
            <text:p><text:a xlink:href="https://www.crunchbase.com/organization/sixthirty" xlink:type="simple">https://www.crunchbase.com/organization/sixthirty</text:a></text:p>
          </table:table-cell>
          <table:table-cell table:style-name="ce35" office:value-type="string" calcext:value-type="string">
            <text:p><text:a xlink:href="http://linkedin.com/company/3290724" xlink:type="simple">linkedin.com/company/329072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K Innopartners</text:p>
          </table:table-cell>
          <table:table-cell table:style-name="ce8" office:value-type="string" calcext:value-type="string">
            <text:p>Sunnyvale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29" office:value-type="string" calcext:value-type="string">
            <text:p>Data Center 2</text:p>
          </table:table-cell>
          <table:table-cell table:style-name="ce20" office:value-type="float" office:value="0" calcext:value-type="float">
            <text:p>0</text:p>
          </table:table-cell>
          <table:table-cell table:style-name="ce29" office:value-type="string" calcext:value-type="string">
            <text:p>Energ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ervice Industr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pplication Performance Managem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sktainnopartners.com" xlink:type="simple">sktainnopartners.com</text:a></text:p>
          </table:table-cell>
          <table:table-cell table:style-name="ce35" office:value-type="string" calcext:value-type="string">
            <text:p><text:a xlink:href="https://www.crunchbase.com/organization/sk-telecom-americas-innopartners" xlink:type="simple">https://www.crunchbase.com/organization/sk-telecom-americas-innopartners</text:a></text:p>
          </table:table-cell>
          <table:table-cell table:style-name="ce35" office:value-type="string" calcext:value-type="string">
            <text:p><text:a xlink:href="http://linkedin.com/company/3155401" xlink:type="simple">linkedin.com/company/315540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K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4" calcext:value-type="float">
            <text:p>4</text:p>
          </table:table-cell>
          <table:table-cell table:style-name="ce22" office:value-type="float" office:value="1.1" calcext:value-type="float">
            <text:p>$1.1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Cloud Computing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skvcap.com/" xlink:type="simple">skvcap.com</text:a></text:p>
          </table:table-cell>
          <table:table-cell table:style-name="ce35" office:value-type="string" calcext:value-type="string">
            <text:p><text:a xlink:href="https://www.crunchbase.com/organization/sk-ventures#section-overview" xlink:type="simple">https://www.crunchbase.com/organization/sk-ventures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ky Ventures Group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nsumer Electronic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sky-ventures.com" xlink:type="simple">sky-ventures.com</text:a></text:p>
          </table:table-cell>
          <table:table-cell table:style-name="ce35" office:value-type="string" calcext:value-type="string">
            <text:p><text:a xlink:href="https://www.crunchbase.com/organization/sky-ventures-group" xlink:type="simple">https://www.crunchbase.com/organization/sky-ventures-group</text:a></text:p>
          </table:table-cell>
          <table:table-cell table:style-name="ce35" office:value-type="string" calcext:value-type="string">
            <text:p><text:a xlink:href="http://linkedin.com/company/3862413" xlink:type="simple">linkedin.com/company/386241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later Technology Fund</text:p>
          </table:table-cell>
          <table:table-cell table:style-name="ce8" office:value-type="string" calcext:value-type="string">
            <text:p>Providence</text:p>
          </table:table-cell>
          <table:table-cell table:style-name="ce8" office:value-type="string" calcext:value-type="string">
            <text:p>RI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42" calcext:value-type="float">
            <text:p>42</text:p>
          </table:table-cell>
          <table:table-cell table:style-name="ce6" office:value-type="float" office:value="4" calcext:value-type="float">
            <text:p>4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nergy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slaterfund.com" xlink:type="simple">slaterfund.com</text:a></text:p>
          </table:table-cell>
          <table:table-cell table:style-name="ce35" office:value-type="string" calcext:value-type="string">
            <text:p><text:a xlink:href="https://www.crunchbase.com/organization/slater-technology-fund" xlink:type="simple">https://www.crunchbase.com/organization/slater-technology-fund</text:a></text:p>
          </table:table-cell>
          <table:table-cell table:style-name="ce35" office:value-type="string" calcext:value-type="string">
            <text:p><text:a xlink:href="http://linkedin.com/company/4029977" xlink:type="simple">linkedin.com/company/402997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martGateVC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smartgate.vc" xlink:type="simple">smartgate.vc</text:a></text:p>
          </table:table-cell>
          <table:table-cell table:style-name="ce35"/>
          <table:table-cell table:style-name="ce35" office:value-type="string" calcext:value-type="string">
            <text:p><text:a xlink:href="http://linkedin.com/company/13255507" xlink:type="simple">linkedin.com/company/1325550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ocial Leverage</text:p>
          </table:table-cell>
          <table:table-cell table:style-name="ce8" office:value-type="string" calcext:value-type="string">
            <text:p>San Dieg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3" calcext:value-type="float">
            <text:p>3</text:p>
          </table:table-cell>
          <table:table-cell table:style-name="ce22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25" calcext:value-type="float">
            <text:p>25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9" calcext:value-type="float">
            <text:p>9</text:p>
          </table:table-cell>
          <table:table-cell table:style-name="ce35" office:value-type="string" calcext:value-type="string">
            <text:p><text:a xlink:href="http://socialleverage.com/" xlink:type="simple">socialleverage.com</text:a></text:p>
          </table:table-cell>
          <table:table-cell table:style-name="ce35" office:value-type="string" calcext:value-type="string">
            <text:p><text:a xlink:href="https://www.crunchbase.com/organization/social-leverage#section-overview" xlink:type="simple">https://www.crunchbase.com/organization/social-leverage</text:a></text:p>
          </table:table-cell>
          <table:table-cell table:style-name="ce35" office:value-type="string" calcext:value-type="string">
            <text:p><text:a xlink:href="https://www.linkedin.com/company/social-leverage-llc/" xlink:type="simple">https://www.linkedin.com/company/social-leverage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oGal Ventures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0" calcext:value-type="float">
            <text:p>10</text:p>
          </table:table-cell>
          <table:table-cell table:style-name="ce6"/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sme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eaut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Welllnes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ashion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sogalventures.com/" xlink:type="simple">sogalventures.com</text:a></text:p>
          </table:table-cell>
          <table:table-cell table:style-name="ce35" office:value-type="string" calcext:value-type="string">
            <text:p><text:a xlink:href="https://www.crunchbase.com/organization/sogal-ventures-2#section-overview" xlink:type="simple">https://www.crunchbase.com/organization/sogal-ventures-2</text:a></text:p>
          </table:table-cell>
          <table:table-cell table:style-name="ce35" office:value-type="string" calcext:value-type="string">
            <text:p><text:a xlink:href="https://www.linkedin.com/company/sogal-ventures/" xlink:type="simple">https://www.linkedin.com/company/sogal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onoma Brands</text:p>
          </table:table-cell>
          <table:table-cell table:style-name="ce8" office:value-type="string" calcext:value-type="string">
            <text:p>Sonoma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60" calcext:value-type="float">
            <text:p>$60.0</text:p>
          </table:table-cell>
          <table:table-cell table:style-name="ce20" office:value-type="float" office:value="5" calcext:value-type="float">
            <text:p>5</text:p>
          </table:table-cell>
          <table:table-cell table:style-name="ce6"/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Restaurent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ood Preocess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ubscription Servi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sonomabrands.com/" xlink:type="simple">sonomabrands.com</text:a></text:p>
          </table:table-cell>
          <table:table-cell table:style-name="ce35" office:value-type="string" calcext:value-type="string">
            <text:p><text:a xlink:href="https://www.crunchbase.com/organization/sonoma-brands#section-overview" xlink:type="simple">https://www.crunchbase.com/organization/sonoma-brands</text:a></text:p>
          </table:table-cell>
          <table:table-cell table:style-name="ce35" office:value-type="string" calcext:value-type="string">
            <text:p><text:a xlink:href="https://www.linkedin.com/company/sonoma-brands/" xlink:type="simple">https://www.linkedin.com/company/sonoma-brand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OSV</text:p>
          </table:table-cell>
          <table:table-cell table:style-name="ce8" office:value-type="string" calcext:value-type="string">
            <text:p>Princeton</text:p>
          </table:table-cell>
          <table:table-cell table:style-name="ce8" office:value-type="string" calcext:value-type="string">
            <text:p>NJ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 office:value-type="float" office:value="2" calcext:value-type="float">
            <text:p>2</text:p>
          </table:table-cell>
          <table:table-cell table:style-name="ce22" office:value-type="float" office:value="150" calcext:value-type="float">
            <text:p>$150.0</text:p>
          </table:table-cell>
          <table:table-cell table:style-name="ce6" office:value-type="float" office:value="1186" calcext:value-type="float">
            <text:p>1186</text:p>
          </table:table-cell>
          <table:table-cell table:style-name="ce6" office:value-type="float" office:value="28" calcext:value-type="float">
            <text:p>28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115" calcext:value-type="float">
            <text:p>115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88" calcext:value-type="float">
            <text:p>88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8" calcext:value-type="float">
            <text:p>68</text:p>
          </table:table-cell>
          <table:table-cell table:style-name="ce29" office:value-type="string" calcext:value-type="string">
            <text:p>Hardware</text:p>
          </table:table-cell>
          <table:table-cell table:style-name="ce20" office:value-type="float" office:value="57" calcext:value-type="float">
            <text:p>57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54" calcext:value-type="float">
            <text:p>54</text:p>
          </table:table-cell>
          <table:table-cell table:style-name="ce35" office:value-type="string" calcext:value-type="string">
            <text:p><text:a xlink:href="http://sosv.com" xlink:type="simple">sosv.com</text:a></text:p>
          </table:table-cell>
          <table:table-cell table:style-name="ce35" office:value-type="string" calcext:value-type="string">
            <text:p><text:a xlink:href="https://www.crunchbase.com/organization/sosv" xlink:type="simple">https://www.crunchbase.com/organization/sosv</text:a></text:p>
          </table:table-cell>
          <table:table-cell table:style-name="ce35" office:value-type="string" calcext:value-type="string">
            <text:p><text:a xlink:href="https://www.linkedin.com/company/sosvvc/" xlink:type="simple">https://www.linkedin.com/company/sosvv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outh Ventures</text:p>
          </table:table-cell>
          <table:table-cell table:style-name="ce8" office:value-type="string" calcext:value-type="string">
            <text:p>Key Biscayne</text:p>
          </table:table-cell>
          <table:table-cell table:style-name="ce8" office:value-type="string" calcext:value-type="string">
            <text:p>FL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Photograph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sthventures.comen</text:p>
          </table:table-cell>
          <table:table-cell table:style-name="ce35" office:value-type="string" calcext:value-type="string">
            <text:p><text:a xlink:href="https://www.crunchbase.com/organization/south-ventures#section-overview" xlink:type="simple">https://www.crunchbase.com/organization/south-ventures</text:a></text:p>
          </table:table-cell>
          <table:table-cell table:style-name="ce35" office:value-type="string" calcext:value-type="string">
            <text:p><text:a xlink:href="https://www.linkedin.com/company/south-ventures/" xlink:type="simple">https://www.linkedin.com/company/south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outhbox</text:p>
          </table:table-cell>
          <table:table-cell table:style-name="ce8" office:value-type="string" calcext:value-type="string">
            <text:p>Philadelphia</text:p>
          </table:table-cell>
          <table:table-cell table:style-name="ce8" office:value-type="string" calcext:value-type="string">
            <text:p>P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 office:value-type="float" office:value="30.3" calcext:value-type="float">
            <text:p>$30.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mputer Vision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35" office:value-type="string" calcext:value-type="string">
            <text:p><text:a xlink:href="http://southbox.io" xlink:type="simple">southbox.io</text:a></text:p>
          </table:table-cell>
          <table:table-cell table:style-name="ce35" office:value-type="string" calcext:value-type="string">
            <text:p><text:a xlink:href="https://www.crunchbase.com/organization/southbox" xlink:type="simple">https://www.crunchbase.com/organization/southbox</text:a></text:p>
          </table:table-cell>
          <table:table-cell table:style-name="ce35" office:value-type="string" calcext:value-type="string">
            <text:p><text:a xlink:href="http://linkedin.com/company/11057437" xlink:type="simple">linkedin.com/company/1105743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pace Pirates</text:p>
          </table:table-cell>
          <table:table-cell table:style-name="ce8" office:value-type="string" calcext:value-type="string">
            <text:p>Brooklyn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Fitnes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usiness Developm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sumer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teamspacepirates.com" xlink:type="simple">teamspacepirates.com</text:a></text:p>
          </table:table-cell>
          <table:table-cell table:style-name="ce35" office:value-type="string" calcext:value-type="string">
            <text:p><text:a xlink:href="https://www.crunchbase.com/organization/space-pirates" xlink:type="simple">https://www.crunchbase.com/organization/space-pirates</text:a></text:p>
          </table:table-cell>
          <table:table-cell table:style-name="ce35" office:value-type="string" calcext:value-type="string">
            <text:p><text:a xlink:href="http://linkedin.com/company/24430045" xlink:type="simple">linkedin.com/company/2443004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pider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Computer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spidercp.com" xlink:type="simple">spidercp.com</text:a></text:p>
          </table:table-cell>
          <table:table-cell table:style-name="ce35" office:value-type="string" calcext:value-type="string">
            <text:p><text:a xlink:href="https://www.crunchbase.com/organization/spider-capital-partners" xlink:type="simple">https://www.crunchbase.com/organization/spider-capital-partners</text:a></text:p>
          </table:table-cell>
          <table:table-cell table:style-name="ce35" office:value-type="string" calcext:value-type="string">
            <text:p><text:a xlink:href="http://linkedin.com/company/7800319" xlink:type="simple">linkedin.com/company/780031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pread Corporation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spreadcorporation.com" xlink:type="simple">spreadcorporation.com</text:a></text:p>
          </table:table-cell>
          <table:table-cell table:style-name="ce35" office:value-type="string" calcext:value-type="string">
            <text:p><text:a xlink:href="https://www.crunchbase.com/organization/propagate-content" xlink:type="simple">https://www.crunchbase.com/organization/propagate-content</text:a></text:p>
          </table:table-cell>
          <table:table-cell table:style-name="ce35" office:value-type="string" calcext:value-type="string">
            <text:p><text:a xlink:href="http://linkedin.com/company/33187657" xlink:type="simple">linkedin.com/company/3318765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pringTime Ventures</text:p>
          </table:table-cell>
          <table:table-cell table:style-name="ce8" office:value-type="string" calcext:value-type="string">
            <text:p>Denver</text:p>
          </table:table-cell>
          <table:table-cell table:style-name="ce8" office:value-type="string" calcext:value-type="string">
            <text:p>CO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29" office:value-type="string" calcext:value-type="string">
            <text:p>Photograph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cial Media Marke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springtimeventures.com" xlink:type="simple">springtimeventures.com</text:a></text:p>
          </table:table-cell>
          <table:table-cell table:style-name="ce35" office:value-type="string" calcext:value-type="string">
            <text:p><text:a xlink:href="https://www.crunchbase.com/organization/springtime-ventures" xlink:type="simple">https://www.crunchbase.com/organization/springtime-ventures</text:a></text:p>
          </table:table-cell>
          <table:table-cell table:style-name="ce35" office:value-type="string" calcext:value-type="string">
            <text:p><text:a xlink:href="http://linkedin.com/company/10889855" xlink:type="simple">linkedin.com/company/1088985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SC Venture Partners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EdTech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mmercial Real Estat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Transport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eal Estat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etail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soaringstartupcircle.com" xlink:type="simple">soaringstartupcircle.com</text:a></text:p>
          </table:table-cell>
          <table:table-cell table:style-name="ce35" office:value-type="string" calcext:value-type="string">
            <text:p><text:a xlink:href="https://www.crunchbase.com/organization/soaring-startup-circle-venture-partners" xlink:type="simple">https://www.crunchbase.com/organization/soaring-startup-circle-venture-partners</text:a></text:p>
          </table:table-cell>
          <table:table-cell table:style-name="ce35" office:value-type="string" calcext:value-type="string">
            <text:p><text:a xlink:href="http://linkedin.com/company/6449325" xlink:type="simple">linkedin.com/company/644932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tacked Capital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Mobil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Data Integr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Developer API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antasy Sport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utonomous Vehicle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stacked.capital</text:p>
          </table:table-cell>
          <table:table-cell table:style-name="ce35" office:value-type="string" calcext:value-type="string">
            <text:p><text:a xlink:href="https://www.crunchbase.com/organization/stacked-capital" xlink:type="simple">https://www.crunchbase.com/organization/stacked-capital</text:a></text:p>
          </table:table-cell>
          <table:table-cell table:style-name="ce35" office:value-type="string" calcext:value-type="string">
            <text:p><text:a xlink:href="http://linkedin.com/company/27125008" xlink:type="simple">linkedin.com/company/2712500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tage One Capital</text:p>
          </table:table-cell>
          <table:table-cell table:style-name="ce8" office:value-type="string" calcext:value-type="string">
            <text:p>Austin</text:p>
          </table:table-cell>
          <table:table-cell table:style-name="ce8" office:value-type="string" calcext:value-type="string">
            <text:p>TX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28" calcext:value-type="float">
            <text:p>28</text:p>
          </table:table-cell>
          <table:table-cell table:style-name="ce6" office:value-type="float" office:value="5" calcext:value-type="float">
            <text:p>5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arketing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stage1capital.com" xlink:type="simple">stage1capital.com</text:a></text:p>
          </table:table-cell>
          <table:table-cell table:style-name="ce35" office:value-type="string" calcext:value-type="string">
            <text:p><text:a xlink:href="https://www.crunchbase.com/organization/stage-one-capital" xlink:type="simple">https://www.crunchbase.com/organization/stage-one-capital</text:a></text:p>
          </table:table-cell>
          <table:table-cell table:style-name="ce35" office:value-type="string" calcext:value-type="string">
            <text:p><text:a xlink:href="http://linkedin.com/company/450114" xlink:type="simple">linkedin.com/company/45011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tage Venture Partners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5" calcext:value-type="float">
            <text:p>$15.0</text:p>
          </table:table-cell>
          <table:table-cell table:style-name="ce20" office:value-type="float" office:value="13" calcext:value-type="float">
            <text:p>13</text:p>
          </table:table-cell>
          <table:table-cell table:style-name="ce6"/>
          <table:table-cell table:style-name="ce29" office:value-type="string" calcext:value-type="string">
            <text:p>Analytic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GovTech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stagevp.com/" xlink:type="simple">stagevp.com</text:a></text:p>
          </table:table-cell>
          <table:table-cell table:style-name="ce35" office:value-type="string" calcext:value-type="string">
            <text:p><text:a xlink:href="https://www.crunchbase.com/organization/stage-venture-partners#section-overview" xlink:type="simple">https://www.crunchbase.com/organization/stage-venture-partners</text:a></text:p>
          </table:table-cell>
          <table:table-cell table:style-name="ce35" office:value-type="string" calcext:value-type="string">
            <text:p><text:a xlink:href="https://www.linkedin.com/company/stage-investment/" xlink:type="simple">https://www.linkedin.com/company/stage-investment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tart Smart Lab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Publish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cial Media Market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startsmartlabs.com" xlink:type="simple">startsmartlabs.com</text:a></text:p>
          </table:table-cell>
          <table:table-cell table:style-name="ce35" office:value-type="string" calcext:value-type="string">
            <text:p><text:a xlink:href="https://www.crunchbase.com/organization/start-smart-labs" xlink:type="simple">https://www.crunchbase.com/organization/start-smart-labs</text:a></text:p>
          </table:table-cell>
          <table:table-cell table:style-name="ce35" office:value-type="string" calcext:value-type="string">
            <text:p><text:a xlink:href="http://linkedin.com/company/6586473" xlink:type="simple">linkedin.com/company/658647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tarta Capital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20" calcext:value-type="float">
            <text:p>$20.0</text:p>
          </table:table-cell>
          <table:table-cell table:style-name="ce20" office:value-type="float" office:value="13" calcext:value-type="float">
            <text:p>13</text:p>
          </table:table-cell>
          <table:table-cell table:style-name="ce6"/>
          <table:table-cell table:style-name="ce29" office:value-type="string" calcext:value-type="string">
            <text:p>Saa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3D 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loud Comput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tail 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startacapital.com/" xlink:type="simple">startacapital.com</text:a></text:p>
          </table:table-cell>
          <table:table-cell table:style-name="ce35" office:value-type="string" calcext:value-type="string">
            <text:p><text:a xlink:href="https://www.crunchbase.com/organization/starta-capital#section-overview" xlink:type="simple">https://www.crunchbase.com/organization/starta-capital</text:a></text:p>
          </table:table-cell>
          <table:table-cell table:style-name="ce35" office:value-type="string" calcext:value-type="string">
            <text:p><text:a xlink:href="https://www.linkedin.com/company/starta-capital/" xlink:type="simple">https://www.linkedin.com/company/starta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tarta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20" calcext:value-type="float">
            <text:p>$20.0</text:p>
          </table:table-cell>
          <table:table-cell table:style-name="ce6" office:value-type="float" office:value="14" calcext:value-type="float">
            <text:p>14</text:p>
          </table:table-cell>
          <table:table-cell table:style-name="ce6"/>
          <table:table-cell table:style-name="ce29" office:value-type="string" calcext:value-type="string">
            <text:p>Saa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3D 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loud Comput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tail 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startaventures.com" xlink:type="simple">startaventures.com</text:a></text:p>
          </table:table-cell>
          <table:table-cell table:style-name="ce35" office:value-type="string" calcext:value-type="string">
            <text:p><text:a xlink:href="https://www.crunchbase.com/organization/starta-capital" xlink:type="simple">https://www.crunchbase.com/organization/starta-capital</text:a></text:p>
          </table:table-cell>
          <table:table-cell table:style-name="ce35" office:value-type="string" calcext:value-type="string">
            <text:p><text:a xlink:href="http://linkedin.com/company/5870508" xlink:type="simple">linkedin.com/company/587050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tartup Evo</text:p>
          </table:table-cell>
          <table:table-cell table:style-name="ce8" office:value-type="string" calcext:value-type="string">
            <text:p>Dallas</text:p>
          </table:table-cell>
          <table:table-cell table:style-name="ce8" office:value-type="string" calcext:value-type="string">
            <text:p>TX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startupevo.com" xlink:type="simple">startupevo.com</text:a></text:p>
          </table:table-cell>
          <table:table-cell table:style-name="ce35" office:value-type="string" calcext:value-type="string">
            <text:p><text:a xlink:href="https://www.crunchbase.com/organization/startup-evo" xlink:type="simple">https://www.crunchbase.com/organization/startup-evo</text:a></text:p>
          </table:table-cell>
          <table:table-cell table:style-name="ce35" office:value-type="string" calcext:value-type="string">
            <text:p><text:a xlink:href="http://linkedin.com/company/16170802" xlink:type="simple">linkedin.com/company/16170802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tartup Lab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Reserv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ecurit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Developer Tool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vent Management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startuplabs.org" xlink:type="simple">startuplabs.org</text:a></text:p>
          </table:table-cell>
          <table:table-cell table:style-name="ce35" office:value-type="string" calcext:value-type="string">
            <text:p><text:a xlink:href="https://www.crunchbase.com/organization/startup-labs" xlink:type="simple">https://www.crunchbase.com/organization/startup-labs</text:a></text:p>
          </table:table-cell>
          <table:table-cell table:style-name="ce35" office:value-type="string" calcext:value-type="string">
            <text:p><text:a xlink:href="http://linkedin.com/company/2428563" xlink:type="simple">linkedin.com/company/242856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tartup Runway Foundation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G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startuprunway.co" xlink:type="simple">startuprunway.co</text:a></text:p>
          </table:table-cell>
          <table:table-cell table:style-name="ce35" office:value-type="string" calcext:value-type="string">
            <text:p><text:a xlink:href="https://www.crunchbase.com/event/startup-runway-2016113" xlink:type="simple">https://www.crunchbase.com/event/startup-runway-2016113</text:a></text:p>
          </table:table-cell>
          <table:table-cell table:style-name="ce35" office:value-type="string" calcext:value-type="string">
            <text:p><text:a xlink:href="http://linkedin.com/company/15262944" xlink:type="simple">linkedin.com/company/1526294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tartup.Network</text:p>
          </table:table-cell>
          <table:table-cell table:style-name="ce8" office:value-type="string" calcext:value-type="string">
            <text:p>Wilmington</text:p>
          </table:table-cell>
          <table:table-cell table:style-name="ce8" office:value-type="string" calcext:value-type="string">
            <text:p>DE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startup.network</text:p>
          </table:table-cell>
          <table:table-cell table:style-name="ce35"/>
          <table:table-cell table:style-name="ce35" office:value-type="string" calcext:value-type="string">
            <text:p><text:a xlink:href="http://linkedin.com/company/1742037" xlink:type="simple">linkedin.com/company/174203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teep Hill Ventures</text:p>
          </table:table-cell>
          <table:table-cell table:style-name="ce8" office:value-type="string" calcext:value-type="string">
            <text:p>Berkeley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steephill.com/" xlink:type="simple">steephill.com</text:a></text:p>
          </table:table-cell>
          <table:table-cell table:style-name="ce35" office:value-type="string" calcext:value-type="string">
            <text:p><text:a xlink:href="https://www.crunchbase.com/organization/steep-hill-cannabis-analysis-laboratory#section-overview" xlink:type="simple">https://www.crunchbase.com/organization/steep-hill-cannabis-analysis-laboratory</text:a></text:p>
          </table:table-cell>
          <table:table-cell table:style-name="ce35" office:value-type="string" calcext:value-type="string">
            <text:p><text:a xlink:href="https://www.linkedin.com/company/steep-hill-lab/?trk=ppro_cprof" xlink:type="simple">https://www.linkedin.com/company/steep-hill-lab/?trk=ppro_cprof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tony Lonesome Group</text:p>
          </table:table-cell>
          <table:table-cell table:style-name="ce8" office:value-type="string" calcext:value-type="string">
            <text:p>Weston</text:p>
          </table:table-cell>
          <table:table-cell table:style-name="ce8" office:value-type="string" calcext:value-type="string">
            <text:p>CT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4" calcext:value-type="float">
            <text:p>4</text:p>
          </table:table-cell>
          <table:table-cell table:style-name="ce22" office:value-type="float" office:value="16" calcext:value-type="float">
            <text:p>$16.0</text:p>
          </table:table-cell>
          <table:table-cell table:style-name="ce20" office:value-type="float" office:value="13" calcext:value-type="float">
            <text:p>13</text:p>
          </table:table-cell>
          <table:table-cell table:style-name="ce6"/>
          <table:table-cell table:style-name="ce29" office:value-type="string" calcext:value-type="string">
            <text:p>Financial Servi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Wearable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nterpris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dentity Managem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stonylonesomegroupllc.com/" xlink:type="simple">stonylonesomegroupllc.com</text:a></text:p>
          </table:table-cell>
          <table:table-cell table:style-name="ce35" office:value-type="string" calcext:value-type="string">
            <text:p><text:a xlink:href="https://www.crunchbase.com/organization/stony-lonesome-group#section-overview" xlink:type="simple">https://www.crunchbase.com/organization/stony-lonesome-group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torm Ventures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5" calcext:value-type="float">
            <text:p>5</text:p>
          </table:table-cell>
          <table:table-cell table:style-name="ce22" office:value-type="float" office:value="818" calcext:value-type="float">
            <text:p>$818.0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40" calcext:value-type="float">
            <text:p>40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5" calcext:value-type="float">
            <text:p>25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23" calcext:value-type="float">
            <text:p>2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11" calcext:value-type="float">
            <text:p>11</text:p>
          </table:table-cell>
          <table:table-cell table:style-name="ce35" office:value-type="string" calcext:value-type="string">
            <text:p><text:a xlink:href="http://stormventures.com" xlink:type="simple">stormventures.com</text:a></text:p>
          </table:table-cell>
          <table:table-cell table:style-name="ce35" office:value-type="string" calcext:value-type="string">
            <text:p><text:a xlink:href="https://www.crunchbase.com/organization/storm-ventures" xlink:type="simple">https://www.crunchbase.com/organization/storm-ventures</text:a></text:p>
          </table:table-cell>
          <table:table-cell table:style-name="ce35" office:value-type="string" calcext:value-type="string">
            <text:p><text:a xlink:href="http://linkedin.com/company/43287" xlink:type="simple">linkedin.com/company/4328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treamlined Venture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0" office:value-type="float" office:value="145" calcext:value-type="float">
            <text:p>145</text:p>
          </table:table-cell>
          <table:table-cell table:style-name="ce20" office:value-type="float" office:value="28" calcext:value-type="float">
            <text:p>28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3" calcext:value-type="float">
            <text:p>23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7" calcext:value-type="float">
            <text:p>17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13" calcext:value-type="float">
            <text:p>13</text:p>
          </table:table-cell>
          <table:table-cell table:style-name="ce35" office:value-type="string" calcext:value-type="string">
            <text:p><text:a xlink:href="http://streamlinedventures.com/" xlink:type="simple">streamlinedventures.com</text:a></text:p>
          </table:table-cell>
          <table:table-cell table:style-name="ce35" office:value-type="string" calcext:value-type="string">
            <text:p><text:a xlink:href="https://www.crunchbase.com/organization/streamlined-ventures#section-overview" xlink:type="simple">https://www.crunchbase.com/organization/streamlined-ventures</text:a></text:p>
          </table:table-cell>
          <table:table-cell table:style-name="ce35" office:value-type="string" calcext:value-type="string">
            <text:p><text:a xlink:href="https://www.linkedin.com/company/streamlined-ventures/" xlink:type="simple">https://www.linkedin.com/company/streamlined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tructure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60" calcext:value-type="float">
            <text:p>$60.0</text:p>
          </table:table-cell>
          <table:table-cell table:style-name="ce20" office:value-type="float" office:value="78" calcext:value-type="float">
            <text:p>78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MarketPlac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Travel</text:p>
          </table:table-cell>
          <table:table-cell table:style-name="ce20" office:value-type="float" office:value="8" calcext:value-type="float">
            <text:p>8</text:p>
          </table:table-cell>
          <table:table-cell table:style-name="ce35" office:value-type="string" calcext:value-type="string">
            <text:p><text:a xlink:href="http://structure.vc/" xlink:type="simple">structure.vc</text:a></text:p>
          </table:table-cell>
          <table:table-cell table:style-name="ce35" office:value-type="string" calcext:value-type="string">
            <text:p><text:a xlink:href="https://www.crunchbase.com/organization/structure-capital#section-overview" xlink:type="simple">https://www.crunchbase.com/organization/structure-capital</text:a></text:p>
          </table:table-cell>
          <table:table-cell table:style-name="ce35" office:value-type="string" calcext:value-type="string">
            <text:p><text:a xlink:href="https://www.linkedin.com/company/structure-capital/" xlink:type="simple">https://www.linkedin.com/company/structure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ummation Health Ventures</text:p>
          </table:table-cell>
          <table:table-cell table:style-name="ce8" office:value-type="string" calcext:value-type="string">
            <text:p>Long Beach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20" calcext:value-type="float">
            <text:p>$20.0</text:p>
          </table:table-cell>
          <table:table-cell table:style-name="ce20" office:value-type="float" office:value="8" calcext:value-type="float">
            <text:p>8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RM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cial Media Market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shv.io/" xlink:type="simple">shv.io</text:a></text:p>
          </table:table-cell>
          <table:table-cell table:style-name="ce35" office:value-type="string" calcext:value-type="string">
            <text:p><text:a xlink:href="https://www.crunchbase.com/organization/summation-health-ventures#section-overview" xlink:type="simple">https://www.crunchbase.com/organization/summation-health-ventures</text:a></text:p>
          </table:table-cell>
          <table:table-cell table:style-name="ce35" office:value-type="string" calcext:value-type="string">
            <text:p><text:a xlink:href="https://www.linkedin.com/company/summation-health-ventures/" xlink:type="simple">https://www.linkedin.com/company/summation-health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unbridge Partners</text:p>
          </table:table-cell>
          <table:table-cell table:style-name="ce8" office:value-type="string" calcext:value-type="string">
            <text:p>Beachwood</text:p>
          </table:table-cell>
          <table:table-cell table:style-name="ce8" office:value-type="string" calcext:value-type="string">
            <text:p>OH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38.5" calcext:value-type="float">
            <text:p>$38.5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sunbridgepartners.com/" xlink:type="simple">sunbridgepartners.com</text:a></text:p>
          </table:table-cell>
          <table:table-cell table:style-name="ce35" office:value-type="string" calcext:value-type="string">
            <text:p><text:a xlink:href="https://www.crunchbase.com/organization/sunbridge-partners#section-overview" xlink:type="simple">https://www.crunchbase.com/organization/sunbridge-partners</text:a></text:p>
          </table:table-cell>
          <table:table-cell table:style-name="ce35" office:value-type="string" calcext:value-type="string">
            <text:p><text:a xlink:href="https://www.linkedin.com/company/sunbridge-partners/" xlink:type="simple">https://www.linkedin.com/company/sunbridg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uper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0" calcext:value-type="float">
            <text:p>$10.0</text:p>
          </table:table-cell>
          <table:table-cell table:style-name="ce20" office:value-type="float" office:value="4" calcext:value-type="float">
            <text:p>4</text:p>
          </table:table-cell>
          <table:table-cell table:style-name="ce6"/>
          <table:table-cell table:style-name="ce29" office:value-type="string" calcext:value-type="string">
            <text:p>3D 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ugmented Realit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Virtual Realit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rt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superventures.com/" xlink:type="simple">superventures.com</text:a></text:p>
          </table:table-cell>
          <table:table-cell table:style-name="ce35" office:value-type="string" calcext:value-type="string">
            <text:p><text:a xlink:href="https://www.crunchbase.com/organization/super-ventures#section-overview" xlink:type="simple">https://www.crunchbase.com/organization/super-ventures</text:a></text:p>
          </table:table-cell>
          <table:table-cell table:style-name="ce35" office:value-type="string" calcext:value-type="string">
            <text:p><text:a xlink:href="https://www.linkedin.com/company/super-ventures/" xlink:type="simple">https://www.linkedin.com/company/super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URGE Ventures</text:p>
          </table:table-cell>
          <table:table-cell table:style-name="ce8" office:value-type="string" calcext:value-type="string">
            <text:p>Houston</text:p>
          </table:table-cell>
          <table:table-cell table:style-name="ce8" office:value-type="string" calcext:value-type="string">
            <text:p>TX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41" calcext:value-type="float">
            <text:p>41</text:p>
          </table:table-cell>
          <table:table-cell table:style-name="ce6" office:value-type="float" office:value="2" calcext:value-type="float">
            <text:p>2</text:p>
          </table:table-cell>
          <table:table-cell table:style-name="ce29" office:value-type="string" calcext:value-type="string">
            <text:p>Energy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Oil and Gas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nergy Efficiency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surgeventures.com" xlink:type="simple">SURGEventures.com</text:a></text:p>
          </table:table-cell>
          <table:table-cell table:style-name="ce35" office:value-type="string" calcext:value-type="string">
            <text:p><text:a xlink:href="https://www.crunchbase.com/organization/surge-accelerator" xlink:type="simple">https://www.crunchbase.com/organization/surge-accelerator</text:a></text:p>
          </table:table-cell>
          <table:table-cell table:style-name="ce35" office:value-type="string" calcext:value-type="string">
            <text:p><text:a xlink:href="http://linkedin.com/company/2358533" xlink:type="simple">linkedin.com/company/235853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urgical Frontiers</text:p>
          </table:table-cell>
          <table:table-cell table:style-name="ce8" office:value-type="string" calcext:value-type="string">
            <text:p>Logan</text:p>
          </table:table-cell>
          <table:table-cell table:style-name="ce8" office:value-type="string" calcext:value-type="string">
            <text:p>UT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7" calcext:value-type="float">
            <text:p>$7.0</text:p>
          </table:table-cell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surgicalfrontiers.com/" xlink:type="simple">surgicalfrontiers.com</text:a></text:p>
          </table:table-cell>
          <table:table-cell table:style-name="ce35" office:value-type="string" calcext:value-type="string">
            <text:p><text:a xlink:href="https://www.crunchbase.com/organization/surgical-frontiers#section-overview" xlink:type="simple">https://www.crunchbase.com/organization/surgical-frontiers</text:a></text:p>
          </table:table-cell>
          <table:table-cell table:style-name="ce35" office:value-type="string" calcext:value-type="string">
            <text:p><text:a xlink:href="https://www.linkedin.com/company/surgical-frontiers/" xlink:type="simple">https://www.linkedin.com/company/surgical-fronti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usa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75" calcext:value-type="float">
            <text:p>$75.0</text:p>
          </table:table-cell>
          <table:table-cell table:style-name="ce20" office:value-type="float" office:value="69" calcext:value-type="float">
            <text:p>69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susaventures.com/" xlink:type="simple">susaventures.com</text:a></text:p>
          </table:table-cell>
          <table:table-cell table:style-name="ce35" office:value-type="string" calcext:value-type="string">
            <text:p><text:a xlink:href="https://www.crunchbase.com/organization/susa-ventures#section-overview" xlink:type="simple">https://www.crunchbase.com/organization/susa-ventures</text:a></text:p>
          </table:table-cell>
          <table:table-cell table:style-name="ce35" office:value-type="string" calcext:value-type="string">
            <text:p><text:a xlink:href="https://www.linkedin.com/company/susa-ventures/" xlink:type="simple">https://www.linkedin.com/company/susa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V Ange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153.1" calcext:value-type="float">
            <text:p>$153.1</text:p>
          </table:table-cell>
          <table:table-cell table:style-name="ce20" office:value-type="float" office:value="838" calcext:value-type="float">
            <text:p>838</text:p>
          </table:table-cell>
          <table:table-cell table:style-name="ce20" office:value-type="float" office:value="247" calcext:value-type="float">
            <text:p>247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23" calcext:value-type="float">
            <text:p>12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10" calcext:value-type="float">
            <text:p>110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88" calcext:value-type="float">
            <text:p>88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79" calcext:value-type="float">
            <text:p>79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77" calcext:value-type="float">
            <text:p>77</text:p>
          </table:table-cell>
          <table:table-cell table:style-name="ce35" office:value-type="string" calcext:value-type="string">
            <text:p><text:a xlink:href="http://svangel.com/" xlink:type="simple">svangel.com</text:a></text:p>
          </table:table-cell>
          <table:table-cell table:style-name="ce35" office:value-type="string" calcext:value-type="string">
            <text:p><text:a xlink:href="https://www.crunchbase.com/organization/sv-angel#section-overview" xlink:type="simple">https://www.crunchbase.com/organization/sv-angel</text:a></text:p>
          </table:table-cell>
          <table:table-cell table:style-name="ce35" office:value-type="string" calcext:value-type="string">
            <text:p><text:a xlink:href="https://www.linkedin.com/company/sv-angel/" xlink:type="simple">https://www.linkedin.com/company/sv-ange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V LATAM Fund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Massas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Telecommunications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svlatamfund.co" xlink:type="simple">svlatamfund.co</text:a></text:p>
          </table:table-cell>
          <table:table-cell table:style-name="ce35" office:value-type="string" calcext:value-type="string">
            <text:p><text:a xlink:href="https://www.crunchbase.com/organization/svlatam-fund" xlink:type="simple">https://www.crunchbase.com/organization/svlatam-fund</text:a></text:p>
          </table:table-cell>
          <table:table-cell table:style-name="ce35" office:value-type="string" calcext:value-type="string">
            <text:p><text:a xlink:href="http://linkedin.com/company/3666731" xlink:type="simple">linkedin.com/company/366673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WaN &amp; Legend Venture Partners</text:p>
          </table:table-cell>
          <table:table-cell table:style-name="ce8" office:value-type="string" calcext:value-type="string">
            <text:p>Leesburg</text:p>
          </table:table-cell>
          <table:table-cell table:style-name="ce8" office:value-type="string" calcext:value-type="string">
            <text:p>V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220.4" calcext:value-type="float">
            <text:p>$220.4</text:p>
          </table:table-cell>
          <table:table-cell table:style-name="ce20" office:value-type="float" office:value="24" calcext:value-type="float">
            <text:p>24</text:p>
          </table:table-cell>
          <table:table-cell table:style-name="ce6"/>
          <table:table-cell table:style-name="ce29" office:value-type="string" calcext:value-type="string">
            <text:p>Education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Gift Card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port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swanandlegend.com/" xlink:type="simple">swanandlegend.com</text:a></text:p>
          </table:table-cell>
          <table:table-cell table:style-name="ce35" office:value-type="string" calcext:value-type="string">
            <text:p><text:a xlink:href="https://www.crunchbase.com/organization/swan-legend-venture-partners#section-overview" xlink:type="simple">https://www.crunchbase.com/organization/swan-legend-venture-partners</text:a></text:p>
          </table:table-cell>
          <table:table-cell table:style-name="ce35" office:value-type="string" calcext:value-type="string">
            <text:p><text:a xlink:href="https://www.linkedin.com/company/swan-&amp;-legend-venture-partners/" xlink:type="simple">https://www.linkedin.com/company/swan-&amp;-legend-ventur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way Ventures</text:p>
          </table:table-cell>
          <table:table-cell table:style-name="ce8" office:value-type="string" calcext:value-type="string">
            <text:p>La Jolla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/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swayvc.com/" xlink:type="simple">swayvc.com</text:a></text:p>
          </table:table-cell>
          <table:table-cell table:style-name="ce35" office:value-type="string" calcext:value-type="string">
            <text:p><text:a xlink:href="https://www.crunchbase.com/organization/swayvc#section-overview" xlink:type="simple">https://www.crunchbase.com/organization/swayvc</text:a></text:p>
          </table:table-cell>
          <table:table-cell table:style-name="ce35" office:value-type="string" calcext:value-type="string">
            <text:p><text:a xlink:href="https://www.linkedin.com/company/sway-ventures/" xlink:type="simple">https://www.linkedin.com/company/sway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witch VC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40" calcext:value-type="float">
            <text:p>$40.0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switch.vc/" xlink:type="simple">switch.vc</text:a></text:p>
          </table:table-cell>
          <table:table-cell table:style-name="ce35" office:value-type="string" calcext:value-type="string">
            <text:p><text:a xlink:href="https://www.crunchbase.com/organization/switch-ventures" xlink:type="simple">https://www.crunchbase.com/organization/switch-ventures</text:a></text:p>
          </table:table-cell>
          <table:table-cell table:style-name="ce35" office:value-type="string" calcext:value-type="string">
            <text:p><text:a xlink:href="https://www.linkedin.com/company/switch-vc/" xlink:type="simple">https://www.linkedin.com/company/switch-v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ynapse Partner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1" calcext:value-type="float">
            <text:p>11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utonomous Vehicle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utomotiv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synapsepartners.co/" xlink:type="simple">synapsepartners.co</text:a></text:p>
          </table:table-cell>
          <table:table-cell table:style-name="ce35" office:value-type="string" calcext:value-type="string">
            <text:p><text:a xlink:href="https://www.crunchbase.com/organization/synapsepartners#section-overview" xlink:type="simple">https://www.crunchbase.com/organization/synapsepartners</text:a></text:p>
          </table:table-cell>
          <table:table-cell table:style-name="ce35" office:value-type="string" calcext:value-type="string">
            <text:p><text:a xlink:href="https://www.linkedin.com/company/synapse-partners/" xlink:type="simple">https://www.linkedin.com/company/synaps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ynetro Group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style-name="ce29" office:value-type="string" calcext:value-type="string">
            <text:p>Market Research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suran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nsult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synetro.com" xlink:type="simple">Synetro.com</text:a></text:p>
          </table:table-cell>
          <table:table-cell table:style-name="ce35" office:value-type="string" calcext:value-type="string">
            <text:p><text:a xlink:href="https://www.crunchbase.com/organization/synetro-group" xlink:type="simple">https://www.crunchbase.com/organization/synetro-group</text:a></text:p>
          </table:table-cell>
          <table:table-cell table:style-name="ce35" office:value-type="string" calcext:value-type="string">
            <text:p><text:a xlink:href="http://linkedin.com/company/861844" xlink:type="simple">linkedin.com/company/86184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Syren Capital Advisor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syrencapitaladvisors.com" xlink:type="simple">syrencapitaladvisors.com</text:a></text:p>
          </table:table-cell>
          <table:table-cell table:style-name="ce35" office:value-type="string" calcext:value-type="string">
            <text:p><text:a xlink:href="https://www.crunchbase.com/organization/syren-capital-advisors" xlink:type="simple">https://www.crunchbase.com/organization/syren-capital-advisors</text:a></text:p>
          </table:table-cell>
          <table:table-cell table:style-name="ce35" office:value-type="string" calcext:value-type="string">
            <text:p><text:a xlink:href="http://linkedin.com/company/10504367" xlink:type="simple">linkedin.com/company/1050436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ahoma Ventures</text:p>
          </table:table-cell>
          <table:table-cell table:style-name="ce8" office:value-type="string" calcext:value-type="string">
            <text:p>Boulder</text:p>
          </table:table-cell>
          <table:table-cell table:style-name="ce8" office:value-type="string" calcext:value-type="string">
            <text:p>CO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Computer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johnives.com/" xlink:type="simple">johnives.com</text:a></text:p>
          </table:table-cell>
          <table:table-cell table:style-name="ce35" office:value-type="string" calcext:value-type="string">
            <text:p><text:a xlink:href="https://www.crunchbase.com/organization/tahoma-ventures#section-overview" xlink:type="simple">https://www.crunchbase.com/organization/tahoma-ventures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allwave Capital</text:p>
          </table:table-cell>
          <table:table-cell table:style-name="ce8" office:value-type="string" calcext:value-type="string">
            <text:p>Scottsdale</text:p>
          </table:table-cell>
          <table:table-cell table:style-name="ce8" office:value-type="string" calcext:value-type="string">
            <text:p>AZ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3.2" calcext:value-type="float">
            <text:p>$13.2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Computer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tallwavecapital.com/" xlink:type="simple">tallwavecapital.com</text:a></text:p>
          </table:table-cell>
          <table:table-cell table:style-name="ce35" office:value-type="string" calcext:value-type="string">
            <text:p><text:a xlink:href="https://www.crunchbase.com/organization/tallwave-capital-llc#section-overview" xlink:type="simple">https://www.crunchbase.com/organization/tallwave-capital-llc</text:a></text:p>
          </table:table-cell>
          <table:table-cell table:style-name="ce35" office:value-type="string" calcext:value-type="string">
            <text:p><text:a xlink:href="https://www.linkedin.com/company/tallwave-capital/" xlink:type="simple">https://www.linkedin.com/company/tallwave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amarisc</text:p>
          </table:table-cell>
          <table:table-cell table:style-name="ce8" office:value-type="string" calcext:value-type="string">
            <text:p>Irvine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20" office:value-type="float" office:value="21" calcext:value-type="float">
            <text:p>21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ospitality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Rental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Travel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al Estat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tamarisc.vc/" xlink:type="simple">tamarisc.vc</text:a></text:p>
          </table:table-cell>
          <table:table-cell table:style-name="ce35" office:value-type="string" calcext:value-type="string">
            <text:p><text:a xlink:href="https://www.crunchbase.com/organization/tamarisc#section-overview" xlink:type="simple">https://www.crunchbase.com/organization/tamarisc</text:a></text:p>
          </table:table-cell>
          <table:table-cell table:style-name="ce35" office:value-type="string" calcext:value-type="string">
            <text:p><text:a xlink:href="https://www.linkedin.com/company/tamarisc/" xlink:type="simple">https://www.linkedin.com/company/tamaris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andem Capital</text:p>
          </table:table-cell>
          <table:table-cell table:style-name="ce8" office:value-type="string" calcext:value-type="string">
            <text:p>Burlingame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3" calcext:value-type="float">
            <text:p>3</text:p>
          </table:table-cell>
          <table:table-cell table:style-name="ce22" office:value-type="float" office:value="143" calcext:value-type="float">
            <text:p>$143.0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9" calcext:value-type="float">
            <text:p>9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Internet of Thing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tandemcap.com" xlink:type="simple">tandemcap.com</text:a></text:p>
          </table:table-cell>
          <table:table-cell table:style-name="ce35" office:value-type="string" calcext:value-type="string">
            <text:p><text:a xlink:href="https://www.crunchbase.com/organization/tandem-capital-2" xlink:type="simple">https://www.crunchbase.com/organization/tandem-capital-2</text:a></text:p>
          </table:table-cell>
          <table:table-cell table:style-name="ce35" office:value-type="string" calcext:value-type="string">
            <text:p><text:a xlink:href="http://linkedin.com/company/5137697" xlink:type="simple">linkedin.com/company/513769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ank Hill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2" calcext:value-type="float">
            <text:p>$12.0</text:p>
          </table:table-cell>
          <table:table-cell table:style-name="ce20" office:value-type="float" office:value="9" calcext:value-type="float">
            <text:p>9</text:p>
          </table:table-cell>
          <table:table-cell table:style-name="ce6"/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ubscription Servi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usiness Developm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dTech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th-vp.com/" xlink:type="simple">th-vp.com</text:a></text:p>
          </table:table-cell>
          <table:table-cell table:style-name="ce35" office:value-type="string" calcext:value-type="string">
            <text:p><text:a xlink:href="https://www.crunchbase.com/organization/tank-hill-ventures#section-overview" xlink:type="simple">https://www.crunchbase.com/organization/tank-hill-ventures</text:a></text:p>
          </table:table-cell>
          <table:table-cell table:style-name="ce35" office:value-type="string" calcext:value-type="string">
            <text:p><text:a xlink:href="https://www.linkedin.com/company/tank-hill-ventures/?originalSubdomain=pk" xlink:type="simple">https://www.linkedin.com/company/tank-hill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ask Force X Capital Management</text:p>
          </table:table-cell>
          <table:table-cell table:style-name="ce8" office:value-type="string" calcext:value-type="string">
            <text:p>Fort Mill</text:p>
          </table:table-cell>
          <table:table-cell table:style-name="ce8" office:value-type="string" calcext:value-type="string">
            <text:p>SC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29" office:value-type="string" calcext:value-type="string">
            <text:p>Educa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igher Educa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-Learning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tfxcap.com" xlink:type="simple">tfxcap.com</text:a></text:p>
          </table:table-cell>
          <table:table-cell table:style-name="ce35" office:value-type="string" calcext:value-type="string">
            <text:p><text:a xlink:href="https://www.crunchbase.com/organization/task-force-x-capital" xlink:type="simple">https://www.crunchbase.com/organization/task-force-x-capital</text:a></text:p>
          </table:table-cell>
          <table:table-cell table:style-name="ce35" office:value-type="string" calcext:value-type="string">
            <text:p><text:a xlink:href="http://linkedin.com/company/10439513" xlink:type="simple">linkedin.com/company/1043951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aurus Ventures</text:p>
          </table:table-cell>
          <table:table-cell table:style-name="ce8" office:value-type="string" calcext:value-type="string">
            <text:p>San Jose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Service Industr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gricultu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rketpla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rofessional Servic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taurus.vc/" xlink:type="simple">taurus.vc</text:a></text:p>
          </table:table-cell>
          <table:table-cell table:style-name="ce35" office:value-type="string" calcext:value-type="string">
            <text:p><text:a xlink:href="https://www.crunchbase.com/organization/taurusventures#section-overview" xlink:type="simple">https://www.crunchbase.com/organization/taurusventures</text:a></text:p>
          </table:table-cell>
          <table:table-cell table:style-name="ce35" office:value-type="string" calcext:value-type="string">
            <text:p><text:a xlink:href="https://www.linkedin.com/company/taurus-ventures/" xlink:type="simple">https://www.linkedin.com/company/taurus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eam Builder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6" table:number-columns-repeated="2"/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2C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sumer Review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35"/>
          <table:table-cell table:style-name="ce35" office:value-type="string" calcext:value-type="string">
            <text:p><text:a xlink:href="https://www.crunchbase.com/organization/team-builder-ventures" xlink:type="simple">https://www.crunchbase.com/organization/team-builder-ventures</text:a></text:p>
          </table:table-cell>
          <table:table-cell table:style-name="ce35" office:value-type="string" calcext:value-type="string">
            <text:p><text:a xlink:href="https://www.linkedin.com/company/team-builder-ventures/" xlink:type="simple">https://www.linkedin.com/company/team-builder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eamworthy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38" calcext:value-type="float">
            <text:p>$38.0</text:p>
          </table:table-cell>
          <table:table-cell table:style-name="ce6" office:value-type="float" office:value="14" calcext:value-type="float">
            <text:p>14</text:p>
          </table:table-cell>
          <table:table-cell table:style-name="ce6"/>
          <table:table-cell table:style-name="ce29" office:value-type="string" calcext:value-type="string">
            <text:p>Education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arketpla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ealth Diagons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Pharmaceutical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teamworthy.com" xlink:type="simple">teamworthy.com</text:a></text:p>
          </table:table-cell>
          <table:table-cell table:style-name="ce35" office:value-type="string" calcext:value-type="string">
            <text:p><text:a xlink:href="https://www.crunchbase.com/organization/haystack-partners" xlink:type="simple">https://www.crunchbase.com/organization/haystack-partners</text:a></text:p>
          </table:table-cell>
          <table:table-cell table:style-name="ce35" office:value-type="string" calcext:value-type="string">
            <text:p><text:a xlink:href="http://linkedin.com/company/27106797" xlink:type="simple">linkedin.com/company/2710679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ech Coast Angels San Diego</text:p>
          </table:table-cell>
          <table:table-cell table:style-name="ce8" office:value-type="string" calcext:value-type="string">
            <text:p>San Dieg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437" calcext:value-type="float">
            <text:p>437</text:p>
          </table:table-cell>
          <table:table-cell table:style-name="ce6" office:value-type="float" office:value="57" calcext:value-type="float">
            <text:p>57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2" calcext:value-type="float">
            <text:p>52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38" calcext:value-type="float">
            <text:p>38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34" calcext:value-type="float">
            <text:p>34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24" calcext:value-type="float">
            <text:p>24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4" calcext:value-type="float">
            <text:p>24</text:p>
          </table:table-cell>
          <table:table-cell table:style-name="ce35" office:value-type="string" calcext:value-type="string">
            <text:p><text:a xlink:href="http://techcoastangels.com" xlink:type="simple">techcoastangels.com</text:a></text:p>
          </table:table-cell>
          <table:table-cell table:style-name="ce35" office:value-type="string" calcext:value-type="string">
            <text:p><text:a xlink:href="https://www.crunchbase.com/organization/tech-coast-angels" xlink:type="simple">https://www.crunchbase.com/organization/tech-coast-angels</text:a></text:p>
          </table:table-cell>
          <table:table-cell table:style-name="ce35" office:value-type="string" calcext:value-type="string">
            <text:p><text:a xlink:href="http://linkedin.com/company/18185952" xlink:type="simple">linkedin.com/company/18185952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ech Square Ventures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G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0" office:value-type="float" office:value="16" calcext:value-type="float">
            <text:p>16</text:p>
          </table:table-cell>
          <table:table-cell table:style-name="ce6"/>
          <table:table-cell table:style-name="ce29" office:value-type="string" calcext:value-type="string">
            <text:p>Securit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Developer Tool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arketing Automa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techsquareventures.com/" xlink:type="simple">techsquareventures.com</text:a></text:p>
          </table:table-cell>
          <table:table-cell table:style-name="ce35" office:value-type="string" calcext:value-type="string">
            <text:p><text:a xlink:href="https://www.crunchbase.com/organization/tech-square-ventures#section-overview" xlink:type="simple">https://www.crunchbase.com/organization/tech-square-ventures</text:a></text:p>
          </table:table-cell>
          <table:table-cell table:style-name="ce35" office:value-type="string" calcext:value-type="string">
            <text:p><text:a xlink:href="https://www.linkedin.com/company/tech-square-ventures/" xlink:type="simple">https://www.linkedin.com/company/tech-squar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echCatalyst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tcangelgroup.com" xlink:type="simple">tcangelgroup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2372245" xlink:type="simple">linkedin.com/company/237224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echLaunch</text:p>
          </table:table-cell>
          <table:table-cell table:style-name="ce8" office:value-type="string" calcext:value-type="string">
            <text:p>Kinnelon</text:p>
          </table:table-cell>
          <table:table-cell table:style-name="ce8" office:value-type="string" calcext:value-type="string">
            <text:p>NJ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29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ashion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techlaunch.com" xlink:type="simple">techlaunch.com</text:a></text:p>
          </table:table-cell>
          <table:table-cell table:style-name="ce35" office:value-type="string" calcext:value-type="string">
            <text:p><text:a xlink:href="https://www.crunchbase.com/organization/techlaunch" xlink:type="simple">https://www.crunchbase.com/organization/techlaunch</text:a></text:p>
          </table:table-cell>
          <table:table-cell table:style-name="ce35" office:value-type="string" calcext:value-type="string">
            <text:p><text:a xlink:href="http://linkedin.com/company/2567265" xlink:type="simple">linkedin.com/company/256726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echSquare Labs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G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25" calcext:value-type="float">
            <text:p>$25.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" calcext:value-type="float">
            <text:p>3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Fraud Detection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Cyber Security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techsquare.co" xlink:type="simple">techsquare.co</text:a></text:p>
          </table:table-cell>
          <table:table-cell table:style-name="ce35" office:value-type="string" calcext:value-type="string">
            <text:p><text:a xlink:href="https://www.crunchbase.com/organization/techsquare-labs" xlink:type="simple">https://www.crunchbase.com/organization/techsquare-labs</text:a></text:p>
          </table:table-cell>
          <table:table-cell table:style-name="ce35" office:value-type="string" calcext:value-type="string">
            <text:p><text:a xlink:href="http://linkedin.com/company/3669863" xlink:type="simple">linkedin.com/company/366986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echstars</text:p>
          </table:table-cell>
          <table:table-cell table:style-name="ce8" office:value-type="string" calcext:value-type="string">
            <text:p>Boulder</text:p>
          </table:table-cell>
          <table:table-cell table:style-name="ce8" office:value-type="string" calcext:value-type="string">
            <text:p>CO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1623" calcext:value-type="float">
            <text:p>1623</text:p>
          </table:table-cell>
          <table:table-cell table:style-name="ce6" office:value-type="float" office:value="140" calcext:value-type="float">
            <text:p>140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41" calcext:value-type="float">
            <text:p>241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186" calcext:value-type="float">
            <text:p>186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60" calcext:value-type="float">
            <text:p>160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52" calcext:value-type="float">
            <text:p>152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129" calcext:value-type="float">
            <text:p>129</text:p>
          </table:table-cell>
          <table:table-cell table:style-name="ce35" office:value-type="string" calcext:value-type="string">
            <text:p><text:a xlink:href="http://techstars.com" xlink:type="simple">techstars.com</text:a></text:p>
          </table:table-cell>
          <table:table-cell table:style-name="ce35" office:value-type="string" calcext:value-type="string">
            <text:p><text:a xlink:href="https://www.crunchbase.com/organization/techstars" xlink:type="simple">https://www.crunchbase.com/organization/techstars</text:a></text:p>
          </table:table-cell>
          <table:table-cell table:style-name="ce35" office:value-type="string" calcext:value-type="string">
            <text:p><text:a xlink:href="https://www.linkedin.com/company/techstars/" xlink:type="simple">https://www.linkedin.com/company/techsta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ectonic</text:p>
          </table:table-cell>
          <table:table-cell table:style-name="ce8" office:value-type="string" calcext:value-type="string">
            <text:p>Newton</text:p>
          </table:table-cell>
          <table:table-cell table:style-name="ce8" office:value-type="string" calcext:value-type="string">
            <text:p>M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5" calcext:value-type="float">
            <text:p>5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ospital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Drone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llaboration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tectonicventures.com/" xlink:type="simple">tectonicventures.com</text:a></text:p>
          </table:table-cell>
          <table:table-cell table:style-name="ce35" office:value-type="string" calcext:value-type="string">
            <text:p><text:a xlink:href="https://www.crunchbase.com/organization/tectonic-ventures#section-overview" xlink:type="simple">https://www.crunchbase.com/organization/tectonic-ventures</text:a></text:p>
          </table:table-cell>
          <table:table-cell table:style-name="ce35" office:value-type="string" calcext:value-type="string">
            <text:p><text:a xlink:href="https://www.linkedin.com/company/tectonicventures/?originalSubdomain=pk" xlink:type="simple">https://www.linkedin.com/company/tectonic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EEC Angel Fund</text:p>
          </table:table-cell>
          <table:table-cell table:style-name="ce8" office:value-type="string" calcext:value-type="string">
            <text:p>Los Altos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30" calcext:value-type="float">
            <text:p>$30.0</text:p>
          </table:table-cell>
          <table:table-cell table:style-name="ce20" office:value-type="float" office:value="176" calcext:value-type="float">
            <text:p>176</text:p>
          </table:table-cell>
          <table:table-cell table:style-name="ce20" office:value-type="float" office:value="20" calcext:value-type="float">
            <text:p>20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0" calcext:value-type="float">
            <text:p>20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3" calcext:value-type="float">
            <text:p>13</text:p>
          </table:table-cell>
          <table:table-cell table:style-name="ce35" office:value-type="string" calcext:value-type="string">
            <text:p><text:a xlink:href="http://teec-angel.com/" xlink:type="simple">teec-angel.com</text:a></text:p>
          </table:table-cell>
          <table:table-cell table:style-name="ce35" office:value-type="string" calcext:value-type="string">
            <text:p><text:a xlink:href="https://www.crunchbase.com/organization/teec-angel-fund#section-overview" xlink:type="simple">https://www.crunchbase.com/organization/teec-angel-fund</text:a></text:p>
          </table:table-cell>
          <table:table-cell table:style-name="ce35" office:value-type="string" calcext:value-type="string">
            <text:p><text:a xlink:href="https://www.linkedin.com/company/tsvcap/" xlink:type="simple">https://www.linkedin.com/company/tsvcap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ekton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8" calcext:value-type="float">
            <text:p>8</text:p>
          </table:table-cell>
          <table:table-cell table:style-name="ce35" office:value-type="string" calcext:value-type="string">
            <text:p><text:a xlink:href="http://tektonventures.com/" xlink:type="simple">tektonventures.com</text:a></text:p>
          </table:table-cell>
          <table:table-cell table:style-name="ce35" office:value-type="string" calcext:value-type="string">
            <text:p><text:a xlink:href="https://www.crunchbase.com/organization/tekton-ventures#section-overview" xlink:type="simple">https://www.crunchbase.com/organization/tekton-ventures</text:a></text:p>
          </table:table-cell>
          <table:table-cell table:style-name="ce35" office:value-type="string" calcext:value-type="string">
            <text:p><text:a xlink:href="https://www.linkedin.com/company/tekton-ventures/" xlink:type="simple">https://www.linkedin.com/company/tekton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elegraph Hill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/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thcap.com/" xlink:type="simple">thcap.com</text:a></text:p>
          </table:table-cell>
          <table:table-cell table:style-name="ce35" office:value-type="string" calcext:value-type="string">
            <text:p><text:a xlink:href="https://www.crunchbase.com/organization/telegraph-hill-capital#section-overview" xlink:type="simple">https://www.crunchbase.com/organization/telegraph-hill-capital</text:a></text:p>
          </table:table-cell>
          <table:table-cell table:style-name="ce35" office:value-type="string" calcext:value-type="string">
            <text:p><text:a xlink:href="https://www.linkedin.com/company/telegraph-hill-capital/" xlink:type="simple">https://www.linkedin.com/company/telegraph-hill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elescopic Ventures</text:p>
          </table:table-cell>
          <table:table-cell table:style-name="ce8" office:value-type="string" calcext:value-type="string">
            <text:p>Oakland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telescopicventures.com/" xlink:type="simple">telescopicventures.com</text:a></text:p>
          </table:table-cell>
          <table:table-cell table:style-name="ce35" office:value-type="string" calcext:value-type="string">
            <text:p><text:a xlink:href="https://www.crunchbase.com/organization/telescopic-ventures#section-overview" xlink:type="simple">https://www.crunchbase.com/organization/telescopic-ventures</text:a></text:p>
          </table:table-cell>
          <table:table-cell table:style-name="ce35" office:value-type="string" calcext:value-type="string">
            <text:p><text:a xlink:href="https://www.linkedin.com/company/telescope-ventures/" xlink:type="simple">https://www.linkedin.com/company/telescop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elluride Venture Fund</text:p>
          </table:table-cell>
          <table:table-cell table:style-name="ce8" office:value-type="string" calcext:value-type="string">
            <text:p>Telluride</text:p>
          </table:table-cell>
          <table:table-cell table:style-name="ce8" office:value-type="string" calcext:value-type="string">
            <text:p>CO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3" calcext:value-type="float">
            <text:p>3</text:p>
          </table:table-cell>
          <table:table-cell table:style-name="ce6"/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gricultu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roduct Design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tellurideventurefund.com/" xlink:type="simple">tellurideventurefund.com</text:a></text:p>
          </table:table-cell>
          <table:table-cell table:style-name="ce35" office:value-type="string" calcext:value-type="string">
            <text:p><text:a xlink:href="https://www.crunchbase.com/organization/telluride-venture-fund#section-overview" xlink:type="simple">https://www.crunchbase.com/organization/telluride-venture-fund</text:a></text:p>
          </table:table-cell>
          <table:table-cell table:style-name="ce35" office:value-type="string" calcext:value-type="string">
            <text:p><text:a xlink:href="https://www.linkedin.com/company/telluride-venture-fund/" xlink:type="simple">https://www.linkedin.com/company/telluride-venture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ellus Partners</text:p>
          </table:table-cell>
          <table:table-cell table:style-name="ce8" office:value-type="string" calcext:value-type="string">
            <text:p>Saratoga Springs</text:p>
          </table:table-cell>
          <table:table-cell table:style-name="ce8" office:value-type="string" calcext:value-type="string">
            <text:p>UT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gricultu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gTech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35" office:value-type="string" calcext:value-type="string">
            <text:p>tellus.partners</text:p>
          </table:table-cell>
          <table:table-cell table:style-name="ce35" office:value-type="string" calcext:value-type="string">
            <text:p><text:a xlink:href="https://www.crunchbase.com/organization/tellus-partners" xlink:type="simple">https://www.crunchbase.com/organization/tellus-partners</text:a></text:p>
          </table:table-cell>
          <table:table-cell table:style-name="ce35" office:value-type="string" calcext:value-type="string">
            <text:p><text:a xlink:href="https://www.linkedin.com/company/tellus-investment-partners-llc/" xlink:type="simple">https://www.linkedin.com/company/tellus-investment-partners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en Eleven Ventures</text:p>
          </table:table-cell>
          <table:table-cell table:style-name="ce8" office:value-type="string" calcext:value-type="string">
            <text:p>Burlingame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243.7" calcext:value-type="float">
            <text:p>$243.7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yber Security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ecurity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Network Security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1011vc.com/" xlink:type="simple">1011vc.com</text:a></text:p>
          </table:table-cell>
          <table:table-cell table:style-name="ce35" office:value-type="string" calcext:value-type="string">
            <text:p><text:a xlink:href="https://www.crunchbase.com/organization/ten-eleven-ventures#section-overview" xlink:type="simple">https://www.crunchbase.com/organization/ten-eleven-ventures</text:a></text:p>
          </table:table-cell>
          <table:table-cell table:style-name="ce35" office:value-type="string" calcext:value-type="string">
            <text:p><text:a xlink:href="https://www.linkedin.com/company/ten-eleven-ventures/" xlink:type="simple">https://www.linkedin.com/company/ten-eleven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enOneTen Ventures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68" calcext:value-type="float">
            <text:p>$68.0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tenoneten.net/" xlink:type="simple">tenoneten.net</text:a></text:p>
          </table:table-cell>
          <table:table-cell table:style-name="ce35" office:value-type="string" calcext:value-type="string">
            <text:p><text:a xlink:href="https://www.crunchbase.com/organization/tenoneten-ventures#section-overview" xlink:type="simple">https://www.crunchbase.com/organization/tenoneten-ventures</text:a></text:p>
          </table:table-cell>
          <table:table-cell table:style-name="ce35" office:value-type="string" calcext:value-type="string">
            <text:p><text:a xlink:href="https://www.linkedin.com/company/tenoneten-ventures/?originalSubdomain=pk" xlink:type="simple">https://www.linkedin.com/company/tenoneten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GM</text:p>
          </table:table-cell>
          <table:table-cell table:style-name="ce8" office:value-type="string" calcext:value-type="string">
            <text:p>Santa Monica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App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nsumer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tgm.com" xlink:type="simple">tgm.com</text:a></text:p>
          </table:table-cell>
          <table:table-cell table:style-name="ce35" office:value-type="string" calcext:value-type="string">
            <text:p><text:a xlink:href="https://www.crunchbase.com/organization/tgm-ventures" xlink:type="simple">https://www.crunchbase.com/organization/tgm-ventures</text:a></text:p>
          </table:table-cell>
          <table:table-cell table:style-name="ce35" office:value-type="string" calcext:value-type="string">
            <text:p><text:a xlink:href="http://linkedin.com/company/729867" xlink:type="simple">linkedin.com/company/72986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e Alchemy Fund</text:p>
          </table:table-cell>
          <table:table-cell table:style-name="ce8" office:value-type="string" calcext:value-type="string">
            <text:p>Springfield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alchemy-fund.com" xlink:type="simple">alchemy-fund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28636091" xlink:type="simple">linkedin.com/company/2863609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e Arcview Group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annabi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ecruit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arcviewgroup.com" xlink:type="simple">arcviewgroup.com</text:a></text:p>
          </table:table-cell>
          <table:table-cell table:style-name="ce35" office:value-type="string" calcext:value-type="string">
            <text:p><text:a xlink:href="https://www.crunchbase.com/organization/arcview-group" xlink:type="simple">https://www.crunchbase.com/organization/arcview-group</text:a></text:p>
          </table:table-cell>
          <table:table-cell table:style-name="ce35" office:value-type="string" calcext:value-type="string">
            <text:p><text:a xlink:href="http://linkedin.com/company/3063679" xlink:type="simple">linkedin.com/company/306367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e Athenaeum Fund</text:p>
          </table:table-cell>
          <table:table-cell table:style-name="ce8" office:value-type="string" calcext:value-type="string">
            <text:p>Pasadena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number-columns-repeated="2" table:style-name="ce6" office:value-type="float" office:value="2" calcext:value-type="float">
            <text:p>2</text:p>
          </table:table-cell>
          <table:table-cell table:style-name="ce29" office:value-type="string" calcext:value-type="string">
            <text:p>Intelligent System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emiconductor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roduct Desig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Language Learn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athenaeumfund.com" xlink:type="simple">athenaeumfund.com</text:a></text:p>
          </table:table-cell>
          <table:table-cell table:style-name="ce35" office:value-type="string" calcext:value-type="string">
            <text:p><text:a xlink:href="https://www.crunchbase.com/organization/the-athenaeum-fund" xlink:type="simple">https://www.crunchbase.com/organization/the-athenaeum-fund</text:a></text:p>
          </table:table-cell>
          <table:table-cell table:style-name="ce35" office:value-type="string" calcext:value-type="string">
            <text:p><text:a xlink:href="http://linkedin.com/company/2418268" xlink:type="simple">linkedin.com/company/241826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e Cove Fund</text:p>
          </table:table-cell>
          <table:table-cell table:style-name="ce8" office:value-type="string" calcext:value-type="string">
            <text:p>Irvine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20.2" calcext:value-type="float">
            <text:p>$20.2</text:p>
          </table:table-cell>
          <table:table-cell table:style-name="ce20" office:value-type="float" office:value="9" calcext:value-type="float">
            <text:p>9</text:p>
          </table:table-cell>
          <table:table-cell table:style-name="ce6"/>
          <table:table-cell table:style-name="ce29" office:value-type="string" calcext:value-type="string">
            <text:p>Gami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Photograph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rket Research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covefund.com/" xlink:type="simple">covefund.com</text:a></text:p>
          </table:table-cell>
          <table:table-cell table:style-name="ce35" office:value-type="string" calcext:value-type="string">
            <text:p><text:a xlink:href="https://www.crunchbase.com/organization/cove-fund-ii-llc#section-overview" xlink:type="simple">https://www.crunchbase.com/organization/cove-fund-ii-llc</text:a></text:p>
          </table:table-cell>
          <table:table-cell table:style-name="ce35" office:value-type="string" calcext:value-type="string">
            <text:p><text:a xlink:href="https://www.linkedin.com/company/covefund/" xlink:type="simple">https://www.linkedin.com/company/cove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e Design Accelerator</text:p>
          </table:table-cell>
          <table:table-cell table:style-name="ce8" office:value-type="string" calcext:value-type="string">
            <text:p>Pasadena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thedesignaccelerator.com/" xlink:type="simple">thedesignaccelerator.com</text:a></text:p>
          </table:table-cell>
          <table:table-cell table:style-name="ce35" office:value-type="string" calcext:value-type="string">
            <text:p><text:a xlink:href="https://www.crunchbase.com/organization/the-design-accelerator#section-overview" xlink:type="simple">https://www.crunchbase.com/organization/the-design-accelerator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e EdTech Fund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llaborative Consump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Online Forum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-Learn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theedtechfund.com" xlink:type="simple">theedtechfund.com</text:a></text:p>
          </table:table-cell>
          <table:table-cell table:style-name="ce35" office:value-type="string" calcext:value-type="string">
            <text:p><text:a xlink:href="https://www.crunchbase.com/organization/the-edtech-fund" xlink:type="simple">https://www.crunchbase.com/organization/the-edtech-fund</text:a></text:p>
          </table:table-cell>
          <table:table-cell table:style-name="ce35" office:value-type="string" calcext:value-type="string">
            <text:p><text:a xlink:href="http://linkedin.com/company/8895850" xlink:type="simple">linkedin.com/company/889585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e Fabric</text:p>
          </table:table-cell>
          <table:table-cell table:style-name="ce8" office:value-type="string" calcext:value-type="string">
            <text:p>Mountain View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20" calcext:value-type="float">
            <text:p>$20.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Cloud Infrastuctu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loud Comput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loud managemen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loud Data Servic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thefabricnet.com/" xlink:type="simple">thefabricnet.com</text:a></text:p>
          </table:table-cell>
          <table:table-cell table:style-name="ce35" office:value-type="string" calcext:value-type="string">
            <text:p><text:a xlink:href="https://www.crunchbase.com/organization/the-fabric#section-overview" xlink:type="simple">https://www.crunchbase.com/organization/the-fabric</text:a></text:p>
          </table:table-cell>
          <table:table-cell table:style-name="ce35" office:value-type="string" calcext:value-type="string">
            <text:p><text:a xlink:href="https://www.linkedin.com/company/the-fabric/" xlink:type="simple">https://www.linkedin.com/company/the-fabri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e Fund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Freelan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cial Entrepreneurship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rketpla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Non Profit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35" office:value-type="string" calcext:value-type="string">
            <text:p><text:a xlink:href="http://thefund.vc" xlink:type="simple">thefund.vc</text:a></text:p>
          </table:table-cell>
          <table:table-cell table:style-name="ce35" office:value-type="string" calcext:value-type="string">
            <text:p><text:a xlink:href="https://www.crunchbase.com/organization/the-fund" xlink:type="simple">https://www.crunchbase.com/organization/the-fund</text:a></text:p>
          </table:table-cell>
          <table:table-cell table:style-name="ce35" office:value-type="string" calcext:value-type="string">
            <text:p><text:a xlink:href="http://linkedin.com/company/28142574" xlink:type="simple">linkedin.com/company/2814257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e Graduate Syndicate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20" office:value-type="float" office:value="23" calcext:value-type="float">
            <text:p>23</text:p>
          </table:table-cell>
          <table:table-cell table:style-name="ce6"/>
          <table:table-cell table:style-name="ce29" office:value-type="string" calcext:value-type="string">
            <text:p>Internet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Commercial Land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Logistic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thegraduatesyndicate.com/" xlink:type="simple">thegraduatesyndicate.com</text:a></text:p>
          </table:table-cell>
          <table:table-cell table:style-name="ce35" office:value-type="string" calcext:value-type="string">
            <text:p><text:a xlink:href="https://www.crunchbase.com/organization/sueco-and-the-graduate-syndicate#section-overview" xlink:type="simple">https://www.crunchbase.com/organization/sueco-and-the-graduate-syndicate</text:a></text:p>
          </table:table-cell>
          <table:table-cell table:style-name="ce35" office:value-type="string" calcext:value-type="string">
            <text:p><text:a xlink:href="https://www.linkedin.com/company/the-graduate-syndicate/?originalSubdomain=pk" xlink:type="simple">https://www.linkedin.com/company/the-graduate-syndicate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e Helm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20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work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mmunitie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Welllness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35" office:value-type="string" calcext:value-type="string">
            <text:p><text:a xlink:href="http://thehelm.co/" xlink:type="simple">thehelm.co</text:a></text:p>
          </table:table-cell>
          <table:table-cell table:style-name="ce35" office:value-type="string" calcext:value-type="string">
            <text:p><text:a xlink:href="https://www.crunchbase.com/organization/the-helm#section-overview" xlink:type="simple">https://www.crunchbase.com/organization/the-helm</text:a></text:p>
          </table:table-cell>
          <table:table-cell table:style-name="ce35" office:value-type="string" calcext:value-type="string">
            <text:p><text:a xlink:href="https://www.linkedin.com/company/thehelmco/" xlink:type="simple">https://www.linkedin.com/company/thehelmco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e Hive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48.5" calcext:value-type="float">
            <text:p>$48.5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hivedata.com/" xlink:type="simple">hivedata.com</text:a></text:p>
          </table:table-cell>
          <table:table-cell table:style-name="ce35" office:value-type="string" calcext:value-type="string">
            <text:p><text:a xlink:href="https://www.crunchbase.com/organization/the-hive-palo-alto-california#section-overview" xlink:type="simple">https://www.crunchbase.com/organization/the-hive-palo-alto-california</text:a></text:p>
          </table:table-cell>
          <table:table-cell table:style-name="ce35" office:value-type="string" calcext:value-type="string">
            <text:p><text:a xlink:href="https://www.linkedin.com/company/the-hive-llc/" xlink:type="simple">https://www.linkedin.com/company/the-hive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e House Fund</text:p>
          </table:table-cell>
          <table:table-cell table:style-name="ce8" office:value-type="string" calcext:value-type="string">
            <text:p>Berkeley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6" calcext:value-type="float">
            <text:p>$6.0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Blockchai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Tech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thehouse.fund</text:p>
          </table:table-cell>
          <table:table-cell table:style-name="ce35" office:value-type="string" calcext:value-type="string">
            <text:p><text:a xlink:href="https://www.crunchbase.com/organization/the-house-fund#section-overview" xlink:type="simple">https://www.crunchbase.com/organization/the-house-fund</text:a></text:p>
          </table:table-cell>
          <table:table-cell table:style-name="ce35" office:value-type="string" calcext:value-type="string">
            <text:p><text:a xlink:href="https://www.linkedin.com/company/the-house-fund/" xlink:type="simple">https://www.linkedin.com/company/the-house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e Impact Engine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20" calcext:value-type="float">
            <text:p>$20.0</text:p>
          </table:table-cell>
          <table:table-cell table:style-name="ce20" office:value-type="float" office:value="49" calcext:value-type="float">
            <text:p>49</text:p>
          </table:table-cell>
          <table:table-cell table:style-name="ce6"/>
          <table:table-cell table:style-name="ce29" office:value-type="string" calcext:value-type="string">
            <text:p>Education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EdTech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theimpactengine.com/" xlink:type="simple">theimpactengine.com</text:a></text:p>
          </table:table-cell>
          <table:table-cell table:style-name="ce35" office:value-type="string" calcext:value-type="string">
            <text:p><text:a xlink:href="https://www.crunchbase.com/organization/the-impact-engine#section-overview" xlink:type="simple">https://www.crunchbase.com/organization/the-impact-engine</text:a></text:p>
          </table:table-cell>
          <table:table-cell table:style-name="ce35" office:value-type="string" calcext:value-type="string">
            <text:p><text:a xlink:href="https://www.linkedin.com/company/theimpactengine/?originalSubdomain=pk" xlink:type="simple">https://www.linkedin.com/company/theimpactengine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e Investment Collective</text:p>
          </table:table-cell>
          <table:table-cell table:style-name="ce8" office:value-type="string" calcext:value-type="string">
            <text:p>Petaluma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investmentcollective.com" xlink:type="simple">investmentcollective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18600137" xlink:type="simple">linkedin.com/company/1860013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e South Florida Accelerator</text:p>
          </table:table-cell>
          <table:table-cell table:style-name="ce8" office:value-type="string" calcext:value-type="string">
            <text:p>Ft Lauderdale</text:p>
          </table:table-cell>
          <table:table-cell table:style-name="ce8" office:value-type="string" calcext:value-type="string">
            <text:p>FL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tsfa.co" xlink:type="simple">tsfa.co</text:a></text:p>
          </table:table-cell>
          <table:table-cell table:style-name="ce35" office:value-type="string" calcext:value-type="string">
            <text:p><text:a xlink:href="https://www.crunchbase.com/organization/the-south-florida-accelerator" xlink:type="simple">https://www.crunchbase.com/organization/the-south-florida-accelerator</text:a></text:p>
          </table:table-cell>
          <table:table-cell table:style-name="ce35" office:value-type="string" calcext:value-type="string">
            <text:p><text:a xlink:href="http://linkedin.com/company/10515208" xlink:type="simple">linkedin.com/company/1051520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e TauTona Group</text:p>
          </table:table-cell>
          <table:table-cell table:style-name="ce8" office:value-type="string" calcext:value-type="string">
            <text:p>Redwood City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tautonagroup.com/" xlink:type="simple">tautonagroup.com</text:a></text:p>
          </table:table-cell>
          <table:table-cell table:style-name="ce35" office:value-type="string" calcext:value-type="string">
            <text:p><text:a xlink:href="https://www.crunchbase.com/organization/tautona-group#section-overview" xlink:type="simple">https://www.crunchbase.com/organization/tautona-group</text:a></text:p>
          </table:table-cell>
          <table:table-cell table:style-name="ce35" office:value-type="string" calcext:value-type="string">
            <text:p><text:a xlink:href="https://www.linkedin.com/company/tautona-group/?originalSubdomain=pk" xlink:type="simple">https://www.linkedin.com/company/tautona-group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e Tribe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4" calcext:value-type="float">
            <text:p>4</text:p>
          </table:table-cell>
          <table:table-cell table:style-name="ce6"/>
          <table:table-cell table:style-name="ce29" office:value-type="string" calcext:value-type="string">
            <text:p>FinTech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itcoin</text:p>
          </table:table-cell>
          <table:table-cell table:style-name="ce20" office:value-type="float" office:value="0" calcext:value-type="float">
            <text:p>0</text:p>
          </table:table-cell>
          <table:table-cell table:style-name="ce29" office:value-type="string" calcext:value-type="string">
            <text:p>Blockchai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Trading Platform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thereum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tribecap.co/" xlink:type="simple">tribecap.co</text:a></text:p>
          </table:table-cell>
          <table:table-cell table:style-name="ce35" office:value-type="string" calcext:value-type="string">
            <text:p><text:a xlink:href="https://www.crunchbase.com/organization/tribe-capital#section-overview" xlink:type="simple">https://www.crunchbase.com/organization/tribe-capital</text:a></text:p>
          </table:table-cell>
          <table:table-cell table:style-name="ce35" office:value-type="string" calcext:value-type="string">
            <text:p><text:a xlink:href="https://www.linkedin.com/company/tribe-capital-partners/" xlink:type="simple">https://www.linkedin.com/company/tribe-capital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e Valley Fund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thevalleyfund.com/" xlink:type="simple">thevalleyfund.com</text:a></text:p>
          </table:table-cell>
          <table:table-cell table:style-name="ce35" office:value-type="string" calcext:value-type="string">
            <text:p><text:a xlink:href="https://www.crunchbase.com/organization/valley-fund#section-overview" xlink:type="simple">https://www.crunchbase.com/organization/valley-fund</text:a></text:p>
          </table:table-cell>
          <table:table-cell table:style-name="ce35" office:value-type="string" calcext:value-type="string">
            <text:p><text:a xlink:href="https://www.linkedin.com/company/the-valley-fund/" xlink:type="simple">https://www.linkedin.com/company/the-valley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e Yield Lab</text:p>
          </table:table-cell>
          <table:table-cell table:style-name="ce8" office:value-type="string" calcext:value-type="string">
            <text:p>St. Louis</text:p>
          </table:table-cell>
          <table:table-cell table:style-name="ce8" office:value-type="string" calcext:value-type="string">
            <text:p>MO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/>
          <table:table-cell table:style-name="ce6"/>
          <table:table-cell table:style-name="ce29" office:value-type="string" calcext:value-type="string">
            <text:p>Agricultu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Farming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Nutrition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Business Intelligenc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theyieldlab.com" xlink:type="simple">theyieldlab.com</text:a></text:p>
          </table:table-cell>
          <table:table-cell table:style-name="ce35" office:value-type="string" calcext:value-type="string">
            <text:p><text:a xlink:href="https://www.crunchbase.com/organization/the-yield-lab" xlink:type="simple">https://www.crunchbase.com/organization/the-yield-lab</text:a></text:p>
          </table:table-cell>
          <table:table-cell table:style-name="ce35" office:value-type="string" calcext:value-type="string">
            <text:p><text:a xlink:href="https://www.linkedin.com/company/theyieldlab/" xlink:type="simple">https://www.linkedin.com/company/theyieldlab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eSeedFund</text:p>
          </table:table-cell>
          <table:table-cell table:style-name="ce8" office:value-type="string" calcext:value-type="string">
            <text:p>North Brunswick</text:p>
          </table:table-cell>
          <table:table-cell table:style-name="ce8" office:value-type="string" calcext:value-type="string">
            <text:p>NJ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theseedfund.vc" xlink:type="simple">theseedfund.vc</text:a></text:p>
          </table:table-cell>
          <table:table-cell table:style-name="ce35"/>
          <table:table-cell table:style-name="ce35" office:value-type="string" calcext:value-type="string">
            <text:p><text:a xlink:href="http://linkedin.com/company/2582509" xlink:type="simple">linkedin.com/company/258250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ird Prime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1" calcext:value-type="float">
            <text:p>1</text:p>
          </table:table-cell>
          <table:table-cell table:style-name="ce22" office:value-type="float" office:value="36" calcext:value-type="float">
            <text:p>$36.0</text:p>
          </table:table-cell>
          <table:table-cell table:style-name="ce6" office:value-type="float" office:value="18" calcext:value-type="float">
            <text:p>18</text:p>
          </table:table-cell>
          <table:table-cell table:style-name="ce6"/>
          <table:table-cell table:style-name="ce29" office:value-type="string" calcext:value-type="string">
            <text:p>Financial Service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Lend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al Estat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thirdprime.vc" xlink:type="simple">thirdprime.vc</text:a></text:p>
          </table:table-cell>
          <table:table-cell table:style-name="ce35" office:value-type="string" calcext:value-type="string">
            <text:p><text:a xlink:href="https://www.crunchbase.com/organization/3rd-prime-capital" xlink:type="simple">https://www.crunchbase.com/organization/3rd-prime-capital</text:a></text:p>
          </table:table-cell>
          <table:table-cell table:style-name="ce35" office:value-type="string" calcext:value-type="string">
            <text:p><text:a xlink:href="http://linkedin.com/company/15189541" xlink:type="simple">linkedin.com/company/1518954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ird Prime Capital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36" calcext:value-type="float">
            <text:p>$36.0</text:p>
          </table:table-cell>
          <table:table-cell table:style-name="ce20" office:value-type="float" office:value="17" calcext:value-type="float">
            <text:p>17</text:p>
          </table:table-cell>
          <table:table-cell table:style-name="ce6"/>
          <table:table-cell table:style-name="ce29" office:value-type="string" calcext:value-type="string">
            <text:p>Financial Service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Lend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al Estat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thirdprimecapital.com/" xlink:type="simple">thirdprimecapital.com</text:a></text:p>
          </table:table-cell>
          <table:table-cell table:style-name="ce35" office:value-type="string" calcext:value-type="string">
            <text:p><text:a xlink:href="https://www.crunchbase.com/organization/3rd-prime-capital#section-overview" xlink:type="simple">https://www.crunchbase.com/organization/3rd-prime-capital</text:a></text:p>
          </table:table-cell>
          <table:table-cell table:style-name="ce35" office:value-type="string" calcext:value-type="string">
            <text:p><text:a xlink:href="https://www.linkedin.com/company/third-prime-capital/?originalSubdomain=pk" xlink:type="simple">https://www.linkedin.com/company/third-prime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ree Bridges</text:p>
          </table:table-cell>
          <table:table-cell table:style-name="ce8" office:value-type="string" calcext:value-type="string">
            <text:p>Berkeley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hemical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ublish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tbv.vc/" xlink:type="simple">tbv.vc</text:a></text:p>
          </table:table-cell>
          <table:table-cell table:style-name="ce35" office:value-type="string" calcext:value-type="string">
            <text:p><text:a xlink:href="https://www.crunchbase.com/organization/three-bridges-venture-partners#section-overview" xlink:type="simple">https://www.crunchbase.com/organization/three-bridges-venture-partners</text:a></text:p>
          </table:table-cell>
          <table:table-cell table:style-name="ce35" office:value-type="string" calcext:value-type="string">
            <text:p><text:a xlink:href="https://www.linkedin.com/company/three-bridges-ventures/?originalSubdomain=pk" xlink:type="simple">https://www.linkedin.com/company/three-bridges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reeFish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7" calcext:value-type="float">
            <text:p>7</text:p>
          </table:table-cell>
          <table:table-cell table:style-name="ce6"/>
          <table:table-cell table:style-name="ce29" office:value-type="string" calcext:value-type="string">
            <text:p>Fitnes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inancial Service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threefishcapital.com/" xlink:type="simple">threefishcapital.com</text:a></text:p>
          </table:table-cell>
          <table:table-cell table:style-name="ce35" office:value-type="string" calcext:value-type="string">
            <text:p><text:a xlink:href="https://www.crunchbase.com/organization/three-fish-capital" xlink:type="simple">https://www.crunchbase.com/organization/three-fish-capital</text:a></text:p>
          </table:table-cell>
          <table:table-cell table:style-name="ce35" office:value-type="string" calcext:value-type="string">
            <text:p><text:a xlink:href="https://www.linkedin.com/company/three-fish-capital/?originalSubdomain=pk" xlink:type="simple">https://www.linkedin.com/company/three-fish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hursday Ventures</text:p>
          </table:table-cell>
          <table:table-cell table:style-name="ce8" office:value-type="string" calcext:value-type="string">
            <text:p>Middletown</text:p>
          </table:table-cell>
          <table:table-cell table:style-name="ce8" office:value-type="string" calcext:value-type="string">
            <text:p>RI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Fitnes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lockchai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upply Chain Managem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port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thursday.vc/" xlink:type="simple">thursday.vc</text:a></text:p>
          </table:table-cell>
          <table:table-cell table:style-name="ce35" office:value-type="string" calcext:value-type="string">
            <text:p><text:a xlink:href="https://www.crunchbase.com/organization/thursday-ventures#section-overview" xlink:type="simple">https://www.crunchbase.com/organization/thursday-ventures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iller Partners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6" office:value-type="float" office:value="21" calcext:value-type="float">
            <text:p>21</text:p>
          </table:table-cell>
          <table:table-cell table:style-name="ce6" office:value-type="float" office:value="4" calcext:value-type="float">
            <text:p>4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ervice Industr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tillerpartnersllc.com" xlink:type="simple">tillerpartnersllc.com</text:a></text:p>
          </table:table-cell>
          <table:table-cell table:style-name="ce35" office:value-type="string" calcext:value-type="string">
            <text:p><text:a xlink:href="https://www.crunchbase.com/organization/tiller-partners" xlink:type="simple">https://www.crunchbase.com/organization/tiller-partners</text:a></text:p>
          </table:table-cell>
          <table:table-cell table:style-name="ce35" office:value-type="string" calcext:value-type="string">
            <text:p><text:a xlink:href="http://linkedin.com/company/7794275" xlink:type="simple">linkedin.com/company/779427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ip of the Spear Ventures</text:p>
          </table:table-cell>
          <table:table-cell table:style-name="ce8" office:value-type="string" calcext:value-type="string">
            <text:p>Las Vegas</text:p>
          </table:table-cell>
          <table:table-cell table:style-name="ce8" office:value-type="string" calcext:value-type="string">
            <text:p>NV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tipofthespearventures.com" xlink:type="simple">tipofthespearventures.com</text:a></text:p>
          </table:table-cell>
          <table:table-cell table:style-name="ce35" office:value-type="string" calcext:value-type="string">
            <text:p><text:a xlink:href="https://www.crunchbase.com/organization/tip-of-the-spear-ventures" xlink:type="simple">https://www.crunchbase.com/organization/tip-of-the-spear-ventures</text:a></text:p>
          </table:table-cell>
          <table:table-cell table:style-name="ce35" office:value-type="string" calcext:value-type="string">
            <text:p><text:a xlink:href="http://linkedin.com/company/3074794" xlink:type="simple">linkedin.com/company/307479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omorrow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73" calcext:value-type="float">
            <text:p>73</text:p>
          </table:table-cell>
          <table:table-cell table:style-name="ce6" office:value-type="float" office:value="9" calcext:value-type="float">
            <text:p>9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tomorrowvc.com" xlink:type="simple">tomorrowvc.com</text:a></text:p>
          </table:table-cell>
          <table:table-cell table:style-name="ce35" office:value-type="string" calcext:value-type="string">
            <text:p><text:a xlink:href="https://www.crunchbase.com/organization/tomorrow-ventures" xlink:type="simple">https://www.crunchbase.com/organization/tomorrow-ventures</text:a></text:p>
          </table:table-cell>
          <table:table-cell table:style-name="ce35" office:value-type="string" calcext:value-type="string">
            <text:p><text:a xlink:href="http://linkedin.com/company/903517" xlink:type="simple">linkedin.com/company/90351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orch Capital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4" calcext:value-type="float">
            <text:p>4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itnes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sumer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torchcapital.vc" xlink:type="simple">torchcapital.vc</text:a></text:p>
          </table:table-cell>
          <table:table-cell table:style-name="ce35" office:value-type="string" calcext:value-type="string">
            <text:p><text:a xlink:href="https://www.crunchbase.com/organization/torch-capital#section-overview" xlink:type="simple">https://www.crunchbase.com/organization/torch-capital</text:a></text:p>
          </table:table-cell>
          <table:table-cell table:style-name="ce35" office:value-type="string" calcext:value-type="string">
            <text:p><text:a xlink:href="https://www.linkedin.com/company/torch-capital/" xlink:type="simple">https://www.linkedin.com/company/torch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ownsgate Media</text:p>
          </table:table-cell>
          <table:table-cell table:style-name="ce8" office:value-type="string" calcext:value-type="string">
            <text:p>Westlake Village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usic Stream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Video Stream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usic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Video on Demand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townsgatemedia.com/" xlink:type="simple">townsgatemedia.com</text:a></text:p>
          </table:table-cell>
          <table:table-cell table:style-name="ce35" office:value-type="string" calcext:value-type="string">
            <text:p><text:a xlink:href="https://www.crunchbase.com/organization/townsgatemedia#section-overview" xlink:type="simple">https://www.crunchbase.com/organization/townsgatemedia</text:a></text:p>
          </table:table-cell>
          <table:table-cell table:style-name="ce35" office:value-type="string" calcext:value-type="string">
            <text:p><text:a xlink:href="https://www.linkedin.com/company/townsgate-media/" xlink:type="simple">https://www.linkedin.com/company/townsgate-media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rail Post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Outdoor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Lifestyl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porting Good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etail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trailpostventures.com/" xlink:type="simple">trailpostventures.com</text:a></text:p>
          </table:table-cell>
          <table:table-cell table:style-name="ce35" office:value-type="string" calcext:value-type="string">
            <text:p><text:a xlink:href="https://www.crunchbase.com/organization/trail-post-ventures#section-overview" xlink:type="simple">https://www.crunchbase.com/organization/trail-post-ventures</text:a></text:p>
          </table:table-cell>
          <table:table-cell table:style-name="ce35" office:value-type="string" calcext:value-type="string">
            <text:p><text:a xlink:href="https://www.linkedin.com/company/trail-post-ventures/" xlink:type="simple">https://www.linkedin.com/company/trail-post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railMix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1.2" calcext:value-type="float">
            <text:p>$11.2</text:p>
          </table:table-cell>
          <table:table-cell table:style-name="ce20" office:value-type="float" office:value="5" calcext:value-type="float">
            <text:p>5</text:p>
          </table:table-cell>
          <table:table-cell table:style-name="ce6"/>
          <table:table-cell table:style-name="ce29" office:value-type="string" calcext:value-type="string">
            <text:p>Search Engin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sumer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trailmix.vc/" xlink:type="simple">trailmix.vc</text:a></text:p>
          </table:table-cell>
          <table:table-cell table:style-name="ce35" office:value-type="string" calcext:value-type="string">
            <text:p><text:a xlink:href="https://www.crunchbase.com/organization/trail-mix-ventures#section-overview" xlink:type="simple">https://www.crunchbase.com/organization/trail-mix-ventures</text:a></text:p>
          </table:table-cell>
          <table:table-cell table:style-name="ce35" office:value-type="string" calcext:value-type="string">
            <text:p><text:a xlink:href="https://www.linkedin.com/company/trailmixventures/" xlink:type="simple">https://www.linkedin.com/company/trailmix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ransmedia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4" calcext:value-type="float">
            <text:p>4</text:p>
          </table:table-cell>
          <table:table-cell table:style-name="ce22"/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18" calcext:value-type="float">
            <text:p>18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transmediacapital.com/" xlink:type="simple">transmediacapital.com</text:a></text:p>
          </table:table-cell>
          <table:table-cell table:style-name="ce35" office:value-type="string" calcext:value-type="string">
            <text:p><text:a xlink:href="https://www.crunchbase.com/organization/transmedia-capital#section-overview" xlink:type="simple">https://www.crunchbase.com/organization/transmedia-capital</text:a></text:p>
          </table:table-cell>
          <table:table-cell table:style-name="ce35" office:value-type="string" calcext:value-type="string">
            <text:p><text:a xlink:href="https://www.linkedin.com/company/transmedia-capital/?originalSubdomain=pk" xlink:type="simple">https://www.linkedin.com/company/transmedia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ravel Capitalist Ventures</text:p>
          </table:table-cell>
          <table:table-cell table:style-name="ce8" office:value-type="string" calcext:value-type="string">
            <text:p>Irvine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6" calcext:value-type="float">
            <text:p>6</text:p>
          </table:table-cell>
          <table:table-cell table:style-name="ce6"/>
          <table:table-cell table:style-name="ce29" office:value-type="string" calcext:value-type="string">
            <text:p>Commercial Real Estat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ir Transporta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eal Estate Investm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2C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travelcapitalist.com/" xlink:type="simple">travelcapitalist.com</text:a></text:p>
          </table:table-cell>
          <table:table-cell table:style-name="ce35" office:value-type="string" calcext:value-type="string">
            <text:p><text:a xlink:href="https://www.crunchbase.com/organization/travel-capitalist-ventures#section-overview" xlink:type="simple">https://www.crunchbase.com/organization/travel-capitalist-ventures</text:a></text:p>
          </table:table-cell>
          <table:table-cell table:style-name="ce35" office:value-type="string" calcext:value-type="string">
            <text:p><text:a xlink:href="https://www.linkedin.com/company/travel-capitalist-ventures/" xlink:type="simple">https://www.linkedin.com/company/travel-capitalist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ribe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tribe.pm/" xlink:type="simple">tribe.pm</text:a></text:p>
          </table:table-cell>
          <table:table-cell table:style-name="ce35" office:value-type="string" calcext:value-type="string">
            <text:p><text:a xlink:href="https://www.crunchbase.com/organization/tribe-4#section-overview" xlink:type="simple">https://www.crunchbase.com/organization/tribe-4</text:a></text:p>
          </table:table-cell>
          <table:table-cell table:style-name="ce35" office:value-type="string" calcext:value-type="string">
            <text:p><text:a xlink:href="https://www.linkedin.com/company/tribeapp/" xlink:type="simple">https://www.linkedin.com/company/tribeapp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ribeca Venture Partner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171" calcext:value-type="float">
            <text:p>$171.0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tribecavp.com/" xlink:type="simple">tribecavp.com</text:a></text:p>
          </table:table-cell>
          <table:table-cell table:style-name="ce35" office:value-type="string" calcext:value-type="string">
            <text:p><text:a xlink:href="https://www.crunchbase.com/organization/tribeca-venture-partners#section-overview" xlink:type="simple">https://www.crunchbase.com/organization/tribeca-venture-partners</text:a></text:p>
          </table:table-cell>
          <table:table-cell table:style-name="ce35" office:value-type="string" calcext:value-type="string">
            <text:p><text:a xlink:href="https://www.linkedin.com/company/tribeca-venture-partners/" xlink:type="simple">https://www.linkedin.com/company/tribeca-ventur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rigger Media Group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20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Marke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t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Local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triggermedia.com/" xlink:type="simple">triggermedia.com</text:a></text:p>
          </table:table-cell>
          <table:table-cell table:style-name="ce35" office:value-type="string" calcext:value-type="string">
            <text:p><text:a xlink:href="https://www.crunchbase.com/organization/trigger-media#section-overview" xlink:type="simple">https://www.crunchbase.com/organization/trigger-media</text:a></text:p>
          </table:table-cell>
          <table:table-cell table:style-name="ce35" office:value-type="string" calcext:value-type="string">
            <text:p><text:a xlink:href="https://www.linkedin.com/company/trigger-media-group/?originalSubdomain=pk" xlink:type="simple">https://www.linkedin.com/company/trigger-media-group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roy Capital Partners</text:p>
          </table:table-cell>
          <table:table-cell table:style-name="ce8" office:value-type="string" calcext:value-type="string">
            <text:p>Santa Monica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50" calcext:value-type="float">
            <text:p>$50.0</text:p>
          </table:table-cell>
          <table:table-cell table:style-name="ce20" office:value-type="float" office:value="13" calcext:value-type="float">
            <text:p>13</text:p>
          </table:table-cell>
          <table:table-cell table:style-name="ce6"/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Developer Tool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obile App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Transportation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troycapitalpartners.com/" xlink:type="simple">troycapitalpartners.com</text:a></text:p>
          </table:table-cell>
          <table:table-cell table:style-name="ce35" office:value-type="string" calcext:value-type="string">
            <text:p><text:a xlink:href="https://www.crunchbase.com/organization/troy-capital-partners#section-overview" xlink:type="simple">https://www.crunchbase.com/organization/troy-capital-partners</text:a></text:p>
          </table:table-cell>
          <table:table-cell table:style-name="ce35" office:value-type="string" calcext:value-type="string">
            <text:p><text:a xlink:href="https://www.linkedin.com/company/troy-capital-partners/" xlink:type="simple">https://www.linkedin.com/company/troy-capital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rucks Venture Partner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2" calcext:value-type="float">
            <text:p>12</text:p>
          </table:table-cell>
          <table:table-cell table:style-name="ce6"/>
          <table:table-cell table:style-name="ce29" office:value-type="string" calcext:value-type="string">
            <text:p>Autonomous Vehicles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Automotiv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Transportation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Computer Vision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trucks.vc/" xlink:type="simple">trucks.vc</text:a></text:p>
          </table:table-cell>
          <table:table-cell table:style-name="ce35" office:value-type="string" calcext:value-type="string">
            <text:p><text:a xlink:href="https://www.crunchbase.com/organization/trucks-venture-capital#section-overview" xlink:type="simple">https://www.crunchbase.com/organization/trucks-venture-capital</text:a></text:p>
          </table:table-cell>
          <table:table-cell table:style-name="ce35" office:value-type="string" calcext:value-type="string">
            <text:p><text:a xlink:href="https://www.linkedin.com/company/trucks-vc/?originalSubdomain=pk" xlink:type="simple">https://www.linkedin.com/company/trucks-v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rue North Venture Partners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600" calcext:value-type="float">
            <text:p>$600.0</text:p>
          </table:table-cell>
          <table:table-cell table:style-name="ce20" office:value-type="float" office:value="7" calcext:value-type="float">
            <text:p>7</text:p>
          </table:table-cell>
          <table:table-cell table:style-name="ce6"/>
          <table:table-cell table:style-name="ce29" office:value-type="string" calcext:value-type="string">
            <text:p>Energ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Water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Therapeutic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truenorthvp.com/" xlink:type="simple">truenorthvp.com</text:a></text:p>
          </table:table-cell>
          <table:table-cell table:style-name="ce35" office:value-type="string" calcext:value-type="string">
            <text:p><text:a xlink:href="https://www.crunchbase.com/organization/true-north-venture-partners#section-overview" xlink:type="simple">https://www.crunchbase.com/organization/true-north-venture-partners</text:a></text:p>
          </table:table-cell>
          <table:table-cell table:style-name="ce35" office:value-type="string" calcext:value-type="string">
            <text:p><text:a xlink:href="https://www.linkedin.com/company/true-north-venture-partners/?originalSubdomain=pk" xlink:type="simple">https://www.linkedin.com/company/true-north-ventur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rue Venture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7" calcext:value-type="float">
            <text:p>7</text:p>
          </table:table-cell>
          <table:table-cell table:style-name="ce22" office:value-type="string" calcext:value-type="string">
            <text:p>$1.7B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71" calcext:value-type="float">
            <text:p>7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5" calcext:value-type="float">
            <text:p>55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0" calcext:value-type="float">
            <text:p>30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30" calcext:value-type="float">
            <text:p>30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0" calcext:value-type="float">
            <text:p>30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3" calcext:value-type="float">
            <text:p>23</text:p>
          </table:table-cell>
          <table:table-cell table:style-name="ce35" office:value-type="string" calcext:value-type="string">
            <text:p><text:a xlink:href="http://trueventures.com" xlink:type="simple">trueventures.com</text:a></text:p>
          </table:table-cell>
          <table:table-cell table:style-name="ce35" office:value-type="string" calcext:value-type="string">
            <text:p><text:a xlink:href="https://www.crunchbase.com/organization/true-ventures" xlink:type="simple">https://www.crunchbase.com/organization/true-ventures</text:a></text:p>
          </table:table-cell>
          <table:table-cell table:style-name="ce35" office:value-type="string" calcext:value-type="string">
            <text:p><text:a xlink:href="http://linkedin.com/company/538495" xlink:type="simple">linkedin.com/company/538495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rue Wealth Ventures</text:p>
          </table:table-cell>
          <table:table-cell table:style-name="ce8" office:value-type="string" calcext:value-type="string">
            <text:p>Austin</text:p>
          </table:table-cell>
          <table:table-cell table:style-name="ce8" office:value-type="string" calcext:value-type="string">
            <text:p>TX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9.1" calcext:value-type="float">
            <text:p>$19.1</text:p>
          </table:table-cell>
          <table:table-cell table:style-name="ce20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Wearable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obile App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Diagonstic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ersonal Health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truewealthvc.com/" xlink:type="simple">truewealthvc.com</text:a></text:p>
          </table:table-cell>
          <table:table-cell table:style-name="ce35" office:value-type="string" calcext:value-type="string">
            <text:p><text:a xlink:href="https://www.crunchbase.com/organization/true-wealth-ventures#section-overview" xlink:type="simple">https://www.crunchbase.com/organization/true-wealth-ventures</text:a></text:p>
          </table:table-cell>
          <table:table-cell table:style-name="ce35" office:value-type="string" calcext:value-type="string">
            <text:p><text:a xlink:href="https://www.linkedin.com/company/truewealthventures/" xlink:type="simple">https://www.linkedin.com/company/truewealth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rueBridge Capital Partners</text:p>
          </table:table-cell>
          <table:table-cell table:style-name="ce8" office:value-type="string" calcext:value-type="string">
            <text:p>Chapel Hill</text:p>
          </table:table-cell>
          <table:table-cell table:style-name="ce8" office:value-type="string" calcext:value-type="string">
            <text:p>NC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6" calcext:value-type="float">
            <text:p>6</text:p>
          </table:table-cell>
          <table:table-cell table:style-name="ce22" office:value-type="string" calcext:value-type="string">
            <text:p>$2B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29" office:value-type="string" calcext:value-type="string">
            <text:p>Data Integr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RM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rke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t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Online Game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truebridgecapital.com" xlink:type="simple">truebridgecapital.com</text:a></text:p>
          </table:table-cell>
          <table:table-cell table:style-name="ce35" office:value-type="string" calcext:value-type="string">
            <text:p><text:a xlink:href="https://www.crunchbase.com/organization/truebridge-capital-partners" xlink:type="simple">https://www.crunchbase.com/organization/truebridge-capital-partners</text:a></text:p>
          </table:table-cell>
          <table:table-cell table:style-name="ce35" office:value-type="string" calcext:value-type="string">
            <text:p><text:a xlink:href="http://linkedin.com/company/1068914" xlink:type="simple">linkedin.com/company/106891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uatara Capital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5" calcext:value-type="float">
            <text:p>5</text:p>
          </table:table-cell>
          <table:table-cell table:style-name="ce6"/>
          <table:table-cell table:style-name="ce29" office:value-type="string" calcext:value-type="string">
            <text:p>Cannabi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Pharmaceutical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arke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sumer Good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tuataracapital.com/" xlink:type="simple">tuataracapital.com</text:a></text:p>
          </table:table-cell>
          <table:table-cell table:style-name="ce35" office:value-type="string" calcext:value-type="string">
            <text:p><text:a xlink:href="https://www.crunchbase.com/organization/tuatara-capital-lp#section-overview" xlink:type="simple">https://www.crunchbase.com/organization/tuatara-capital-lp</text:a></text:p>
          </table:table-cell>
          <table:table-cell table:style-name="ce35" office:value-type="string" calcext:value-type="string">
            <text:p><text:a xlink:href="https://www.linkedin.com/company/tuataracapital/?originalSubdomain=pk" xlink:type="simple">https://www.linkedin.com/company/tuatara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uriya Ventures</text:p>
          </table:table-cell>
          <table:table-cell table:style-name="ce8" office:value-type="string" calcext:value-type="string">
            <text:p>Menlo Park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turiyaventures.com" xlink:type="simple">turiyaventures.com</text:a></text:p>
          </table:table-cell>
          <table:table-cell table:style-name="ce35" office:value-type="string" calcext:value-type="string">
            <text:p><text:a xlink:href="https://www.crunchbase.com/organization/turiya-ventures" xlink:type="simple">https://www.crunchbase.com/organization/turiya-ventures</text:a></text:p>
          </table:table-cell>
          <table:table-cell table:style-name="ce35" office:value-type="string" calcext:value-type="string">
            <text:p><text:a xlink:href="http://linkedin.com/company/18414018" xlink:type="simple">linkedin.com/company/1841401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usk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36" calcext:value-type="float">
            <text:p>$36.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Blockchain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Cryptocurrency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thereum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tuskventures.com/" xlink:type="simple">tuskventures.com</text:a></text:p>
          </table:table-cell>
          <table:table-cell table:style-name="ce35" office:value-type="string" calcext:value-type="string">
            <text:p><text:a xlink:href="https://www.crunchbase.com/organization/tusk-ventures#section-overview" xlink:type="simple">https://www.crunchbase.com/organization/tusk-ventures</text:a></text:p>
          </table:table-cell>
          <table:table-cell table:style-name="ce35" office:value-type="string" calcext:value-type="string">
            <text:p><text:a xlink:href="https://www.linkedin.com/company/tusk-ventures/" xlink:type="simple">https://www.linkedin.com/company/tusk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wo Coins Group</text:p>
          </table:table-cell>
          <table:table-cell table:style-name="ce8" office:value-type="string" calcext:value-type="string">
            <text:p>Irvine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twocoinsgroup.com" xlink:type="simple">twocoinsgroup.com</text:a></text:p>
          </table:table-cell>
          <table:table-cell table:style-name="ce35" office:value-type="string" calcext:value-type="string">
            <text:p><text:a xlink:href="https://www.crunchbase.com/organization/two-coins-group" xlink:type="simple">https://www.crunchbase.com/organization/two-coins-group</text:a></text:p>
          </table:table-cell>
          <table:table-cell table:style-name="ce35" office:value-type="string" calcext:value-type="string">
            <text:p><text:a xlink:href="http://linkedin.com/company/3768404" xlink:type="simple">linkedin.com/company/3768404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Ulu Venture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66" calcext:value-type="float">
            <text:p>$66.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8" calcext:value-type="float">
            <text:p>18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0" calcext:value-type="float">
            <text:p>10</text:p>
          </table:table-cell>
          <table:table-cell table:style-name="ce35" office:value-type="string" calcext:value-type="string">
            <text:p><text:a xlink:href="http://uluventures.com/" xlink:type="simple">uluventures.com</text:a></text:p>
          </table:table-cell>
          <table:table-cell table:style-name="ce35" office:value-type="string" calcext:value-type="string">
            <text:p><text:a xlink:href="https://www.crunchbase.com/organization/ulu-ventures#section-overview" xlink:type="simple">https://www.crunchbase.com/organization/ulu-ventures</text:a></text:p>
          </table:table-cell>
          <table:table-cell table:style-name="ce35" office:value-type="string" calcext:value-type="string">
            <text:p><text:a xlink:href="https://www.linkedin.com/company/ulu-ventures/" xlink:type="simple">https://www.linkedin.com/company/ulu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Uncork Capital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5" calcext:value-type="float">
            <text:p>5</text:p>
          </table:table-cell>
          <table:table-cell table:style-name="ce22" office:value-type="float" office:value="302" calcext:value-type="float">
            <text:p>$302.0</text:p>
          </table:table-cell>
          <table:table-cell table:style-name="ce20" office:value-type="float" office:value="279" calcext:value-type="float">
            <text:p>279</text:p>
          </table:table-cell>
          <table:table-cell table:style-name="ce20" office:value-type="float" office:value="72" calcext:value-type="float">
            <text:p>7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9" calcext:value-type="float">
            <text:p>29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4" calcext:value-type="float">
            <text:p>24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23" calcext:value-type="float">
            <text:p>23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19" calcext:value-type="float">
            <text:p>19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8" calcext:value-type="float">
            <text:p>18</text:p>
          </table:table-cell>
          <table:table-cell table:style-name="ce35" office:value-type="string" calcext:value-type="string">
            <text:p><text:a xlink:href="http://uncorkcapital.com/" xlink:type="simple">uncorkcapital.com</text:a></text:p>
          </table:table-cell>
          <table:table-cell table:style-name="ce35" office:value-type="string" calcext:value-type="string">
            <text:p><text:a xlink:href="https://www.crunchbase.com/organization/softtech-vc#section-overview" xlink:type="simple">https://www.crunchbase.com/organization/softtech-vc</text:a></text:p>
          </table:table-cell>
          <table:table-cell table:style-name="ce35" office:value-type="string" calcext:value-type="string">
            <text:p><text:a xlink:href="https://www.linkedin.com/company/uncorkcapital/" xlink:type="simple">https://www.linkedin.com/company/uncork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Underscore VC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201.9" calcext:value-type="float">
            <text:p>$201.9</text:p>
          </table:table-cell>
          <table:table-cell table:style-name="ce20" office:value-type="float" office:value="16" calcext:value-type="float">
            <text:p>16</text:p>
          </table:table-cell>
          <table:table-cell table:style-name="ce6"/>
          <table:table-cell table:style-name="ce29" office:value-type="string" calcext:value-type="string">
            <text:p>Cloud Computing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CRM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underscore.vc/" xlink:type="simple">underscore.vc</text:a></text:p>
          </table:table-cell>
          <table:table-cell table:style-name="ce35" office:value-type="string" calcext:value-type="string">
            <text:p><text:a xlink:href="https://www.crunchbase.com/organization/underscore-vc#section-overview" xlink:type="simple">https://www.crunchbase.com/organization/underscore-vc</text:a></text:p>
          </table:table-cell>
          <table:table-cell table:style-name="ce35" office:value-type="string" calcext:value-type="string">
            <text:p><text:a xlink:href="https://www.linkedin.com/company/_underscore.vc/" xlink:type="simple">https://www.linkedin.com/company/_underscore.v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Unshackled Venture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3.5" calcext:value-type="float">
            <text:p>$3.5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Blockchai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Therapeu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unshackledvc.com/" xlink:type="simple">unshackledvc.com</text:a></text:p>
          </table:table-cell>
          <table:table-cell table:style-name="ce35" office:value-type="string" calcext:value-type="string">
            <text:p><text:a xlink:href="https://www.crunchbase.com/organization/unshackled-ventures#section-overview" xlink:type="simple">https://www.crunchbase.com/organization/unshackled-ventures</text:a></text:p>
          </table:table-cell>
          <table:table-cell table:style-name="ce35" office:value-type="string" calcext:value-type="string">
            <text:p><text:a xlink:href="https://www.linkedin.com/company/unshackled/" xlink:type="simple">https://www.linkedin.com/company/unshackle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UP2398</text:p>
          </table:table-cell>
          <table:table-cell table:style-name="ce8" office:value-type="string" calcext:value-type="string">
            <text:p>Redwood City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23" calcext:value-type="float">
            <text:p>23</text:p>
          </table:table-cell>
          <table:table-cell table:style-name="ce6"/>
          <table:table-cell table:style-name="ce29" office:value-type="string" calcext:value-type="string">
            <text:p>Internet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mputer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onsumer Electron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up2398.com/" xlink:type="simple">up2398.com</text:a></text:p>
          </table:table-cell>
          <table:table-cell table:style-name="ce35" office:value-type="string" calcext:value-type="string">
            <text:p><text:a xlink:href="https://www.crunchbase.com/organization/up2398#section-overview" xlink:type="simple">https://www.crunchbase.com/organization/up2398</text:a></text:p>
          </table:table-cell>
          <table:table-cell table:style-name="ce35" office:value-type="string" calcext:value-type="string">
            <text:p><text:a xlink:href="https://www.linkedin.com/company/up2398/" xlink:type="simple">https://www.linkedin.com/company/up2398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UpHonest Capital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 office:value-type="float" office:value="69" calcext:value-type="float">
            <text:p>$69.0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uphonestcapital.com" xlink:type="simple">uphonestcapital.com</text:a></text:p>
          </table:table-cell>
          <table:table-cell table:style-name="ce35" office:value-type="string" calcext:value-type="string">
            <text:p><text:a xlink:href="https://www.crunchbase.com/organization/uphonest-capital" xlink:type="simple">https://www.crunchbase.com/organization/uphonest-capital</text:a></text:p>
          </table:table-cell>
          <table:table-cell table:style-name="ce35" office:value-type="string" calcext:value-type="string">
            <text:p><text:a xlink:href="http://linkedin.com/company/13249979" xlink:type="simple">linkedin.com/company/1324997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UpRamp</text:p>
          </table:table-cell>
          <table:table-cell table:style-name="ce8" office:value-type="string" calcext:value-type="string">
            <text:p>Louisville</text:p>
          </table:table-cell>
          <table:table-cell table:style-name="ce8" office:value-type="string" calcext:value-type="string">
            <text:p>CO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upramp.com" xlink:type="simple">upramp.com</text:a></text:p>
          </table:table-cell>
          <table:table-cell table:style-name="ce35" office:value-type="string" calcext:value-type="string">
            <text:p><text:a xlink:href="https://www.crunchbase.com/organization/upramp" xlink:type="simple">https://www.crunchbase.com/organization/upramp</text:a></text:p>
          </table:table-cell>
          <table:table-cell table:style-name="ce35" office:value-type="string" calcext:value-type="string">
            <text:p><text:a xlink:href="http://linkedin.com/company/10524546" xlink:type="simple">linkedin.com/company/10524546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Upside Partnership</text:p>
          </table:table-cell>
          <table:table-cell table:style-name="ce8" office:value-type="string" calcext:value-type="string">
            <text:p>Mill Valley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72.5" calcext:value-type="float">
            <text:p>$72.5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inancial Servi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uman Resoure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upsidevc.com/" xlink:type="simple">upsidevc.com</text:a></text:p>
          </table:table-cell>
          <table:table-cell table:style-name="ce35" office:value-type="string" calcext:value-type="string">
            <text:p><text:a xlink:href="https://www.crunchbase.com/organization/upside-partnership#section-overview" xlink:type="simple">https://www.crunchbase.com/organization/upside-partnership</text:a></text:p>
          </table:table-cell>
          <table:table-cell table:style-name="ce35" office:value-type="string" calcext:value-type="string">
            <text:p><text:a xlink:href="https://www.linkedin.com/company/upside-partnerhsip/" xlink:type="simple">https://www.linkedin.com/company/upside-partnerhsip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UpWest Lab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18.4" calcext:value-type="float">
            <text:p>$18.4</text:p>
          </table:table-cell>
          <table:table-cell table:style-name="ce20" office:value-type="float" office:value="76" calcext:value-type="float">
            <text:p>76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upwestlabs.com/" xlink:type="simple">upwestlabs.com</text:a></text:p>
          </table:table-cell>
          <table:table-cell table:style-name="ce35" office:value-type="string" calcext:value-type="string">
            <text:p><text:a xlink:href="https://www.crunchbase.com/organization/upwest-labs#section-overview" xlink:type="simple">https://www.crunchbase.com/organization/upwest-labs</text:a></text:p>
          </table:table-cell>
          <table:table-cell table:style-name="ce35" office:value-type="string" calcext:value-type="string">
            <text:p><text:a xlink:href="https://www.linkedin.com/company/upwest-labs/" xlink:type="simple">https://www.linkedin.com/company/upwest-lab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Urban Innovation Fund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22.5" calcext:value-type="float">
            <text:p>$22.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ood Deliver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rowdsourc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Water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urbaninnovationfund.com/" xlink:type="simple">urbaninnovationfund.com</text:a></text:p>
          </table:table-cell>
          <table:table-cell table:style-name="ce35" office:value-type="string" calcext:value-type="string">
            <text:p><text:a xlink:href="https://www.crunchbase.com/organization/urban-innovationfund#section-overview" xlink:type="simple">https://www.crunchbase.com/organization/urban-innovationfund</text:a></text:p>
          </table:table-cell>
          <table:table-cell table:style-name="ce35" office:value-type="string" calcext:value-type="string">
            <text:p><text:a xlink:href="https://www.linkedin.com/company/urban-innovation-fund/" xlink:type="simple">https://www.linkedin.com/company/urban-innovation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<text:a xlink:href="http://urban.us/" xlink:type="simple">Urban.Us</text:a></text:p>
          </table:table-cell>
          <table:table-cell table:style-name="ce8" office:value-type="string" calcext:value-type="string">
            <text:p>Brooklyn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11.4" calcext:value-type="float">
            <text:p>$11.4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Hardw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Real Estat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Therapeutics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urban.us/" xlink:type="simple">urban.us</text:a></text:p>
          </table:table-cell>
          <table:table-cell table:style-name="ce35" office:value-type="string" calcext:value-type="string">
            <text:p><text:a xlink:href="https://www.crunchbase.com/organization/urban-us#section-overview" xlink:type="simple">https://www.crunchbase.com/organization/urban-us</text:a></text:p>
          </table:table-cell>
          <table:table-cell table:style-name="ce35" office:value-type="string" calcext:value-type="string">
            <text:p><text:a xlink:href="https://www.linkedin.com/company/urban-us/" xlink:type="simple">https://www.linkedin.com/company/urban-u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<text:a xlink:href="http://v1.vc/" xlink:type="simple">v1.vc</text:a></text:p>
          </table:table-cell>
          <table:table-cell table:style-name="ce8" office:value-type="string" calcext:value-type="string">
            <text:p>Boulder</text:p>
          </table:table-cell>
          <table:table-cell table:style-name="ce8" office:value-type="string" calcext:value-type="string">
            <text:p>CO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6" calcext:value-type="float">
            <text:p>16</text:p>
          </table:table-cell>
          <table:table-cell table:style-name="ce6"/>
          <table:table-cell table:style-name="ce29" office:value-type="string" calcext:value-type="string">
            <text:p>Machine Learn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Personal Health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v1.vc/" xlink:type="simple">v1.vc</text:a></text:p>
          </table:table-cell>
          <table:table-cell table:style-name="ce35" office:value-type="string" calcext:value-type="string">
            <text:p><text:a xlink:href="https://www.crunchbase.com/organization/v1-vc#section-overview" xlink:type="simple">https://www.crunchbase.com/organization/v1-vc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alia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eer to Peer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smetic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Genetic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valia.vc" xlink:type="simple">valia.vc</text:a></text:p>
          </table:table-cell>
          <table:table-cell table:style-name="ce35" office:value-type="string" calcext:value-type="string">
            <text:p><text:a xlink:href="https://www.crunchbase.com/organization/valia-investments-inc-" xlink:type="simple">https://www.crunchbase.com/organization/valia-investments-inc-</text:a></text:p>
          </table:table-cell>
          <table:table-cell table:style-name="ce35" office:value-type="string" calcext:value-type="string">
            <text:p><text:a xlink:href="http://linkedin.com/company/9245648" xlink:type="simple">linkedin.com/company/924564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alley Growth Ventures</text:p>
          </table:table-cell>
          <table:table-cell table:style-name="ce8" office:value-type="string" calcext:value-type="string">
            <text:p>Youngstown</text:p>
          </table:table-cell>
          <table:table-cell table:style-name="ce8" office:value-type="string" calcext:value-type="string">
            <text:p>OH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6" calcext:value-type="float">
            <text:p>$6.0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Medical Devi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valleygrowthventures.com/" xlink:type="simple">valleygrowthventures.com</text:a></text:p>
          </table:table-cell>
          <table:table-cell table:style-name="ce35" office:value-type="string" calcext:value-type="string">
            <text:p><text:a xlink:href="https://www.crunchbase.com/organization/valley-growth-ventures" xlink:type="simple">https://www.crunchbase.com/organization/valley-growth-ventures</text:a></text:p>
          </table:table-cell>
          <table:table-cell table:style-name="ce35" office:value-type="string" calcext:value-type="string">
            <text:p><text:a xlink:href="https://www.linkedin.com/company/valley-growth-ventures/?originalSubdomain=in" xlink:type="simple">https://www.linkedin.com/company/valley-growth-ventures/?originalSubdomain=in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arkain, LLC</text:p>
          </table:table-cell>
          <table:table-cell table:style-name="ce8" office:value-type="string" calcext:value-type="string">
            <text:p>Las Vegas</text:p>
          </table:table-cell>
          <table:table-cell table:style-name="ce8" office:value-type="string" calcext:value-type="string">
            <text:p>NV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Vacation Rental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ntelligence System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Digital Media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sumer Review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varkain.com" xlink:type="simple">varkain.com</text:a></text:p>
          </table:table-cell>
          <table:table-cell table:style-name="ce35" office:value-type="string" calcext:value-type="string">
            <text:p><text:a xlink:href="https://www.crunchbase.com/organization/varkain#section-overview" xlink:type="simple">https://www.crunchbase.com/organization/varkain#section-overview</text:a></text:p>
          </table:table-cell>
          <table:table-cell table:style-name="ce35" office:value-type="string" calcext:value-type="string">
            <text:p><text:a xlink:href="http://linkedin.com/company/15075790" xlink:type="simple">linkedin.com/company/1507579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ast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8" calcext:value-type="float">
            <text:p>8</text:p>
          </table:table-cell>
          <table:table-cell table:style-name="ce22" office:value-type="float" office:value="1.4" calcext:value-type="float">
            <text:p>$1.4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vastvc.com/" xlink:type="simple">vastvc.com</text:a></text:p>
          </table:table-cell>
          <table:table-cell table:style-name="ce35" office:value-type="string" calcext:value-type="string">
            <text:p><text:a xlink:href="https://www.crunchbase.com/organization/vast-ventures#section-overview" xlink:type="simple">https://www.crunchbase.com/organization/vast-ventures</text:a></text:p>
          </table:table-cell>
          <table:table-cell table:style-name="ce35" office:value-type="string" calcext:value-type="string">
            <text:p><text:a xlink:href="https://www.linkedin.com/company/vast-ventures/?originalSubdomain=pk" xlink:type="simple">https://www.linkedin.com/company/vast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ayner Capital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25" calcext:value-type="float">
            <text:p>$25.0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35" office:value-type="string" calcext:value-type="string">
            <text:p><text:a xlink:href="http://vaynerrse.com/" xlink:type="simple">vaynerrse.com</text:a></text:p>
          </table:table-cell>
          <table:table-cell table:style-name="ce35" office:value-type="string" calcext:value-type="string">
            <text:p><text:a xlink:href="https://www.crunchbase.com/organization/vayner-rse#section-overview" xlink:type="simple">https://www.crunchbase.com/organization/vayner-rse</text:a></text:p>
          </table:table-cell>
          <table:table-cell table:style-name="ce35" office:value-type="string" calcext:value-type="string">
            <text:p><text:a xlink:href="https://www.linkedin.com/company/vaynerrse/?originalSubdomain=pk" xlink:type="simple">https://www.linkedin.com/company/vaynerrse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C Taskforce</text:p>
          </table:table-cell>
          <table:table-cell table:style-name="ce8" office:value-type="string" calcext:value-type="string">
            <text:p>Los Altos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vctaskforce.com" xlink:type="simple">vctaskforce.com</text:a></text:p>
          </table:table-cell>
          <table:table-cell table:style-name="ce35" office:value-type="string" calcext:value-type="string">
            <text:p><text:a xlink:href="https://www.crunchbase.com/organization/vc-task-force" xlink:type="simple">https://www.crunchbase.com/organization/vc-task-force</text:a></text:p>
          </table:table-cell>
          <table:table-cell table:style-name="ce35" office:value-type="string" calcext:value-type="string">
            <text:p><text:a xlink:href="http://linkedin.com/company/1916692" xlink:type="simple">linkedin.com/company/1916692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C Travel - Venture Capital Travel, Investors &amp; Advisor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29" office:value-type="string" calcext:value-type="string">
            <text:p>Reservation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otel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eer to Peer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vctravel.com" xlink:type="simple">vctravel.com</text:a></text:p>
          </table:table-cell>
          <table:table-cell table:style-name="ce35" office:value-type="string" calcext:value-type="string">
            <text:p><text:a xlink:href="https://www.crunchbase.com/organization/vc-travel-venture-capital-travel-investors-advisors" xlink:type="simple">https://www.crunchbase.com/organization/vc-travel-venture-capital-travel-investors-advisors</text:a></text:p>
          </table:table-cell>
          <table:table-cell table:style-name="ce35" office:value-type="string" calcext:value-type="string">
            <text:p><text:a xlink:href="http://linkedin.com/company/18337876" xlink:type="simple">linkedin.com/company/18337876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Capital - Venture Capital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 office:value-type="float" office:value="106" calcext:value-type="float">
            <text:p>$106.0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8" calcext:value-type="float">
            <text:p>18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9" calcext:value-type="float">
            <text:p>9</text:p>
          </table:table-cell>
          <table:table-cell table:style-name="ce35" office:value-type="string" calcext:value-type="string">
            <text:p><text:a xlink:href="http://vcapital.com" xlink:type="simple">vcapital.com</text:a></text:p>
          </table:table-cell>
          <table:table-cell table:style-name="ce35" office:value-type="string" calcext:value-type="string">
            <text:p><text:a xlink:href="https://www.crunchbase.com/organization/chicago-ventures" xlink:type="simple">https://www.crunchbase.com/organization/chicago-ventures</text:a></text:p>
          </table:table-cell>
          <table:table-cell table:style-name="ce35" office:value-type="string" calcext:value-type="string">
            <text:p><text:a xlink:href="http://linkedin.com/company/10079067" xlink:type="simple">linkedin.com/company/1007906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egas Tech Fund</text:p>
          </table:table-cell>
          <table:table-cell table:style-name="ce8" office:value-type="string" calcext:value-type="string">
            <text:p>Las Vegas</text:p>
          </table:table-cell>
          <table:table-cell table:style-name="ce8" office:value-type="string" calcext:value-type="string">
            <text:p>NV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5" calcext:value-type="float">
            <text:p>5</text:p>
          </table:table-cell>
          <table:table-cell table:style-name="ce22" office:value-type="float" office:value="88" calcext:value-type="float">
            <text:p>$88.0</text:p>
          </table:table-cell>
          <table:table-cell table:style-name="ce20" office:value-type="float" office:value="182" calcext:value-type="float">
            <text:p>182</text:p>
          </table:table-cell>
          <table:table-cell table:style-name="ce20" office:value-type="float" office:value="22" calcext:value-type="float">
            <text:p>2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9" calcext:value-type="float">
            <text:p>2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Fashion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9" calcext:value-type="float">
            <text:p>9</text:p>
          </table:table-cell>
          <table:table-cell table:style-name="ce35" office:value-type="string" calcext:value-type="string">
            <text:p><text:a xlink:href="http://vtfcapital.com/" xlink:type="simple">vtfcapital.com</text:a></text:p>
          </table:table-cell>
          <table:table-cell table:style-name="ce35" office:value-type="string" calcext:value-type="string">
            <text:p><text:a xlink:href="https://www.crunchbase.com/organization/vegastechfund#section-overview" xlink:type="simple">https://www.crunchbase.com/organization/vegastechfund</text:a></text:p>
          </table:table-cell>
          <table:table-cell table:style-name="ce35" office:value-type="string" calcext:value-type="string">
            <text:p><text:a xlink:href="https://www.linkedin.com/company/vegastechfund/" xlink:type="simple">https://www.linkedin.com/company/vegastech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elocityTX</text:p>
          </table:table-cell>
          <table:table-cell table:style-name="ce8" office:value-type="string" calcext:value-type="string">
            <text:p>San Antonio</text:p>
          </table:table-cell>
          <table:table-cell table:style-name="ce8" office:value-type="string" calcext:value-type="string">
            <text:p>TX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velocitytx.org" xlink:type="simple">velocitytx.org</text:a></text:p>
          </table:table-cell>
          <table:table-cell table:style-name="ce35" office:value-type="string" calcext:value-type="string">
            <text:p><text:a xlink:href="https://www.crunchbase.com/organization/velocitytx" xlink:type="simple">https://www.crunchbase.com/organization/velocitytx</text:a></text:p>
          </table:table-cell>
          <table:table-cell table:style-name="ce35" office:value-type="string" calcext:value-type="string">
            <text:p><text:a xlink:href="http://linkedin.com/company/25005089" xlink:type="simple">linkedin.com/company/2500508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elos Capital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54.8" calcext:value-type="float">
            <text:p>$54.8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Consumer Electronic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Food &amp; Beverag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velospartners.com/" xlink:type="simple">velospartners.com</text:a></text:p>
          </table:table-cell>
          <table:table-cell table:style-name="ce35" office:value-type="string" calcext:value-type="string">
            <text:p><text:a xlink:href="https://www.crunchbase.com/organization/velos-partners#section-overview" xlink:type="simple">https://www.crunchbase.com/organization/velos-partners</text:a></text:p>
          </table:table-cell>
          <table:table-cell table:style-name="ce35" office:value-type="string" calcext:value-type="string">
            <text:p><text:a xlink:href="https://www.linkedin.com/company/velos-partners/" xlink:type="simple">https://www.linkedin.com/company/velos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enture Development Partner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vdpartners.com" xlink:type="simple">vdpartners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18003999" xlink:type="simple">linkedin.com/company/1800399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enture51</text:p>
          </table:table-cell>
          <table:table-cell table:style-name="ce8" office:value-type="string" calcext:value-type="string">
            <text:p>San Dieg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float" office:value="137" calcext:value-type="float">
            <text:p>$137.0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venture51.com/" xlink:type="simple">venture51.com</text:a></text:p>
          </table:table-cell>
          <table:table-cell table:style-name="ce35" office:value-type="string" calcext:value-type="string">
            <text:p><text:a xlink:href="https://www.crunchbase.com/organization/hinge-capital" xlink:type="simple">https://www.crunchbase.com/organization/hinge-capital</text:a></text:p>
          </table:table-cell>
          <table:table-cell table:style-name="ce35" office:value-type="string" calcext:value-type="string">
            <text:p><text:a xlink:href="https://www.linkedin.com/company/venture51/" xlink:type="simple">https://www.linkedin.com/company/venture51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entureChoice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venturechoice.com" xlink:type="simple">venturechoice.com</text:a></text:p>
          </table:table-cell>
          <table:table-cell table:style-name="ce35" office:value-type="string" calcext:value-type="string">
            <text:p><text:a xlink:href="https://www.crunchbase.com/organization/venturechoice" xlink:type="simple">https://www.crunchbase.com/organization/venturechoice</text:a></text:p>
          </table:table-cell>
          <table:table-cell table:style-name="ce35" office:value-type="string" calcext:value-type="string">
            <text:p><text:a xlink:href="http://linkedin.com/company/1745857" xlink:type="simple">linkedin.com/company/174585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entureForge</text:p>
          </table:table-cell>
          <table:table-cell table:style-name="ce8" office:value-type="string" calcext:value-type="string">
            <text:p>Loveland</text:p>
          </table:table-cell>
          <table:table-cell table:style-name="ce8" office:value-type="string" calcext:value-type="string">
            <text:p>OH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ventureforge.co" xlink:type="simple">ventureforge.co</text:a></text:p>
          </table:table-cell>
          <table:table-cell table:style-name="ce35" office:value-type="string" calcext:value-type="string">
            <text:p><text:a xlink:href="https://www.crunchbase.com/organization/ventureforge-llc" xlink:type="simple">https://www.crunchbase.com/organization/ventureforge-llc</text:a></text:p>
          </table:table-cell>
          <table:table-cell table:style-name="ce35" office:value-type="string" calcext:value-type="string">
            <text:p><text:a xlink:href="http://linkedin.com/company/9440732" xlink:type="simple">linkedin.com/company/9440732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entureLab Growth Partner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goventurelab.com" xlink:type="simple">goventurelab.com</text:a></text:p>
          </table:table-cell>
          <table:table-cell table:style-name="ce35" office:value-type="string" calcext:value-type="string">
            <text:p><text:a xlink:href="https://www.crunchbase.com/organization/venturelab-growth-partners" xlink:type="simple">https://www.crunchbase.com/organization/venturelab-growth-partners</text:a></text:p>
          </table:table-cell>
          <table:table-cell table:style-name="ce35" office:value-type="string" calcext:value-type="string">
            <text:p><text:a xlink:href="http://linkedin.com/company/4800593" xlink:type="simple">linkedin.com/company/480059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erge Fund</text:p>
          </table:table-cell>
          <table:table-cell table:style-name="ce8" office:value-type="string" calcext:value-type="string">
            <text:p>Albuquerque</text:p>
          </table:table-cell>
          <table:table-cell table:style-name="ce8" office:value-type="string" calcext:value-type="string">
            <text:p>NM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Gift Card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nt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vergefund.com" xlink:type="simple">vergefund.com</text:a></text:p>
          </table:table-cell>
          <table:table-cell table:style-name="ce35" office:value-type="string" calcext:value-type="string">
            <text:p><text:a xlink:href="https://www.crunchbase.com/organization/verge-fund" xlink:type="simple">https://www.crunchbase.com/organization/verge-fund</text:a></text:p>
          </table:table-cell>
          <table:table-cell table:style-name="ce35" office:value-type="string" calcext:value-type="string">
            <text:p><text:a xlink:href="http://linkedin.com/company/150363" xlink:type="simple">linkedin.com/company/150363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ersion One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69" calcext:value-type="float">
            <text:p>$69.0</text:p>
          </table:table-cell>
          <table:table-cell table:style-name="ce20" office:value-type="float" office:value="69" calcext:value-type="float">
            <text:p>69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Consumer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versionone.vc/" xlink:type="simple">versionone.vc</text:a></text:p>
          </table:table-cell>
          <table:table-cell table:style-name="ce35" office:value-type="string" calcext:value-type="string">
            <text:p><text:a xlink:href="https://www.crunchbase.com/organization/version-one-ventures#section-overview" xlink:type="simple">https://www.crunchbase.com/organization/version-one-ventures</text:a></text:p>
          </table:table-cell>
          <table:table-cell table:style-name="ce35" office:value-type="string" calcext:value-type="string">
            <text:p><text:a xlink:href="https://www.linkedin.com/company/version-one-ventures/" xlink:type="simple">https://www.linkedin.com/company/version-one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ested World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" calcext:value-type="float">
            <text:p>1</text:p>
          </table:table-cell>
          <table:table-cell table:style-name="ce6"/>
          <table:table-cell table:style-name="ce29" office:value-type="string" calcext:value-type="string">
            <text:p>Agricultu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roduct Managem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arming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vestedworld.com/" xlink:type="simple">vestedworld.com</text:a></text:p>
          </table:table-cell>
          <table:table-cell table:style-name="ce35" office:value-type="string" calcext:value-type="string">
            <text:p><text:a xlink:href="https://www.crunchbase.com/organization/vestedworld#section-overview" xlink:type="simple">https://www.crunchbase.com/organization/vestedworld</text:a></text:p>
          </table:table-cell>
          <table:table-cell table:style-name="ce35" office:value-type="string" calcext:value-type="string">
            <text:p><text:a xlink:href="https://www.linkedin.com/company/vestedworld/" xlink:type="simple">https://www.linkedin.com/company/vestedworl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<text:a xlink:href="http://vestor.in/" xlink:type="simple">Vestor.In</text:a>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0" office:value-type="float" office:value="13" calcext:value-type="float">
            <text:p>13</text:p>
          </table:table-cell>
          <table:table-cell table:style-name="ce6"/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Web Developmen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mall and Medium Businesse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Video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vestor.in/" xlink:type="simple">vestor.in</text:a></text:p>
          </table:table-cell>
          <table:table-cell table:style-name="ce35" office:value-type="string" calcext:value-type="string">
            <text:p><text:a xlink:href="https://www.crunchbase.com/organization/vestor-in#section-overview" xlink:type="simple">https://www.crunchbase.com/organization/vestor-in</text:a></text:p>
          </table:table-cell>
          <table:table-cell table:style-name="ce35" office:value-type="string" calcext:value-type="string">
            <text:p><text:a xlink:href="https://www.linkedin.com/company/vestor-in-partners/" xlink:type="simple">https://www.linkedin.com/company/vestor-in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ilCap</text:p>
          </table:table-cell>
          <table:table-cell table:style-name="ce8" office:value-type="string" calcext:value-type="string">
            <text:p>Washington D.C.</text:p>
          </table:table-cell>
          <table:table-cell table:style-name="ce8" office:value-type="string" calcext:value-type="string">
            <text:p>DC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Financial Service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Financ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vilcap.com/" xlink:type="simple">vilcap.com</text:a></text:p>
          </table:table-cell>
          <table:table-cell table:style-name="ce35" office:value-type="string" calcext:value-type="string">
            <text:p><text:a xlink:href="https://www.crunchbase.com/organization/village-capital#section-overview" xlink:type="simple">https://www.crunchbase.com/organization/village-capital</text:a></text:p>
          </table:table-cell>
          <table:table-cell table:style-name="ce35" office:value-type="string" calcext:value-type="string">
            <text:p><text:a xlink:href="https://www.linkedin.com/company/village-capital/" xlink:type="simple">https://www.linkedin.com/company/village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illage Venture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 office:value-type="float" office:value="170" calcext:value-type="float">
            <text:p>$170.0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25" calcext:value-type="float">
            <text:p>25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Financial Services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villageventures.com" xlink:type="simple">villageventures.com</text:a></text:p>
          </table:table-cell>
          <table:table-cell table:style-name="ce35" office:value-type="string" calcext:value-type="string">
            <text:p><text:a xlink:href="https://www.crunchbase.com/organization/village-ventures" xlink:type="simple">https://www.crunchbase.com/organization/village-ventures</text:a></text:p>
          </table:table-cell>
          <table:table-cell table:style-name="ce35" office:value-type="string" calcext:value-type="string">
            <text:p><text:a xlink:href="http://linkedin.com/company/38240" xlink:type="simple">linkedin.com/company/38240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isionnaire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 office:value-type="float" office:value="2" calcext:value-type="float">
            <text:p>2</text:p>
          </table:table-cell>
          <table:table-cell table:style-name="ce22" office:value-type="float" office:value="80" calcext:value-type="float">
            <text:p>$80.0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" calcext:value-type="float">
            <text:p>5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Robotics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visionnaireventures.com" xlink:type="simple">visionnaireventures.com</text:a></text:p>
          </table:table-cell>
          <table:table-cell table:style-name="ce35" office:value-type="string" calcext:value-type="string">
            <text:p><text:a xlink:href="https://www.crunchbase.com/organization/visionnaire-ventures" xlink:type="simple">https://www.crunchbase.com/organization/visionnaire-ventures</text:a></text:p>
          </table:table-cell>
          <table:table-cell table:style-name="ce35" office:value-type="string" calcext:value-type="string">
            <text:p><text:a xlink:href="http://linkedin.com/company/4800178" xlink:type="simple">linkedin.com/company/480017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IVAIO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vivaiolab.com" xlink:type="simple">vivaiolab.com</text:a></text:p>
          </table:table-cell>
          <table:table-cell table:style-name="ce35"/>
          <table:table-cell table:style-name="ce35" office:value-type="string" calcext:value-type="string">
            <text:p><text:a xlink:href="http://linkedin.com/company/11297797" xlink:type="simple">linkedin.com/company/11297797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Vodia Capital</text:p>
          </table:table-cell>
          <table:table-cell table:style-name="ce8" office:value-type="string" calcext:value-type="string">
            <text:p>Concord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2.6" calcext:value-type="float">
            <text:p>$2.6</text:p>
          </table:table-cell>
          <table:table-cell table:style-name="ce20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Emergency Medicin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lectrical Distribu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Health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Telecommunication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vodiaventures.com/" xlink:type="simple">vodiaventures.com</text:a></text:p>
          </table:table-cell>
          <table:table-cell table:style-name="ce35" office:value-type="string" calcext:value-type="string">
            <text:p><text:a xlink:href="https://www.crunchbase.com/organization/vodia-ventures#section-overview" xlink:type="simple">https://www.crunchbase.com/organization/vodia-ventures</text:a></text:p>
          </table:table-cell>
          <table:table-cell table:style-name="ce35" office:value-type="string" calcext:value-type="string">
            <text:p><text:a xlink:href="https://www.linkedin.com/company/vodia-ventures/" xlink:type="simple">https://www.linkedin.com/company/vodia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Walnut Ventures</text:p>
          </table:table-cell>
          <table:table-cell table:style-name="ce8" office:value-type="string" calcext:value-type="string">
            <text:p>Cambridge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Video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walnutventures.com" xlink:type="simple">walnutventures.com</text:a></text:p>
          </table:table-cell>
          <table:table-cell table:style-name="ce35" office:value-type="string" calcext:value-type="string">
            <text:p><text:a xlink:href="https://www.crunchbase.com/organization/walnut-venture-associates" xlink:type="simple">https://www.crunchbase.com/organization/walnut-venture-associates</text:a></text:p>
          </table:table-cell>
          <table:table-cell table:style-name="ce35" office:value-type="string" calcext:value-type="string">
            <text:p><text:a xlink:href="http://linkedin.com/company/11199292" xlink:type="simple">linkedin.com/company/11199292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Wavemaker 360 Health</text:p>
          </table:table-cell>
          <table:table-cell table:style-name="ce8" office:value-type="string" calcext:value-type="string">
            <text:p>Pasadena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/>
          <table:table-cell table:style-name="ce22"/>
          <table:table-cell table:style-name="ce20"/>
          <table:table-cell table:style-name="ce6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wavemaker360.com/" xlink:type="simple">wavemaker360.com</text:a></text:p>
          </table:table-cell>
          <table:table-cell table:style-name="ce35"/>
          <table:table-cell table:style-name="ce35" office:value-type="string" calcext:value-type="string">
            <text:p><text:a xlink:href="https://www.linkedin.com/company/wavemaker-three-sixty-health/" xlink:type="simple">https://www.linkedin.com/company/wavemaker-three-sixty-health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Wavemaker Partners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float" office:value="183.8" calcext:value-type="float">
            <text:p>$183.8</text:p>
          </table:table-cell>
          <table:table-cell table:style-name="ce20" office:value-type="float" office:value="341" calcext:value-type="float">
            <text:p>341</text:p>
          </table:table-cell>
          <table:table-cell table:style-name="ce20" office:value-type="float" office:value="32" calcext:value-type="float">
            <text:p>3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34" calcext:value-type="float">
            <text:p>34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2" calcext:value-type="float">
            <text:p>3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6" calcext:value-type="float">
            <text:p>26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5" calcext:value-type="float">
            <text:p>25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25" calcext:value-type="float">
            <text:p>25</text:p>
          </table:table-cell>
          <table:table-cell table:style-name="ce35" office:value-type="string" calcext:value-type="string">
            <text:p><text:a xlink:href="http://wavemaker.vc/" xlink:type="simple">wavemaker.vc</text:a></text:p>
          </table:table-cell>
          <table:table-cell table:style-name="ce35" office:value-type="string" calcext:value-type="string">
            <text:p><text:a xlink:href="https://www.crunchbase.com/organization/siemer-ventures#section-overview" xlink:type="simple">https://www.crunchbase.com/organization/siemer-ventures</text:a></text:p>
          </table:table-cell>
          <table:table-cell table:style-name="ce35" office:value-type="string" calcext:value-type="string">
            <text:p><text:a xlink:href="https://www.linkedin.com/company/wavemakerpartners/" xlink:type="simple">https://www.linkedin.com/company/wavemaker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Waverley Capital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2" calcext:value-type="float">
            <text:p>2</text:p>
          </table:table-cell>
          <table:table-cell table:style-name="ce6"/>
          <table:table-cell table:style-name="ce29" office:value-type="string" calcext:value-type="string">
            <text:p>Media and Entertainmen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Tech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peech Recognition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dutainm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Publishing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waverleycapital.com/" xlink:type="simple">waverleycapital.com</text:a></text:p>
          </table:table-cell>
          <table:table-cell table:style-name="ce35" office:value-type="string" calcext:value-type="string">
            <text:p><text:a xlink:href="https://www.crunchbase.com/organization/waverley-capital#section-overview" xlink:type="simple">https://www.crunchbase.com/organization/waverley-capital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Weekend Fund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3" calcext:value-type="float">
            <text:p>$3.0</text:p>
          </table:table-cell>
          <table:table-cell table:style-name="ce20" office:value-type="float" office:value="24" calcext:value-type="float">
            <text:p>24</text:p>
          </table:table-cell>
          <table:table-cell table:style-name="ce6"/>
          <table:table-cell table:style-name="ce29" office:value-type="string" calcext:value-type="string">
            <text:p>Digital Entertainmen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3D Technology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Sport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omputer Vision</text:p>
          </table:table-cell>
          <table:table-cell table:style-name="ce20" office:value-type="float" office:value="1" calcext:value-type="float">
            <text:p>1</text:p>
          </table:table-cell>
          <table:table-cell table:style-name="ce29"/>
          <table:table-cell table:style-name="ce20"/>
          <table:table-cell table:style-name="ce35" office:value-type="string" calcext:value-type="string">
            <text:p>weekend.fund</text:p>
          </table:table-cell>
          <table:table-cell table:style-name="ce35" office:value-type="string" calcext:value-type="string">
            <text:p><text:a xlink:href="https://www.crunchbase.com/organization/weekend-fund" xlink:type="simple">https://www.crunchbase.com/organization/weekend-fund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West Capital Advisors</text:p>
          </table:table-cell>
          <table:table-cell table:style-name="ce8" office:value-type="string" calcext:value-type="string">
            <text:p>Cincinnati</text:p>
          </table:table-cell>
          <table:table-cell table:style-name="ce8" office:value-type="string" calcext:value-type="string">
            <text:p>OH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westcapadv.com/" xlink:type="simple">westcapadv.com</text:a></text:p>
          </table:table-cell>
          <table:table-cell table:style-name="ce35" office:value-type="string" calcext:value-type="string">
            <text:p><text:a xlink:href="https://www.crunchbase.com/organization/west-capital-advisors-llc#section-overview" xlink:type="simple">https://www.crunchbase.com/organization/west-capital-advisors-llc</text:a></text:p>
          </table:table-cell>
          <table:table-cell table:style-name="ce35" office:value-type="string" calcext:value-type="string">
            <text:p><text:a xlink:href="https://www.linkedin.com/company/west-capital-advisors-llc/" xlink:type="simple">https://www.linkedin.com/company/west-capital-advisors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West Loop Ventures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I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5" calcext:value-type="float">
            <text:p>$5.0</text:p>
          </table:table-cell>
          <table:table-cell table:style-name="ce20" office:value-type="float" office:value="4" calcext:value-type="float">
            <text:p>4</text:p>
          </table:table-cell>
          <table:table-cell table:style-name="ce6"/>
          <table:table-cell table:style-name="ce29" office:value-type="string" calcext:value-type="string">
            <text:p>Crowdfunding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Financial Service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Crowdsourc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Financial Exchange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westloopventures.com/" xlink:type="simple">westloopventures.com</text:a></text:p>
          </table:table-cell>
          <table:table-cell table:style-name="ce35" office:value-type="string" calcext:value-type="string">
            <text:p><text:a xlink:href="https://www.crunchbase.com/organization/west-loop-ventures#section-overview" xlink:type="simple">https://www.crunchbase.com/organization/west-loop-ventures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Wildcat Ventures</text:p>
          </table:table-cell>
          <table:table-cell table:style-name="ce8" office:value-type="string" calcext:value-type="string">
            <text:p>San Mate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56.5" calcext:value-type="float">
            <text:p>$56.5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wildcat.vc/" xlink:type="simple">wildcat.vc</text:a></text:p>
          </table:table-cell>
          <table:table-cell table:style-name="ce35" office:value-type="string" calcext:value-type="string">
            <text:p><text:a xlink:href="https://www.crunchbase.com/organization/wildcat-venture-partners#section-overview" xlink:type="simple">https://www.crunchbase.com/organization/wildcat-venture-partners</text:a></text:p>
          </table:table-cell>
          <table:table-cell table:style-name="ce35" office:value-type="string" calcext:value-type="string">
            <text:p><text:a xlink:href="https://www.linkedin.com/company/wildcat-venture-partners/" xlink:type="simple">https://www.linkedin.com/company/wildcat-ventur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Will Bermender Equity Partner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willbermenderequitypartners.com" xlink:type="simple">willbermenderequitypartners.com</text:a></text:p>
          </table:table-cell>
          <table:table-cell table:style-name="ce35" office:value-type="string" calcext:value-type="string">
            <text:p><text:a xlink:href="https://www.crunchbase.com/organization/will-bermender-equity-partners" xlink:type="simple">https://www.crunchbase.com/organization/will-bermender-equity-partners</text:a></text:p>
          </table:table-cell>
          <table:table-cell table:style-name="ce35" office:value-type="string" calcext:value-type="string">
            <text:p><text:a xlink:href="http://linkedin.com/company/9461409" xlink:type="simple">linkedin.com/company/9461409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Windham Venture Partner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00" calcext:value-type="float">
            <text:p>$100.0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1" calcext:value-type="float">
            <text:p>11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Health Diagonstics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windhamvp.com/" xlink:type="simple">windhamvp.com</text:a></text:p>
          </table:table-cell>
          <table:table-cell table:style-name="ce35" office:value-type="string" calcext:value-type="string">
            <text:p><text:a xlink:href="https://www.crunchbase.com/organization/windham-venture-partners#section-overview" xlink:type="simple">https://www.crunchbase.com/organization/windham-venture-partners</text:a></text:p>
          </table:table-cell>
          <table:table-cell table:style-name="ce35" office:value-type="string" calcext:value-type="string">
            <text:p><text:a xlink:href="https://www.linkedin.com/company/windham-venture-partners/" xlink:type="simple">https://www.linkedin.com/company/windham-venture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WindSail Capital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82.9" calcext:value-type="float">
            <text:p>$82.9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nergy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anufacturing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ustainability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windsailcapital.com/" xlink:type="simple">windsailcapital.com</text:a></text:p>
          </table:table-cell>
          <table:table-cell table:style-name="ce35" office:value-type="string" calcext:value-type="string">
            <text:p><text:a xlink:href="https://www.crunchbase.com/organization/windsail-capital#section-overview" xlink:type="simple">https://www.crunchbase.com/organization/windsail-capital</text:a></text:p>
          </table:table-cell>
          <table:table-cell table:style-name="ce35" office:value-type="string" calcext:value-type="string">
            <text:p><text:a xlink:href="https://www.linkedin.com/company/windsail-capital-group-llc/" xlink:type="simple">https://www.linkedin.com/company/windsail-capital-group-llc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Winklevoss Capital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81" calcext:value-type="float">
            <text:p>81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4" calcext:value-type="float">
            <text:p>14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Logistics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Bitcoin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winklevosscapital.com/" xlink:type="simple">winklevosscapital.com</text:a></text:p>
          </table:table-cell>
          <table:table-cell table:style-name="ce35" office:value-type="string" calcext:value-type="string">
            <text:p><text:a xlink:href="https://www.crunchbase.com/organization/winklevoss-capital#section-overview" xlink:type="simple">https://www.crunchbase.com/organization/winklevoss-capital</text:a></text:p>
          </table:table-cell>
          <table:table-cell table:style-name="ce35" office:value-type="string" calcext:value-type="string">
            <text:p><text:a xlink:href="https://www.linkedin.com/company/winklevoss-capital/" xlink:type="simple">https://www.linkedin.com/company/winklevoss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Winnebago Seed Fund</text:p>
          </table:table-cell>
          <table:table-cell table:style-name="ce8" office:value-type="string" calcext:value-type="string">
            <text:p>Neenah</text:p>
          </table:table-cell>
          <table:table-cell table:style-name="ce8" office:value-type="string" calcext:value-type="string">
            <text:p>WI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1" calcext:value-type="float">
            <text:p>$11.0</text:p>
          </table:table-cell>
          <table:table-cell table:style-name="ce20" office:value-type="float" office:value="3" calcext:value-type="float">
            <text:p>3</text:p>
          </table:table-cell>
          <table:table-cell table:style-name="ce6"/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Chemical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Logistic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winnebagoseedfund.com/" xlink:type="simple">winnebagoseedfund.com</text:a></text:p>
          </table:table-cell>
          <table:table-cell table:style-name="ce35" office:value-type="string" calcext:value-type="string">
            <text:p><text:a xlink:href="https://www.crunchbase.com/organization/winnebago-seed-fund#section-overview" xlink:type="simple">https://www.crunchbase.com/organization/winnebago-seed-fund</text:a></text:p>
          </table:table-cell>
          <table:table-cell table:style-name="ce35" office:value-type="string" calcext:value-type="string">
            <text:p><text:a xlink:href="https://www.linkedin.com/company/winnebago-seed-fund/" xlink:type="simple">https://www.linkedin.com/company/winnebago-seed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WISC Partners</text:p>
          </table:table-cell>
          <table:table-cell table:style-name="ce8" office:value-type="string" calcext:value-type="string">
            <text:p>Madison</text:p>
          </table:table-cell>
          <table:table-cell table:style-name="ce8" office:value-type="string" calcext:value-type="string">
            <text:p>WI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8.2" calcext:value-type="float">
            <text:p>$8.2</text:p>
          </table:table-cell>
          <table:table-cell table:style-name="ce20" office:value-type="float" office:value="16" calcext:value-type="float">
            <text:p>16</text:p>
          </table:table-cell>
          <table:table-cell table:style-name="ce6"/>
          <table:table-cell table:style-name="ce29" office:value-type="string" calcext:value-type="string">
            <text:p>Health C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edical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nvironmental Consulting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wiscpartners.com/" xlink:type="simple">wiscpartners.com</text:a></text:p>
          </table:table-cell>
          <table:table-cell table:style-name="ce35" office:value-type="string" calcext:value-type="string">
            <text:p><text:a xlink:href="https://www.crunchbase.com/organization/wisc-partners#section-overview" xlink:type="simple">https://www.crunchbase.com/organization/wisc-partners</text:a></text:p>
          </table:table-cell>
          <table:table-cell table:style-name="ce35" office:value-type="string" calcext:value-type="string">
            <text:p><text:a xlink:href="https://www.linkedin.com/company/wisc-partners/" xlink:type="simple">https://www.linkedin.com/company/wisc-partner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WME Ventures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50" calcext:value-type="float">
            <text:p>$50.0</text:p>
          </table:table-cell>
          <table:table-cell table:style-name="ce20" office:value-type="float" office:value="16" calcext:value-type="float">
            <text:p>16</text:p>
          </table:table-cell>
          <table:table-cell table:style-name="ce6"/>
          <table:table-cell table:style-name="ce29" office:value-type="string" calcext:value-type="string">
            <text:p>Fashion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cial Media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App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wmeentertainment.com/" xlink:type="simple">wmeentertainment.com</text:a></text:p>
          </table:table-cell>
          <table:table-cell table:style-name="ce35" office:value-type="string" calcext:value-type="string">
            <text:p><text:a xlink:href="https://www.crunchbase.com/organization/wme-ventures#section-overview" xlink:type="simple">https://www.crunchbase.com/organization/wme-ventures</text:a></text:p>
          </table:table-cell>
          <table:table-cell table:style-name="ce35" office:value-type="string" calcext:value-type="string">
            <text:p><text:a xlink:href="https://www.linkedin.com/company/william-morris-endeavor/" xlink:type="simple">https://www.linkedin.com/company/william-morris-endeavor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Women's VC Fund</text:p>
          </table:table-cell>
          <table:table-cell table:style-name="ce8" office:value-type="string" calcext:value-type="string">
            <text:p>Portland</text:p>
          </table:table-cell>
          <table:table-cell table:style-name="ce8" office:value-type="string" calcext:value-type="string">
            <text:p>O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ducation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dTech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MS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://womensvcfund.com/" xlink:type="simple">womensvcfund.com</text:a></text:p>
          </table:table-cell>
          <table:table-cell table:style-name="ce35" office:value-type="string" calcext:value-type="string">
            <text:p><text:a xlink:href="https://www.crunchbase.com/organization/womens-venture-capital-fund#section-overview" xlink:type="simple">https://www.crunchbase.com/organization/womens-venture-capital-fund</text:a></text:p>
          </table:table-cell>
          <table:table-cell table:style-name="ce35" office:value-type="string" calcext:value-type="string">
            <text:p><text:a xlink:href="https://www.linkedin.com/company/the-women%27s-venture-capital-fund/" xlink:type="simple">https://www.linkedin.com/company/the-women%27s-venture-capital-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Wonder VC</text:p>
          </table:table-cell>
          <table:table-cell table:style-name="ce8" office:value-type="string" calcext:value-type="string">
            <text:p>Santa Monica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14.9" calcext:value-type="float">
            <text:p>$14.9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Financial Services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Big Data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wondervc.com/" xlink:type="simple">wondervc.com</text:a></text:p>
          </table:table-cell>
          <table:table-cell table:style-name="ce35" office:value-type="string" calcext:value-type="string">
            <text:p><text:a xlink:href="https://www.crunchbase.com/organization/wonder-ventures#section-overview" xlink:type="simple">https://www.crunchbase.com/organization/wonder-ventures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Work America Capital</text:p>
          </table:table-cell>
          <table:table-cell table:style-name="ce8" office:value-type="string" calcext:value-type="string">
            <text:p>Houston</text:p>
          </table:table-cell>
          <table:table-cell table:style-name="ce8" office:value-type="string" calcext:value-type="string">
            <text:p>TX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20" calcext:value-type="float">
            <text:p>$20.0</text:p>
          </table:table-cell>
          <table:table-cell table:style-name="ce6" table:number-columns-repeated="3"/>
          <table:table-cell table:style-name="ce20"/>
          <table:table-cell table:style-name="ce6"/>
          <table:table-cell table:style-name="ce20"/>
          <table:table-cell table:style-name="ce6"/>
          <table:table-cell table:style-name="ce20"/>
          <table:table-cell table:style-name="ce6"/>
          <table:table-cell table:style-name="ce20"/>
          <table:table-cell table:style-name="ce6"/>
          <table:table-cell table:style-name="ce20"/>
          <table:table-cell table:style-name="ce36" office:value-type="string" calcext:value-type="string">
            <text:p><text:a xlink:href="http://workamericacapital.com" xlink:type="simple">workamericacapital.com</text:a></text:p>
          </table:table-cell>
          <table:table-cell table:style-name="ce35" office:value-type="string" calcext:value-type="string">
            <text:p><text:a xlink:href="https://www.crunchbase.com/organization/work-america-capital#section-overview" xlink:type="simple">https://www.crunchbase.com/organization/work-america-capital</text:a></text:p>
          </table:table-cell>
          <table:table-cell table:style-name="ce35" office:value-type="string" calcext:value-type="string">
            <text:p><text:a xlink:href="https://www.linkedin.com/company/work-america-capital/" xlink:type="simple">https://www.linkedin.com/company/work-america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Work-Bench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10" calcext:value-type="float">
            <text:p>$10.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Artificial Intelligence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work-bench.com/" xlink:type="simple">work-bench.com</text:a></text:p>
          </table:table-cell>
          <table:table-cell table:style-name="ce35" office:value-type="string" calcext:value-type="string">
            <text:p><text:a xlink:href="https://www.crunchbase.com/organization/work-bench#section-overview" xlink:type="simple">https://www.crunchbase.com/organization/work-bench</text:a></text:p>
          </table:table-cell>
          <table:table-cell table:style-name="ce35" office:value-type="string" calcext:value-type="string">
            <text:p><text:a xlink:href="https://www.linkedin.com/company/work-bench/" xlink:type="simple">https://www.linkedin.com/company/work-bench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XFactor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2" office:value-type="float" office:value="3" calcext:value-type="float">
            <text:p>$3.0</text:p>
          </table:table-cell>
          <table:table-cell table:style-name="ce20" office:value-type="float" office:value="27" calcext:value-type="float">
            <text:p>27</text:p>
          </table:table-cell>
          <table:table-cell table:style-name="ce6"/>
          <table:table-cell table:style-name="ce29" office:value-type="string" calcext:value-type="string">
            <text:p>Wellness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xfactor.ventures</text:p>
          </table:table-cell>
          <table:table-cell table:style-name="ce35" office:value-type="string" calcext:value-type="string">
            <text:p><text:a xlink:href="https://www.crunchbase.com/organization/xfactor-ventures#section-overview" xlink:type="simple">https://www.crunchbase.com/organization/xfactor-ventures</text:a></text:p>
          </table:table-cell>
          <table:table-cell table:style-name="ce35" office:value-type="string" calcext:value-type="string">
            <text:p><text:a xlink:href="https://www.linkedin.com/company/xfactor-ventures/" xlink:type="simple">https://www.linkedin.com/company/xfactor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Xfund</text:p>
          </table:table-cell>
          <table:table-cell table:style-name="ce8" office:value-type="string" calcext:value-type="string">
            <text:p>Cambridge</text:p>
          </table:table-cell>
          <table:table-cell table:style-name="ce8" office:value-type="string" calcext:value-type="string">
            <text:p>M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50" calcext:value-type="float">
            <text:p>$50.0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Consumer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Genetics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xfund.com/" xlink:type="simple">xfund.com</text:a></text:p>
          </table:table-cell>
          <table:table-cell table:style-name="ce35" office:value-type="string" calcext:value-type="string">
            <text:p><text:a xlink:href="https://www.crunchbase.com/organization/xfund#section-overview" xlink:type="simple">https://www.crunchbase.com/organization/xfund</text:a></text:p>
          </table:table-cell>
          <table:table-cell table:style-name="ce35" office:value-type="string" calcext:value-type="string">
            <text:p><text:a xlink:href="https://www.linkedin.com/company/xfund/" xlink:type="simple">https://www.linkedin.com/company/xfund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XG Venture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0" office:value-type="float" office:value="94" calcext:value-type="float">
            <text:p>94</text:p>
          </table:table-cell>
          <table:table-cell table:style-name="ce20" office:value-type="float" office:value="17" calcext:value-type="float">
            <text:p>17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22" calcext:value-type="float">
            <text:p>22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16" calcext:value-type="float">
            <text:p>16</text:p>
          </table:table-cell>
          <table:table-cell table:style-name="ce29" office:value-type="string" calcext:value-type="string">
            <text:p>Enterprise Software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Advertising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<text:a xlink:href="http://xg-ventures.com/" xlink:type="simple">xg-ventures.com</text:a></text:p>
          </table:table-cell>
          <table:table-cell table:style-name="ce35" office:value-type="string" calcext:value-type="string">
            <text:p><text:a xlink:href="https://www.crunchbase.com/organization/xg-ventures#section-overview" xlink:type="simple">https://www.crunchbase.com/organization/xg-ventures</text:a></text:p>
          </table:table-cell>
          <table:table-cell table:style-name="ce35" office:value-type="string" calcext:value-type="string">
            <text:p><text:a xlink:href="https://www.linkedin.com/company/xg-ventures/" xlink:type="simple">https://www.linkedin.com/company/xg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XSeed Capital</text:p>
          </table:table-cell>
          <table:table-cell table:style-name="ce8" office:value-type="string" calcext:value-type="string">
            <text:p>Portola Valley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2" office:value-type="float" office:value="60" calcext:value-type="float">
            <text:p>$60.0</text:p>
          </table:table-cell>
          <table:table-cell table:style-name="ce20" office:value-type="float" office:value="71" calcext:value-type="float">
            <text:p>71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Analytics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Machine Learning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<text:a xlink:href="http://xseedcap.com/" xlink:type="simple">xseedcap.com</text:a></text:p>
          </table:table-cell>
          <table:table-cell table:style-name="ce35" office:value-type="string" calcext:value-type="string">
            <text:p><text:a xlink:href="https://www.crunchbase.com/organization/xseed-capital#section-overview" xlink:type="simple">https://www.crunchbase.com/organization/xseed-capital</text:a></text:p>
          </table:table-cell>
          <table:table-cell table:style-name="ce35" office:value-type="string" calcext:value-type="string">
            <text:p><text:a xlink:href="https://www.linkedin.com/company/xseed-capital/" xlink:type="simple">https://www.linkedin.com/company/xseed-capital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XYZ Ventur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xyz-ventures.com/" xlink:type="simple">xyz-ventures.com</text:a></text:p>
          </table:table-cell>
          <table:table-cell table:style-name="ce35" office:value-type="string" calcext:value-type="string">
            <text:p><text:a xlink:href="https://www.crunchbase.com/organization/xyz-ventures#section-overview" xlink:type="simple">https://www.crunchbase.com/organization/xyz-ventures</text:a></text:p>
          </table:table-cell>
          <table:table-cell table:style-name="ce35" office:value-type="string" calcext:value-type="string">
            <text:p><text:a xlink:href="https://www.linkedin.com/company/xyz-ventures/" xlink:type="simple">https://www.linkedin.com/company/xyz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Y Combinator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700" calcext:value-type="float">
            <text:p>$700.0</text:p>
          </table:table-cell>
          <table:table-cell table:style-name="ce6" office:value-type="float" office:value="1926" calcext:value-type="float">
            <text:p>1926</text:p>
          </table:table-cell>
          <table:table-cell table:style-name="ce6" office:value-type="float" office:value="200" calcext:value-type="float">
            <text:p>200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73" calcext:value-type="float">
            <text:p>273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55" calcext:value-type="float">
            <text:p>155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39" calcext:value-type="float">
            <text:p>139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131" calcext:value-type="float">
            <text:p>131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26" calcext:value-type="float">
            <text:p>126</text:p>
          </table:table-cell>
          <table:table-cell table:style-name="ce35" office:value-type="string" calcext:value-type="string">
            <text:p><text:a xlink:href="http://ycombinator.com/" xlink:type="simple">ycombinator.com/</text:a></text:p>
          </table:table-cell>
          <table:table-cell table:style-name="ce35" office:value-type="string" calcext:value-type="string">
            <text:p><text:a xlink:href="https://www.crunchbase.com/organization/y-combinator" xlink:type="simple">https://www.crunchbase.com/organization/y-combinator</text:a></text:p>
          </table:table-cell>
          <table:table-cell table:style-name="ce35" office:value-type="string" calcext:value-type="string">
            <text:p><text:a xlink:href="https://www.linkedin.com/company/y-combinator/" xlink:type="simple">https://www.linkedin.com/company/y-combinator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YL Ventures</text:p>
          </table:table-cell>
          <table:table-cell table:style-name="ce8" office:value-type="string" calcext:value-type="string">
            <text:p>Mill Valley</text:p>
          </table:table-cell>
          <table:table-cell table:style-name="ce8" office:value-type="string" calcext:value-type="string">
            <text:p>CA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129.5" calcext:value-type="float">
            <text:p>$129.5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Cyber Security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Network Security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Security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://ylventures.com/" xlink:type="simple">ylventures.com</text:a></text:p>
          </table:table-cell>
          <table:table-cell table:style-name="ce35" office:value-type="string" calcext:value-type="string">
            <text:p><text:a xlink:href="https://www.crunchbase.com/organization/yl-ventures#section-overview" xlink:type="simple">https://www.crunchbase.com/organization/yl-ventures</text:a></text:p>
          </table:table-cell>
          <table:table-cell table:style-name="ce35" office:value-type="string" calcext:value-type="string">
            <text:p><text:a xlink:href="https://www.linkedin.com/company/yl-ventures/" xlink:type="simple">https://www.linkedin.com/company/yl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Zaffre Investments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M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Health Care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Medical Devi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Bio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Welllness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formation Technology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zaffreinvestments.com" xlink:type="simple">zaffreinvestments.com</text:a></text:p>
          </table:table-cell>
          <table:table-cell table:style-name="ce35" office:value-type="string" calcext:value-type="string">
            <text:p><text:a xlink:href="https://www.crunchbase.com/organization/zaffre-investments" xlink:type="simple">https://www.crunchbase.com/organization/zaffre-investments</text:a></text:p>
          </table:table-cell>
          <table:table-cell table:style-name="ce35" office:value-type="string" calcext:value-type="string">
            <text:p><text:a xlink:href="http://linkedin.com/company/9367748" xlink:type="simple">linkedin.com/company/9367748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Zeev Ventures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52" calcext:value-type="float">
            <text:p>$52.0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FinTech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Marketplac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al Estate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Insurance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://zeevventures.com/" xlink:type="simple">zeevventures.com</text:a></text:p>
          </table:table-cell>
          <table:table-cell table:style-name="ce35" office:value-type="string" calcext:value-type="string">
            <text:p><text:a xlink:href="https://www.crunchbase.com/organization/zeev-ventures#section-overview" xlink:type="simple">https://www.crunchbase.com/organization/zeev-ventures</text:a></text:p>
          </table:table-cell>
          <table:table-cell table:style-name="ce35" office:value-type="string" calcext:value-type="string">
            <text:p><text:a xlink:href="https://www.linkedin.com/company/zeev-ventures/" xlink:type="simple">https://www.linkedin.com/company/zeev-ventures/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ZGC Innovation Center</text:p>
          </table:table-cell>
          <table:table-cell table:style-name="ce8" office:value-type="string" calcext:value-type="string">
            <text:p>Santa Clara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5" office:value-type="string" calcext:value-type="string">
            <text:p><text:a xlink:href="http://zgccapital.com" xlink:type="simple">zgccapital.com</text:a></text:p>
          </table:table-cell>
          <table:table-cell table:style-name="ce35" office:value-type="string" calcext:value-type="string">
            <text:p><text:a xlink:href="https://www.crunchbase.com/organization/zgc-innovation-center#section-overview" xlink:type="simple">https://www.crunchbase.com/organization/zgc-innovation-center#section-overview</text:a></text:p>
          </table:table-cell>
          <table:table-cell table:style-name="ce35" office:value-type="string" calcext:value-type="string">
            <text:p><text:a xlink:href="http://linkedin.com/company/18318571" xlink:type="simple">linkedin.com/company/18318571</text:a></text:p>
          </table:table-cell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>
          <table:table-cell table:style-name="ce1" office:value-type="string" calcext:value-type="string">
            <text:p>x</text:p>
          </table:table-cell>
          <table:table-cell table:style-name="ce8" office:value-type="string" calcext:value-type="string">
            <text:p>Zillionize</text:p>
          </table:table-cell>
          <table:table-cell table:style-name="ce8" office:value-type="string" calcext:value-type="string">
            <text:p>Palo Alto</text:p>
          </table:table-cell>
          <table:table-cell table:style-name="ce8" office:value-type="string" calcext:value-type="string">
            <text:p>C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6"/>
          <table:table-cell table:style-name="ce22"/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9" calcext:value-type="float">
            <text:p>9</text:p>
          </table:table-cell>
          <table:table-cell table:style-name="ce29" office:value-type="string" calcext:value-type="string">
            <text:p>Software</text:p>
          </table:table-cell>
          <table:table-cell table:style-name="ce20" office:value-type="float" office:value="27" calcext:value-type="float">
            <text:p>27</text:p>
          </table:table-cell>
          <table:table-cell table:style-name="ce29" office:value-type="string" calcext:value-type="string">
            <text:p>Internet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E-Commerce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SaaS</text:p>
          </table:table-cell>
          <table:table-cell table:style-name="ce20" office:value-type="float" office:value="12" calcext:value-type="float">
            <text:p>12</text:p>
          </table:table-cell>
          <table:table-cell table:style-name="ce29" office:value-type="string" calcext:value-type="string">
            <text:p>Mobile</text:p>
          </table:table-cell>
          <table:table-cell table:style-name="ce20" office:value-type="float" office:value="11" calcext:value-type="float">
            <text:p>11</text:p>
          </table:table-cell>
          <table:table-cell table:style-name="ce35" office:value-type="string" calcext:value-type="string">
            <text:p><text:a xlink:href="http://zillionize.com" xlink:type="simple">zillionize.com</text:a></text:p>
          </table:table-cell>
          <table:table-cell table:style-name="ce35" office:value-type="string" calcext:value-type="string">
            <text:p><text:a xlink:href="https://www.crunchbase.com/organization/zillionize-angel" xlink:type="simple">https://www.crunchbase.com/organization/zillionize-angel</text:a></text:p>
          </table:table-cell>
          <table:table-cell table:style-name="ce35"/>
          <table:table-cell table:style-name="ce38" office:value-type="string" calcext:value-type="string">
            <text:p>x</text:p>
          </table:table-cell>
          <table:table-cell table:style-name="ce6" table:number-columns-repeated="2"/>
          <table:table-cell table:number-columns-repeated="997"/>
        </table:table-row>
        <table:table-row table:style-name="ro2" table:number-rows-repeated="189">
          <table:table-cell table:number-columns-repeated="5"/>
          <table:table-cell table:style-name="ce18" table:number-columns-repeated="5"/>
          <table:table-cell/>
          <table:table-cell table:style-name="ce30" table:number-columns-repeated="10"/>
          <table:table-cell table:number-columns-repeated="1003"/>
        </table:table-row>
        <table:table-row table:style-name="ro4" table:number-rows-repeated="104758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he_20_Ultimate_20_List_20_of_20_750_2b__20_Seed_20_Funds" style:display-name="PageStyle_The Ultimate List of 750+ Seed Fu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645" meta:object-count="0"/>
    <meta:generator>LibreOfficeDev/6.0.5.2$Linux_X86_64 LibreOffice_project/</meta:generator>
  </office:meta>
</office:document-meta>
</file>